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version="1.2"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DejaVu Sans" svg:font-family="'DejaVu Sans'"/>
    <style:font-face style:name="StarSymbol" svg:font-family="StarSymbol"/>
    <style:font-face style:name="Tahoma1" svg:font-family="Tahoma"/>
    <style:font-face style:name="Trebuchet MS" svg:font-family="'Trebuchet MS'"/>
    <style:font-face style:name="monospace" svg:font-family="monospace"/>
    <style:font-face style:name="DejaVu Sans1" svg:font-family="'DejaVu Sans'" style:font-family-generic="swiss"/>
    <style:font-face style:name="Impact1" svg:font-family="Impact" style:font-family-generic="swiss"/>
    <style:font-face style:name="Bitstream Vera Sans Mono" svg:font-family="'Bitstream Vera Sans Mono'" style:font-adornments="Oblique" style:font-family-generic="modern" style:font-pitch="fixed"/>
    <style:font-face style:name="Courier New" svg:font-family="'Courier New'" style:font-family-generic="modern" style:font-pitch="fixed"/>
    <style:font-face style:name="Arial Narrow" svg:font-family="'Arial Narrow'" style:font-adornments="Negrita"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4.001cm" table:align="center"/>
    </style:style>
    <style:style style:name="Tabla2.A" style:family="table-column">
      <style:table-column-properties style:column-width="0.499cm"/>
    </style:style>
    <style:style style:name="Tabla2.B" style:family="table-column">
      <style:table-column-properties style:column-width="0.501cm"/>
    </style:style>
    <style:style style:name="Tabla2.A1" style:family="table-cell">
      <style:table-cell-properties fo:background-color="transparent" fo:padding="0.097cm" fo:border-left="0.018cm solid #808080" fo:border-right="none" fo:border-top="0.018cm solid #808080" fo:border-bottom="0.018cm solid #808080">
        <style:background-image/>
      </style:table-cell-properties>
    </style:style>
    <style:style style:name="Tabla2.F1" style:family="table-cell" style:data-style-name="N0">
      <style:table-cell-properties fo:background-color="#9966cc" fo:padding="0.097cm" fo:border-left="0.018cm solid #808080" fo:border-right="none" fo:border-top="0.018cm solid #808080" fo:border-bottom="0.018cm solid #808080">
        <style:background-image/>
      </style:table-cell-properties>
    </style:style>
    <style:style style:name="Tabla2.H1" style:family="table-cell" style:data-style-name="N0">
      <style:table-cell-properties fo:background-color="#9966cc" fo:padding="0.097cm" fo:border="0.018cm solid #808080">
        <style:background-image/>
      </style:table-cell-properties>
    </style:style>
    <style:style style:name="Tabla2.A2" style:family="table-cell">
      <style:table-cell-properties fo:background-color="transparent" fo:padding="0.097cm" fo:border-left="0.018cm solid #808080" fo:border-right="none" fo:border-top="none" fo:border-bottom="0.018cm solid #808080">
        <style:background-image/>
      </style:table-cell-properties>
    </style:style>
    <style:style style:name="Tabla2.B2" style:family="table-cell">
      <style:table-cell-properties fo:background-color="#9966cc" fo:padding="0.097cm" fo:border-left="0.035cm solid #000000" fo:border-right="none" fo:border-top="0.035cm solid #000000" fo:border-bottom="0.035cm solid #000000">
        <style:background-image/>
      </style:table-cell-properties>
    </style:style>
    <style:style style:name="Tabla2.E2" style:family="table-cell">
      <style:table-cell-properties fo:background-color="transparent" fo:padding="0.097cm" fo:border-left="0.035cm solid #000000" fo:border-right="none" fo:border-top="0.035cm solid #000000" fo:border-bottom="0.035cm solid #000000">
        <style:background-image/>
      </style:table-cell-properties>
    </style:style>
    <style:style style:name="Tabla2.F2" style:family="table-cell" style:data-style-name="N0">
      <style:table-cell-properties fo:background-color="#9966cc" fo:padding="0.097cm" fo:border-left="0.035cm solid #000000" fo:border-right="none" fo:border-top="0.035cm solid #000000" fo:border-bottom="0.035cm solid #000000">
        <style:background-image/>
      </style:table-cell-properties>
    </style:style>
    <style:style style:name="Tabla2.G2" style:family="table-cell">
      <style:table-cell-properties fo:background-color="#01573c" fo:padding="0.097cm" fo:border="0.035cm solid #000000">
        <style:background-image/>
      </style:table-cell-properties>
    </style:style>
    <style:style style:name="Tabla2.H2" style:family="table-cell" style:data-style-name="N0">
      <style:table-cell-properties fo:background-color="#9966cc" fo:padding="0.097cm" fo:border-left="0.018cm solid #808080" fo:border-right="0.018cm solid #808080" fo:border-top="none" fo:border-bottom="0.018cm solid #808080">
        <style:background-image/>
      </style:table-cell-properties>
    </style:style>
    <style:style style:name="Tabla2.B3" style:family="table-cell">
      <style:table-cell-properties fo:background-color="#9966cc" fo:padding="0.097cm" fo:border-left="0.035cm solid #000000" fo:border-right="none" fo:border-top="none" fo:border-bottom="0.035cm solid #000000">
        <style:background-image/>
      </style:table-cell-properties>
    </style:style>
    <style:style style:name="Tabla2.C3" style:family="table-cell">
      <style:table-cell-properties fo:background-color="#01573c" fo:padding="0.097cm" fo:border-left="0.035cm solid #000000" fo:border-right="none" fo:border-top="none" fo:border-bottom="0.035cm solid #000000">
        <style:background-image/>
      </style:table-cell-properties>
    </style:style>
    <style:style style:name="Tabla2.E3" style:family="table-cell">
      <style:table-cell-properties fo:background-color="transparent" fo:padding="0.097cm" fo:border-left="0.035cm solid #000000" fo:border-right="none" fo:border-top="none" fo:border-bottom="0.035cm solid #000000">
        <style:background-image/>
      </style:table-cell-properties>
    </style:style>
    <style:style style:name="Tabla2.F3" style:family="table-cell" style:data-style-name="N0">
      <style:table-cell-properties fo:background-color="#9966cc" fo:padding="0.097cm" fo:border-left="0.035cm solid #000000" fo:border-right="none" fo:border-top="none" fo:border-bottom="0.035cm solid #000000">
        <style:background-image/>
      </style:table-cell-properties>
    </style:style>
    <style:style style:name="Tabla2.G3" style:family="table-cell" style:data-style-name="N0">
      <style:table-cell-properties fo:background-color="#9966cc" fo:padding="0.097cm" fo:border-left="0.035cm solid #000000" fo:border-right="0.035cm solid #000000" fo:border-top="none" fo:border-bottom="0.035cm solid #000000">
        <style:background-image/>
      </style:table-cell-properties>
    </style:style>
    <style:style style:name="Tabla2.G4"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la2.H4" style:family="table-cell">
      <style:table-cell-properties fo:background-color="transparent" fo:padding="0.097cm" fo:border-left="0.018cm solid #808080" fo:border-right="0.018cm solid #808080" fo:border-top="none" fo:border-bottom="0.018cm solid #808080">
        <style:background-image/>
      </style:table-cell-properties>
    </style:style>
    <style:style style:name="Tabla1" style:family="table">
      <style:table-properties style:width="19.001cm" table:align="margins" style:may-break-between-rows="false"/>
    </style:style>
    <style:style style:name="Tabla1.A" style:family="table-column">
      <style:table-column-properties style:column-width="3cm" style:rel-column-width="10348*"/>
    </style:style>
    <style:style style:name="Tabla1.C" style:family="table-column">
      <style:table-column-properties style:column-width="13cm" style:rel-column-width="44839*"/>
    </style:style>
    <style:style style:name="Tabla1.A1" style:family="table-cell">
      <style:table-cell-properties fo:background-color="#01573c" fo:padding="0.097cm" fo:border-left="0.018cm solid #01573c" fo:border-right="none" fo:border-top="0.018cm solid #01573c" fo:border-bottom="0.018cm solid #01573c">
        <style:background-image/>
      </style:table-cell-properties>
    </style:style>
    <style:style style:name="Tabla1.C1" style:family="table-cell">
      <style:table-cell-properties fo:background-color="#01573c" fo:padding="0.097cm" fo:border="0.018cm solid #01573c">
        <style:background-image/>
      </style:table-cell-properties>
    </style:style>
    <style:style style:name="Tabla1.A2" style:family="table-cell">
      <style:table-cell-properties fo:padding="0.097cm" fo:border-left="0.018cm solid #01573c" fo:border-right="none" fo:border-top="none" fo:border-bottom="0.018cm solid #01573c"/>
    </style:style>
    <style:style style:name="Tabla1.C2" style:family="table-cell">
      <style:table-cell-properties fo:padding="0.097cm" fo:border-left="0.018cm solid #01573c" fo:border-right="0.018cm solid #01573c" fo:border-top="none" fo:border-bottom="0.018cm solid #01573c"/>
    </style:style>
    <style:style style:name="P1" style:family="paragraph" style:parent-style-name="Text_20_body">
      <style:paragraph-properties fo:margin-top="0.199cm" fo:margin-bottom="0.101cm"/>
    </style:style>
    <style:style style:name="P2" style:family="paragraph">
      <style:paragraph-properties fo:text-align="center"/>
    </style:style>
    <style:style style:name="P3" style:family="paragraph">
      <style:paragraph-properties fo:text-align="center"/>
      <style:text-properties fo:color="#621681" style:text-outline="true" style:font-name="Impact" fo:font-size="15pt" fo:text-shadow="1pt 1pt"/>
    </style:style>
    <style:style style:name="P4" style:family="paragraph" style:parent-style-name="Text_20_body">
      <style:paragraph-properties fo:margin-top="0.199cm" fo:margin-bottom="0.101cm"/>
    </style:style>
    <style:style style:name="P5" style:family="paragraph" style:parent-style-name="Encabezado_20_de_20_información">
      <style:paragraph-properties fo:break-before="page"/>
    </style:style>
    <style:style style:name="P6" style:family="paragraph" style:parent-style-name="Text_20_body_20_indent">
      <style:paragraph-properties fo:break-before="page"/>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size="9pt" style:font-size-asian="9pt" style:font-size-complex="9pt"/>
    </style:style>
    <style:style style:name="P9" style:family="paragraph" style:parent-style-name="Text_20_body_20_indent">
      <style:text-properties fo:font-weight="bold" style:font-weight-asian="bold" style:font-weight-complex="bold"/>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Text_20_body_20_indent">
      <style:paragraph-properties fo:margin-left="1cm" fo:margin-right="0cm" fo:text-indent="0cm" style:auto-text-indent="false"/>
    </style:style>
    <style:style style:name="P14" style:family="paragraph" style:parent-style-name="Text_20_body_20_indent">
      <style:paragraph-properties fo:margin-left="0.499cm" fo:margin-right="0cm" fo:text-indent="0cm" style:auto-text-indent="false"/>
    </style:style>
    <style:style style:name="P15" style:family="paragraph" style:parent-style-name="Standard" style:master-page-name="First_20_Page">
      <style:paragraph-properties style:page-number="auto"/>
    </style:style>
    <style:style style:name="P16" style:family="paragraph" style:parent-style-name="Text_20_body_20_indent" style:list-style-name="Numbering_20_1"/>
    <style:style style:name="P17" style:family="paragraph" style:parent-style-name="Text_20_body_20_indent" style:list-style-name="Numbering_20_1">
      <style:text-properties fo:font-weight="bold" style:font-weight-asian="bold" style:font-weight-complex="bold"/>
    </style:style>
    <style:style style:name="P18" style:family="paragraph" style:parent-style-name="Text_20_body_20_indent" style:list-style-name="List_20_1"/>
    <style:style style:name="P19" style:family="paragraph" style:parent-style-name="Text_20_body_20_indent" style:list-style-name="List_20_1">
      <style:paragraph-properties fo:margin-left="0.499cm" fo:margin-right="0cm" fo:text-indent="0cm" style:auto-text-indent="false"/>
    </style:style>
    <style:style style:name="P20" style:family="paragraph" style:parent-style-name="Text_20_body_20_indent" style:list-style-name="Numbering_20_1">
      <style:paragraph-properties fo:break-before="page"/>
      <style:text-properties fo:font-weight="bold" style:font-weight-asian="bold" style:font-weight-complex="bold"/>
    </style:style>
    <style:style style:name="P21" style:family="paragraph" style:parent-style-name="Text_20_body_20_indent" style:list-style-name="List_20_1">
      <style:paragraph-properties fo:margin-left="1cm" fo:margin-right="0cm" fo:text-indent="0cm" style:auto-text-indent="false"/>
    </style:style>
    <style:style style:name="P22" style:family="paragraph" style:parent-style-name="Heading_20_1" style:list-style-name=""/>
    <style:style style:name="P23" style:family="paragraph" style:parent-style-name="Heading_20_2" style:list-style-name=""/>
    <style:style style:name="P24" style:family="paragraph" style:parent-style-name="Heading_20_2" style:list-style-name="">
      <style:paragraph-properties fo:break-before="page"/>
    </style:style>
    <style:style style:name="P25" style:family="paragraph" style:parent-style-name="Heading_20_3" style:list-style-name=""/>
    <style:style style:name="P26" style:family="paragraph" style:parent-style-name="Respuesta" style:list-style-name="List_20_1"/>
    <style:style style:name="T1" style:family="text"/>
    <style:style style:name="T2" style:family="text">
      <style:text-properties fo:color="#621681"/>
    </style:style>
    <style:style style:name="T3" style:family="text">
      <style:text-properties fo:color="#621681" style:text-outline="true" style:font-name="Impact" fo:font-size="15pt" fo:text-shadow="1pt 1pt"/>
    </style:style>
    <style:style style:name="T4" style:family="text">
      <style:text-properties fo:color="#ffffff" style:text-underline-style="none"/>
    </style:style>
    <style:style style:name="T5" style:family="text">
      <style:text-properties fo:color="#808080" style:text-underline-style="none"/>
    </style:style>
    <style:style style:name="T6" style:family="text">
      <style:text-properties fo:color="#621681"/>
    </style:style>
    <style:style style:name="T7" style:family="text">
      <style:text-properties style:text-position="super 58%"/>
    </style:style>
    <style:style style:name="T8" style:family="text">
      <style:text-properties style:text-position="super 58%" fo:font-style="italic" style:font-style-asian="italic" style:font-style-complex="italic"/>
    </style:style>
    <style:style style:name="T9" style:family="text">
      <style:text-properties style:text-position="super 58%"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text-underline-style="solid" style:text-underline-width="auto" style:text-underline-color="font-color"/>
    </style:style>
    <style:style style:name="T14" style:family="text">
      <style:text-properties fo:color="#804040" style:font-name="monospace"/>
    </style:style>
    <style:style style:name="T15" style:family="text">
      <style:text-properties fo:color="#804040" style:font-name="monospace" fo:font-weight="bold"/>
    </style:style>
    <style:style style:name="T16" style:family="text">
      <style:text-properties fo:color="#a020f0" style:font-name="monospace"/>
    </style:style>
    <style:style style:name="T17" style:family="text">
      <style:text-properties fo:color="#0000ff" style:font-name="monospace"/>
    </style:style>
    <style:style style:name="T18" style:family="text">
      <style:text-properties fo:color="#ff00ff" style:font-name="monospace"/>
    </style:style>
    <style:style style:name="T19" style:family="text">
      <style:text-properties fo:color="#008080" style:font-name="monospace"/>
    </style:style>
    <style:style style:name="T20" style:family="text">
      <style:text-properties style:font-name="monospace"/>
    </style:style>
    <style:style style:name="T21" style:family="text">
      <style:text-properties fo:color="#2e8b57" style:font-name="monospace" fo:font-weight="bold"/>
    </style:style>
    <style:style style:name="T22" style:family="text">
      <style:text-properties fo:font-weight="bold" style:font-weight-asian="bold" style:font-weight-complex="bold"/>
    </style:style>
    <style:style style:name="fr1" style:family="graphic" style:parent-style-name="Portada_20_1">
      <style:graphic-properties fo:margin-left="0cm" fo:margin-right="0cm" fo:margin-top="0cm" fo:margin-bottom="0cm" style:vertical-pos="from-top" style:vertical-rel="page-content" style:horizontal-pos="right" style:horizontal-rel="page-content"/>
    </style:style>
    <style:style style:name="fr2" style:family="graphic" style:parent-style-name="Portada_20_1">
      <style:graphic-properties fo:margin-left="0cm" fo:margin-right="0cm" fo:margin-top="0cm" fo:margin-bottom="0cm" style:vertical-pos="middle" style:vertical-rel="page-content" style:horizontal-pos="right" style:horizontal-rel="page-content"/>
    </style:style>
    <style:style style:name="fr3" style:family="graphic" style:parent-style-name="Portada_20_1">
      <style:graphic-properties fo:margin-left="0cm" fo:margin-right="0cm" fo:margin-top="0cm" fo:margin-bottom="0cm" style:vertical-pos="bottom" style:vertical-rel="page-content" style:horizontal-pos="right" style:horizontal-rel="page-content" style:shadow="none">
        <style:columns fo:column-count="1" fo:column-gap="0cm"/>
      </style:graphic-properties>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horizontal-pos="center" style:horizontal-rel="paragraph" draw:ole-draw-aspect="1"/>
    </style:style>
    <style:style style:name="fr7"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solid" svg:stroke-width="0.199cm" svg:stroke-color="#c0c0c0" draw:marker-start-width="0.651cm" draw:marker-end-width="0.651cm" draw:fill="gradient" draw:fill-color="#01573c" draw:fill-gradient-name="Gradient_20_9" draw:fill-hatch-name="Black_20_45_20_Degrees" draw:textarea-horizontal-align="justify" draw:textarea-vertical-align="middle" draw:auto-grow-height="false" fo:padding-top="0.101cm" fo:padding-bottom="0.101cm" fo:padding-left="0.101cm" fo:padding-right="0.101cm" style:protect="position size" style:run-through="background" style:wrap="run-through" style:number-wrapped-paragraphs="no-limit" style:vertical-pos="top" style:vertical-rel="page" style:horizontal-pos="left" style:horizontal-rel="page" draw:wrap-influence-on-position="once-concurrent" style:flow-with-text="false"/>
    </style:style>
    <style:style style:name="gr2" style:family="graphic">
      <style:graphic-properties svg:stroke-width="0.049cm" svg:stroke-color="#621681" draw:fill="solid" draw:fill-color="#01573c" draw:opacity="30%" draw:textarea-horizontal-align="justify" draw:textarea-vertical-align="middle" draw:auto-grow-height="false" fo:padding-top="0.076cm" fo:padding-bottom="0.076cm" fo:padding-left="0.376cm" fo:padding-right="0.376cm" draw:shadow-opacity="30%" style:protect="position size" style:run-through="foreground" style:wrap="run-through" style:number-wrapped-paragraphs="no-limit" style:vertical-pos="bottom" style:vertical-rel="page-content" style:horizontal-pos="left" style:horizontal-rel="page-content" draw:wrap-influence-on-position="once-concurrent" style:flow-with-text="false"/>
    </style:style>
    <number:number-style style:name="N0">
      <number:number number:min-integer-digits="1"/>
    </number:number-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órmula"/>
        <text:sequence-decl text:display-outline-level="1" text:separation-character="." text:name="Gráfico"/>
      </text:sequence-decls>
      <draw:frame draw:style-name="fr1" draw:name="marEntidad" text:anchor-type="page" text:anchor-page-number="1" svg:y="5.001cm" svg:width="11cm" svg:height="4.001cm" draw:z-index="0">
        <draw:text-box>
          <text:p text:style-name="Portada_20_2"><text:subject>Práctica de Programación II</text:subject></text:p>
          <text:p text:style-name="Portada_20_2"><text:user-defined text:name="Info 1">Curso 2008 - 2009</text:user-defined></text:p>
        </draw:text-box>
      </draw:frame>
      <draw:frame draw:style-name="fr2" draw:name="marTitulo" text:anchor-type="page" text:anchor-page-number="1" svg:width="11cm" svg:height="7.999cm" draw:z-index="2">
        <draw:text-box>
          <text:p text:style-name="Portada_20_1"><text:title>El Juego de la Vida</text:title></text:p>
        </draw:text-box>
      </draw:frame>
      <draw:frame draw:style-name="fr3" draw:name="marAutor" text:anchor-type="page" text:anchor-page-number="1" svg:width="7.001cm" svg:height="2.2cm" draw:z-index="3">
        <draw:text-box>
          <text:p text:style-name="Text_20_body"><text:span text:style-name="Emphasis"><text:initial-creator>Juan José Aguililla Martínez</text:initial-creator></text:span></text:p>
          <text:p text:style-name="Text_20_body"><text:a xlink:type="simple" xlink:href="mailto:jaguilill1@alumno.uned.es?subject=Práctica%20Programación%20II"><text:span text:style-name="T2">jaguilill1@alumno.uned.es</text:span></text:a></text:p>
          <text:p text:style-name="P1">Creado el: <text:creation-date style:data-style-name="N76">3 de mayo de 2009</text:creation-date></text:p>
          <text:p text:style-name="Text_20_body">Modificado el: <text:modification-date style:data-style-name="N76">6 de julio de 2009</text:modification-date></text:p>
        </draw:text-box>
      </draw:frame>
      <draw:custom-shape text:anchor-type="page" text:anchor-page-number="1" draw:z-index="1" draw:name="dibPortada" draw:style-name="gr1" draw:text-style-name="P2" svg:width="29.701cm" svg:height="9cm" draw:transform="rotate (1.5707963267946) translate (0cm 29.7003611111111cm)">
        <svg:title>Dibujo de la portada</svg:title>
        <svg:desc>Dibujo de la portada</svg:desc>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text:anchor-type="page" text:anchor-page-number="1" draw:z-index="4" draw:name="dibEntidad" draw:style-name="gr2" draw:text-style-name="P3" svg:width="6.501cm" svg:height="1.8cm" svg:x="0cm" svg:y="25.4cm">
        <text:p text:style-name="P2"><text:span text:style-name="T3">UNED</text:span></text:p>
        <text:p text:style-name="P2"><text:span text:style-name="T3">I.T. Informática de Gest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ext:p text:style-name="P15"><text:bookmark text:name="marcaPortada"/></text:p>
      <text:p text:style-name="P5"><text:bookmark text:name="marcaInicio"/>Información del Documento</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Vínculo_20_índice"/>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Vínculo_20_índice"/>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Vínculo_20_índice"/>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Vínculo_20_índice"/>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Vínculo_20_índice"/>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Vínculo_20_índice"/>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Vínculo_20_índice"/>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Vínculo_20_índice"/>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Vínculo_20_índice"/>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Vínculo_20_índice"/>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text:p>
          </text:index-title>
          <text:p text:style-name="P10"><text:a xlink:type="simple" xlink:href="#2. Enunciado de la práctica|outline" text:style-name="Vínculo_20_índice" text:visited-style-name="Vínculo_20_índice">2. Enunciado de la práctica<text:tab/>3</text:a></text:p>
          <text:p text:style-name="P11"><text:a xlink:type="simple" xlink:href="#2.1. Cuestiones sobre el enunciado|outline" text:style-name="Vínculo_20_índice" text:visited-style-name="Vínculo_20_índice">2.1. Cuestiones sobre el enunciado<text:tab/>3</text:a></text:p>
          <text:p text:style-name="P10"><text:a xlink:type="simple" xlink:href="#3. Especificación|outline" text:style-name="Vínculo_20_índice" text:visited-style-name="Vínculo_20_índice">3. Especificación<text:tab/>4</text:a></text:p>
          <text:p text:style-name="P11"><text:a xlink:type="simple" xlink:href="#3.2. Cuestiones sobre la especificación|outline" text:style-name="Vínculo_20_índice" text:visited-style-name="Vínculo_20_índice">3.2. Cuestiones sobre la especificación<text:tab/>4</text:a></text:p>
          <text:p text:style-name="P11"><text:a xlink:type="simple" xlink:href="#3.3. Especificación de gen|outline" text:style-name="Vínculo_20_índice" text:visited-style-name="Vínculo_20_índice">3.3. Especificación de gen<text:tab/>4</text:a></text:p>
          <text:p text:style-name="P11"><text:a xlink:type="simple" xlink:href="#3.4. Más cuestiones y algunos ejercicios sobre la especificación|outline" text:style-name="Vínculo_20_índice" text:visited-style-name="Vínculo_20_índice">3.4. Más cuestiones y algunos ejercicios sobre la especificación<text:tab/>4</text:a></text:p>
          <text:p text:style-name="P11"><text:a xlink:type="simple" xlink:href="#3.5. Nueva especificación de gen|outline" text:style-name="Vínculo_20_índice" text:visited-style-name="Vínculo_20_índice">3.5. Nueva especificación de gen<text:tab/>5</text:a></text:p>
          <text:p text:style-name="P10"><text:a xlink:type="simple" xlink:href="#4. Diseño recursivo mediante una inmersión no final de gen|outline" text:style-name="Vínculo_20_índice" text:visited-style-name="Vínculo_20_índice">4. Diseño recursivo mediante una inmersión no final de gen<text:tab/>6</text:a></text:p>
          <text:p text:style-name="P11"><text:a xlink:type="simple" xlink:href="#4.2. Cálculo de la inmersión y llamada inicial|outline" text:style-name="Vínculo_20_índice" text:visited-style-name="Vínculo_20_índice">4.2. Cálculo de la inmersión y llamada inicial<text:tab/>6</text:a></text:p>
          <text:p text:style-name="P11"><text:a xlink:type="simple" xlink:href="#4.4. Análisis por casos de la función igen|outline" text:style-name="Vínculo_20_índice" text:visited-style-name="Vínculo_20_índice">4.4. Análisis por casos de la función igen<text:tab/>6</text:a></text:p>
          <text:p text:style-name="P11"><text:a xlink:type="simple" xlink:href="#4.5. Composición algorítmica de igen|outline" text:style-name="Vínculo_20_índice" text:visited-style-name="Vínculo_20_índice">4.5. Composición algorítmica de igen<text:tab/>6</text:a></text:p>
          <text:p text:style-name="P11"><text:a xlink:type="simple" xlink:href="#4.6. Verificación formal de la corrección de igen|outline" text:style-name="Vínculo_20_índice" text:visited-style-name="Vínculo_20_índice">4.6. Verificación formal de la corrección de igen<text:tab/>7</text:a></text:p>
          <text:p text:style-name="P12"><text:a xlink:type="simple" xlink:href="#4.6.1. Completitud de la alternativa|outline" text:style-name="Vínculo_20_índice" text:visited-style-name="Vínculo_20_índice">4.6.1. Completitud de la alternativa<text:tab/>7</text:a></text:p>
          <text:p text:style-name="P12"><text:a xlink:type="simple" xlink:href="#4.6.2. Satisfacción de la precondición para la llamada interna|outline" text:style-name="Vínculo_20_índice" text:visited-style-name="Vínculo_20_índice">4.6.2. Satisfacción de la precondición para la llamada interna<text:tab/>7</text:a></text:p>
          <text:p text:style-name="P12"><text:a xlink:type="simple" xlink:href="#4.6.3. Base de la inducción|outline" text:style-name="Vínculo_20_índice" text:visited-style-name="Vínculo_20_índice">4.6.3. Base de la inducción<text:tab/>7</text:a></text:p>
          <text:p text:style-name="P12"><text:a xlink:type="simple" xlink:href="#4.6.4. Paso de inducción|outline" text:style-name="Vínculo_20_índice" text:visited-style-name="Vínculo_20_índice">4.6.4. Paso de inducción<text:tab/>7</text:a></text:p>
          <text:p text:style-name="P12"><text:a xlink:type="simple" xlink:href="#4.6.5. Elección de una estructura de preorden bien fundado|outline" text:style-name="Vínculo_20_índice" text:visited-style-name="Vínculo_20_índice">4.6.5. Elección de una estructura de preorden bien fundado<text:tab/>7</text:a></text:p>
          <text:p text:style-name="P12"><text:a xlink:type="simple" xlink:href="#4.6.6. Demostración del decrecimiento de los datos|outline" text:style-name="Vínculo_20_índice" text:visited-style-name="Vínculo_20_índice">4.6.6. Demostración del decrecimiento de los datos<text:tab/>7</text:a></text:p>
          <text:p text:style-name="P11"><text:a xlink:type="simple" xlink:href="#4.7. Estudio del coste de igen|outline" text:style-name="Vínculo_20_índice" text:visited-style-name="Vínculo_20_índice">4.7. Estudio del coste de igen<text:tab/>7</text:a></text:p>
          <text:p text:style-name="P11"><text:a xlink:type="simple" xlink:href="#4.8. Cuestiones sobre el diseño y verificación recursivos|outline" text:style-name="Vínculo_20_índice" text:visited-style-name="Vínculo_20_índice">4.8. Cuestiones sobre el diseño y verificación recursivos<text:tab/>7</text:a></text:p>
          <text:p text:style-name="P10"><text:a xlink:type="simple" xlink:href="#6. Diseño iterativo de genit|outline" text:style-name="Vínculo_20_índice" text:visited-style-name="Vínculo_20_índice">6. Diseño iterativo de genit<text:tab/>8</text:a></text:p>
          <text:p text:style-name="P11"><text:a xlink:type="simple" xlink:href="#6.2. Derivación del invariante desde la postcondición|outline" text:style-name="Vínculo_20_índice" text:visited-style-name="Vínculo_20_índice">6.2. Derivación del invariante desde la postcondición<text:tab/>8</text:a></text:p>
          <text:p text:style-name="P11"><text:a xlink:type="simple" xlink:href="#6.3. Inicialización del bucle|outline" text:style-name="Vínculo_20_índice" text:visited-style-name="Vínculo_20_índice">6.3. Inicialización del bucle<text:tab/>8</text:a></text:p>
          <text:p text:style-name="P11"><text:a xlink:type="simple" xlink:href="#6.4. Instrucción avanzar del bucle|outline" text:style-name="Vínculo_20_índice" text:visited-style-name="Vínculo_20_índice">6.4. Instrucción avanzar del bucle<text:tab/>8</text:a></text:p>
          <text:p text:style-name="P11"><text:a xlink:type="simple" xlink:href="#6.5. Restablecimiento del invariante|outline" text:style-name="Vínculo_20_índice" text:visited-style-name="Vínculo_20_índice">6.5. Restablecimiento del invariante<text:tab/>8</text:a></text:p>
          <text:p text:style-name="P11"><text:a xlink:type="simple" xlink:href="#6.6. Código del algoritmo iterativo de genit|outline" text:style-name="Vínculo_20_índice" text:visited-style-name="Vínculo_20_índice">6.6. Código del algoritmo iterativo de genit<text:tab/>8</text:a></text:p>
          <text:p text:style-name="P11"><text:a xlink:type="simple" xlink:href="#6.7. Estudio del coste|outline" text:style-name="Vínculo_20_índice" text:visited-style-name="Vínculo_20_índice">6.7. Estudio del coste<text:tab/>8</text:a></text:p>
          <text:p text:style-name="P11"><text:a xlink:type="simple" xlink:href="#6.8. Cuestiones sobre la función iterativa|outline" text:style-name="Vínculo_20_índice" text:visited-style-name="Vínculo_20_índice">6.8. Cuestiones sobre la función iterativa<text:tab/>8</text:a></text:p>
          <text:p text:style-name="P10"><text:a xlink:type="simple" xlink:href="#7. Implementación|outline" text:style-name="Vínculo_20_índice" text:visited-style-name="Vínculo_20_índice">7. Implementación<text:tab/>9</text:a></text:p>
          <text:p text:style-name="P11"><text:a xlink:type="simple" xlink:href="#7.1. Código y juegos de pruebas|outline" text:style-name="Vínculo_20_índice" text:visited-style-name="Vínculo_20_índice">7.1. Código y juegos de pruebas<text:tab/>9</text:a></text:p>
          <text:p text:style-name="P12"><text:a xlink:type="simple" xlink:href="#7.1.1. Código fuente|outline" text:style-name="Vínculo_20_índice" text:visited-style-name="Vínculo_20_índice">7.1.1. Código fuente<text:tab/>9</text:a></text:p>
          <text:p text:style-name="P12"><text:a xlink:type="simple" xlink:href="#7.1.2. Juegos de pruebas|outline" text:style-name="Vínculo_20_índice" text:visited-style-name="Vínculo_20_índice">7.1.2. Juegos de pruebas<text:tab/>16</text:a></text:p>
          <text:p text:style-name="P11"><text:a xlink:type="simple" xlink:href="#7.6. Estudio empírico del coste|outline" text:style-name="Vínculo_20_índice" text:visited-style-name="Vínculo_20_índice">7.6. Estudio empírico del coste<text:tab/>16</text:a></text:p>
          <text:p text:style-name="P11"><text:a xlink:type="simple" xlink:href="#7.7. Cuestiones sobre la implementación|outline" text:style-name="Vínculo_20_índice" text:visited-style-name="Vínculo_20_índice">7.7. Cuestiones sobre la implementación<text:tab/>16</text:a></text:p>
        </text:index-body>
      </text:table-of-content>
      <text:p text:style-name="Contents_20_Heading">Referencias</text:p>
      <text:list xml:id="list42445851" text:style-name="List_20_1">
        <text:list-item>
          <text:p text:style-name="Detalle_20_de_20_información">Libro de texto de la asignatura<text:tab/>Diseño de Programas: Formalismo y Abstracción</text:p>
        </text:list-item>
        <text:list-item>
          <text:p text:style-name="Detalle_20_de_20_información">Página personal de Jerónimo Quesada<text:tab/><text:a xlink:type="simple" xlink:href="http://web.jet.es/jqc/index.html">http://web.jet.es/jqc/index.html</text:a></text:p>
        </text:list-item>
        <text:list-item>
          <text:p text:style-name="Detalle_20_de_20_información">Ejercicios resueltos<text:tab/><text:a xlink:type="simple" xlink:href="http://www.lsi.uned.es/p2/">http://www.lsi.uned.es/p2/</text:a></text:p>
        </text:list-item>
        <text:list-item>
          <text:p text:style-name="Detalle_20_de_20_información">Life - J. Conway Scientific American<text:tab/><text:a xlink:type="simple" xlink:href="http://ddi.cs.uni-potsdam.de/HyFISCH/Produzieren/lis_projekt/proj_gamelife/ConwayScientificAmerican.htm">http://ddi.cs.uni-potsdam.de/</text:a></text:p>
        </text:list-item>
      </text:list>
      <text:p text:style-name="Contents_20_Heading">Herramientas utilizadas</text:p>
      <text:list xml:id="list43391066" text:continue-numbering="true" text:style-name="List_20_1">
        <text:list-item>
          <text:p text:style-name="Detalle_20_de_20_información">OpenOffice 3.1<text:tab/><text:a xlink:type="simple" xlink:href="http://openoffice.org/"><text:span text:style-name="Internet_20_link">http://openoffice.org</text:span></text:a></text:p>
        </text:list-item>
        <text:list-item>
          <text:p text:style-name="Detalle_20_de_20_información">VIM (editor de código fuente)<text:tab/><text:a xlink:type="simple" xlink:href="http://www.vim.org/">http://www.vim.org</text:a></text:p>
        </text:list-item>
        <text:list-item>
          <text:p text:style-name="Detalle_20_de_20_información">XDS 2.5 (compilador de Modula-2)<text:tab/><text:a xlink:type="simple" xlink:href="http://www.excelsior-usa.com/xdsx86.html">http://www.excelsior-usa.com/xdsx86.html</text:a></text:p>
        </text:list-item>
        <text:list-item>
          <text:p text:style-name="Detalle_20_de_20_información">Lenguaje LSN<text:tab/></text:p>
        </text:list-item>
      </text:list>
      <text:h text:style-name="P22" text:outline-level="1">2. Enunciado de la práctica</text:h>
      <text:h text:style-name="P23" text:outline-level="2">2.1. Cuestiones sobre el enunciado</text:h>
      <text:list xml:id="list42454051" text:style-name="Numbering_20_1">
        <text:list-item>
          <text:p text:style-name="P17">Piense intuitivamente cómo resolvería a mano el problema y exponga claramente sus conclusiones.</text:p>
        </text:list-item>
      </text:list>
      <text:p text:style-name="Respuesta">Resolvería el problema recorriendo todas las celdas del tablero y contando, para cada una de ellas, el número de vecinos vivos. En función del número de vecinos vivos:</text:p>
      <text:list xml:id="list43370899" text:continue-list="list43391066" text:style-name="List_20_1">
        <text:list-item>
          <text:list>
            <text:list-item>
              <text:p text:style-name="P26">Si la celda está viva y el número de vecinos vivos está entre dos y tres, sigue viva.</text:p>
            </text:list-item>
            <text:list-item>
              <text:p text:style-name="P26">Si vive y tiene otro número de vecinos vivos (menos de dos o mas de tres), muere.</text:p>
            </text:list-item>
            <text:list-item>
              <text:p text:style-name="P26">Si está muerta y tiene exactamente tres vecinos vivos. Vive.</text:p>
            </text:list-item>
          </text:list>
        </text:list-item>
      </text:list>
      <text:list xml:id="list43381219" text:continue-list="list42454051" text:style-name="Numbering_20_1">
        <text:list-item>
          <text:p text:style-name="P17">¿Cuáles son los casos extremos del cálculo de vecinos? Clasifique las celdas en categorías atendiendo a su número de vecinos.</text:p>
        </text:list-item>
      </text:list>
      <text:p text:style-name="Respuesta">El número de casos distintos en los extremos coincide con el número mínimo de vecinos de una celda más uno (la posición ocupada por la celda en cuestión).</text:p>
      <text:p text:style-name="Respuesta">El número mínimo de vecinos se da cuando la casilla está situada justamente en una esquina.</text:p>
      <text:p text:style-name="Respuesta">La cantidad de casos en los extremos depende del número de dimensiones (d) del tablero y del radio especificado para los vecinos de una celda (r). Para calcularlos se puede utilizar la formula: <text:s text:c="2"/><text:span text:style-name="T10">(r + 1)</text:span><text:span text:style-name="T8">d</text:span> </text:p>
      <text:p text:style-name="Respuesta">Esta formula aplicada a un tablero bidimensional con un radio de uno para los vecinos, nos da <text:span text:style-name="T13">cuatro casos distintos</text:span>.</text:p>
      <text:list xml:id="list43397688" text:continue-numbering="true" text:style-name="Numbering_20_1">
        <text:list-item>
          <text:p text:style-name="P17">(IMPORTANTE Y RECOMENDADA) Simplifique las reglas del enunciado de manera que necesite menos reglas para decir lo mismo. Pista: necesitará realizar alguna abstracción.</text:p>
        </text:list-item>
      </text:list>
      <text:p text:style-name="Respuesta">Las reglas que determinan si una célula vive o muere en la siguiente generación son:</text:p>
      <text:list xml:id="list43367902" text:continue-list="list43370899" text:style-name="List_20_1">
        <text:list-item>
          <text:list>
            <text:list-item>
              <text:p text:style-name="P26">Si tiene tres vecinos vivos, vive.</text:p>
            </text:list-item>
            <text:list-item>
              <text:p text:style-name="P26">Si vive y tiene dos vecinos vivos, sigue viva.</text:p>
            </text:list-item>
            <text:list-item>
              <text:p text:style-name="P26">En otro caso muere.</text:p>
            </text:list-item>
          </text:list>
        </text:list-item>
      </text:list>
      <text:list xml:id="list43387818" text:continue-list="list43397688" text:style-name="Numbering_20_1">
        <text:list-item>
          <text:p text:style-name="P17">¿Qué efecto tiene sobre las reglas la definición de los vecinos? ¿Cuántos vecinos tendría una celda en una parrilla de tres dimensiones? Justifíquelo (Pista: ¿qué forma debería tener una celda en una parrilla tridimensional?)</text:p>
        </text:list-item>
      </text:list>
      <text:p text:style-name="Respuesta">Al variar el número de vecinos, el número de casos extremos cambia también.</text:p>
      <text:p text:style-name="Respuesta">Los vecinos se corresponden con la superficie o área (en función del número de dimensiones) que rodea a la célula. Es decir, el cuadrado o el cubo en que está inscrita (en el centro) la casilla.</text:p>
      <text:p text:style-name="Respuesta">Por tanto, para calcular los datos de los vecinos (en función del número de dimensiones -d- y del radio -r-) se pueden utilizar las siguientes formulas:</text:p>
      <text:p text:style-name="Respuesta">El número máximo de vecinos se describe por la formula: <text:span text:style-name="T10">((r * 2) + 1)</text:span><text:span text:style-name="T8">d</text:span><text:span text:style-name="T10"> – 1</text:span></text:p>
      <text:p text:style-name="Respuesta">El mínimo (estando la celda justo en una esquina) es: <text:span text:style-name="T10">(r + 1)</text:span><text:span text:style-name="T8">d</text:span><text:span text:style-name="T10"> – 1</text:span></text:p>
      <text:p text:style-name="Respuesta">Y el número de posiciones distintas en los bordes es: <text:span text:style-name="T10">(r + 1)</text:span><text:span text:style-name="T8">d</text:span></text:p>
      <text:list xml:id="list43387901" text:continue-numbering="true" text:style-name="Numbering_20_1">
        <text:list-item>
          <text:p text:style-name="P17">¿Qué sucedería si se considerase el tablero cerrado (o sea, si el borde superior se imaginase unido con el inferior y el izquierdo con el derecho? ¿Qué efecto tendría esta consideración sobre cada generación para su cálculo?</text:p>
        </text:list-item>
      </text:list>
      <text:p text:style-name="Respuesta">En todos los casos (incluso para los bordes) siempre habría el mismo número de vecinos.</text:p>
      <text:p text:style-name="Respuesta">Las casillas fuera del tablero, en vez de ser ignoradas, serán sustituidas por las opuestas.</text:p>
      <text:p text:style-name="Respuesta">Para obtener las coordenadas en el tablero de una casilla que está fuera de los bordes (siendo c cualquier coordenada -x, y, z-):</text:p>
      <text:list xml:id="list43375124" text:continue-list="list43367902" text:style-name="List_20_1">
        <text:list-item>
          <text:list>
            <text:list-item>
              <text:p text:style-name="P26">Si la coordenada es negativa, la nueva coordenada será: <text:span text:style-name="T10">c = abs(c) – max_c</text:span> → <text:s/><text:span text:style-name="T10">c + max_c</text:span></text:p>
            </text:list-item>
            <text:list-item>
              <text:p text:style-name="P26">Si la coordenada excede del borde del tablero, se calculará con la siguiente formula: <text:s text:c="14"/><text:span text:style-name="T10">c = c % max_c</text:span></text:p>
            </text:list-item>
            <text:list-item>
              <text:p text:style-name="P26">Si la coordenada esta dentro del tablero, no se modifica su valor, independientemente de que el resto de coordenadas de la casilla estén dentro o fuera del tablero.</text:p>
            </text:list-item>
          </text:list>
        </text:list-item>
      </text:list>
      <text:p text:style-name="Respuesta">En el gráfico del <text:a xlink:type="simple" xlink:href="#3.2. Cuestiones sobre la especificación|outline">punto 3.2</text:a> se muestra la relación entre las casillas de los bordes y sus opuestas dentro del tablero: <text:span text:style-name="T10">1 → 1', 2 → 2', 3 → 3', 4 → 4', 5 → 5'</text:span></text:p>
      <text:h text:style-name="P22" text:outline-level="1">3. Especificación</text:h>
      <text:h text:style-name="P23" text:outline-level="2">3.2. Cuestiones sobre la especificación</text:h>
      <text:list xml:id="list43392526" text:continue-list="list43387901" text:style-name="Numbering_20_1">
        <text:list-item text:start-value="1">
          <text:p text:style-name="P17">Si en la postcondición de una función no se hace referencia alguna a las variables de entrada, ¿qué podemos decir de dicha función?</text:p>
        </text:list-item>
      </text:list>
      <text:p text:style-name="Respuesta">Al no existir relación entre los datos de entrada y los de salida, no se pueden garantizar resultados correctos.</text:p>
      <text:p text:style-name="Respuesta">Los resultados obtenidos serían constantes, o aleatorios.</text:p>
      <text:list xml:id="list43398418" text:continue-numbering="true" text:style-name="Numbering_20_1">
        <text:list-item>
          <text:p text:style-name="P17">Expónganse formas alternativas de codificar el estado de las celdas. Sería positivo valorar sus pros y contras.</text:p>
        </text:list-item>
      </text:list>
      <text:p text:style-name="Respuesta">Podrían especificarse como enteros. En este caso, se tendría la ventaja de poder especificar varios estados distintos para una celda (no solo viva o muerta), se podría almacenar el número de vecinos vivos para dibujar la celda de un color u otro en función de este valor.</text:p>
      <text:p text:style-name="Respuesta">Además, se podría incluir más información acerca de la celda, como por ejemplo, si está en un borde o no (reduciendo el calculo para las celdas en extremos). De este modo se utilizaría un bit para indicar si está viva, otro para indicar si está en el borde izquierdo, etc.</text:p>
      <text:p text:style-name="Respuesta">Por otra parte, utilizar otro tipo de dato implicaría un tamaño mayor en memoria, y mayor tiempo de calculo para procesar cada casilla.</text:p>
      <text:list xml:id="list43367971" text:continue-numbering="true" text:style-name="Numbering_20_1">
        <text:list-item>
          <text:p text:style-name="P17">Dibújese un esquema que permita discernir los vecinos de una casilla según su categoría (véase la segunda pregunta del apartado 2.1 en la página 8)</text:p>
        </text:list-item>
      </text:list>
      <text:p text:style-name="Respuesta">En la siguiente tabla se muestra una celda con todos sus vecinos dentro del tablero (B) y una en la esquina (A) las casillas (8, 7, 6 y A) representan los distintos casos que puede tener una celda.</text:p>
      <table:table table:name="Tabla2" table:style-name="Tabla2">
        <table:table-column table:style-name="Tabla2.A"/>
        <table:table-column table:style-name="Tabla2.B"/>
        <table:table-column table:style-name="Tabla2.A"/>
        <table:table-column table:style-name="Tabla2.B"/>
        <table:table-column table:style-name="Tabla2.A"/>
        <table:table-column table:style-name="Tabla2.B"/>
        <table:table-column table:style-name="Tabla2.A"/>
        <table:table-column table:style-name="Tabla2.B"/>
        <table:table-row>
          <table:table-cell table:style-name="Tabla2.A1" office:value-type="string">
            <text:p text:style-name="P8"/>
          </table:table-cell>
          <table:table-cell table:style-name="Tabla2.A1" office:value-type="string">
            <text:p text:style-name="P8"/>
          </table:table-cell>
          <table:table-cell table:style-name="Tabla2.A1" office:value-type="string">
            <text:p text:style-name="P8"/>
          </table:table-cell>
          <table:table-cell table:style-name="Tabla2.A1" office:value-type="string">
            <text:p text:style-name="P8"/>
          </table:table-cell>
          <table:table-cell table:style-name="Tabla2.A1" office:value-type="string">
            <text:p text:style-name="P8"/>
          </table:table-cell>
          <table:table-cell table:style-name="Tabla2.F1" office:value-type="float" office:value="1">
            <text:p text:style-name="P8">1</text:p>
          </table:table-cell>
          <table:table-cell table:style-name="Tabla2.F1" office:value-type="float" office:value="2">
            <text:p text:style-name="P8">2</text:p>
          </table:table-cell>
          <table:table-cell table:style-name="Tabla2.H1" office:value-type="float" office:value="3">
            <text:p text:style-name="P8">3</text:p>
          </table:table-cell>
        </table:table-row>
        <table:table-row>
          <table:table-cell table:style-name="Tabla2.A2" office:value-type="string">
            <text:p text:style-name="P8"/>
          </table:table-cell>
          <table:table-cell table:style-name="Tabla2.B2" office:value-type="string">
            <text:p text:style-name="P8">4'</text:p>
          </table:table-cell>
          <table:table-cell table:style-name="Tabla2.B2" office:value-type="string">
            <text:p text:style-name="P8"/>
          </table:table-cell>
          <table:table-cell table:style-name="Tabla2.B2" office:value-type="string">
            <text:p text:style-name="P8"/>
          </table:table-cell>
          <table:table-cell table:style-name="Tabla2.E2" office:value-type="string">
            <text:p text:style-name="P8"/>
          </table:table-cell>
          <table:table-cell table:style-name="Tabla2.F2" office:value-type="float" office:value="8">
            <text:p text:style-name="P8">8</text:p>
          </table:table-cell>
          <table:table-cell table:style-name="Tabla2.G2" office:value-type="string">
            <text:p text:style-name="P8">A</text:p>
          </table:table-cell>
          <table:table-cell table:style-name="Tabla2.H2" office:value-type="float" office:value="4">
            <text:p text:style-name="P8">4</text:p>
          </table:table-cell>
        </table:table-row>
        <table:table-row>
          <table:table-cell table:style-name="Tabla2.A2" office:value-type="string">
            <text:p text:style-name="P8"/>
          </table:table-cell>
          <table:table-cell table:style-name="Tabla2.B3" office:value-type="string">
            <text:p text:style-name="P8">5'</text:p>
          </table:table-cell>
          <table:table-cell table:style-name="Tabla2.C3" office:value-type="string">
            <text:p text:style-name="P8">B</text:p>
          </table:table-cell>
          <table:table-cell table:style-name="Tabla2.B3" office:value-type="string">
            <text:p text:style-name="P8"/>
          </table:table-cell>
          <table:table-cell table:style-name="Tabla2.E3" office:value-type="string">
            <text:p text:style-name="P8"/>
          </table:table-cell>
          <table:table-cell table:style-name="Tabla2.F3" office:value-type="float" office:value="7">
            <text:p text:style-name="P8">7</text:p>
          </table:table-cell>
          <table:table-cell table:style-name="Tabla2.G3" office:value-type="float" office:value="6">
            <text:p text:style-name="P8">6</text:p>
          </table:table-cell>
          <table:table-cell table:style-name="Tabla2.H2" office:value-type="float" office:value="5">
            <text:p text:style-name="P8">5</text:p>
          </table:table-cell>
        </table:table-row>
        <table:table-row>
          <table:table-cell table:style-name="Tabla2.A2" office:value-type="string">
            <text:p text:style-name="P8"/>
          </table:table-cell>
          <table:table-cell table:style-name="Tabla2.B3" office:value-type="string">
            <text:p text:style-name="P8"/>
          </table:table-cell>
          <table:table-cell table:style-name="Tabla2.B3" office:value-type="string">
            <text:p text:style-name="P8"/>
          </table:table-cell>
          <table:table-cell table:style-name="Tabla2.B3" office:value-type="string">
            <text:p text:style-name="P8"/>
          </table:table-cell>
          <table:table-cell table:style-name="Tabla2.E3" office:value-type="string">
            <text:p text:style-name="P8"/>
          </table:table-cell>
          <table:table-cell table:style-name="Tabla2.E3" office:value-type="string">
            <text:p text:style-name="P8"/>
          </table:table-cell>
          <table:table-cell table:style-name="Tabla2.G4" office:value-type="string">
            <text:p text:style-name="P8"/>
          </table:table-cell>
          <table:table-cell table:style-name="Tabla2.H4" office:value-type="string">
            <text:p text:style-name="P8"/>
          </table:table-cell>
        </table:table-row>
        <table:table-row>
          <table:table-cell table:style-name="Tabla2.A2" office:value-type="string">
            <text:p text:style-name="P8"/>
          </table:table-cell>
          <table:table-cell table:style-name="Tabla2.E3" office:value-type="string">
            <text:p text:style-name="P8">3'</text:p>
          </table:table-cell>
          <table:table-cell table:style-name="Tabla2.E3" office:value-type="string">
            <text:p text:style-name="P8"/>
          </table:table-cell>
          <table:table-cell table:style-name="Tabla2.E3" office:value-type="string">
            <text:p text:style-name="P8"/>
          </table:table-cell>
          <table:table-cell table:style-name="Tabla2.E3" office:value-type="string">
            <text:p text:style-name="P8"/>
          </table:table-cell>
          <table:table-cell table:style-name="Tabla2.E3" office:value-type="string">
            <text:p text:style-name="P8">1'</text:p>
          </table:table-cell>
          <table:table-cell table:style-name="Tabla2.G4" office:value-type="string">
            <text:p text:style-name="P8">2'</text:p>
          </table:table-cell>
          <table:table-cell table:style-name="Tabla2.H4" office:value-type="string">
            <text:p text:style-name="P8"/>
          </table:table-cell>
        </table:table-row>
        <table:table-row>
          <table:table-cell table:style-name="Tabla2.A2" office:value-type="string">
            <text:p text:style-name="P8"/>
          </table:table-cell>
          <table:table-cell table:style-name="Tabla2.A2" office:value-type="string">
            <text:p text:style-name="P8"/>
          </table:table-cell>
          <table:table-cell table:style-name="Tabla2.A2" office:value-type="string">
            <text:p text:style-name="P8"/>
          </table:table-cell>
          <table:table-cell table:style-name="Tabla2.A2" office:value-type="string">
            <text:p text:style-name="P8"/>
          </table:table-cell>
          <table:table-cell table:style-name="Tabla2.A2" office:value-type="string">
            <text:p text:style-name="P8"/>
          </table:table-cell>
          <table:table-cell table:style-name="Tabla2.A2" office:value-type="string">
            <text:p text:style-name="P8"/>
          </table:table-cell>
          <table:table-cell table:style-name="Tabla2.A2" office:value-type="string">
            <text:p text:style-name="P8"/>
          </table:table-cell>
          <table:table-cell table:style-name="Tabla2.H4" office:value-type="string">
            <text:p text:style-name="P8"/>
          </table:table-cell>
        </table:table-row>
      </table:table>
      <text:h text:style-name="P23" text:outline-level="2">3.3. Especificación de gen</text:h>
      <text:p text:style-name="Text_20_body_20_indent">Este punto no será incluido, aunque puede obtenerse sustituyendo las llamadas a funciones por sus postcondiciones dentro de la especificación modular.</text:p>
      <text:p text:style-name="Text_20_body_20_indent">La especificación modular de gen se encuentra en el <text:a xlink:type="simple" xlink:href="#3.5. Nueva especificación de gen|outline">punto 3.5</text:a>.</text:p>
      <text:h text:style-name="P23" text:outline-level="2">3.4. Más cuestiones y algunos ejercicios sobre la especificación</text:h>
      <text:list xml:id="list43389898" text:continue-list="list43367971" text:style-name="Numbering_20_1">
        <text:list-item text:start-value="1">
          <text:p text:style-name="P17">¿Por qué en el perfil de gen no aparecen parámetros para expresar las filas o columnas? <text:s/>¿Qué ventajas y desventajas tendría incluir como parámetros de entrada las dimensiones del tablero o parrilla (su número de filas y columnas)? Justifíquese.</text:p>
          <text:p text:style-name="P16">No aparecen porque son constantes para la resolución del problema. El análisis del algoritmo se hace de manera abstracta y para todos los tamaños posibles. Si se pasasen:</text:p>
        </text:list-item>
      </text:list>
      <text:list xml:id="list43380416" text:continue-list="list43375124" text:style-name="List_20_1">
        <text:list-item>
          <text:list>
            <text:list-item>
              <text:list>
                <text:list-item>
                  <text:p text:style-name="P19">Pros: se podría utilizar la función para calcular un tablero de cualquier dimensión.</text:p>
                </text:list-item>
                <text:list-item>
                  <text:p text:style-name="P19">Contras: implicaría la comprobación y paso de más parámetros.</text:p>
                </text:list-item>
              </text:list>
            </text:list-item>
          </text:list>
        </text:list-item>
      </text:list>
      <text:list xml:id="list43384541" text:continue-list="list43389898" text:style-name="Numbering_20_1">
        <text:list-item>
          <text:p text:style-name="P17">Propóngase otra forma diferente (en lugar de un solo vector de booleanos) de representar la parrilla o tablero del Juego de la Vida. Razónense las ventajas e inconvenientes respecto a la representación propuesta en esta práctica.</text:p>
          <text:p text:style-name="P16">Una matriz de dos dimensiones de booleanos. Complica el calculo recursivo (decrecimiento del tamaño del problema) pero facilita el cálculo de los vecinos. Complica la adaptación del algoritmo a otro número de dimensiones (a una o a tres dimensiones).</text:p>
        </text:list-item>
        <text:list-item>
          <text:p text:style-name="P20">Ejercicio recomendado. Especifíquese gen de forma modular. Para ello, deberá proponerse una o más funciones auxiliares y especificarlas completamente declarándose, además, la relación entre gen y sus funciones auxiliares. Sugerimos que se utilice una función vecinos, que calcule el número de celdas adyacentes vivas. Nótese que se debe definir el concepto de ADYACENCIA de manera que resulte consistente con las reglas enunciadas en 2, en la página 7.</text:p>
          <text:p text:style-name="P16">Adyacencia: celdas entre <text:span text:style-name="T10">-r</text:span> y <text:span text:style-name="T10">+r</text:span> <text:s/>filas y columnas de una casilla concreta (siendo <text:span text:style-name="T10">-r-</text:span> el radio).</text:p>
          <text:p text:style-name="P16">Las funciones propuestas para el diseño modular son: <text:span text:style-name="T10">casilla, fila, columna, vecinos, condiciones</text:span> y <text:span text:style-name="T10">gen</text:span> (ver el <text:a xlink:type="simple" xlink:href="#3.5. Nueva especificación de gen|outline">punto 3.5</text:a>).</text:p>
        </text:list-item>
        <text:list-item>
          <text:p text:style-name="P17">Supóngase un tablero tridimensional para el Juego de la Vida. Especifíquense gen y vecinos para adaptarse a esta situación. Compare las especificaciones de gen y vecinos para dos y tres dimensiones.</text:p>
          <text:p text:style-name="P16">Se añade una nueva constante NZ y se crea una nueva función: <text:span text:style-name="T10">profundidad(i)</text:span> para calcular la nueva coordenada de una casilla.</text:p>
        </text:list-item>
        <text:list-item>
          <text:p text:style-name="P17">Modifíquese la función vecinos para que calcule los de una casilla dada de tal manera que se consideren no sólo los adyacentes, sino todos los que estén a menos de un cierto número de casillas de distancia? (Pista: defínase una medida de distancia, si se desea, como una función auxiliar). Especifíquese gen utilizando vecinos. Especifíquese nuevamente vecinos para que responda a las reglas del enunciado.</text:p>
          <text:p text:style-name="P16">Sería necesario cambiar los cuantificadores en la postcondición de vecinos de <text:span text:style-name="T10">{-1, 0, 1}</text:span> a <text:span text:style-name="T10">{-r .. r}</text:span>.</text:p>
        </text:list-item>
      </text:list>
      <text:h text:style-name="P23" text:outline-level="2">3.5. Nueva especificación de gen</text:h>
      <text:p text:style-name="Text_20_body_20_indent"><draw:frame draw:style-name="fr4" draw:name="Objeto1" text:anchor-type="as-char" svg:width="15.901cm" svg:height="14.011cm" draw:z-index="5"><draw:object xlink:href="./Object 1" xlink:type="simple" xlink:show="embed" xlink:actuate="onLoad"/><draw:image xlink:href="./ObjectReplacements/Object 1" xlink:type="simple" xlink:show="embed" xlink:actuate="onLoad"/></draw:frame></text:p>
      <text:h text:style-name="P22" text:outline-level="1">4. Diseño recursivo mediante una inmersión no final de gen</text:h>
      <text:h text:style-name="P23" text:outline-level="2">4.2. Cálculo de la inmersión y llamada inicial</text:h>
      <text:p text:style-name="Text_20_body_20_indent">El parámetro de inmersión elegido es el índice de la casilla (i). Ha sido elegido como parámetro <text:s/>de inmersión debido a que es el parámetro que especifica el tamaño del problema, y permite reducirlo entre llamadas. El rango admisible para este parámetro está indicado en la precondición, y está relacionado con el tamaño del tablero.</text:p>
      <text:p text:style-name="Text_20_body_20_indent"/>
      <text:p text:style-name="Text_20_body_20_indent"><draw:frame draw:style-name="fr4" draw:name="Objeto2" text:anchor-type="as-char" svg:width="10.164cm" svg:height="2.986cm" draw:z-index="23"><draw:object xlink:href="./Object 2" xlink:type="simple" xlink:show="embed" xlink:actuate="onLoad"/><draw:image xlink:href="./ObjectReplacements/Object 2" xlink:type="simple" xlink:show="embed" xlink:actuate="onLoad"/></draw:frame></text:p>
      <text:h text:style-name="P23" text:outline-level="2">4.4. Análisis por casos de la función igen</text:h>
      <table:table table:name="Tabla1" table:style-name="Tabla1">
        <table:table-column table:style-name="Tabla1.A" table:number-columns-repeated="2"/>
        <table:table-column table:style-name="Tabla1.C"/>
        <table:table-row>
          <table:table-cell table:style-name="Tabla1.A1" office:value-type="string">
            <text:p text:style-name="Table_20_Heading">Caso</text:p>
          </table:table-cell>
          <table:table-cell table:style-name="Tabla1.A1" office:value-type="string">
            <text:p text:style-name="Table_20_Heading">Protección</text:p>
          </table:table-cell>
          <table:table-cell table:style-name="Tabla1.C1" office:value-type="string">
            <text:p text:style-name="Table_20_Heading">Resultados obtenidos</text:p>
          </table:table-cell>
        </table:table-row>
        <table:table-row>
          <table:table-cell table:style-name="Tabla1.A2" office:value-type="string">
            <text:p text:style-name="P7">Caso recursivo</text:p>
          </table:table-cell>
          <table:table-cell table:style-name="Tabla1.A2" office:value-type="string">
            <text:p text:style-name="P7">i &gt; 0</text:p>
          </table:table-cell>
          <table:table-cell table:style-name="Tabla1.C2" office:value-type="string">
            <text:p text:style-name="Table_20_Contents">Calculamos la casilla <text:span text:style-name="T10">i</text:span> y después la combinamos con el resultado de invocar a <text:span text:style-name="T10">igen</text:span> para la casilla anterior. El resultado de <text:span text:style-name="T10">igen</text:span> para i - 1 supone resueltas las casillas (0 .. i - 1).</text:p>
          </table:table-cell>
        </table:table-row>
        <table:table-row>
          <table:table-cell table:style-name="Tabla1.A2" office:value-type="string">
            <text:p text:style-name="P7">Caso trivial</text:p>
          </table:table-cell>
          <table:table-cell table:style-name="Tabla1.A2" office:value-type="string">
            <text:p text:style-name="P7">i = 0</text:p>
          </table:table-cell>
          <table:table-cell table:style-name="Tabla1.C2" office:value-type="string">
            <text:p text:style-name="Table_20_Contents">Como en este caso la casilla es la primera, calculamos su condiciones y las combinamos con v (que se supone resuelto para las casillas</text:p>
            <text:p text:style-name="Table_20_Contents">(1 .. NF * NC – 1).</text:p>
          </table:table-cell>
        </table:table-row>
      </table:table>
      <text:p text:style-name="Text_20_body_20_indent"/>
      <text:p text:style-name="Text_20_body_20_indent">La especificación formal sería:</text:p>
      <text:p text:style-name="Text_20_body_20_indent"/>
      <text:p text:style-name="Text_20_body_20_indent"><draw:frame draw:style-name="fr4" draw:name="Objeto3" text:anchor-type="as-char" svg:width="10.931cm" svg:height="1.044cm" draw:z-index="24"><draw:object xlink:href="./Object 3" xlink:type="simple" xlink:show="embed" xlink:actuate="onLoad"/><draw:image xlink:href="./ObjectReplacements/Object 3" xlink:type="simple" xlink:show="embed" xlink:actuate="onLoad"/></draw:frame></text:p>
      <text:h text:style-name="P23" text:outline-level="2">4.5. Composición algorítmica de igen</text:h>
      <text:p text:style-name="Text_20_body_20_indent"><draw:frame draw:style-name="fr4" draw:name="Objeto4" text:anchor-type="as-char" svg:width="11.312cm" svg:height="4.059cm" draw:z-index="25"><draw:object xlink:href="./Object 4" xlink:type="simple" xlink:show="embed" xlink:actuate="onLoad"/><draw:image xlink:href="./ObjectReplacements/Object 4" xlink:type="simple" xlink:show="embed" xlink:actuate="onLoad"/></draw:frame></text:p>
      <text:p text:style-name="Text_20_body_20_indent"/>
      <text:p text:style-name="Text_20_body_20_indent">La especificación de la función de combinación es la siguiente:</text:p>
      <text:p text:style-name="Text_20_body_20_indent"/>
      <text:p text:style-name="Text_20_body_20_indent"><draw:frame draw:style-name="fr4" draw:name="Objeto8" text:anchor-type="as-char" svg:width="11.92cm" svg:height="1.998cm" draw:z-index="26"><draw:object xlink:href="./Object 8" xlink:type="simple" xlink:show="embed" xlink:actuate="onLoad"/><draw:image xlink:href="./ObjectReplacements/Object 8" xlink:type="simple" xlink:show="embed" xlink:actuate="onLoad"/></draw:frame></text:p>
      <text:h text:style-name="P24" text:outline-level="2">4.6. Verificación formal de la corrección de igen</text:h>
      <text:p text:style-name="Text_20_body_20_indent">Los componentes utilizados para la verificación formal de <text:span text:style-name="T10">igen</text:span> son los siguientes:</text:p>
      <text:p text:style-name="Text_20_body_20_indent"><draw:frame draw:style-name="fr4" draw:name="Objeto9" text:anchor-type="as-char" svg:width="11.284cm" svg:height="5.122cm" draw:z-index="8"><draw:object xlink:href="./Object 9" xlink:type="simple" xlink:show="embed" xlink:actuate="onLoad"/><draw:image xlink:href="./ObjectReplacements/Object 9" xlink:type="simple" xlink:show="embed" xlink:actuate="onLoad"/></draw:frame></text:p>
      <text:h text:style-name="P25" text:outline-level="3">4.6.1. Completitud de la alternativa</text:h>
      <text:p text:style-name="Text_20_body_20_indent"><draw:frame draw:style-name="fr4" draw:name="Objeto5" text:anchor-type="as-char" svg:width="5.029cm" svg:height="1.508cm" draw:z-index="9"><draw:object xlink:href="./Object 5" xlink:type="simple" xlink:show="embed" xlink:actuate="onLoad"/><draw:image xlink:href="./ObjectReplacements/Object 5" xlink:type="simple" xlink:show="embed" xlink:actuate="onLoad"/></draw:frame></text:p>
      <text:h text:style-name="P25" text:outline-level="3">4.6.2. Satisfacción de la precondición para la llamada interna</text:h>
      <text:p text:style-name="Text_20_body_20_indent"><draw:frame draw:style-name="fr4" draw:name="Objeto6" text:anchor-type="as-char" svg:width="7.447cm" svg:height="1.508cm" draw:z-index="11"><draw:object xlink:href="./Object 6" xlink:type="simple" xlink:show="embed" xlink:actuate="onLoad"/><draw:image xlink:href="./ObjectReplacements/Object 6" xlink:type="simple" xlink:show="embed" xlink:actuate="onLoad"/></draw:frame></text:p>
      <text:p text:style-name="Text_20_body_20_indent">Como <text:span text:style-name="T10">i</text:span> tiene que ser mayor que cero (como mínimo uno) <text:span text:style-name="T10">i – 1</text:span> no podrá ser inferior a cero (a lo sumo, cero).</text:p>
      <text:h text:style-name="P25" text:outline-level="3">4.6.3. Base de la inducción</text:h>
      <text:p text:style-name="Text_20_body_20_indent"><draw:frame draw:style-name="fr4" draw:name="Objeto7" text:anchor-type="as-char" svg:width="14.825cm" svg:height="2.046cm" draw:z-index="12"><draw:object xlink:href="./Object 7" xlink:type="simple" xlink:show="embed" xlink:actuate="onLoad"/><draw:image xlink:href="./ObjectReplacements/Object 7" xlink:type="simple" xlink:show="embed" xlink:actuate="onLoad"/></draw:frame></text:p>
      <text:p text:style-name="Text_20_body_20_indent">Para <text:span text:style-name="T10">i = 0</text:span>, se calcula la casilla cero y se asigna al vector resultante, el resto de casillas (que se suponen resueltas por llamadas anteriores) se copian al tablero final.</text:p>
      <text:h text:style-name="P25" text:outline-level="3">4.6.4. Paso de inducción</text:h>
      <text:p text:style-name="Text_20_body_20_indent"><draw:frame draw:style-name="fr4" draw:name="Objeto12" text:anchor-type="as-char" svg:width="15.921cm" svg:height="5.018cm" draw:z-index="16"><draw:object xlink:href="./Object 12" xlink:type="simple" xlink:show="embed" xlink:actuate="onLoad"/><draw:image xlink:href="./ObjectReplacements/Object 12" xlink:type="simple" xlink:show="embed" xlink:actuate="onLoad"/></draw:frame></text:p>
      <text:h text:style-name="P25" text:outline-level="3">4.6.5. Elección de una estructura de preorden bien fundado</text:h>
      <text:p text:style-name="Text_20_body_20_indent">El preorden bien fundado viene expresado por la siguiente formula:<draw:frame draw:style-name="fr4" draw:name="Objeto13" text:anchor-type="as-char" svg:width="1.727cm" svg:height="0.483cm" draw:z-index="17"><draw:object xlink:href="./Object 13" xlink:type="simple" xlink:show="embed" xlink:actuate="onLoad"/><draw:image xlink:href="./ObjectReplacements/Object 13" xlink:type="simple" xlink:show="embed" xlink:actuate="onLoad"/></draw:frame>esta expresión devuelve siempre valores positivos para los parámetros de entrada que cumplan la precondición (que requiere que <text:span text:style-name="T10">i</text:span> sea mayor o igual a cero).</text:p>
      <text:h text:style-name="P25" text:outline-level="3"><text:soft-page-break/>4.6.6. Demostración del decrecimiento de los datos</text:h>
      <text:p text:style-name="Text_20_body_20_indent"><draw:frame draw:style-name="fr4" draw:name="Objeto14" text:anchor-type="as-char" svg:width="2.873cm" svg:height="1.475cm" draw:z-index="22"><draw:object xlink:href="./Object 14" xlink:type="simple" xlink:show="embed" xlink:actuate="onLoad"/><draw:image xlink:href="./ObjectReplacements/Object 14" xlink:type="simple" xlink:show="embed" xlink:actuate="onLoad"/></draw:frame></text:p>
      <text:h text:style-name="P23" text:outline-level="2">4.7. Estudio del coste de igen</text:h>
      <text:p text:style-name="Text_20_body_20_indent">Para calcular el coste de <text:span text:style-name="T10">igen</text:span>, primero calcularemos el coste de todas las funciones a las que llama:</text:p>
      <text:list xml:id="list43388281" text:continue-list="list43380416" text:style-name="List_20_1">
        <text:list-item>
          <text:p text:style-name="P18"><text:span text:style-name="T22">condiciones:</text:span> solo invoca a la función vecinos y realiza operaciones simples. Por tanto su coste es constante.</text:p>
        </text:list-item>
        <text:list-item>
          <text:p text:style-name="P18"><text:span text:style-name="T22">vecinos:</text:span> a pesar de tener dos bucles anidados, el coste es constante porque el dominio de los bucles no depende del tamaño del problema (es siempre tres, en total nueve iteraciones).</text:p>
        </text:list-item>
        <text:list-item>
          <text:p text:style-name="P18"><text:span text:style-name="T22">fila:</text:span> Solo esta compuesta de operaciones matemáticas simples sin relación con el tamaño del problema luego su coste es constante.</text:p>
        </text:list-item>
        <text:list-item>
          <text:p text:style-name="P18"><text:span text:style-name="T22">columna:</text:span> Al igual que <text:span text:style-name="T12">fila</text:span> tiene un coste constante por los mismos motivos.</text:p>
        </text:list-item>
        <text:list-item>
          <text:p text:style-name="P18"><text:span text:style-name="T22">casilla:</text:span> igual que las dos funciones anteriores, su orden es constante.</text:p>
        </text:list-item>
      </text:list>
      <text:p text:style-name="Text_20_body_20_indent">Para calcular el orden de complejidad de <text:span text:style-name="T10">igen</text:span> aplicaremos la formula 1.2 de Peña:</text:p>
      <text:p text:style-name="Text_20_body_20_indent"><draw:frame draw:style-name="fr7" draw:name="Objeto23" text:anchor-type="as-char" svg:width="6.459cm" svg:height="1.259cm" draw:z-index="27"><draw:object xlink:href="./Object 23" xlink:type="simple" xlink:show="embed" xlink:actuate="onLoad"/><draw:image xlink:href="./ObjectReplacements/Object 23" xlink:type="simple" xlink:show="embed" xlink:actuate="onLoad"/></draw:frame></text:p>
      <text:p text:style-name="Text_20_body_20_indent">Donde:</text:p>
      <text:list xml:id="list43384583" text:continue-numbering="true" text:style-name="List_20_1">
        <text:list-item>
          <text:p text:style-name="P18"><text:span text:style-name="T22">a:</text:span> Número de llamadas recursivas en la función. En este caso es uno.</text:p>
        </text:list-item>
        <text:list-item>
          <text:p text:style-name="P18"><text:span text:style-name="T22">b:</text:span> Reducción del problema en cada llamada recursiva. En este algoritmo sería una casilla.</text:p>
        </text:list-item>
        <text:list-item>
          <text:p text:style-name="P18"><text:span text:style-name="T22">n</text:span><text:span text:style-name="T9">k</text:span><text:span text:style-name="T22">:</text:span> Coste de las intrucciones no recursivas. Como en este algoritmo dicho coste es uno, <text:span text:style-name="T10">k</text:span> debe valer cero.</text:p>
        </text:list-item>
      </text:list>
      <text:p text:style-name="Text_20_body_20_indent">Y aplicando las reglas de resolución de recurrencias (Peña 1.3):</text:p>
      <text:p text:style-name="Text_20_body_20_indent"><draw:frame draw:style-name="fr7" draw:name="Objeto24" text:anchor-type="as-char" svg:width="4.972cm" svg:height="1.914cm" draw:z-index="28"><draw:object xlink:href="./Object 24" xlink:type="simple" xlink:show="embed" xlink:actuate="onLoad"/><draw:image xlink:href="./ObjectReplacements/Object 24" xlink:type="simple" xlink:show="embed" xlink:actuate="onLoad"/></draw:frame></text:p>
      <text:p text:style-name="Text_20_body_20_indent">El coste de <text:span text:style-name="T10">igen</text:span> es: <draw:frame draw:style-name="fr7" draw:name="Objeto25" text:anchor-type="as-char" svg:width="1.104cm" svg:height="0.483cm" draw:z-index="29"><draw:object xlink:href="./Object 25" xlink:type="simple" xlink:show="embed" xlink:actuate="onLoad"/><draw:image xlink:href="./ObjectReplacements/Object 25" xlink:type="simple" xlink:show="embed" xlink:actuate="onLoad"/></draw:frame></text:p>
      <text:p text:style-name="Text_20_body_20_indent"><text:span text:style-name="T22">NOTA:</text:span> La función <text:span text:style-name="T10">'c'</text:span> teóricamente depende del tamaño del problema. Esto es así debido a la imposibilidad en el LR de modificar una posición de un vector, lo cual implica una operación para copiar los datos (un subconjunto) en otro vector (el resultado).</text:p>
      <text:p text:style-name="Text_20_body_20_indent">En la implementación, no se implementará 'c' de manera iterativa, y para que los datos empíricos estén en sintonía con el análisis teórico, se supondrá esta función como constante.</text:p>
      <text:h text:style-name="P23" text:outline-level="2">4.8. Cuestiones sobre el diseño y verificación recursivos</text:h>
      <text:list xml:id="list43385786" text:continue-list="list43384541" text:style-name="Numbering_20_1">
        <text:list-item text:start-value="1">
          <text:p text:style-name="P17">¿Que sucedería si la alternativa no fuese completa? ¿Y si hubiese intersección en las protecciones que definen la alternativa?</text:p>
          <text:p text:style-name="P16">Si la alternativa no fuese completa, habría parámetros válidos para el algoritmo (que cumplen la precondición) que quedarían sin tratar. En el caso de que hubiese intersección en las protecciones, se daría el caso de que los mismos parámetros podrían ser tratados de dos maneras distintas.</text:p>
        </text:list-item>
        <text:list-item>
          <text:p text:style-name="P17">Proponga un caso trivial alternativo. ¿Qué consecuencias traería su uso?</text:p>
          <text:p text:style-name="P16">Un caso trivial alternativo podría ser <text:span text:style-name="T10">i &lt; 0</text:span>. Esto supondría una iteración más en el algoritmo, pero un caso trivial mucho más sencillo (devolvería como resultado el mismo vector recibido).</text:p>
        </text:list-item>
      </text:list>
      <text:h text:style-name="P22" text:outline-level="1">6. Diseño iterativo de genit</text:h>
      <text:h text:style-name="P23" text:outline-level="2">6.2. Derivación del invariante desde la postcondición</text:h>
      <text:p text:style-name="Text_20_body_20_indent">Obtendremos el invariante (y la condición de salida del bucle) debilitando la postcondición de gen (se ha cambiado el operador relacional <text:span text:style-name="T10">distinto</text:span> por el operador <text:span text:style-name="T10">menor que</text:span>):</text:p>
      <text:p text:style-name="Text_20_body_20_indent"><draw:frame draw:style-name="fr4" draw:name="Objeto15" text:anchor-type="as-char" svg:width="10.493cm" svg:height="2.468cm" draw:z-index="10"><draw:object xlink:href="./Object 15" xlink:type="simple" xlink:show="embed" xlink:actuate="onLoad"/><draw:image xlink:href="./ObjectReplacements/Object 15" xlink:type="simple" xlink:show="embed" xlink:actuate="onLoad"/></draw:frame></text:p>
      <text:h text:style-name="P23" text:outline-level="2">6.3. Inicialización del bucle</text:h>
      <text:p text:style-name="P14">Para que después de la inicialización se cumpla el invariante, se inicializará el contador (<text:span text:style-name="T10">i</text:span>) a menos uno. Esto hará necesarios algunos artificios dentro del bucle y en la condición de salida. A continuación expongo la demostración:</text:p>
      <text:p text:style-name="P14"><draw:frame draw:style-name="fr4" draw:name="Objeto16" text:anchor-type="as-char" svg:width="7.962cm" svg:height="2.468cm" draw:z-index="13"><draw:object xlink:href="./Object 16" xlink:type="simple" xlink:show="embed" xlink:actuate="onLoad"/><draw:image xlink:href="./ObjectReplacements/Object 16" xlink:type="simple" xlink:show="embed" xlink:actuate="onLoad"/></draw:frame></text:p>
      <text:p text:style-name="P14">El invariante se cumple puesto que el dominio del cuantificador se anula.</text:p>
      <text:h text:style-name="P23" text:outline-level="2">6.4. Instrucción avanzar del bucle</text:h>
      <text:p text:style-name="Text_20_body_20_indent">El algoritmo procesará todas las casillas del tablero de una en una, luego la instrucción avanzar elegida será: <draw:frame draw:style-name="fr4" draw:name="Objeto17" text:anchor-type="as-char" svg:width="1.55cm" svg:height="0.467cm" draw:z-index="14"><draw:object xlink:href="./Object 17" xlink:type="simple" xlink:show="embed" xlink:actuate="onLoad"/><draw:image xlink:href="./ObjectReplacements/Object 17" xlink:type="simple" xlink:show="embed" xlink:actuate="onLoad"/></draw:frame>.</text:p>
      <text:p text:style-name="Text_20_body_20_indent">Respecto a la función de cota la solución propuesta es: <draw:frame draw:style-name="fr4" draw:name="Objeto18" text:anchor-type="as-char" svg:width="3.283cm" svg:height="0.467cm" draw:z-index="15"><draw:object xlink:href="./Object 18" xlink:type="simple" xlink:show="embed" xlink:actuate="onLoad"/><draw:image xlink:href="./ObjectReplacements/Object 18" xlink:type="simple" xlink:show="embed" xlink:actuate="onLoad"/></draw:frame>el motivo de que no sea <draw:frame draw:style-name="fr4" draw:name="Objeto19" text:anchor-type="as-char" svg:width="3.277cm" svg:height="0.467cm" draw:z-index="18"><draw:object xlink:href="./Object 19" xlink:type="simple" xlink:show="embed" xlink:actuate="onLoad"/><draw:image xlink:href="./ObjectReplacements/Object 19" xlink:type="simple" xlink:show="embed" xlink:actuate="onLoad"/></draw:frame>es que i es inicializado a menos uno, por tanto en la función de cota para compensar este desplazamiento del rango, se resta uno a la función. De esta manera, en la última iteración, el la que i vale NF * NC – 2 la función de cota devuelve cero.</text:p>
      <text:h text:style-name="P23" text:outline-level="2">6.5. Restablecimiento del invariante</text:h>
      <text:p text:style-name="Text_20_body_20_indent">Debido a la modificación del rango causada por la inicialización de i. La instrucción que restablece el invariante debe compensar este efecto sumando uno a los valores de i. Este coste adicional se puede eliminar cambiando el orden de las intrucciones avanzar y restablecer. La instrucción que restablece el invariante es la siguiente: <draw:frame draw:style-name="fr4" draw:name="Objeto20" text:anchor-type="as-char" svg:width="5.443cm" svg:height="0.483cm" draw:z-index="19"><draw:object xlink:href="./Object 20" xlink:type="simple" xlink:show="embed" xlink:actuate="onLoad"/><draw:image xlink:href="./ObjectReplacements/Object 20" xlink:type="simple" xlink:show="embed" xlink:actuate="onLoad"/></draw:frame></text:p>
      <text:h text:style-name="P23" text:outline-level="2">6.6. Código del algoritmo iterativo de genit</text:h>
      <text:p text:style-name="Text_20_body_20_indent"><draw:frame draw:style-name="fr4" draw:name="Objeto21" text:anchor-type="as-char" svg:width="13.36cm" svg:height="5.93cm" draw:z-index="20"><draw:object xlink:href="./Object 21" xlink:type="simple" xlink:show="embed" xlink:actuate="onLoad"/><draw:image xlink:href="./ObjectReplacements/Object 21" xlink:type="simple" xlink:show="embed" xlink:actuate="onLoad"/></draw:frame></text:p>
      <text:h text:style-name="P23" text:outline-level="2"><text:soft-page-break/>6.7. Estudio del coste</text:h>
      <text:p text:style-name="Text_20_body_20_indent">El coste del algoritmo iterativo es lineal, puesto que las instrucciones internas al bucle son constantes (ver el coste de las funciones en el <text:a xlink:type="simple" xlink:href="#4.7. Estudio del coste de igen|outline">apartado 4.7</text:a>) y el número de iteraciones depende del tamaño del problema, en nuestro caso el número de casillas (NF * NC). Luego, aplicando la regla del producto:</text:p>
      <text:p text:style-name="Text_20_body_20_indent"><draw:frame draw:style-name="fr4" draw:name="Objeto22" text:anchor-type="as-char" svg:width="2.256cm" svg:height="1.49cm" draw:z-index="21"><draw:object xlink:href="./Object 22" xlink:type="simple" xlink:show="embed" xlink:actuate="onLoad"/><draw:image xlink:href="./ObjectReplacements/Object 22" xlink:type="simple" xlink:show="embed" xlink:actuate="onLoad"/></draw:frame></text:p>
      <text:h text:style-name="P23" text:outline-level="2">6.8. Cuestiones sobre la función iterativa</text:h>
      <text:list xml:id="list43390285" text:continue-numbering="true" text:style-name="Numbering_20_1">
        <text:list-item>
          <text:p text:style-name="P17">¿Qué sucedería si no se inicializasen las variables antes de comenzar el bucle?</text:p>
          <text:p text:style-name="P16">Si no se inicializasen las variables antes de comenzar el bucle, el punto de partida sería indefinido y el número de iteraciones podría ser mayor o menor que las esperadas.</text:p>
        </text:list-item>
      </text:list>
      <text:h text:style-name="P22" text:outline-level="1">7. Implementación</text:h>
      <text:h text:style-name="P23" text:outline-level="2">7.1. Código y juegos de pruebas</text:h>
      <text:h text:style-name="P25" text:outline-level="3">7.1.1. Código fuente</text:h>
      <text:p text:style-name="Text_20_body_20_indent">El algoritmo ha sido implementado tanto en LSN como en Modula-2, debido a problemas en tiempo de ejecución del primero.</text:p>
      <text:p text:style-name="Text_20_body_20_indent">En LSN la función combinar lanza un <text:span text:style-name="T13">error en tiempo de ejecución</text:span>. Al imprimir el parámetro <text:span text:style-name="T10">'i'</text:span> (declarado como entero) se obtiene <text:span text:style-name="T10">'FALSO'</text:span> (ver documentación del código fuente).</text:p>
      <text:p text:style-name="Text_20_body_20_indent">El código con <text:span text:style-name="T13">las trazas no se ha suprimido</text:span>, solo ha sido deshabilitado, por considerarse la penalización en tiempo de ejecución despreciable (según el compilador, posiblemente nula) frente a la ventaja de poder diagnosticar posibles problemas en el futuro.</text:p>
      <text:p text:style-name="Text_20_body_20_indent"/>
      <text:p text:style-name="P9"><text:span text:style-name="T13">Implementación LSN</text:span>:</text:p>
      <text:p text:style-name="Text_20_body"><text:span text:style-name="T14">  1 </text:span><text:span text:style-name="T16">modulo</text:span><text:span text:style-name="T20"> vida<text:line-break/></text:span><text:span text:style-name="T14">  2 </text:span><text:span text:style-name="T20"><text:line-break/></text:span><text:span text:style-name="T14">  3 </text:span><text:span text:style-name="T17">(*</text:span><text:span text:style-name="T20"><text:line-break/></text:span><text:span text:style-name="T14">  4 </text:span><text:span text:style-name="T17"> * SE PRODUCE UN ERROR EN TIEMPO DE EJECUCIÓN AL PROCESAR LA FUNCIÓN 'c'</text:span><text:span text:style-name="T20"><text:line-break/></text:span><text:span text:style-name="T14">  5 </text:span><text:span text:style-name="T17"> * QUE PARECE UN DEFECTO DEL COMPILADOR O DE LA MAQUINA PILA.</text:span><text:span text:style-name="T20"><text:line-break/></text:span><text:span text:style-name="T14">  6 </text:span><text:span text:style-name="T17"> *)</text:span><text:span text:style-name="T20"><text:line-break/></text:span><text:span text:style-name="T14">  7 </text:span><text:span text:style-name="T20"><text:line-break/></text:span><text:span text:style-name="T14">  8 </text:span><text:span text:style-name="T15">constantes</text:span><text:span text:style-name="T20"><text:line-break/></text:span><text:span text:style-name="T14">  9 </text:span><text:span text:style-name="T20">    maxF := 50;<text:line-break/></text:span><text:span text:style-name="T14"> 10 </text:span><text:span text:style-name="T20">    maxC := 50;<text:line-break/></text:span><text:span text:style-name="T14"> 11 </text:span><text:span text:style-name="T20">    </text:span><text:span text:style-name="T17">(**</text:span><text:span text:style-name="T20"><text:line-break/></text:span><text:span text:style-name="T14"> 12 </text:span><text:span text:style-name="T17">     * Depuración:</text:span><text:span text:style-name="T20"><text:line-break/></text:span><text:span text:style-name="T14"> 13 </text:span><text:span text:style-name="T17">     * Las sentencias de depuración no se han suprimido, con el * fin de poder</text:span><text:span text:style-name="T20"><text:line-break/></text:span><text:span text:style-name="T14"> 14 </text:span><text:span text:style-name="T17">     * ser utilizadas posteriormente. Para hacerlo se debe modificar esta</text:span><text:span text:style-name="T20"><text:line-break/></text:span><text:span text:style-name="T14"> 15 </text:span><text:span text:style-name="T17">     * constante a 'verdadero'.</text:span><text:span text:style-name="T20"><text:line-break/></text:span><text:span text:style-name="T14"> 16 </text:span><text:span text:style-name="T17">     * El precio que hay que pagar es una pequeña penalización en el rendimiento.</text:span><text:span text:style-name="T20"><text:line-break/></text:span><text:span text:style-name="T14"> 17 </text:span><text:span text:style-name="T17">     *)</text:span><text:span text:style-name="T20"><text:line-break/></text:span><text:span text:style-name="T14"> 18 </text:span><text:span text:style-name="T20">    LOG := </text:span><text:span text:style-name="T18">falso</text:span><text:span text:style-name="T20">;<text:line-break/></text:span><text:span text:style-name="T14"> 19 </text:span><text:span text:style-name="T15">fconstantes</text:span><text:span text:style-name="T20"><text:line-break/></text:span><text:span text:style-name="T14"> 20 </text:span><text:span text:style-name="T20"><text:line-break/></text:span><text:span text:style-name="T14"> 21 </text:span><text:span text:style-name="T17">(* Implementacion de funciones auxiliares *)</text:span><text:span text:style-name="T20"><text:line-break/></text:span><text:span text:style-name="T14"> 22 </text:span><text:span text:style-name="T17">(***********************************************************************************)</text:span><text:span text:style-name="T20"><text:line-break/></text:span><text:span text:style-name="T14"> 23 </text:span><text:span text:style-name="T20"><text:line-break/></text:span><text:span text:style-name="T14"> 24 </text:span><text:span text:style-name="T17">(**</text:span><text:span text:style-name="T20"><text:line-break/></text:span><text:span text:style-name="T14"> 25 </text:span><text:span text:style-name="T17"> * La función de combinación, modifica la posición de un vector con un</text:span><text:span text:style-name="T20"><text:line-break/></text:span><text:span text:style-name="T14"> 26 </text:span><text:span text:style-name="T17"> * valor pasado por parámetro.</text:span><text:span text:style-name="T20"><text:line-break/></text:span><text:span text:style-name="T14"> 27 </text:span><text:span text:style-name="T17"> *</text:span><text:span text:style-name="T20"><text:line-break/></text:span><text:span text:style-name="T14"> 28 </text:span><text:span text:style-name="T17"> * ERROR EN EJECUCIÓN Imprime 'FALSO' para un valor declarado como entero (i)</text:span><text:span text:style-name="T20"><text:line-break/></text:span><text:span text:style-name="T14"> 29 </text:span><text:span text:style-name="T17"> *</text:span><text:span text:style-name="T20"><text:line-break/></text:span><text:span text:style-name="T14"> 30 </text:span><text:span text:style-name="T17"> * @param v Vector que va a ser modificado.</text:span><text:span text:style-name="T20"><text:line-break/></text:span><text:span text:style-name="T14"> 31 </text:span><text:span text:style-name="T17"> * @param i Posición del vector que se va a cambiar.</text:span><text:span text:style-name="T20"><text:line-break/></text:span><text:span text:style-name="T14"> 32 </text:span><text:span text:style-name="T17"> * @param b Nuevo valor de la posición 'i' del vector 'v'.</text:span><text:span text:style-name="T20"><text:line-break/></text:span><text:span text:style-name="T14"> 33 </text:span><text:span text:style-name="T17"> * @return Vector 'v' con su posición 'i' cambiada por 'b'.</text:span><text:span text:style-name="T20"><text:line-break/></text:span><text:span text:style-name="T14"> 34 </text:span><text:span text:style-name="T17"> *)</text:span><text:span text:style-name="T20"><text:line-break/></text:span><text:span text:style-name="T14"> 35 </text:span><text:span text:style-name="T16">precondicion</text:span><text:span text:style-name="T20"> { 0 &lt;= i </text:span><text:span text:style-name="T15">y</text:span><text:span text:style-name="T20"> i &lt; maxF * maxC }<text:line-break/></text:span><text:span text:style-name="T14"> 36 </text:span><text:span text:style-name="T15">funcion</text:span><text:span text:style-name="T20"> c (v: </text:span><text:span text:style-name="T19">vector</text:span><text:span text:style-name="T20"> [0 .. maxF * maxC - 1] </text:span><text:span text:style-name="T19">de</text:span><text:span text:style-name="T20"> </text:span><text:span text:style-name="T19">booleano</text:span><text:span text:style-name="T20">, i: </text:span><text:span text:style-name="T19">entero</text:span><text:span text:style-name="T20">, b: </text:span><text:span text:style-name="T19">booleano</text:span><text:span text:style-name="T20">)<text:line-break/></text:span><text:span text:style-name="T14"> 37 </text:span><text:span text:style-name="T15">devuelve</text:span><text:span text:style-name="T20"> (s: </text:span><text:span text:style-name="T19">vector</text:span><text:span text:style-name="T20"> [0 .. maxF * maxC - 1] </text:span><text:span text:style-name="T19">de</text:span><text:span text:style-name="T20"> </text:span><text:span text:style-name="T19">booleano</text:span><text:span text:style-name="T20">)<text:line-break/></text:span><text:span text:style-name="T14"> 38 </text:span><text:span text:style-name="T15">inicio</text:span><text:span text:style-name="T20"><text:line-break/></text:span><text:span text:style-name="T14"> 39 </text:span><text:span text:style-name="T20">    </text:span><text:span text:style-name="T15">caso</text:span><text:span text:style-name="T20"> </text:span><text:span text:style-name="T15">si</text:span><text:span text:style-name="T20"> log </text:span><text:span text:style-name="T19">escribe</text:span><text:span text:style-name="T20"> (</text:span><text:span text:style-name="T18">"&gt;&gt;&gt; c  i -&gt; "</text:span><text:span text:style-name="T20">); </text:span><text:span text:style-name="T19">escribeln</text:span><text:span text:style-name="T20"> (i); </text:span><text:span text:style-name="T15">fcaso</text:span><text:span text:style-name="T20">;<text:line-break/></text:span><text:span text:style-name="T14"> 40 </text:span><text:span text:style-name="T20">    v[i] := b;<text:line-break/></text:span><text:span text:style-name="T14"> 41 </text:span><text:span text:style-name="T20">    </text:span><text:span text:style-name="T15">caso</text:span><text:span text:style-name="T20"> </text:span><text:span text:style-name="T15">si</text:span><text:span text:style-name="T20"> log </text:span><text:span text:style-name="T19">escribeln</text:span><text:span text:style-name="T20"> (</text:span><text:span text:style-name="T18">"&gt;&gt;&gt; c (salida)"</text:span><text:span text:style-name="T20">); </text:span><text:span text:style-name="T15">fcaso</text:span><text:span text:style-name="T20">;<text:line-break/></text:span><text:span text:style-name="T14"> 42 </text:span><text:span text:style-name="T20">    </text:span><text:span text:style-name="T15">devuelve</text:span><text:span text:style-name="T20"> v;<text:line-break/></text:span><text:span text:style-name="T14"> 43 </text:span><text:span text:style-name="T15">ffuncion</text:span><text:span text:style-name="T20"><text:line-break/></text:span><text:span text:style-name="T14"> 44 </text:span><text:span text:style-name="T16">postcondicion</text:span><text:span text:style-name="T20"> {<text:line-break/></text:span><text:span text:style-name="T14"> 45 </text:span><text:span text:style-name="T20">    </text:span><text:span text:style-name="T15">paratodo</text:span><text:span text:style-name="T20"> alfa </text:span><text:span text:style-name="T15">perteneciente</text:span><text:span text:style-name="T20"> [i .. maxF * maxC - 1].(<text:line-break/></text:span><text:span text:style-name="T14"> 46 </text:span><text:span text:style-name="T20">        (alfa = i </text:span><text:span text:style-name="T15">y</text:span><text:span text:style-name="T20"> s[alfa] = b) </text:span><text:span text:style-name="T15">o</text:span><text:span text:style-name="T20"> (alfa &gt; i </text:span><text:span text:style-name="T15">y</text:span><text:span text:style-name="T20"> s[alfa] = v[alfa])<text:line-break/></text:span><text:span text:style-name="T14"> 47 </text:span><text:span text:style-name="T20">    )<text:line-break/></text:span><text:soft-page-break/><text:span text:style-name="T14"> 48 </text:span><text:span text:style-name="T20">}<text:line-break/></text:span><text:span text:style-name="T14"> 49 </text:span><text:span text:style-name="T20"><text:line-break/></text:span><text:span text:style-name="T14"> 50 </text:span><text:span text:style-name="T17">(**</text:span><text:span text:style-name="T20"><text:line-break/></text:span><text:span text:style-name="T14"> 51 </text:span><text:span text:style-name="T17"> * Calcula el indice del vector de una celda a partir de sus coordenadas.</text:span><text:span text:style-name="T20"><text:line-break/></text:span><text:span text:style-name="T14"> 52 </text:span><text:span text:style-name="T17"> *</text:span><text:span text:style-name="T20"><text:line-break/></text:span><text:span text:style-name="T14"> 53 </text:span><text:span text:style-name="T17"> * @param c Columna de la casilla.</text:span><text:span text:style-name="T20"><text:line-break/></text:span><text:span text:style-name="T14"> 54 </text:span><text:span text:style-name="T17"> * @param f Fila de la casilla.</text:span><text:span text:style-name="T20"><text:line-break/></text:span><text:span text:style-name="T14"> 55 </text:span><text:span text:style-name="T17"> * @param nc Número de columnas del tablero.</text:span><text:span text:style-name="T20"><text:line-break/></text:span><text:span text:style-name="T14"> 56 </text:span><text:span text:style-name="T17"> * @return Indice de la casilla en la fila 'f' y columna 'c'.</text:span><text:span text:style-name="T20"><text:line-break/></text:span><text:span text:style-name="T14"> 57 </text:span><text:span text:style-name="T17"> *)</text:span><text:span text:style-name="T20"><text:line-break/></text:span><text:span text:style-name="T14"> 58 </text:span><text:span text:style-name="T16">precondicion</text:span><text:span text:style-name="T20"> {<text:line-break/></text:span><text:span text:style-name="T14"> 59 </text:span><text:span text:style-name="T20">    0 &lt;= c </text:span><text:span text:style-name="T15">y</text:span><text:span text:style-name="T20"> c &lt; maxC<text:line-break/></text:span><text:span text:style-name="T14"> 60 </text:span><text:span text:style-name="T20">    </text:span><text:span text:style-name="T15">y</text:span><text:span text:style-name="T20"> 0 &lt;= f </text:span><text:span text:style-name="T15">y</text:span><text:span text:style-name="T20"> f &lt; maxF<text:line-break/></text:span><text:span text:style-name="T14"> 61 </text:span><text:span text:style-name="T20">    </text:span><text:span text:style-name="T15">y</text:span><text:span text:style-name="T20"> nc &gt; 0 </text:span><text:span text:style-name="T15">y</text:span><text:span text:style-name="T20"> nc &lt;= maxC<text:line-break/></text:span><text:span text:style-name="T14"> 62 </text:span><text:span text:style-name="T20">}<text:line-break/></text:span><text:span text:style-name="T14"> 63 </text:span><text:span text:style-name="T15">funcion</text:span><text:span text:style-name="T20"> casilla (c, f, nc: </text:span><text:span text:style-name="T19">entero</text:span><text:span text:style-name="T20">) </text:span><text:span text:style-name="T15">devuelve</text:span><text:span text:style-name="T20"> (s: </text:span><text:span text:style-name="T19">entero</text:span><text:span text:style-name="T20">)<text:line-break/></text:span><text:span text:style-name="T14"> 64 </text:span><text:span text:style-name="T15">inicio</text:span><text:span text:style-name="T20"><text:line-break/></text:span><text:span text:style-name="T14"> 65 </text:span><text:span text:style-name="T20">    </text:span><text:span text:style-name="T15">devuelve</text:span><text:span text:style-name="T20"> f * nc + c;<text:line-break/></text:span><text:span text:style-name="T14"> 66 </text:span><text:span text:style-name="T15">ffuncion</text:span><text:span text:style-name="T20"><text:line-break/></text:span><text:span text:style-name="T14"> 67 </text:span><text:span text:style-name="T16">postcondicion</text:span><text:span text:style-name="T20"> { s = f * nc + c }<text:line-break/></text:span><text:span text:style-name="T14"> 68 </text:span><text:span text:style-name="T20"><text:line-break/></text:span><text:span text:style-name="T14"> 69 </text:span><text:span text:style-name="T17">(**</text:span><text:span text:style-name="T20"><text:line-break/></text:span><text:span text:style-name="T14"> 70 </text:span><text:span text:style-name="T17"> * Calcula la columna de una celda a partir de su índice 'i'.</text:span><text:span text:style-name="T20"><text:line-break/></text:span><text:span text:style-name="T14"> 71 </text:span><text:span text:style-name="T17"> *</text:span><text:span text:style-name="T20"><text:line-break/></text:span><text:span text:style-name="T14"> 72 </text:span><text:span text:style-name="T17"> * @param i Indice de la celda.</text:span><text:span text:style-name="T20"><text:line-break/></text:span><text:span text:style-name="T14"> 73 </text:span><text:span text:style-name="T17"> * @param nc Número de columnas del tablero.</text:span><text:span text:style-name="T20"><text:line-break/></text:span><text:span text:style-name="T14"> 74 </text:span><text:span text:style-name="T17"> * @return Columna de la casilla en la posición 'i'.</text:span><text:span text:style-name="T20"><text:line-break/></text:span><text:span text:style-name="T14"> 75 </text:span><text:span text:style-name="T17"> *)</text:span><text:span text:style-name="T20"><text:line-break/></text:span><text:span text:style-name="T14"> 76 </text:span><text:span text:style-name="T16">precondicion</text:span><text:span text:style-name="T20"> { 0 &lt;= i </text:span><text:span text:style-name="T15">y</text:span><text:span text:style-name="T20"> i &lt; maxF * maxC </text:span><text:span text:style-name="T15">y</text:span><text:span text:style-name="T20"> nc &gt; 0 </text:span><text:span text:style-name="T15">y</text:span><text:span text:style-name="T20"> nc &lt;= maxC }<text:line-break/></text:span><text:span text:style-name="T14"> 77 </text:span><text:span text:style-name="T15">funcion</text:span><text:span text:style-name="T20"> columna (i, nc: </text:span><text:span text:style-name="T19">entero</text:span><text:span text:style-name="T20">) </text:span><text:span text:style-name="T15">devuelve</text:span><text:span text:style-name="T20"> (s: </text:span><text:span text:style-name="T19">entero</text:span><text:span text:style-name="T20">)<text:line-break/></text:span><text:span text:style-name="T14"> 78 </text:span><text:span text:style-name="T15">inicio</text:span><text:span text:style-name="T20"><text:line-break/></text:span><text:span text:style-name="T14"> 79 </text:span><text:span text:style-name="T20">    </text:span><text:span text:style-name="T15">devuelve</text:span><text:span text:style-name="T20"> i </text:span><text:span text:style-name="T15">mod</text:span><text:span text:style-name="T20"> nc;<text:line-break/></text:span><text:span text:style-name="T14"> 80 </text:span><text:span text:style-name="T15">ffuncion</text:span><text:span text:style-name="T20"><text:line-break/></text:span><text:span text:style-name="T14"> 81 </text:span><text:span text:style-name="T16">postcondicion</text:span><text:span text:style-name="T20"> { s = i </text:span><text:span text:style-name="T15">mod</text:span><text:span text:style-name="T20"> nc }<text:line-break/></text:span><text:span text:style-name="T14"> 82 </text:span><text:span text:style-name="T20"><text:line-break/></text:span><text:span text:style-name="T14"> 83 </text:span><text:span text:style-name="T17">(**</text:span><text:span text:style-name="T20"><text:line-break/></text:span><text:span text:style-name="T14"> 84 </text:span><text:span text:style-name="T17"> * Calcula la fila de una celda a partir de su índice 'i'.</text:span><text:span text:style-name="T20"><text:line-break/></text:span><text:span text:style-name="T14"> 85 </text:span><text:span text:style-name="T17"> *</text:span><text:span text:style-name="T20"><text:line-break/></text:span><text:span text:style-name="T14"> 86 </text:span><text:span text:style-name="T17"> * @param i Indice de la celda.</text:span><text:span text:style-name="T20"><text:line-break/></text:span><text:span text:style-name="T14"> 87 </text:span><text:span text:style-name="T17"> * @param nc Número de columnas del tablero.</text:span><text:span text:style-name="T20"><text:line-break/></text:span><text:span text:style-name="T14"> 88 </text:span><text:span text:style-name="T17"> * @return Fila de la casilla en la posición 'i'.</text:span><text:span text:style-name="T20"><text:line-break/></text:span><text:span text:style-name="T14"> 89 </text:span><text:span text:style-name="T17"> *)</text:span><text:span text:style-name="T20"><text:line-break/></text:span><text:span text:style-name="T14"> 90 </text:span><text:span text:style-name="T16">precondicion</text:span><text:span text:style-name="T20"> { 0 &lt;= i </text:span><text:span text:style-name="T15">y</text:span><text:span text:style-name="T20"> i &lt; maxF * maxC </text:span><text:span text:style-name="T15">y</text:span><text:span text:style-name="T20"> nc &gt; 0 </text:span><text:span text:style-name="T15">y</text:span><text:span text:style-name="T20"> nc &lt;= maxC }<text:line-break/></text:span><text:span text:style-name="T14"> 91 </text:span><text:span text:style-name="T15">funcion</text:span><text:span text:style-name="T20"> fila (i, nc: </text:span><text:span text:style-name="T19">entero</text:span><text:span text:style-name="T20">) </text:span><text:span text:style-name="T15">devuelve</text:span><text:span text:style-name="T20"> (s: </text:span><text:span text:style-name="T19">entero</text:span><text:span text:style-name="T20">)<text:line-break/></text:span><text:span text:style-name="T14"> 92 </text:span><text:span text:style-name="T15">inicio</text:span><text:span text:style-name="T20"><text:line-break/></text:span><text:span text:style-name="T14"> 93 </text:span><text:span text:style-name="T20">    </text:span><text:span text:style-name="T15">devuelve</text:span><text:span text:style-name="T20"> i </text:span><text:span text:style-name="T15">div</text:span><text:span text:style-name="T20"> nc;<text:line-break/></text:span><text:span text:style-name="T14"> 94 </text:span><text:span text:style-name="T15">ffuncion</text:span><text:span text:style-name="T20"><text:line-break/></text:span><text:span text:style-name="T14"> 95 </text:span><text:span text:style-name="T16">postcondicion</text:span><text:span text:style-name="T20"> { s = i </text:span><text:span text:style-name="T15">div</text:span><text:span text:style-name="T20"> nc }<text:line-break/></text:span><text:span text:style-name="T14"> 96 </text:span><text:span text:style-name="T20"><text:line-break/></text:span><text:span text:style-name="T14"> 97 </text:span><text:span text:style-name="T17">(**</text:span><text:span text:style-name="T20"><text:line-break/></text:span><text:span text:style-name="T14"> 98 </text:span><text:span text:style-name="T17"> * Obtiene el número de vecinos vivos de una celda.</text:span><text:span text:style-name="T20"><text:line-break/></text:span><text:span text:style-name="T14"> 99 </text:span><text:span text:style-name="T17"> *</text:span><text:span text:style-name="T20"><text:line-break/></text:span><text:span text:style-name="T14">100 </text:span><text:span text:style-name="T17"> * @param v Vector que contiene las celdas del tablero.</text:span><text:span text:style-name="T20"><text:line-break/></text:span><text:span text:style-name="T14">101 </text:span><text:span text:style-name="T17"> * @param nf Número de filas del tablero.</text:span><text:span text:style-name="T20"><text:line-break/></text:span><text:span text:style-name="T14">102 </text:span><text:span text:style-name="T17"> * @param nc Número de columnas del tablero.</text:span><text:span text:style-name="T20"><text:line-break/></text:span><text:span text:style-name="T14">103 </text:span><text:span text:style-name="T17"> * @param i Indice de la celda de la que obtener el número de vecinos.</text:span><text:span text:style-name="T20"><text:line-break/></text:span><text:span text:style-name="T14">104 </text:span><text:span text:style-name="T17"> * @return Número de vecinos vivos de una celda.</text:span><text:span text:style-name="T20"><text:line-break/></text:span><text:span text:style-name="T14">105 </text:span><text:span text:style-name="T17"> *)</text:span><text:span text:style-name="T20"><text:line-break/></text:span><text:span text:style-name="T14">106 </text:span><text:span text:style-name="T16">precondicion</text:span><text:span text:style-name="T20"> {<text:line-break/></text:span><text:span text:style-name="T14">107 </text:span><text:span text:style-name="T20">    nf &gt; 0 </text:span><text:span text:style-name="T15">y</text:span><text:span text:style-name="T20"> nf &lt;= maxF<text:line-break/></text:span><text:span text:style-name="T14">108 </text:span><text:span text:style-name="T20">    </text:span><text:span text:style-name="T15">y</text:span><text:span text:style-name="T20"> nc &gt; 0 </text:span><text:span text:style-name="T15">y</text:span><text:span text:style-name="T20"> nc &lt;= maxC<text:line-break/></text:span><text:span text:style-name="T14">109 </text:span><text:span text:style-name="T20">    </text:span><text:span text:style-name="T15">y</text:span><text:span text:style-name="T20"> 0 &lt;= i </text:span><text:span text:style-name="T15">y</text:span><text:span text:style-name="T20"> i &lt; maxF * maxC<text:line-break/></text:span><text:span text:style-name="T14">110 </text:span><text:span text:style-name="T20">}<text:line-break/></text:span><text:span text:style-name="T14">111 </text:span><text:span text:style-name="T15">funcion</text:span><text:span text:style-name="T20"> vecinos (v: </text:span><text:span text:style-name="T19">vector</text:span><text:span text:style-name="T20"> [0 .. maxF * maxC - 1] </text:span><text:span text:style-name="T19">de</text:span><text:span text:style-name="T20"> </text:span><text:span text:style-name="T19">booleano</text:span><text:span text:style-name="T20">, nf, nc, i: </text:span><text:span text:style-name="T19">entero</text:span><text:span text:style-name="T20">)<text:line-break/></text:span><text:soft-page-break/><text:span text:style-name="T14">112 </text:span><text:span text:style-name="T15">devuelve</text:span><text:span text:style-name="T20"> (s: </text:span><text:span text:style-name="T19">entero</text:span><text:span text:style-name="T20">)<text:line-break/></text:span><text:span text:style-name="T14">113 </text:span><text:span text:style-name="T15">variables</text:span><text:span text:style-name="T20"><text:line-break/></text:span><text:span text:style-name="T14">114 </text:span><text:span text:style-name="T20">    ii, jj, contador, fil, col: </text:span><text:span text:style-name="T19">entero</text:span><text:span text:style-name="T20">;<text:line-break/></text:span><text:span text:style-name="T14">115 </text:span><text:span text:style-name="T15">fvariables</text:span><text:span text:style-name="T20"><text:line-break/></text:span><text:span text:style-name="T14">116 </text:span><text:span text:style-name="T15">inicio</text:span><text:span text:style-name="T20"><text:line-break/></text:span><text:span text:style-name="T14">117 </text:span><text:span text:style-name="T20">    contador := 0;<text:line-break/></text:span><text:span text:style-name="T14">118 </text:span><text:span text:style-name="T20">    ii := -1;<text:line-break/></text:span><text:span text:style-name="T14">119 </text:span><text:span text:style-name="T20">    </text:span><text:span text:style-name="T16">invariante</text:span><text:span text:style-name="T20"> { </text:span><text:span text:style-name="T18">verdadero</text:span><text:span text:style-name="T20"> }<text:line-break/></text:span><text:span text:style-name="T14">120 </text:span><text:span text:style-name="T20">    </text:span><text:span text:style-name="T15">mientras</text:span><text:span text:style-name="T20"> (ii &lt;= 1) </text:span><text:span text:style-name="T15">hacer</text:span><text:span text:style-name="T20"><text:line-break/></text:span><text:span text:style-name="T14">121 </text:span><text:span text:style-name="T20">        jj := -1;<text:line-break/></text:span><text:span text:style-name="T14">122 </text:span><text:span text:style-name="T20">        </text:span><text:span text:style-name="T16">invariante</text:span><text:span text:style-name="T20"> { </text:span><text:span text:style-name="T18">verdadero</text:span><text:span text:style-name="T20"> }<text:line-break/></text:span><text:span text:style-name="T14">123 </text:span><text:span text:style-name="T20">        </text:span><text:span text:style-name="T15">mientras</text:span><text:span text:style-name="T20"> (jj &lt;= 1) </text:span><text:span text:style-name="T15">hacer</text:span><text:span text:style-name="T20"><text:line-break/></text:span><text:span text:style-name="T14">124 </text:span><text:span text:style-name="T20">            </text:span><text:span text:style-name="T15">caso</text:span><text:span text:style-name="T20"> </text:span><text:span text:style-name="T15">si</text:span><text:span text:style-name="T20"> </text:span><text:span text:style-name="T15">no</text:span><text:span text:style-name="T20"> ( (ii = 0) </text:span><text:span text:style-name="T15">y</text:span><text:span text:style-name="T20"> (jj = 0) )<text:line-break/></text:span><text:span text:style-name="T14">125 </text:span><text:span text:style-name="T20">                fil := fila (i, nc) + ii;<text:line-break/></text:span><text:span text:style-name="T14">126 </text:span><text:span text:style-name="T20">                col := columna (i, nc) + jj;<text:line-break/></text:span><text:span text:style-name="T14">127 </text:span><text:span text:style-name="T20">                </text:span><text:span text:style-name="T15">caso</text:span><text:span text:style-name="T20"> </text:span><text:span text:style-name="T15">si</text:span><text:span text:style-name="T20"> log<text:line-break/></text:span><text:span text:style-name="T14">128 </text:span><text:span text:style-name="T20">                    </text:span><text:span text:style-name="T19">escribe</text:span><text:span text:style-name="T20"> (</text:span><text:span text:style-name="T18">"&gt;&gt;&gt; vecinos ["</text:span><text:span text:style-name="T20">); </text:span><text:span text:style-name="T19">escribe</text:span><text:span text:style-name="T20"> (i); </text:span><text:span text:style-name="T19">escribe</text:span><text:span text:style-name="T20"> (</text:span><text:span text:style-name="T18">"] ("</text:span><text:span text:style-name="T20">);<text:line-break/></text:span><text:span text:style-name="T14">129 </text:span><text:span text:style-name="T20">                    </text:span><text:span text:style-name="T19">escribe</text:span><text:span text:style-name="T20"> (fil); </text:span><text:span text:style-name="T19">escribe</text:span><text:span text:style-name="T20"> (</text:span><text:span text:style-name="T18">", "</text:span><text:span text:style-name="T20">); </text:span><text:span text:style-name="T19">escribe</text:span><text:span text:style-name="T20"> (col);<text:line-break/></text:span><text:span text:style-name="T14">130 </text:span><text:span text:style-name="T20">                </text:span><text:span text:style-name="T15">fcaso</text:span><text:span text:style-name="T20">;<text:line-break/></text:span><text:span text:style-name="T14">131 </text:span><text:span text:style-name="T20"><text:line-break/></text:span><text:span text:style-name="T14">132 </text:span><text:span text:style-name="T20">                </text:span><text:span text:style-name="T15">caso</text:span><text:span text:style-name="T20"> </text:span><text:span text:style-name="T15">si</text:span><text:span text:style-name="T20"> (fil &gt;= 0<text:line-break/></text:span><text:span text:style-name="T14">133 </text:span><text:span text:style-name="T20">                    </text:span><text:span text:style-name="T15">y</text:span><text:span text:style-name="T20"> fil &lt; nf<text:line-break/></text:span><text:span text:style-name="T14">134 </text:span><text:span text:style-name="T20">                    </text:span><text:span text:style-name="T15">y</text:span><text:span text:style-name="T20"> col &gt;= 0<text:line-break/></text:span><text:span text:style-name="T14">135 </text:span><text:span text:style-name="T20">                    </text:span><text:span text:style-name="T15">y</text:span><text:span text:style-name="T20"> col &lt; nc)<text:line-break/></text:span><text:span text:style-name="T14">136 </text:span><text:span text:style-name="T20"><text:line-break/></text:span><text:span text:style-name="T14">137 </text:span><text:span text:style-name="T20">                    </text:span><text:span text:style-name="T17">(*</text:span><text:span text:style-name="T20"><text:line-break/></text:span><text:span text:style-name="T14">138 </text:span><text:span text:style-name="T17">                     * Condición anidada debido a que la evaluación de</text:span><text:span text:style-name="T20"><text:line-break/></text:span><text:span text:style-name="T14">139 </text:span><text:span text:style-name="T17">                     * expresiones lógicas no es por cortocircuito</text:span><text:span text:style-name="T20"><text:line-break/></text:span><text:span text:style-name="T14">140 </text:span><text:span text:style-name="T17">                     *)</text:span><text:span text:style-name="T20"><text:line-break/></text:span><text:span text:style-name="T14">141 </text:span><text:span text:style-name="T20">                    </text:span><text:span text:style-name="T15">caso</text:span><text:span text:style-name="T20"> </text:span><text:span text:style-name="T15">si</text:span><text:span text:style-name="T20"> v [casilla (col, fil, nc)]<text:line-break/></text:span><text:span text:style-name="T14">142 </text:span><text:span text:style-name="T20">                        contador := contador + 1;<text:line-break/></text:span><text:span text:style-name="T14">143 </text:span><text:span text:style-name="T20">                        </text:span><text:span text:style-name="T15">caso</text:span><text:span text:style-name="T20"> </text:span><text:span text:style-name="T15">si</text:span><text:span text:style-name="T20"> log </text:span><text:span text:style-name="T19">escribeln</text:span><text:span text:style-name="T20"> (</text:span><text:span text:style-name="T18">") : VIVA"</text:span><text:span text:style-name="T20">); </text:span><text:span text:style-name="T15">fcaso</text:span><text:span text:style-name="T20">;<text:line-break/></text:span><text:span text:style-name="T14">144 </text:span><text:span text:style-name="T20">                    </text:span><text:span text:style-name="T15">si_no</text:span><text:span text:style-name="T20"><text:line-break/></text:span><text:span text:style-name="T14">145 </text:span><text:span text:style-name="T20">                        </text:span><text:span text:style-name="T15">caso</text:span><text:span text:style-name="T20"> </text:span><text:span text:style-name="T15">si</text:span><text:span text:style-name="T20"> log </text:span><text:span text:style-name="T19">escribeln</text:span><text:span text:style-name="T20"> (</text:span><text:span text:style-name="T18">") : MUERTA"</text:span><text:span text:style-name="T20">); </text:span><text:span text:style-name="T15">fcaso</text:span><text:span text:style-name="T20">;<text:line-break/></text:span><text:span text:style-name="T14">146 </text:span><text:span text:style-name="T20">                    </text:span><text:span text:style-name="T15">fcaso</text:span><text:span text:style-name="T20">;<text:line-break/></text:span><text:span text:style-name="T14">147 </text:span><text:span text:style-name="T20">                </text:span><text:span text:style-name="T15">si_no</text:span><text:span text:style-name="T20"><text:line-break/></text:span><text:span text:style-name="T14">148 </text:span><text:span text:style-name="T20">                    </text:span><text:span text:style-name="T15">caso</text:span><text:span text:style-name="T20"> </text:span><text:span text:style-name="T15">si</text:span><text:span text:style-name="T20"> log </text:span><text:span text:style-name="T19">escribeln</text:span><text:span text:style-name="T20"> (</text:span><text:span text:style-name="T18">") : FUERA"</text:span><text:span text:style-name="T20">); </text:span><text:span text:style-name="T15">fcaso</text:span><text:span text:style-name="T20">;<text:line-break/></text:span><text:span text:style-name="T14">149 </text:span><text:span text:style-name="T20">                </text:span><text:span text:style-name="T15">fcaso</text:span><text:span text:style-name="T20">;<text:line-break/></text:span><text:span text:style-name="T14">150 </text:span><text:span text:style-name="T20">            </text:span><text:span text:style-name="T15">fcaso</text:span><text:span text:style-name="T20">;<text:line-break/></text:span><text:span text:style-name="T14">151 </text:span><text:span text:style-name="T20">            jj := jj + 1;<text:line-break/></text:span><text:span text:style-name="T14">152 </text:span><text:span text:style-name="T20">        </text:span><text:span text:style-name="T15">fmientras</text:span><text:span text:style-name="T20">;<text:line-break/></text:span><text:span text:style-name="T14">153 </text:span><text:span text:style-name="T20">        ii := ii + 1;<text:line-break/></text:span><text:span text:style-name="T14">154 </text:span><text:span text:style-name="T20">    </text:span><text:span text:style-name="T15">fmientras</text:span><text:span text:style-name="T20">;<text:line-break/></text:span><text:span text:style-name="T14">155 </text:span><text:span text:style-name="T20">    </text:span><text:span text:style-name="T15">devuelve</text:span><text:span text:style-name="T20"> contador;<text:line-break/></text:span><text:span text:style-name="T14">156 </text:span><text:span text:style-name="T15">ffuncion</text:span><text:span text:style-name="T20"><text:line-break/></text:span><text:span text:style-name="T14">157 </text:span><text:span text:style-name="T16">postcondicion</text:span><text:span text:style-name="T20"> { s =<text:line-break/></text:span><text:span text:style-name="T14">158 </text:span><text:span text:style-name="T20">    </text:span><text:span text:style-name="T15">sumatorio</text:span><text:span text:style-name="T20"> alfa </text:span><text:span text:style-name="T15">perteneciente</text:span><text:span text:style-name="T20"> [-1 .. 1].<text:line-break/></text:span><text:span text:style-name="T14">159 </text:span><text:span text:style-name="T20">    (</text:span><text:span text:style-name="T15">conteo</text:span><text:span text:style-name="T20"> beta </text:span><text:span text:style-name="T15">perteneciente</text:span><text:span text:style-name="T20"> [-1 .. 1].(<text:line-break/></text:span><text:span text:style-name="T14">160 </text:span><text:span text:style-name="T20">        (alfa != 0 </text:span><text:span text:style-name="T15">y</text:span><text:span text:style-name="T20"> beta != 0)<text:line-break/></text:span><text:span text:style-name="T14">161 </text:span><text:span text:style-name="T20">        </text:span><text:span text:style-name="T15">y</text:span><text:span text:style-name="T20"> fila (i, nc) + alfa &gt;= 0<text:line-break/></text:span><text:span text:style-name="T14">162 </text:span><text:span text:style-name="T20">        </text:span><text:span text:style-name="T15">y</text:span><text:span text:style-name="T20"> fila (i, nc) + alfa &lt; nf<text:line-break/></text:span><text:span text:style-name="T14">163 </text:span><text:span text:style-name="T20">        </text:span><text:span text:style-name="T15">y</text:span><text:span text:style-name="T20"> columna (i, nc) + beta &gt;= 0<text:line-break/></text:span><text:span text:style-name="T14">164 </text:span><text:span text:style-name="T20">        </text:span><text:span text:style-name="T15">y</text:span><text:span text:style-name="T20"> columna (i, nc) + beta &lt; nc<text:line-break/></text:span><text:span text:style-name="T14">165 </text:span><text:span text:style-name="T20">        </text:span><text:span text:style-name="T15">y</text:span><text:span text:style-name="T20"> v [casilla (<text:line-break/></text:span><text:span text:style-name="T14">166 </text:span><text:span text:style-name="T20">            columna (i, nc) + beta,<text:line-break/></text:span><text:span text:style-name="T14">167 </text:span><text:span text:style-name="T20">            fila (i, nc) + alfa,<text:line-break/></text:span><text:span text:style-name="T14">168 </text:span><text:span text:style-name="T20">            nc)]))<text:line-break/></text:span><text:span text:style-name="T14">169 </text:span><text:span text:style-name="T20">}<text:line-break/></text:span><text:span text:style-name="T14">170 </text:span><text:span text:style-name="T20"><text:line-break/></text:span><text:span text:style-name="T14">171 </text:span><text:span text:style-name="T17">(**</text:span><text:span text:style-name="T20"><text:line-break/></text:span><text:span text:style-name="T14">172 </text:span><text:span text:style-name="T17"> * Devuelve verdadero si la celda en la posición 'i' debe vivir.</text:span><text:span text:style-name="T20"><text:line-break/></text:span><text:span text:style-name="T14">173 </text:span><text:span text:style-name="T17"> *</text:span><text:span text:style-name="T20"><text:line-break/></text:span><text:span text:style-name="T14">174 </text:span><text:span text:style-name="T17"> * @param v Vector que contiene las celdas del tablero.</text:span><text:span text:style-name="T20"><text:line-break/></text:span><text:span text:style-name="T14">175 </text:span><text:span text:style-name="T17"> * @param i Indice de la celda que se va a comprobar.</text:span><text:span text:style-name="T20"><text:line-break/></text:span><text:soft-page-break/><text:span text:style-name="T14">176 </text:span><text:span text:style-name="T17"> * @return Cierto si la celda en la posición 'i' cumple las condiciones para vivir.</text:span><text:span text:style-name="T20"><text:line-break/></text:span><text:span text:style-name="T14">177 </text:span><text:span text:style-name="T17"> *)</text:span><text:span text:style-name="T20"><text:line-break/></text:span><text:span text:style-name="T14">178 </text:span><text:span text:style-name="T16">precondicion</text:span><text:span text:style-name="T20"> {<text:line-break/></text:span><text:span text:style-name="T14">179 </text:span><text:span text:style-name="T20">    nf &gt; 0 </text:span><text:span text:style-name="T15">y</text:span><text:span text:style-name="T20"> nf &lt;= maxF<text:line-break/></text:span><text:span text:style-name="T14">180 </text:span><text:span text:style-name="T20">    </text:span><text:span text:style-name="T15">y</text:span><text:span text:style-name="T20"> nc &gt; 0 </text:span><text:span text:style-name="T15">y</text:span><text:span text:style-name="T20"> nc &lt;= maxC<text:line-break/></text:span><text:span text:style-name="T14">181 </text:span><text:span text:style-name="T20">    </text:span><text:span text:style-name="T15">y</text:span><text:span text:style-name="T20"> 0 &lt;= i </text:span><text:span text:style-name="T15">y</text:span><text:span text:style-name="T20"> i &lt; maxF * maxC<text:line-break/></text:span><text:span text:style-name="T14">182 </text:span><text:span text:style-name="T20">}<text:line-break/></text:span><text:span text:style-name="T14">183 </text:span><text:span text:style-name="T15">funcion</text:span><text:span text:style-name="T20"> condiciones (v: </text:span><text:span text:style-name="T19">vector</text:span><text:span text:style-name="T20"> [0 .. maxF * maxC - 1] </text:span><text:span text:style-name="T19">de</text:span><text:span text:style-name="T20"> </text:span><text:span text:style-name="T19">booleano</text:span><text:span text:style-name="T20">, nf, nc, i: </text:span><text:span text:style-name="T19">entero</text:span><text:span text:style-name="T20">)<text:line-break/></text:span><text:span text:style-name="T14">184 </text:span><text:span text:style-name="T15">devuelve</text:span><text:span text:style-name="T20"> (s: </text:span><text:span text:style-name="T19">booleano</text:span><text:span text:style-name="T20">)<text:line-break/></text:span><text:span text:style-name="T14">185 </text:span><text:span text:style-name="T15">variables</text:span><text:span text:style-name="T20"><text:line-break/></text:span><text:span text:style-name="T14">186 </text:span><text:span text:style-name="T20">    vivos: </text:span><text:span text:style-name="T19">entero</text:span><text:span text:style-name="T20">;<text:line-break/></text:span><text:span text:style-name="T14">187 </text:span><text:span text:style-name="T15">fvariables</text:span><text:span text:style-name="T20"><text:line-break/></text:span><text:span text:style-name="T14">188 </text:span><text:span text:style-name="T15">inicio</text:span><text:span text:style-name="T20"><text:line-break/></text:span><text:span text:style-name="T14">189 </text:span><text:span text:style-name="T20">    vivos := vecinos(v, nf, nc, i);<text:line-break/></text:span><text:span text:style-name="T14">190 </text:span><text:span text:style-name="T20">    </text:span><text:span text:style-name="T15">caso</text:span><text:span text:style-name="T20"> </text:span><text:span text:style-name="T15">si</text:span><text:span text:style-name="T20"> log </text:span><text:span text:style-name="T19">escribe</text:span><text:span text:style-name="T20"> (</text:span><text:span text:style-name="T18">"&gt;&gt;&gt; condiciones ["</text:span><text:span text:style-name="T20">); </text:span><text:span text:style-name="T19">escribe</text:span><text:span text:style-name="T20"> (i); </text:span><text:span text:style-name="T19">escribe</text:span><text:span text:style-name="T20"> (</text:span><text:span text:style-name="T18">"]: "</text:span><text:span text:style-name="T20">); </text:span><text:span text:style-name="T19">escribeln</text:span><text:span text:style-name="T20"> (vivos); </text:span><text:span text:style-name="T15">fcaso</text:span><text:span text:style-name="T20">;<text:line-break/></text:span><text:span text:style-name="T14">191 </text:span><text:span text:style-name="T20">    </text:span><text:span text:style-name="T15">devuelve</text:span><text:span text:style-name="T20"> (vivos = 3) </text:span><text:span text:style-name="T15">o</text:span><text:span text:style-name="T20"> (v [i] </text:span><text:span text:style-name="T15">y</text:span><text:span text:style-name="T20"> vivos = 2);<text:line-break/></text:span><text:span text:style-name="T14">192 </text:span><text:span text:style-name="T15">ffuncion</text:span><text:span text:style-name="T20"><text:line-break/></text:span><text:span text:style-name="T14">193 </text:span><text:span text:style-name="T16">postcondicion</text:span><text:span text:style-name="T20"> {<text:line-break/></text:span><text:span text:style-name="T14">194 </text:span><text:span text:style-name="T20">    s = (vecinos (v, nf, nc, i) = 3) </text:span><text:span text:style-name="T15">o</text:span><text:span text:style-name="T20"> (v [i] </text:span><text:span text:style-name="T15">y</text:span><text:span text:style-name="T20"> vecinos (v, nf, nc, i) = 2)<text:line-break/></text:span><text:span text:style-name="T14">195 </text:span><text:span text:style-name="T20">}<text:line-break/></text:span><text:span text:style-name="T14">196 </text:span><text:span text:style-name="T20"><text:line-break/></text:span><text:span text:style-name="T14">197 </text:span><text:span text:style-name="T17">(*</text:span><text:span text:style-name="T20"><text:line-break/></text:span><text:span text:style-name="T14">198 </text:span><text:span text:style-name="T17"> * Funciones que van a ser llamadas desde el programa principal</text:span><text:span text:style-name="T20"><text:line-break/></text:span><text:span text:style-name="T14">199 </text:span><text:span text:style-name="T17"> * La implementacion actual devuelve el mismo vector de entrada</text:span><text:span text:style-name="T20"><text:line-break/></text:span><text:span text:style-name="T14">200 </text:span><text:span text:style-name="T17"> * sin realizar ningun calculo adicional</text:span><text:span text:style-name="T20"><text:line-break/></text:span><text:span text:style-name="T14">201 </text:span><text:span text:style-name="T17"> *)</text:span><text:span text:style-name="T20"><text:line-break/></text:span><text:span text:style-name="T14">202 </text:span><text:span text:style-name="T17">(***********************************************************************************)</text:span><text:span text:style-name="T20"><text:line-break/></text:span><text:span text:style-name="T14">203 </text:span><text:span text:style-name="T20"><text:line-break/></text:span><text:span text:style-name="T14">204 </text:span><text:span text:style-name="T17">(**</text:span><text:span text:style-name="T20"><text:line-break/></text:span><text:span text:style-name="T14">205 </text:span><text:span text:style-name="T17"> * FUNCIÓN RECURSIVA NO FINAL</text:span><text:span text:style-name="T20"><text:line-break/></text:span><text:span text:style-name="T14">206 </text:span><text:span text:style-name="T17"> *)</text:span><text:span text:style-name="T20"><text:line-break/></text:span><text:span text:style-name="T14">207 </text:span><text:span text:style-name="T16">precondicion</text:span><text:span text:style-name="T20"> {<text:line-break/></text:span><text:span text:style-name="T14">208 </text:span><text:span text:style-name="T20">    nf &gt; 0 </text:span><text:span text:style-name="T15">y</text:span><text:span text:style-name="T20"> nf &lt;= maxF<text:line-break/></text:span><text:span text:style-name="T14">209 </text:span><text:span text:style-name="T20">    </text:span><text:span text:style-name="T15">y</text:span><text:span text:style-name="T20"> nc &gt; 0 </text:span><text:span text:style-name="T15">y</text:span><text:span text:style-name="T20"> nc &lt;= maxC<text:line-break/></text:span><text:span text:style-name="T14">210 </text:span><text:span text:style-name="T20">    </text:span><text:span text:style-name="T15">y</text:span><text:span text:style-name="T20"> 0 &lt;= i </text:span><text:span text:style-name="T15">y</text:span><text:span text:style-name="T20"> i &lt; maxF * maxC<text:line-break/></text:span><text:span text:style-name="T14">211 </text:span><text:span text:style-name="T20">}<text:line-break/></text:span><text:span text:style-name="T14">212 </text:span><text:span text:style-name="T15">funcion</text:span><text:span text:style-name="T20"> igen (v: </text:span><text:span text:style-name="T19">VECTOR</text:span><text:span text:style-name="T20"> [0 .. maxF * maxC - 1] </text:span><text:span text:style-name="T19">DE</text:span><text:span text:style-name="T20"> </text:span><text:span text:style-name="T19">BOOLEANO</text:span><text:span text:style-name="T20">, nf, nc, i: </text:span><text:span text:style-name="T19">ENTERO</text:span><text:span text:style-name="T20">)<text:line-break/></text:span><text:span text:style-name="T14">213 </text:span><text:span text:style-name="T15">devuelve</text:span><text:span text:style-name="T20"> (s: </text:span><text:span text:style-name="T19">VECTOR</text:span><text:span text:style-name="T20"> [0 .. maxF * maxC - 1] </text:span><text:span text:style-name="T19">DE</text:span><text:span text:style-name="T20"> </text:span><text:span text:style-name="T19">BOOLEANO</text:span><text:span text:style-name="T20">)<text:line-break/></text:span><text:span text:style-name="T14">214 </text:span><text:span text:style-name="T15">variables</text:span><text:span text:style-name="T20"><text:line-break/></text:span><text:span text:style-name="T14">215 </text:span><text:span text:style-name="T20">    casilla: </text:span><text:span text:style-name="T19">booleano</text:span><text:span text:style-name="T20">;<text:line-break/></text:span><text:span text:style-name="T14">216 </text:span><text:span text:style-name="T15">fvariables</text:span><text:span text:style-name="T20"><text:line-break/></text:span><text:span text:style-name="T14">217 </text:span><text:span text:style-name="T15">inicio</text:span><text:span text:style-name="T20"><text:line-break/></text:span><text:span text:style-name="T14">218 </text:span><text:span text:style-name="T20">    casilla := condiciones (v, nf, nc, i);<text:line-break/></text:span><text:span text:style-name="T14">219 </text:span><text:span text:style-name="T20">    </text:span><text:span text:style-name="T15">caso</text:span><text:span text:style-name="T20"> </text:span><text:span text:style-name="T15">si</text:span><text:span text:style-name="T20"> (i &gt; 0)<text:line-break/></text:span><text:span text:style-name="T14">220 </text:span><text:span text:style-name="T20">        </text:span><text:span text:style-name="T17">(* c (igen (v, nf, nc, i - 1), i, casilla); *)</text:span><text:span text:style-name="T20"><text:line-break/></text:span><text:span text:style-name="T14">221 </text:span><text:span text:style-name="T20">        v := igen (v, nf, nc, i - 1);<text:line-break/></text:span><text:span text:style-name="T14">222 </text:span><text:span text:style-name="T20">        v [i] := casilla;<text:line-break/></text:span><text:span text:style-name="T14">223 </text:span><text:span text:style-name="T20">    </text:span><text:span text:style-name="T15">fcaso</text:span><text:span text:style-name="T20">;<text:line-break/></text:span><text:span text:style-name="T14">224 </text:span><text:span text:style-name="T20">    </text:span><text:span text:style-name="T17">(* c (v, i, casilla); *)</text:span><text:span text:style-name="T20"><text:line-break/></text:span><text:span text:style-name="T14">225 </text:span><text:span text:style-name="T20">    v [i] := casilla;<text:line-break/></text:span><text:span text:style-name="T14">226 </text:span><text:span text:style-name="T20">    </text:span><text:span text:style-name="T15">devuelve</text:span><text:span text:style-name="T20"> v;<text:line-break/></text:span><text:span text:style-name="T14">227 </text:span><text:span text:style-name="T15">ffuncion</text:span><text:span text:style-name="T20"><text:line-break/></text:span><text:span text:style-name="T14">228 </text:span><text:span text:style-name="T16">postcondicion</text:span><text:span text:style-name="T20"> {<text:line-break/></text:span><text:span text:style-name="T14">229 </text:span><text:span text:style-name="T20">    </text:span><text:span text:style-name="T15">ParaTodo</text:span><text:span text:style-name="T20"> alfa </text:span><text:span text:style-name="T15">perteneciente</text:span><text:span text:style-name="T20"> [0 .. maxF * maxC - 1].(<text:line-break/></text:span><text:span text:style-name="T14">230 </text:span><text:span text:style-name="T20">        s [alfa] = condiciones (v, nf, nc, alfa))<text:line-break/></text:span><text:span text:style-name="T14">231 </text:span><text:span text:style-name="T20">}<text:line-break/></text:span><text:span text:style-name="T14">232 </text:span><text:span text:style-name="T20"><text:line-break/></text:span><text:span text:style-name="T14">233 </text:span><text:span text:style-name="T17">(**</text:span><text:span text:style-name="T20"><text:line-break/></text:span><text:span text:style-name="T14">234 </text:span><text:span text:style-name="T20"> * FUNCIÓN ITERATIVA<text:line-break/></text:span><text:span text:style-name="T14">235 </text:span><text:span text:style-name="T20"> *)<text:line-break/></text:span><text:span text:style-name="T14">236 </text:span><text:span text:style-name="T16">precondicion</text:span><text:span text:style-name="T20"> {<text:line-break/></text:span><text:span text:style-name="T14">237 </text:span><text:span text:style-name="T20">    nf &gt; 0 </text:span><text:span text:style-name="T15">y</text:span><text:span text:style-name="T20"> nf &lt;= maxF<text:line-break/></text:span><text:span text:style-name="T14">238 </text:span><text:span text:style-name="T20">    </text:span><text:span text:style-name="T15">y</text:span><text:span text:style-name="T20"> nc &gt; 0 </text:span><text:span text:style-name="T15">y</text:span><text:span text:style-name="T20"> nc &lt;= maxC<text:line-break/></text:span><text:soft-page-break/><text:span text:style-name="T14">239 </text:span><text:span text:style-name="T20">}<text:line-break/></text:span><text:span text:style-name="T14">240 </text:span><text:span text:style-name="T15">funcion</text:span><text:span text:style-name="T20"> genit (v: </text:span><text:span text:style-name="T19">VECTOR</text:span><text:span text:style-name="T20"> [0 .. maxF * maxC - 1] </text:span><text:span text:style-name="T19">DE</text:span><text:span text:style-name="T20"> </text:span><text:span text:style-name="T19">BOOLEANO</text:span><text:span text:style-name="T20">, nf, nc: </text:span><text:span text:style-name="T19">ENTERO</text:span><text:span text:style-name="T20">)<text:line-break/></text:span><text:span text:style-name="T14">241 </text:span><text:span text:style-name="T15">devuelve</text:span><text:span text:style-name="T20"> (s: </text:span><text:span text:style-name="T19">VECTOR</text:span><text:span text:style-name="T20"> [0 .. maxF * maxC - 1] </text:span><text:span text:style-name="T19">DE</text:span><text:span text:style-name="T20"> </text:span><text:span text:style-name="T19">BOOLEANO</text:span><text:span text:style-name="T20">)<text:line-break/></text:span><text:span text:style-name="T14">242 </text:span><text:span text:style-name="T15">variables</text:span><text:span text:style-name="T20"><text:line-break/></text:span><text:span text:style-name="T14">243 </text:span><text:span text:style-name="T20">    ii: </text:span><text:span text:style-name="T19">entero</text:span><text:span text:style-name="T20">;<text:line-break/></text:span><text:span text:style-name="T14">244 </text:span><text:span text:style-name="T20">    resultado: </text:span><text:span text:style-name="T19">VECTOR</text:span><text:span text:style-name="T20"> [0 .. maxF * maxC - 1] </text:span><text:span text:style-name="T19">DE</text:span><text:span text:style-name="T20"> </text:span><text:span text:style-name="T19">BOOLEANO</text:span><text:span text:style-name="T20">;<text:line-break/></text:span><text:span text:style-name="T14">245 </text:span><text:span text:style-name="T15">fvariables</text:span><text:span text:style-name="T20"><text:line-break/></text:span><text:span text:style-name="T14">246 </text:span><text:span text:style-name="T15">inicio</text:span><text:span text:style-name="T20"><text:line-break/></text:span><text:span text:style-name="T14">247 </text:span><text:span text:style-name="T20">    ii := -1;<text:line-break/></text:span><text:span text:style-name="T14">248 </text:span><text:span text:style-name="T20">    </text:span><text:span text:style-name="T16">invariante</text:span><text:span text:style-name="T20"> {<text:line-break/></text:span><text:span text:style-name="T14">249 </text:span><text:span text:style-name="T20">        </text:span><text:span text:style-name="T15">ParaTodo</text:span><text:span text:style-name="T20"> alfa </text:span><text:span text:style-name="T15">perteneciente</text:span><text:span text:style-name="T20"> [0 .. ii].(<text:line-break/></text:span><text:span text:style-name="T14">250 </text:span><text:span text:style-name="T20">            resultado [alfa] = condiciones (v, nf, nc, alfa))<text:line-break/></text:span><text:span text:style-name="T14">251 </text:span><text:span text:style-name="T20">    }<text:line-break/></text:span><text:span text:style-name="T14">252 </text:span><text:span text:style-name="T20">    </text:span><text:span text:style-name="T15">mientras</text:span><text:span text:style-name="T20"> ii &lt; nf * nc - 1 </text:span><text:span text:style-name="T15">hacer</text:span><text:span text:style-name="T20"><text:line-break/></text:span><text:span text:style-name="T14">253 </text:span><text:span text:style-name="T20">        resultado [ii + 1] := condiciones (v, nf, nc, ii + 1);<text:line-break/></text:span><text:span text:style-name="T14">254 </text:span><text:span text:style-name="T20">        ii := ii + 1;<text:line-break/></text:span><text:span text:style-name="T14">255 </text:span><text:span text:style-name="T20">    </text:span><text:span text:style-name="T15">fmientras</text:span><text:span text:style-name="T20">;<text:line-break/></text:span><text:span text:style-name="T14">256 </text:span><text:span text:style-name="T20">    </text:span><text:span text:style-name="T15">devuelve</text:span><text:span text:style-name="T20"> resultado;<text:line-break/></text:span><text:span text:style-name="T14">257 </text:span><text:span text:style-name="T15">ffuncion</text:span><text:span text:style-name="T20"><text:line-break/></text:span><text:span text:style-name="T14">258 </text:span><text:span text:style-name="T16">postcondicion</text:span><text:span text:style-name="T20"> {<text:line-break/></text:span><text:span text:style-name="T14">259 </text:span><text:span text:style-name="T20">    </text:span><text:span text:style-name="T15">ParaTodo</text:span><text:span text:style-name="T20"> alfa </text:span><text:span text:style-name="T15">perteneciente</text:span><text:span text:style-name="T20"> [0 .. maxF * maxC - 1].(<text:line-break/></text:span><text:span text:style-name="T14">260 </text:span><text:span text:style-name="T20">        s [alfa] = condiciones (v, nf, nc, alfa))<text:line-break/></text:span><text:span text:style-name="T14">261 </text:span><text:span text:style-name="T20">}<text:line-break/></text:span><text:span text:style-name="T14">262 </text:span><text:span text:style-name="T20"><text:line-break/></text:span><text:span text:style-name="T14">263 </text:span><text:span text:style-name="T16">fmodulo</text:span><text:span text:style-name="T20"><text:line-break/></text:span></text:p>
      <text:p text:style-name="P9"><text:span text:style-name="T13">Implementación Modula-2</text:span>:</text:p>
      <text:p text:style-name="Text_20_body"><text:span text:style-name="T14">  1 </text:span><text:span text:style-name="T15">IMPLEMENTATION</text:span><text:span text:style-name="T20"> </text:span><text:span text:style-name="T21">MODULE VIDA;</text:span><text:span text:style-name="T20"><text:line-break/></text:span><text:span text:style-name="T14">  2 </text:span><text:span text:style-name="T20"><text:line-break/></text:span><text:span text:style-name="T14">  3 </text:span><text:span text:style-name="T15">FROM</text:span><text:span text:style-name="T20"> P2BIOS </text:span><text:span text:style-name="T15">IMPORT</text:span><text:span text:style-name="T20"> NATURAL,ENTERO;<text:line-break/></text:span><text:span text:style-name="T14">  4 </text:span><text:span text:style-name="T15">FROM</text:span><text:span text:style-name="T20"> InOut </text:span><text:span text:style-name="T15">IMPORT</text:span><text:span text:style-name="T20"> WriteInt, WriteLn, WriteString;<text:line-break/></text:span><text:span text:style-name="T14">  5 </text:span><text:span text:style-name="T20"><text:line-break/></text:span><text:span text:style-name="T14">  6 </text:span><text:span text:style-name="T17">(**</text:span><text:span text:style-name="T20"><text:line-break/></text:span><text:span text:style-name="T14">  7 </text:span><text:span text:style-name="T17"> * Depuración:</text:span><text:span text:style-name="T20"><text:line-break/></text:span><text:span text:style-name="T14">  8 </text:span><text:span text:style-name="T17"> * Las sentencias de depuración no se han suprimido, con el * fin de poder</text:span><text:span text:style-name="T20"><text:line-break/></text:span><text:span text:style-name="T14">  9 </text:span><text:span text:style-name="T17"> * ser utilizadas posteriormente. Para hacerlo se debe modificar esta</text:span><text:span text:style-name="T20"><text:line-break/></text:span><text:span text:style-name="T14"> 10 </text:span><text:span text:style-name="T17"> * constante a 'verdadero'.</text:span><text:span text:style-name="T20"><text:line-break/></text:span><text:span text:style-name="T14"> 11 </text:span><text:span text:style-name="T17"> * El precio que hay que pagar es una pequeña penalización en el rendimiento.</text:span><text:span text:style-name="T20"><text:line-break/></text:span><text:span text:style-name="T14"> 12 </text:span><text:span text:style-name="T17"> *)</text:span><text:span text:style-name="T20"><text:line-break/></text:span><text:span text:style-name="T14"> 13 </text:span><text:span text:style-name="T16">CONST</text:span><text:span text:style-name="T20"> LOG = </text:span><text:span text:style-name="T18">FALSE</text:span><text:span text:style-name="T20">;<text:line-break/></text:span><text:span text:style-name="T14"> 14 </text:span><text:span text:style-name="T20"><text:line-break/></text:span><text:span text:style-name="T14"> 15 </text:span><text:span text:style-name="T17">(* Implementacion de funciones auxiliares *)</text:span><text:span text:style-name="T20"><text:line-break/></text:span><text:span text:style-name="T14"> 16 </text:span><text:span text:style-name="T17">(********************************************************************************)</text:span><text:span text:style-name="T20"><text:line-break/></text:span><text:span text:style-name="T14"> 17 </text:span><text:span text:style-name="T20"><text:line-break/></text:span><text:span text:style-name="T14"> 18 </text:span><text:span text:style-name="T17">(**</text:span><text:span text:style-name="T20"><text:line-break/></text:span><text:span text:style-name="T14"> 19 </text:span><text:span text:style-name="T17"> * La función de combinación, modifica la posición de un vector con un</text:span><text:span text:style-name="T20"><text:line-break/></text:span><text:span text:style-name="T14"> 20 </text:span><text:span text:style-name="T17"> * valor pasado por parámetro.</text:span><text:span text:style-name="T20"><text:line-break/></text:span><text:span text:style-name="T14"> 21 </text:span><text:span text:style-name="T17"> *</text:span><text:span text:style-name="T20"><text:line-break/></text:span><text:span text:style-name="T14"> 22 </text:span><text:span text:style-name="T17"> * @param v Vector que va a ser modificado.</text:span><text:span text:style-name="T20"><text:line-break/></text:span><text:span text:style-name="T14"> 23 </text:span><text:span text:style-name="T17"> * @param i Posición del vector que se va a cambiar.</text:span><text:span text:style-name="T20"><text:line-break/></text:span><text:span text:style-name="T14"> 24 </text:span><text:span text:style-name="T17"> * @param b Nuevo valor de la posición 'i' del vector 'v'.</text:span><text:span text:style-name="T20"><text:line-break/></text:span><text:span text:style-name="T14"> 25 </text:span><text:span text:style-name="T17"> * @return Vector 'v' con su posición 'i' cambiada por 'b'.</text:span><text:span text:style-name="T20"><text:line-break/></text:span><text:span text:style-name="T14"> 26 </text:span><text:span text:style-name="T17"> *)</text:span><text:span text:style-name="T20"><text:line-break/></text:span><text:span text:style-name="T14"> 27 </text:span><text:span text:style-name="T21">PROCEDURE c (</text:span><text:span text:style-name="T16">VAR</text:span><text:span text:style-name="T20"> v: TipoVECTOR; i: ENTERO; b: </text:span><text:span text:style-name="T19">BOOLEAN</text:span><text:span text:style-name="T20">);<text:line-break/></text:span><text:span text:style-name="T14"> 28 </text:span><text:span text:style-name="T20">BEGIN<text:line-break/></text:span><text:span text:style-name="T14"> 29 </text:span><text:span text:style-name="T20">    v[i] := b;<text:line-break/></text:span><text:span text:style-name="T14"> 30 </text:span><text:span text:style-name="T21">END c;</text:span><text:span text:style-name="T20"><text:line-break/></text:span><text:span text:style-name="T14"> 31 </text:span><text:span text:style-name="T20"><text:line-break/></text:span><text:span text:style-name="T14"> 32 </text:span><text:span text:style-name="T17">(**</text:span><text:span text:style-name="T20"><text:line-break/></text:span><text:span text:style-name="T14"> 33 </text:span><text:span text:style-name="T17"> * Calcula el indice del vector de una celda a partir de sus coordenadas.</text:span><text:span text:style-name="T20"><text:line-break/></text:span><text:span text:style-name="T14"> 34 </text:span><text:span text:style-name="T17"> *</text:span><text:span text:style-name="T20"><text:line-break/></text:span><text:span text:style-name="T14"> 35 </text:span><text:span text:style-name="T17"> * @param c Columna de la casilla.</text:span><text:span text:style-name="T20"><text:line-break/></text:span><text:span text:style-name="T14"> 36 </text:span><text:span text:style-name="T17"> * @param f Fila de la casilla.</text:span><text:span text:style-name="T20"><text:line-break/></text:span><text:span text:style-name="T14"> 37 </text:span><text:span text:style-name="T17"> * @param nc Número de columnas del tablero.</text:span><text:span text:style-name="T20"><text:line-break/></text:span><text:soft-page-break/><text:span text:style-name="T14"> 38 </text:span><text:span text:style-name="T17"> * @return Indice de la casilla en la fila 'f' y columna 'c'.</text:span><text:span text:style-name="T20"><text:line-break/></text:span><text:span text:style-name="T14"> 39 </text:span><text:span text:style-name="T17"> *)</text:span><text:span text:style-name="T20"><text:line-break/></text:span><text:span text:style-name="T14"> 40 </text:span><text:span text:style-name="T21">PROCEDURE casilla (</text:span><text:span text:style-name="T20">c, f: ENTERO; nc: NATURAL): ENTERO;<text:line-break/></text:span><text:span text:style-name="T14"> 41 </text:span><text:span text:style-name="T20">BEGIN<text:line-break/></text:span><text:span text:style-name="T14"> 42 </text:span><text:span text:style-name="T20">    </text:span><text:span text:style-name="T16">RETURN</text:span><text:span text:style-name="T20"> </text:span><text:span text:style-name="T19">ORD</text:span><text:span text:style-name="T20">(f) * nc + </text:span><text:span text:style-name="T19">ORD</text:span><text:span text:style-name="T20">(c);<text:line-break/></text:span><text:span text:style-name="T14"> 43 </text:span><text:span text:style-name="T21">END casilla;</text:span><text:span text:style-name="T20"><text:line-break/></text:span><text:span text:style-name="T14"> 44 </text:span><text:span text:style-name="T20"><text:line-break/></text:span><text:span text:style-name="T14"> 45 </text:span><text:span text:style-name="T17">(**</text:span><text:span text:style-name="T20"><text:line-break/></text:span><text:span text:style-name="T14"> 46 </text:span><text:span text:style-name="T17"> * Calcula la columna de una celda a partir de su índice 'i'.</text:span><text:span text:style-name="T20"><text:line-break/></text:span><text:span text:style-name="T14"> 47 </text:span><text:span text:style-name="T17"> *</text:span><text:span text:style-name="T20"><text:line-break/></text:span><text:span text:style-name="T14"> 48 </text:span><text:span text:style-name="T17"> * @param i Indice de la celda.</text:span><text:span text:style-name="T20"><text:line-break/></text:span><text:span text:style-name="T14"> 49 </text:span><text:span text:style-name="T17"> * @param nc Número de columnas del tablero.</text:span><text:span text:style-name="T20"><text:line-break/></text:span><text:span text:style-name="T14"> 50 </text:span><text:span text:style-name="T17"> * @return Columna de la casilla en la posición 'i'.</text:span><text:span text:style-name="T20"><text:line-break/></text:span><text:span text:style-name="T14"> 51 </text:span><text:span text:style-name="T17"> *)</text:span><text:span text:style-name="T20"><text:line-break/></text:span><text:span text:style-name="T14"> 52 </text:span><text:span text:style-name="T21">PROCEDURE columna (</text:span><text:span text:style-name="T20">i: ENTERO; nc: NATURAL): ENTERO;<text:line-break/></text:span><text:span text:style-name="T14"> 53 </text:span><text:span text:style-name="T20">BEGIN<text:line-break/></text:span><text:span text:style-name="T14"> 54 </text:span><text:span text:style-name="T20">    </text:span><text:span text:style-name="T16">RETURN</text:span><text:span text:style-name="T20"> </text:span><text:span text:style-name="T19">ORD</text:span><text:span text:style-name="T20">(i) </text:span><text:span text:style-name="T15">MOD</text:span><text:span text:style-name="T20"> nc;<text:line-break/></text:span><text:span text:style-name="T14"> 55 </text:span><text:span text:style-name="T21">END columna;</text:span><text:span text:style-name="T20"><text:line-break/></text:span><text:span text:style-name="T14"> 56 </text:span><text:span text:style-name="T20"><text:line-break/></text:span><text:span text:style-name="T14"> 57 </text:span><text:span text:style-name="T17">(**</text:span><text:span text:style-name="T20"><text:line-break/></text:span><text:span text:style-name="T14"> 58 </text:span><text:span text:style-name="T17"> * Calcula la fila de una celda a partir de su índice 'i'.</text:span><text:span text:style-name="T20"><text:line-break/></text:span><text:span text:style-name="T14"> 59 </text:span><text:span text:style-name="T17"> *</text:span><text:span text:style-name="T20"><text:line-break/></text:span><text:span text:style-name="T14"> 60 </text:span><text:span text:style-name="T17"> * @param i Indice de la celda.</text:span><text:span text:style-name="T20"><text:line-break/></text:span><text:span text:style-name="T14"> 61 </text:span><text:span text:style-name="T17"> * @param nc Número de columnas del tablero.</text:span><text:span text:style-name="T20"><text:line-break/></text:span><text:span text:style-name="T14"> 62 </text:span><text:span text:style-name="T17"> * @return Fila de la casilla en la posición 'i'.</text:span><text:span text:style-name="T20"><text:line-break/></text:span><text:span text:style-name="T14"> 63 </text:span><text:span text:style-name="T17"> *)</text:span><text:span text:style-name="T20"><text:line-break/></text:span><text:span text:style-name="T14"> 64 </text:span><text:span text:style-name="T21">PROCEDURE fila (</text:span><text:span text:style-name="T20">i: ENTERO; nc: NATURAL): ENTERO;<text:line-break/></text:span><text:span text:style-name="T14"> 65 </text:span><text:span text:style-name="T20">BEGIN<text:line-break/></text:span><text:span text:style-name="T14"> 66 </text:span><text:span text:style-name="T20">    </text:span><text:span text:style-name="T16">RETURN</text:span><text:span text:style-name="T20"> </text:span><text:span text:style-name="T19">ORD</text:span><text:span text:style-name="T20">(i) </text:span><text:span text:style-name="T15">DIV</text:span><text:span text:style-name="T20"> nc;<text:line-break/></text:span><text:span text:style-name="T14"> 67 </text:span><text:span text:style-name="T21">END fila;</text:span><text:span text:style-name="T20"><text:line-break/></text:span><text:span text:style-name="T14"> 68 </text:span><text:span text:style-name="T20"><text:line-break/></text:span><text:span text:style-name="T14"> 69 </text:span><text:span text:style-name="T17">(**</text:span><text:span text:style-name="T20"><text:line-break/></text:span><text:span text:style-name="T14"> 70 </text:span><text:span text:style-name="T17"> * Obtiene el número de vecinos vivos de una celda.</text:span><text:span text:style-name="T20"><text:line-break/></text:span><text:span text:style-name="T14"> 71 </text:span><text:span text:style-name="T17"> *</text:span><text:span text:style-name="T20"><text:line-break/></text:span><text:span text:style-name="T14"> 72 </text:span><text:span text:style-name="T17"> * @param v Vector que contiene las celdas del tablero.</text:span><text:span text:style-name="T20"><text:line-break/></text:span><text:span text:style-name="T14"> 73 </text:span><text:span text:style-name="T17"> * @param nf Número de filas del tablero.</text:span><text:span text:style-name="T20"><text:line-break/></text:span><text:span text:style-name="T14"> 74 </text:span><text:span text:style-name="T17"> * @param nc Número de columnas del tablero.</text:span><text:span text:style-name="T20"><text:line-break/></text:span><text:span text:style-name="T14"> 75 </text:span><text:span text:style-name="T17"> * @param i Indice de la celda de la que obtener el número de vecinos.</text:span><text:span text:style-name="T20"><text:line-break/></text:span><text:span text:style-name="T14"> 76 </text:span><text:span text:style-name="T17"> * @return Número de vecinos vivos de una celda.</text:span><text:span text:style-name="T20"><text:line-break/></text:span><text:span text:style-name="T14"> 77 </text:span><text:span text:style-name="T17"> *)</text:span><text:span text:style-name="T20"><text:line-break/></text:span><text:span text:style-name="T14"> 78 </text:span><text:span text:style-name="T21">PROCEDURE vecinos (</text:span><text:span text:style-name="T20">v: TipoVECTOR; nf, nc: NATURAL; i: ENTERO): ENTERO;<text:line-break/></text:span><text:span text:style-name="T14"> 79 </text:span><text:span text:style-name="T16">VAR</text:span><text:span text:style-name="T20"> ii, jj, contador, fil, col: ENTERO;<text:line-break/></text:span><text:span text:style-name="T14"> 80 </text:span><text:span text:style-name="T20">BEGIN<text:line-break/></text:span><text:span text:style-name="T14"> 81 </text:span><text:span text:style-name="T20">    contador := 0;<text:line-break/></text:span><text:span text:style-name="T14"> 82 </text:span><text:span text:style-name="T20">    </text:span><text:span text:style-name="T15">FOR</text:span><text:span text:style-name="T20"> ii := -1 </text:span><text:span text:style-name="T15">TO</text:span><text:span text:style-name="T20"> 1 </text:span><text:span text:style-name="T15">DO</text:span><text:span text:style-name="T20"><text:line-break/></text:span><text:span text:style-name="T14"> 83 </text:span><text:span text:style-name="T20">        </text:span><text:span text:style-name="T15">FOR</text:span><text:span text:style-name="T20"> jj := -1 </text:span><text:span text:style-name="T15">TO</text:span><text:span text:style-name="T20"> 1 </text:span><text:span text:style-name="T15">DO</text:span><text:span text:style-name="T20"><text:line-break/></text:span><text:span text:style-name="T14"> 84 </text:span><text:span text:style-name="T20">            </text:span><text:span text:style-name="T15">IF</text:span><text:span text:style-name="T20"> </text:span><text:span text:style-name="T15">NOT</text:span><text:span text:style-name="T20"> ( (ii = 0) </text:span><text:span text:style-name="T15">AND</text:span><text:span text:style-name="T20"> (jj = 0) ) </text:span><text:span text:style-name="T15">THEN</text:span><text:span text:style-name="T20"><text:line-break/></text:span><text:span text:style-name="T14"> 85 </text:span><text:span text:style-name="T20">                fil := fila (i, nc) + ii;<text:line-break/></text:span><text:span text:style-name="T14"> 86 </text:span><text:span text:style-name="T20">                col := columna (i, nc) + jj;<text:line-break/></text:span><text:span text:style-name="T14"> 87 </text:span><text:span text:style-name="T20"><text:line-break/></text:span><text:span text:style-name="T14"> 88 </text:span><text:span text:style-name="T20">                </text:span><text:span text:style-name="T15">IF</text:span><text:span text:style-name="T20"> LOG </text:span><text:span text:style-name="T15">THEN</text:span><text:span text:style-name="T20"><text:line-break/></text:span><text:span text:style-name="T14"> 89 </text:span><text:span text:style-name="T20">                    WriteString (</text:span><text:span text:style-name="T18">"&gt;&gt;&gt; vecinos ["</text:span><text:span text:style-name="T20">); WriteInt (i, 2);<text:line-break/></text:span><text:span text:style-name="T14"> 90 </text:span><text:span text:style-name="T20">                    WriteString (</text:span><text:span text:style-name="T18">"] ("</text:span><text:span text:style-name="T20">); WriteInt (fil, 2); WriteString (</text:span><text:span text:style-name="T18">", "</text:span><text:span text:style-name="T20">);<text:line-break/></text:span><text:span text:style-name="T14"> 91 </text:span><text:span text:style-name="T20">                    WriteInt (col, 2);<text:line-break/></text:span><text:span text:style-name="T14"> 92 </text:span><text:span text:style-name="T20">                </text:span><text:span text:style-name="T15">END;</text:span><text:span text:style-name="T20"><text:line-break/></text:span><text:span text:style-name="T14"> 93 </text:span><text:span text:style-name="T20"><text:line-break/></text:span><text:span text:style-name="T14"> 94 </text:span><text:span text:style-name="T20">                </text:span><text:span text:style-name="T15">IF</text:span><text:span text:style-name="T20"> (fil &gt;= 0)<text:line-break/></text:span><text:span text:style-name="T14"> 95 </text:span><text:span text:style-name="T20">                    </text:span><text:span text:style-name="T15">AND</text:span><text:span text:style-name="T20"> (</text:span><text:span text:style-name="T19">ORD</text:span><text:span text:style-name="T20">(fil) &lt; nf)<text:line-break/></text:span><text:span text:style-name="T14"> 96 </text:span><text:span text:style-name="T20">                    </text:span><text:span text:style-name="T15">AND</text:span><text:span text:style-name="T20"> (col &gt;= 0)<text:line-break/></text:span><text:span text:style-name="T14"> 97 </text:span><text:span text:style-name="T20">                    </text:span><text:span text:style-name="T15">AND</text:span><text:span text:style-name="T20"> (</text:span><text:span text:style-name="T19">ORD</text:span><text:span text:style-name="T20">(col) &lt; nc)<text:line-break/></text:span><text:span text:style-name="T14"> 98 </text:span><text:span text:style-name="T20">                    </text:span><text:span text:style-name="T15">AND</text:span><text:span text:style-name="T20"> v [casilla (col, fil, nc)] </text:span><text:span text:style-name="T15">THEN</text:span><text:span text:style-name="T20"><text:line-break/></text:span><text:span text:style-name="T14"> 99 </text:span><text:span text:style-name="T20"><text:line-break/></text:span><text:span text:style-name="T14">100 </text:span><text:span text:style-name="T20">                    contador := contador + 1;<text:line-break/></text:span><text:span text:style-name="T14">101 </text:span><text:span text:style-name="T20"><text:line-break/></text:span><text:soft-page-break/><text:span text:style-name="T14">102 </text:span><text:span text:style-name="T20">                    </text:span><text:span text:style-name="T15">IF</text:span><text:span text:style-name="T20"> LOG </text:span><text:span text:style-name="T15">THEN</text:span><text:span text:style-name="T20"><text:line-break/></text:span><text:span text:style-name="T14">103 </text:span><text:span text:style-name="T20">                        </text:span><text:span text:style-name="T15">IF</text:span><text:span text:style-name="T20"> v [casilla (col, fil, nc)] </text:span><text:span text:style-name="T15">THEN</text:span><text:span text:style-name="T20"><text:line-break/></text:span><text:span text:style-name="T14">104 </text:span><text:span text:style-name="T20">                            WriteString (</text:span><text:span text:style-name="T18">") : VIVA"</text:span><text:span text:style-name="T20">);<text:line-break/></text:span><text:span text:style-name="T14">105 </text:span><text:span text:style-name="T20">                        </text:span><text:span text:style-name="T15">ELSE</text:span><text:span text:style-name="T20"><text:line-break/></text:span><text:span text:style-name="T14">106 </text:span><text:span text:style-name="T20">                            WriteString (</text:span><text:span text:style-name="T18">") : MUERTA"</text:span><text:span text:style-name="T20">);<text:line-break/></text:span><text:span text:style-name="T14">107 </text:span><text:span text:style-name="T20">                        </text:span><text:span text:style-name="T15">END;</text:span><text:span text:style-name="T20"><text:line-break/></text:span><text:span text:style-name="T14">108 </text:span><text:span text:style-name="T20">                        WriteLn ();<text:line-break/></text:span><text:span text:style-name="T14">109 </text:span><text:span text:style-name="T20">                    </text:span><text:span text:style-name="T15">END;</text:span><text:span text:style-name="T20"><text:line-break/></text:span><text:span text:style-name="T14">110 </text:span><text:span text:style-name="T20">                </text:span><text:span text:style-name="T15">ELSIF</text:span><text:span text:style-name="T20"> LOG </text:span><text:span text:style-name="T15">THEN</text:span><text:span text:style-name="T20"><text:line-break/></text:span><text:span text:style-name="T14">111 </text:span><text:span text:style-name="T20">                    WriteString (</text:span><text:span text:style-name="T18">") : FUERA"</text:span><text:span text:style-name="T20">); WriteLn ();<text:line-break/></text:span><text:span text:style-name="T14">112 </text:span><text:span text:style-name="T20">                </text:span><text:span text:style-name="T15">END;</text:span><text:span text:style-name="T20"><text:line-break/></text:span><text:span text:style-name="T14">113 </text:span><text:span text:style-name="T20">            </text:span><text:span text:style-name="T15">END;</text:span><text:span text:style-name="T20"><text:line-break/></text:span><text:span text:style-name="T14">114 </text:span><text:span text:style-name="T20">        </text:span><text:span text:style-name="T15">END;</text:span><text:span text:style-name="T20"><text:line-break/></text:span><text:span text:style-name="T14">115 </text:span><text:span text:style-name="T20">    </text:span><text:span text:style-name="T15">END;</text:span><text:span text:style-name="T20"><text:line-break/></text:span><text:span text:style-name="T14">116 </text:span><text:span text:style-name="T20">    </text:span><text:span text:style-name="T16">RETURN</text:span><text:span text:style-name="T20"> contador;<text:line-break/></text:span><text:span text:style-name="T14">117 </text:span><text:span text:style-name="T21">END vecinos;</text:span><text:span text:style-name="T20"><text:line-break/></text:span><text:span text:style-name="T14">118 </text:span><text:span text:style-name="T20"><text:line-break/></text:span><text:span text:style-name="T14">119 </text:span><text:span text:style-name="T17">(**</text:span><text:span text:style-name="T20"><text:line-break/></text:span><text:span text:style-name="T14">120 </text:span><text:span text:style-name="T17"> * Devuelve verdadero si la celda en la posición 'i' debe vivir.</text:span><text:span text:style-name="T20"><text:line-break/></text:span><text:span text:style-name="T14">121 </text:span><text:span text:style-name="T17"> *</text:span><text:span text:style-name="T20"><text:line-break/></text:span><text:span text:style-name="T14">122 </text:span><text:span text:style-name="T17"> * @param v Vector que contiene las celdas del tablero.</text:span><text:span text:style-name="T20"><text:line-break/></text:span><text:span text:style-name="T14">123 </text:span><text:span text:style-name="T17"> * @param i Indice de la celda que se va a comprobar.</text:span><text:span text:style-name="T20"><text:line-break/></text:span><text:span text:style-name="T14">124 </text:span><text:span text:style-name="T17"> * @return Cierto si la celda en la posición 'i' cumple las condiciones para vivir.</text:span><text:span text:style-name="T20"><text:line-break/></text:span><text:span text:style-name="T14">125 </text:span><text:span text:style-name="T17"> *)</text:span><text:span text:style-name="T20"><text:line-break/></text:span><text:span text:style-name="T14">126 </text:span><text:span text:style-name="T21">PROCEDURE condiciones (</text:span><text:span text:style-name="T20">v: TipoVECTOR; nf, nc: NATURAL; i: ENTERO): </text:span><text:span text:style-name="T19">BOOLEAN</text:span><text:span text:style-name="T20">;<text:line-break/></text:span><text:span text:style-name="T14">127 </text:span><text:span text:style-name="T16">VAR</text:span><text:span text:style-name="T20"> vivos: ENTERO;<text:line-break/></text:span><text:span text:style-name="T14">128 </text:span><text:span text:style-name="T20">BEGIN<text:line-break/></text:span><text:span text:style-name="T14">129 </text:span><text:span text:style-name="T20">    vivos := vecinos(v, nf, nc, i);<text:line-break/></text:span><text:span text:style-name="T14">130 </text:span><text:span text:style-name="T20">    </text:span><text:span text:style-name="T15">IF</text:span><text:span text:style-name="T20"> LOG </text:span><text:span text:style-name="T15">THEN</text:span><text:span text:style-name="T20"><text:line-break/></text:span><text:span text:style-name="T14">131 </text:span><text:span text:style-name="T20">        WriteString (</text:span><text:span text:style-name="T18">"&gt;&gt;&gt; condiciones ["</text:span><text:span text:style-name="T20">); WriteInt (i, 2); WriteString (</text:span><text:span text:style-name="T18">"]: "</text:span><text:span text:style-name="T20">);<text:line-break/></text:span><text:span text:style-name="T14">132 </text:span><text:span text:style-name="T20">        WriteInt (vivos, 2); WriteLn ();<text:line-break/></text:span><text:span text:style-name="T14">133 </text:span><text:span text:style-name="T20">    </text:span><text:span text:style-name="T15">END;</text:span><text:span text:style-name="T20"><text:line-break/></text:span><text:span text:style-name="T14">134 </text:span><text:span text:style-name="T20">    </text:span><text:span text:style-name="T16">RETURN</text:span><text:span text:style-name="T20"> (vivos = 3) </text:span><text:span text:style-name="T15">OR</text:span><text:span text:style-name="T20"> (v [i] </text:span><text:span text:style-name="T15">AND</text:span><text:span text:style-name="T20"> (vivos = 2));<text:line-break/></text:span><text:span text:style-name="T14">135 </text:span><text:span text:style-name="T21">END condiciones;</text:span><text:span text:style-name="T20"><text:line-break/></text:span><text:span text:style-name="T14">136 </text:span><text:span text:style-name="T20"><text:line-break/></text:span><text:span text:style-name="T14">137 </text:span><text:span text:style-name="T17">(*</text:span><text:span text:style-name="T20"><text:line-break/></text:span><text:span text:style-name="T14">138 </text:span><text:span text:style-name="T17"> * Funciones que van a ser llamadas desde el programa principal</text:span><text:span text:style-name="T20"><text:line-break/></text:span><text:span text:style-name="T14">139 </text:span><text:span text:style-name="T17"> * La implementacion actual devuelve el mismo vector de entrada</text:span><text:span text:style-name="T20"><text:line-break/></text:span><text:span text:style-name="T14">140 </text:span><text:span text:style-name="T17"> * sin realizar ningun calculo adicional</text:span><text:span text:style-name="T20"><text:line-break/></text:span><text:span text:style-name="T14">141 </text:span><text:span text:style-name="T17"> *)</text:span><text:span text:style-name="T20"><text:line-break/></text:span><text:span text:style-name="T14">142 </text:span><text:span text:style-name="T17">(********************************************************************************)</text:span><text:span text:style-name="T20"><text:line-break/></text:span><text:span text:style-name="T14">143 </text:span><text:span text:style-name="T20"><text:line-break/></text:span><text:span text:style-name="T14">144 </text:span><text:span text:style-name="T17">(**</text:span><text:span text:style-name="T20"><text:line-break/></text:span><text:span text:style-name="T14">145 </text:span><text:span text:style-name="T17"> * Implementacion de la funcion recursiva.</text:span><text:span text:style-name="T20"><text:line-break/></text:span><text:span text:style-name="T14">146 </text:span><text:span text:style-name="T17"> *)</text:span><text:span text:style-name="T20"><text:line-break/></text:span><text:span text:style-name="T14">147 </text:span><text:span text:style-name="T21">PROCEDURE igen (</text:span><text:span text:style-name="T16">VAR</text:span><text:span text:style-name="T20"> v: TipoVECTOR; nf, nc: NATURAL; i: ENTERO; </text:span><text:span text:style-name="T16">VAR</text:span><text:span text:style-name="T20"> s: TipoVECTOR);<text:line-break/></text:span><text:span text:style-name="T14">148 </text:span><text:span text:style-name="T20">BEGIN<text:line-break/></text:span><text:span text:style-name="T14">149 </text:span><text:span text:style-name="T20">    </text:span><text:span text:style-name="T15">IF</text:span><text:span text:style-name="T20"> i &gt; 0 </text:span><text:span text:style-name="T15">THEN</text:span><text:span text:style-name="T20"><text:line-break/></text:span><text:span text:style-name="T14">150 </text:span><text:span text:style-name="T20">        igen (v, nf, nc, i - 1, s);<text:line-break/></text:span><text:span text:style-name="T14">151 </text:span><text:span text:style-name="T20">    </text:span><text:span text:style-name="T15">END;</text:span><text:span text:style-name="T20"><text:line-break/></text:span><text:span text:style-name="T14">152 </text:span><text:span text:style-name="T20">    c (s, i, condiciones (v, nf, nc, i));<text:line-break/></text:span><text:span text:style-name="T14">153 </text:span><text:span text:style-name="T21">END igen;</text:span><text:span text:style-name="T20"><text:line-break/></text:span><text:span text:style-name="T14">154 </text:span><text:span text:style-name="T20"><text:line-break/></text:span><text:span text:style-name="T14">155 </text:span><text:span text:style-name="T17">(**</text:span><text:span text:style-name="T20"><text:line-break/></text:span><text:span text:style-name="T14">156 </text:span><text:span text:style-name="T17"> * Implementacion de la funcion iterativa.</text:span><text:span text:style-name="T20"><text:line-break/></text:span><text:span text:style-name="T14">157 </text:span><text:span text:style-name="T17"> *)</text:span><text:span text:style-name="T20"><text:line-break/></text:span><text:span text:style-name="T14">158 </text:span><text:span text:style-name="T21">PROCEDURE genit (</text:span><text:span text:style-name="T16">VAR</text:span><text:span text:style-name="T20"> v: TipoVECTOR; nf, nc: NATURAL; </text:span><text:span text:style-name="T16">VAR</text:span><text:span text:style-name="T20"> s: TipoVECTOR);<text:line-break/></text:span><text:span text:style-name="T14">159 </text:span><text:span text:style-name="T16">VAR</text:span><text:span text:style-name="T20"> ii: NATURAL;<text:line-break/></text:span><text:span text:style-name="T14">160 </text:span><text:span text:style-name="T20">BEGIN<text:line-break/></text:span><text:span text:style-name="T14">161 </text:span><text:span text:style-name="T20">    </text:span><text:span text:style-name="T17">(*</text:span><text:span text:style-name="T20"><text:line-break/></text:span><text:span text:style-name="T14">162 </text:span><text:span text:style-name="T17">     * El algoritmo debería inicializar el bucle a -1, pero se</text:span><text:span text:style-name="T20"><text:line-break/></text:span><text:span text:style-name="T14">163 </text:span><text:span text:style-name="T17">     * dejará en 0 por problemas de compatibilidad de tipos.</text:span><text:span text:style-name="T20"><text:line-break/></text:span><text:span text:style-name="T14">164 </text:span><text:span text:style-name="T17">     *)</text:span><text:span text:style-name="T20"><text:line-break/></text:span><text:span text:style-name="T14">165 </text:span><text:span text:style-name="T20">    </text:span><text:span text:style-name="T15">FOR</text:span><text:span text:style-name="T20"> ii := 0 </text:span><text:span text:style-name="T15">TO</text:span><text:span text:style-name="T20"> nf * nc - 1 </text:span><text:span text:style-name="T15">DO</text:span><text:span text:style-name="T20"><text:line-break/></text:span><text:soft-page-break/><text:span text:style-name="T14">166 </text:span><text:span text:style-name="T20">        s [ii] := condiciones (v, nf, nc, ii);<text:line-break/></text:span><text:span text:style-name="T14">167 </text:span><text:span text:style-name="T20">    </text:span><text:span text:style-name="T15">END;</text:span><text:span text:style-name="T20"><text:line-break/></text:span><text:span text:style-name="T14">168 </text:span><text:span text:style-name="T21">END genit;</text:span><text:span text:style-name="T20"><text:line-break/></text:span><text:span text:style-name="T14">169 </text:span><text:span text:style-name="T20"><text:line-break/></text:span><text:span text:style-name="T14">170 </text:span><text:span text:style-name="T20">END VIDA.<text:line-break/></text:span></text:p>
      <text:h text:style-name="P25" text:outline-level="3">7.1.2. Juegos de pruebas</text:h>
      <text:p text:style-name="Text_20_body_20_indent">Para completar el juego de pruebas, se han añadido casos para: distintos tamaños, tableros cuadrados y rectangulares, el tablero mínimo posible, el tablero máximo posible, todos los casos en los bordes y dos tetraminos (patrones conocidos encontrados en el <text:a xlink:type="simple" xlink:href="http://ddi.cs.uni-potsdam.de/HyFISCH/Produzieren/lis_projekt/proj_gamelife/ConwayScientificAmerican.htm">articulo original de J. Conway</text:a>).</text:p>
      <text:p text:style-name="Text_20_body_20_indent">La estructura de los ficheros de pruebas se ha modificado, moviendo los archivos de entrada y los de salida a sendos directorios, con el fin de facilitar el procesado automático de todas las pruebas.</text:p>
      <text:p text:style-name="Text_20_body_20_indent">La estructura de los nombres de fichero para las pruebas se corresponde con el siguiente formato: <text:span text:style-name="T11">FF</text:span><text:span text:style-name="T10">x</text:span><text:span text:style-name="T11">CC</text:span><text:span text:style-name="T10">-</text:span><text:span text:style-name="T11">DESCRIPCION</text:span><text:span text:style-name="T10">-</text:span><text:span text:style-name="T11">#</text:span><text:span text:style-name="T10">.txt</text:span>. Donde: <text:span text:style-name="T11">FF</text:span> es el número de filas, <text:span text:style-name="T11">CC</text:span> se corresponde con el número de columnas, <text:span text:style-name="T11">DESCRIPCION</text:span> es el propósito de la prueba y <text:span text:style-name="T11">#</text:span> es el número de secuencia, para pruebas de generaciones consecutivas a partir de un tablero.</text:p>
      <text:p text:style-name="Text_20_body_20_indent">Por ejemplo: el fichero <text:s/><text:span text:style-name="T10">salida/20x20-tetraminod-1.txt</text:span> representa el resultado de la primera generación de un tablero de 20 por 20 con las casillas en la disposición del tetramino d (ver <text:a xlink:type="simple" xlink:href="http://ddi.cs.uni-potsdam.de/HyFISCH/Produzieren/lis_projekt/proj_gamelife/ConwayScientificAmerican.htm">artículo de J. Conway</text:a>).</text:p>
      <text:h text:style-name="P23" text:outline-level="2">7.6. Estudio empírico del coste</text:h>
      <text:p text:style-name="Text_20_body_20_indent">El análisis de rendimiento se realizo sobre la ejecución del juego de pruebas con un <text:span text:style-name="T22">factor multiplicativo de 5000</text:span> sin ningún otro proceso en ejecución.</text:p>
      <text:p text:style-name="Text_20_body_20_indent">Las pruebas fueron ejecutadas sobre Microsoft Windows XP Profesional Service Pack 3 en una maquina <text:span text:style-name="T22">AMD Athlon 64 2800+ (1800 Mhz)</text:span>.</text:p>
      <text:p text:style-name="Text_20_body_20_indent">Los resultados se exponen en la tabla y gráfico siguientes:</text:p>
      <text:p text:style-name="Text_20_body_20_indent"><draw:frame draw:style-name="fr5" draw:name="Objeto10" text:anchor-type="paragraph" svg:width="16.381cm" svg:height="13.481cm" draw:z-index="6"><draw:object xlink:href="./Object 10" xlink:type="simple" xlink:show="embed" xlink:actuate="onLoad"/><draw:image xlink:href="./ObjectReplacements/Object 10" xlink:type="simple" xlink:show="embed" xlink:actuate="onLoad"/></draw:frame></text:p>
      <text:p text:style-name="P6"/>
      <text:p text:style-name="Text_20_body_20_indent"><draw:frame draw:style-name="fr6" draw:name="Objeto11" text:anchor-type="paragraph" svg:width="21.001cm" svg:height="9.484cm" draw:z-index="7"><draw:object xlink:href="./Object 11" xlink:type="simple" xlink:show="embed" xlink:actuate="onLoad"/><draw:image xlink:href="./ObjectReplacements/Object 11" xlink:type="simple" xlink:show="embed" xlink:actuate="onLoad"/></draw:frame></text:p>
      <text:h text:style-name="P23" text:outline-level="2">7.7. Cuestiones sobre la implementación</text:h>
      <text:list xml:id="list43368106" text:continue-numbering="true" text:style-name="Numbering_20_1">
        <text:list-item>
          <text:p text:style-name="P17">¿Cómo se podría mejorar (optimizar) el coste de gen?</text:p>
        </text:list-item>
      </text:list>
      <text:list xml:id="list43397728" text:continue-list="list43384583" text:style-name="List_20_1">
        <text:list-item>
          <text:p text:style-name="P21">Limitando el número de vecinos contados y el número de casillas pendientes. No tiene sentido seguir contando después de cuatro casillas vivas (útil en tableros muy densos). Tampoco es necesario seguir recorriendo los vecinos si la suma de los vecinos vivos y las casillas pendientes de comprobar suman menos de dos (estando la célula viva) o menos de 3 (si la célula está muerta), esta última opción puede significar una gran mejora en tableros poco densos.</text:p>
        </text:list-item>
        <text:list-item>
          <text:p text:style-name="P21">Cambiando la manera en que se reduce el tamaño del problema. Calculando dos casillas en cada iteración (a partir del centro). Esto es: en cada iteración se calcularían las casillas <text:span text:style-name="T10">(N/2) + i</text:span> y <text:s/><text:span text:style-name="T10">(N/2) - i</text:span> siendo <text:span text:style-name="T10">N</text:span> el número de casillas e <text:span text:style-name="T10">i</text:span> el índice del bucle. Esta solución reduce las iteraciones a la mitad (eliminando la penalización que supone la llamada a funciones con arrays (copia de argumentos en la pila, etc.) y las iteraciones del bucle.</text:p>
        </text:list-item>
        <text:list-item>
          <text:p text:style-name="P21">Reduciendo el número de vecinos en los extremos. Ver cuestión 2 en el <text:a xlink:type="simple" xlink:href="#3.2. Cuestiones sobre la especificación|outline">apartado 3.2</text:a>.</text:p>
        </text:list-item>
      </text:list>
      <text:p text:style-name="P13">De estas opciones, habría que estudiar cuales suponen un beneficio, es decir, cuales reducen el tiempo en el caso particular que optimizan más que el tiempo de computación que añaden a <text:span text:style-name="T22">todas</text:span> las iteraci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DejaVu Sans" svg:font-family="'DejaVu Sans'"/>
    <style:font-face style:name="StarSymbol" svg:font-family="StarSymbol"/>
    <style:font-face style:name="Tahoma1" svg:font-family="Tahoma"/>
    <style:font-face style:name="Trebuchet MS" svg:font-family="'Trebuchet MS'"/>
    <style:font-face style:name="monospace" svg:font-family="monospace"/>
    <style:font-face style:name="DejaVu Sans1" svg:font-family="'DejaVu Sans'" style:font-family-generic="swiss"/>
    <style:font-face style:name="Impact1" svg:font-family="Impact" style:font-family-generic="swiss"/>
    <style:font-face style:name="Bitstream Vera Sans Mono" svg:font-family="'Bitstream Vera Sans Mono'" style:font-adornments="Oblique" style:font-family-generic="modern" style:font-pitch="fixed"/>
    <style:font-face style:name="Courier New" svg:font-family="'Courier New'" style:font-family-generic="modern" style:font-pitch="fixed"/>
    <style:font-face style:name="Arial Narrow" svg:font-family="'Arial Narrow'" style:font-adornments="Negrita"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47ff" draw:end-color="#c0c0c0" draw:start-intensity="90%" draw:end-intensity="100%" draw:angle="0" draw:border="0%"/>
    <draw:gradient draw:name="Gradient_20_8" draw:display-name="Gradient 8" draw:style="linear" draw:start-color="#0047ff" draw:end-color="#c0c0c0" draw:start-intensity="60%" draw:end-intensity="100%" draw:angle="0" draw:border="0%"/>
    <draw:gradient draw:name="Gradient_20_9" draw:display-name="Gradient 9" draw:style="linear" draw:start-color="#01573c" draw:end-color="#c0c0c0" draw:start-intensity="90%" draw:end-intensity="100%" draw:angle="0" draw:border="0%"/>
    <draw:hatch draw:name="Black_20_45_20_Degrees" draw:display-name="Black 45 Degrees" draw:style="single" draw:color="#000000" draw:distance="0.102cm" draw:rotation="45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DejaVu Sans" fo:font-size="10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101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_20_indent" style:class="text">
      <style:paragraph-properties fo:margin-top="0.423cm" fo:margin-bottom="0.212cm" fo:keep-with-next="always"/>
      <style:text-properties style:font-name="Trebuchet MS" fo:font-size="14pt" style:font-name-asian="MS Mincho" style:font-size-asian="14pt" style:font-name-complex="Tahoma" style:font-size-complex="14pt"/>
    </style:style>
    <style:style style:name="Heading_20_1" style:display-name="Heading 1" style:family="paragraph" style:parent-style-name="Heading" style:next-style-name="Text_20_body_20_indent" style:default-outline-level="1" style:class="text" style:master-page-name="">
      <style:paragraph-properties fo:margin-top="0.3cm" fo:margin-bottom="0.101cm" style:page-number="auto" fo:break-before="page"/>
      <style:text-properties fo:color="#62168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default-outline-level="2" style:class="text">
      <style:paragraph-properties fo:margin-top="0.3cm" fo:margin-bottom="0.199cm">
        <style:tab-stops/>
      </style:paragraph-properties>
      <style:text-properties fo:color="#01573c"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default-outline-level="3" style:class="text">
      <style:paragraph-properties fo:margin-top="0.199cm" fo:margin-bottom="0.101cm"/>
      <style:text-properties fo:color="#808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_20_indent" style:default-outline-level="4" style:class="text">
      <style:text-properties fo:font-size="14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_20_indent" style:default-outline-level="5" style:class="text">
      <style:text-properties fo:font-size="12pt" fo:font-weight="bold" style:font-size-asian="85%" style:font-weight-asian="bold" style:font-size-complex="85%" style:font-weight-complex="bold"/>
    </style:style>
    <style:style style:name="List" style:family="paragraph" style:parent-style-name="Text_20_body" style:class="list">
      <style:text-properties style:font-name="DejaVu Sans" fo:font-size="10pt" style:font-name-complex="Tahoma1"/>
    </style:style>
    <style:style style:name="Header" style:family="paragraph" style:parent-style-name="Standard" style:class="extra">
      <style:paragraph-properties fo:background-color="transparent" style:shadow="none" text:number-lines="false" text:line-number="0">
        <style:tab-stops>
          <style:tab-stop style:position="19.001cm" style:type="right"/>
        </style:tab-stops>
        <style:background-image/>
      </style:paragraph-properties>
      <style:text-properties fo:color="#ffffff" style:font-name="Arial Narrow" fo:font-size="11pt" fo:font-weight="bold"/>
    </style:style>
    <style:style style:name="Footer" style:family="paragraph" style:parent-style-name="Standard" style:class="extra">
      <style:paragraph-properties fo:text-align="start" style:justify-single-word="false" text:number-lines="false" text:line-number="0">
        <style:tab-stops>
          <style:tab-stop style:position="19.001cm" style:type="right"/>
        </style:tab-stops>
      </style:paragraph-properties>
      <style:text-properties fo:color="#808080" style:font-name="Arial Narrow" fo:font-size="10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color="#ffffff"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DejaVu Sans" fo:font-size="10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DejaVu Sans" fo:font-size="10pt" style:font-name-complex="Tahoma1"/>
    </style:style>
    <style:style style:name="Contents_20_Heading" style:display-name="Contents Heading" style:family="paragraph" style:parent-style-name="Heading" style:class="index">
      <style:paragraph-properties fo:margin-left="0cm" fo:margin-right="0cm" fo:margin-top="0.499cm" fo:margin-bottom="0.101cm" fo:text-indent="0cm" style:auto-text-indent="false" text:number-lines="false" text:line-number="0"/>
      <style:text-properties fo:font-size="15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bold"/>
    </style:style>
    <style:style style:name="Portada_20_1" style:display-name="Portada 1" style:family="paragraph" style:parent-style-name="Heading">
      <style:paragraph-properties fo:margin-top="0.4cm" fo:margin-bottom="0.101cm" fo:text-align="center" style:justify-single-word="false" fo:background-color="transparent">
        <style:background-image/>
      </style:paragraph-properties>
      <style:text-properties fo:font-size="40pt" style:text-underline-style="none" fo:font-weight="bold"/>
    </style:style>
    <style:style style:name="Portada_20_2" style:display-name="Portada 2" style:family="paragraph" style:parent-style-name="Heading" style:master-page-name="">
      <style:paragraph-properties fo:margin-top="0.499cm" fo:margin-bottom="0cm" fo:text-align="end" style:justify-single-word="false" style:page-number="auto" fo:background-color="transparent" style:shadow="none">
        <style:tab-stops/>
        <style:background-image/>
      </style:paragraph-properties>
      <style:text-properties fo:color="#621681" fo:font-size="22pt" fo:font-style="italic"/>
    </style:style>
    <style:style style:name="Portada_20_3" style:display-name="Portada 3" style:family="paragraph" style:parent-style-name="Heading">
      <style:paragraph-properties fo:margin-top="0.499cm" fo:margin-bottom="0cm" fo:text-align="end" style:justify-single-word="false"/>
      <style:text-properties fo:color="#808080" fo:font-size="18pt" fo:font-style="italic"/>
    </style:style>
    <style:style style:name="Encabezado_20_de_20_información" style:display-name="Encabezado de información" style:family="paragraph" style:parent-style-name="Heading">
      <style:paragraph-properties fo:margin-top="0.4cm" fo:margin-bottom="0cm" fo:text-align="center" style:justify-single-word="false" fo:background-color="transparent">
        <style:background-image/>
      </style:paragraph-properties>
      <style:text-properties fo:color="#621681" fo:font-size="20pt" fo:font-weight="bold"/>
    </style:style>
    <style:style style:name="Detalle_20_de_20_información" style:display-name="Detalle de información" style:family="paragraph" style:parent-style-name="Text_20_body_20_indent" style:list-style-name="List_20_1" style:master-page-name="">
      <style:paragraph-properties fo:margin-left="0cm" fo:margin-right="0cm" fo:text-indent="0cm" style:auto-text-indent="false" style:page-number="auto">
        <style:tab-stops>
          <style:tab-stop style:position="19.001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Respuesta" style:family="paragraph" style:parent-style-name="Text_20_body_20_indent">
      <style:paragraph-properties fo:margin-left="1.199cm" fo:margin-right="0cm" fo:text-indent="0cm" style:auto-text-indent="false"/>
    </style:style>
    <style:style style:name="Table" style:family="paragraph" style:parent-style-name="Caption" style:class="extra"/>
    <style:style style:name="Gráfico" style:family="paragraph" style:parent-style-name="Caption"/>
    <style:style style:name="Numbering_20_Symbols" style:display-name="Numbering Symbols" style:family="text">
      <style:text-properties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621681" style:text-underline-style="solid" style:text-underline-width="auto" style:text-underline-color="font-color"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normal" fo:font-weight="bold"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Vínculo_20_índice" style:display-name="Vínculo índice" style:family="text" style:parent-style-name="Internet_20_link">
      <style:text-properties fo:color="#621681" style:text-underline-style="none"/>
    </style:style>
    <style:style style:name="Teclas" style:family="text">
      <style:text-properties style:font-name="Bitstream Vera Sans Mono"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Portada_20_1" style:display-name="Portada 1" style:family="graphic" style:parent-style-name="Frame">
      <style:graphic-properties svg:width="9.999cm" svg:height="5.001cm" text:anchor-type="page" svg:x="15.9cm" svg:y="0.101cm" fo:margin-left="0.101cm" fo:margin-right="0.101cm" fo:margin-top="0.101cm" fo:margin-bottom="0.101cm" style:run-through="background" style:protect="size position" style:wrap="run-through" style:number-wrapped-paragraphs="no-limit" style:vertical-pos="top" style:vertical-rel="page-content" style:horizontal-pos="right" style:horizontal-rel="page-content" fo:background-color="transparent" style:background-transparency="100%" fo:padding="0cm" fo:border="none"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499cm"/>
      </text:outline-level-style>
      <text:outline-level-style text:level="2" style:num-suffix=" " style:num-format="1" text:display-levels="2">
        <style:list-level-properties text:min-label-distance="0.499cm"/>
      </text:outline-level-style>
      <text:outline-level-style text:level="3" style:num-suffix=" " style:num-format="1" text:display-levels="3">
        <style:list-level-properties text:min-label-distance="0.499cm"/>
      </text:outline-level-style>
      <text:outline-level-style text:level="4" style:num-suffix=" " style:num-format="1" text:display-levels="4">
        <style:list-level-properties text:min-label-distance="0.499cm"/>
      </text:outline-level-style>
      <text:outline-level-style text:level="5" style:num-suffix=" " style:num-format="1" text:display-levels="5">
        <style:list-level-properties text:min-label-distance="0.499cm"/>
      </text:outline-level-style>
      <text:outline-level-style text:level="6" style:num-suffix=" " style:num-format="1" text:display-levels="6">
        <style:list-level-properties text:min-label-distance="0.499cm"/>
      </text:outline-level-style>
      <text:outline-level-style text:level="7" style:num-suffix=" " style:num-format="1" text:display-levels="7">
        <style:list-level-properties text:min-label-distance="0.499cm"/>
      </text:outline-level-style>
      <text:outline-level-style text:level="8" style:num-suffix=" " style:num-format="1" text:display-levels="8">
        <style:list-level-properties text:min-label-distance="0.499cm"/>
      </text:outline-level-style>
      <text:outline-level-style text:level="9" style:num-suffix=" " style:num-format="1" text:display-levels="9">
        <style:list-level-properties text:min-label-distance="0.499cm"/>
      </text:outline-level-style>
      <text:outline-level-style text:level="10" style:num-suffix=" " style:num-format="1" text:display-levels="10">
        <style:list-level-properties text:min-label-distance="0.499cm"/>
      </text:outline-level-style>
    </text:outline-style>
    <text:list-style style:name="Numbering_20_1" style:display-name="Numbering 1">
      <text:list-level-style-number text:level="1" text:style-name="Numbering_20_Symbols" style:num-suffix=")" style:num-format="1">
        <style:list-level-properties text:min-label-width="0.7cm" text:min-label-distance="0.199cm"/>
      </text:list-level-style-number>
      <text:list-level-style-number text:level="2" text:style-name="Numbering_20_Symbols" style:num-suffix=")" style:num-format="1" text:display-levels="2">
        <style:list-level-properties text:space-before="0.501cm" text:min-label-width="0.7cm" text:min-label-distance="0.199cm"/>
      </text:list-level-style-number>
      <text:list-level-style-number text:level="3" text:style-name="Numbering_20_Symbols" style:num-suffix=")" style:num-format="1" text:display-levels="3">
        <style:list-level-properties text:space-before="1cm" text:min-label-width="0.7cm" text:min-label-distance="0.199cm"/>
      </text:list-level-style-number>
      <text:list-level-style-number text:level="4" text:style-name="Numbering_20_Symbols" style:num-suffix=")" style:num-format="1" text:display-levels="4">
        <style:list-level-properties text:space-before="1.501cm" text:min-label-width="0.7cm" text:min-label-distance="0.199cm"/>
      </text:list-level-style-number>
      <text:list-level-style-number text:level="5" text:style-name="Numbering_20_Symbols" style:num-suffix=")" style:num-format="1" text:display-levels="5">
        <style:list-level-properties text:space-before="2.001cm" text:min-label-width="0.7cm" text:min-label-distance="0.199cm"/>
      </text:list-level-style-number>
      <text:list-level-style-number text:level="6" text:style-name="Numbering_20_Symbols" style:num-suffix=")" style:num-format="1" text:display-levels="6">
        <style:list-level-properties text:space-before="2.501cm" text:min-label-width="0.7cm" text:min-label-distance="0.199cm"/>
      </text:list-level-style-number>
      <text:list-level-style-number text:level="7" text:style-name="Numbering_20_Symbols" style:num-suffix=")" style:num-format="1" text:display-levels="7">
        <style:list-level-properties text:space-before="3.001cm" text:min-label-width="0.7cm" text:min-label-distance="0.199cm"/>
      </text:list-level-style-number>
      <text:list-level-style-number text:level="8" text:style-name="Numbering_20_Symbols" style:num-suffix=")" style:num-format="1" text:display-levels="8">
        <style:list-level-properties text:space-before="3.502cm" text:min-label-width="0.7cm" text:min-label-distance="0.199cm"/>
      </text:list-level-style-number>
      <text:list-level-style-number text:level="9" text:style-name="Numbering_20_Symbols" style:num-suffix=")" style:num-format="1" text:display-levels="9">
        <style:list-level-properties text:space-before="4.001cm" text:min-label-width="0.7cm" text:min-label-distance="0.199cm"/>
      </text:list-level-style-number>
      <text:list-level-style-number text:level="10" text:style-name="Numbering_20_Symbols" style:num-suffix=")" style:num-format="1" text:display-levels="10">
        <style:list-level-properties text:space-before="4.502cm" text:min-label-width="0.7cm" text:min-label-distance="0.199cm"/>
      </text:list-level-style-number>
    </text:list-style>
    <text:list-style style:name="Numbering_20_2" style:display-name="Numbering 2">
      <text:list-level-style-number text:level="1" text:style-name="Numbering_20_Symbols" style:num-suffix=")" style:num-format="A">
        <style:list-level-properties text:min-label-width="0.7cm" text:min-label-distance="0.199cm"/>
      </text:list-level-style-number>
      <text:list-level-style-number text:level="2" text:style-name="Numbering_20_Symbols" style:num-suffix=")" style:num-format="A" text:display-levels="2">
        <style:list-level-properties text:space-before="0.499cm" text:min-label-width="0.7cm" text:min-label-distance="0.199cm"/>
      </text:list-level-style-number>
      <text:list-level-style-number text:level="3" text:style-name="Numbering_20_Symbols" style:num-suffix=")" style:num-format="A" text:display-levels="3">
        <style:list-level-properties text:space-before="0.999cm" text:min-label-width="0.7cm" text:min-label-distance="0.199cm"/>
      </text:list-level-style-number>
      <text:list-level-style-number text:level="4" text:style-name="Numbering_20_Symbols" style:num-suffix=")" style:num-format="A" text:display-levels="4">
        <style:list-level-properties text:space-before="1.999cm" text:min-label-width="0.7cm" text:min-label-distance="0.199cm"/>
      </text:list-level-style-number>
      <text:list-level-style-number text:level="5" text:style-name="Numbering_20_Symbols" style:num-suffix=")" style:num-format="A" text:display-levels="5">
        <style:list-level-properties text:space-before="3.249cm" text:min-label-width="0.7cm" text:min-label-distance="0.199cm"/>
      </text:list-level-style-number>
      <text:list-level-style-number text:level="6" text:style-name="Numbering_20_Symbols" style:num-suffix=")" style:num-format="A" text:display-levels="6">
        <style:list-level-properties text:space-before="4.749cm" text:min-label-width="0.7cm" text:min-label-distance="0.199cm"/>
      </text:list-level-style-number>
      <text:list-level-style-number text:level="7" text:style-name="Numbering_20_Symbols" style:num-suffix=")" style:num-format="A" text:display-levels="7">
        <style:list-level-properties text:space-before="6.55cm" text:min-label-width="0.7cm" text:min-label-distance="0.199cm"/>
      </text:list-level-style-number>
      <text:list-level-style-number text:level="8" text:style-name="Numbering_20_Symbols" style:num-suffix=")" style:num-format="A" text:display-levels="8">
        <style:list-level-properties text:space-before="8.85cm" text:min-label-width="0.7cm" text:min-label-distance="0.199cm"/>
      </text:list-level-style-number>
      <text:list-level-style-number text:level="9" text:style-name="Numbering_20_Symbols" style:num-suffix=")" style:num-format="A" text:display-levels="9">
        <style:list-level-properties text:space-before="11.45cm" text:min-label-width="0.7cm" text:min-label-distance="0.199cm"/>
      </text:list-level-style-number>
      <text:list-level-style-number text:level="10" text:style-name="Numbering_20_Symbols" style:num-suffix=")" style:num-format="A" text:display-levels="10">
        <style:list-level-properties text:space-before="14.251cm" text:min-label-width="0.7cm" text:min-label-distance="0.199cm"/>
      </text:list-level-style-number>
    </text:list-style>
    <text:list-style style:name="List_20_1" style:display-name="List 1">
      <text:list-level-style-bullet text:level="1" text:style-name="Bullet_20_Symbols" text:bullet-char="">
        <style:list-level-properties text:min-label-width="0.6cm" text:min-label-distance="0.199cm"/>
        <style:text-properties style:font-name="StarSymbol1"/>
      </text:list-level-style-bullet>
      <text:list-level-style-bullet text:level="2" text:style-name="Bullet_20_Symbols" text:bullet-char="">
        <style:list-level-properties text:space-before="0.4cm" text:min-label-width="0.6cm" text:min-label-distance="0.199cm"/>
        <style:text-properties style:font-name="StarSymbol1"/>
      </text:list-level-style-bullet>
      <text:list-level-style-bullet text:level="3" text:style-name="Bullet_20_Symbols" text:bullet-char="">
        <style:list-level-properties text:space-before="0.799cm" text:min-label-width="0.6cm" text:min-label-distance="0.199cm"/>
        <style:text-properties style:font-name="StarSymbol1"/>
      </text:list-level-style-bullet>
      <text:list-level-style-bullet text:level="4" text:style-name="Bullet_20_Symbols" text:bullet-char="">
        <style:list-level-properties text:space-before="1.199cm" text:min-label-width="0.6cm" text:min-label-distance="0.199cm"/>
        <style:text-properties style:font-name="StarSymbol1"/>
      </text:list-level-style-bullet>
      <text:list-level-style-bullet text:level="5" text:style-name="Bullet_20_Symbols" text:bullet-char="">
        <style:list-level-properties text:space-before="1.6cm" text:min-label-width="0.6cm" text:min-label-distance="0.199cm"/>
        <style:text-properties style:font-name="StarSymbol1"/>
      </text:list-level-style-bullet>
      <text:list-level-style-bullet text:level="6" text:style-name="Bullet_20_Symbols" text:bullet-char="">
        <style:list-level-properties text:space-before="2cm" text:min-label-width="0.6cm" text:min-label-distance="0.199cm"/>
        <style:text-properties style:font-name="StarSymbol1"/>
      </text:list-level-style-bullet>
      <text:list-level-style-bullet text:level="7" text:style-name="Bullet_20_Symbols" text:bullet-char="">
        <style:list-level-properties text:space-before="2.399cm" text:min-label-width="0.6cm" text:min-label-distance="0.199cm"/>
        <style:text-properties style:font-name="StarSymbol1"/>
      </text:list-level-style-bullet>
      <text:list-level-style-bullet text:level="8" text:style-name="Bullet_20_Symbols" text:bullet-char="">
        <style:list-level-properties text:space-before="2.799cm" text:min-label-width="0.6cm" text:min-label-distance="0.199cm"/>
        <style:text-properties style:font-name="StarSymbol1"/>
      </text:list-level-style-bullet>
      <text:list-level-style-bullet text:level="9" text:style-name="Bullet_20_Symbols" text:bullet-char="">
        <style:list-level-properties text:space-before="3.199cm" text:min-label-width="0.6cm" text:min-label-distance="0.199cm"/>
        <style:text-properties style:font-name="StarSymbol1"/>
      </text:list-level-style-bullet>
      <text:list-level-style-bullet text:level="10" text:style-name="Bullet_20_Symbols" text:bullet-char="">
        <style:list-level-properties text:space-before="3.6cm" text:min-label-width="0.6cm" text:min-label-distance="0.199cm"/>
        <style:text-properties style:font-name="StarSymbol1"/>
      </text:list-level-style-bullet>
    </text:list-style>
    <text:list-style style:name="List_20_2" style:display-name="List 2">
      <text:list-level-style-bullet text:level="1" text:style-name="Bullet_20_Symbols" text:bullet-char="•">
        <style:list-level-properties text:min-label-width="0.6cm" text:min-label-distance="0.199cm"/>
        <style:text-properties style:font-name="StarSymbol1"/>
      </text:list-level-style-bullet>
      <text:list-level-style-bullet text:level="2" text:style-name="Bullet_20_Symbols" text:bullet-char="•">
        <style:list-level-properties text:space-before="0.3cm" text:min-label-width="0.6cm" text:min-label-distance="0.199cm"/>
        <style:text-properties style:font-name="StarSymbol1"/>
      </text:list-level-style-bullet>
      <text:list-level-style-bullet text:level="3" text:style-name="Bullet_20_Symbols" text:bullet-char="•">
        <style:list-level-properties text:space-before="0.599cm" text:min-label-width="0.6cm" text:min-label-distance="0.199cm"/>
        <style:text-properties style:font-name="StarSymbol1"/>
      </text:list-level-style-bullet>
      <text:list-level-style-bullet text:level="4" text:style-name="Bullet_20_Symbols" text:bullet-char="•">
        <style:list-level-properties text:space-before="0.899cm" text:min-label-width="0.6cm" text:min-label-distance="0.199cm"/>
        <style:text-properties style:font-name="StarSymbol1"/>
      </text:list-level-style-bullet>
      <text:list-level-style-bullet text:level="5" text:style-name="Bullet_20_Symbols" text:bullet-char="•">
        <style:list-level-properties text:space-before="1.199cm" text:min-label-width="0.6cm" text:min-label-distance="0.199cm"/>
        <style:text-properties style:font-name="StarSymbol1"/>
      </text:list-level-style-bullet>
      <text:list-level-style-bullet text:level="6" text:style-name="Bullet_20_Symbols" text:bullet-char="•">
        <style:list-level-properties text:space-before="1.499cm" text:min-label-width="0.6cm" text:min-label-distance="0.199cm"/>
        <style:text-properties style:font-name="StarSymbol1"/>
      </text:list-level-style-bullet>
      <text:list-level-style-bullet text:level="7" text:style-name="Bullet_20_Symbols" text:bullet-char="•">
        <style:list-level-properties text:space-before="1.801cm" text:min-label-width="0.6cm" text:min-label-distance="0.199cm"/>
        <style:text-properties style:font-name="StarSymbol1"/>
      </text:list-level-style-bullet>
      <text:list-level-style-bullet text:level="8" text:style-name="Bullet_20_Symbols" text:bullet-char="•">
        <style:list-level-properties text:space-before="2.101cm" text:min-label-width="0.6cm" text:min-label-distance="0.199cm"/>
        <style:text-properties style:font-name="StarSymbol1"/>
      </text:list-level-style-bullet>
      <text:list-level-style-bullet text:level="9" text:style-name="Bullet_20_Symbols" text:bullet-char="•">
        <style:list-level-properties text:space-before="2.4cm" text:min-label-width="0.6cm" text:min-label-distance="0.199cm"/>
        <style:text-properties style:font-name="StarSymbol1"/>
      </text:list-level-style-bullet>
      <text:list-level-style-bullet text:level="10" text:style-name="Bullet_20_Symbols" text:bullet-char="•">
        <style:list-level-properties text:space-before="2.7cm" text:min-label-width="0.6cm" text:min-label-distance="0.199cm"/>
        <style:text-properties style:font-name="StarSymbol1"/>
      </text:list-level-style-bullet>
    </text:list-style>
    <text:list-style style:name="Enumeración_20_1_20__28_sangría_29_" style:display-name="Enumeración 1 (sangrí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text-properties fo:color="#ffffff" style:text-underline-style="none"/>
    </style:style>
    <style:style style:name="MT2" style:family="text">
      <style:text-properties fo:color="#808080" style:text-underline-style="none"/>
    </style:style>
    <style:page-layout style:name="Mpm1">
      <style:page-layout-properties fo:page-width="21.001cm" fo:page-height="29.7cm" style:num-format="1" style:print-orientation="portrait" fo:margin-top="1cm" fo:margin-bottom="1.499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0.549cm" fo:margin-left="0cm" fo:margin-right="0cm" fo:margin-bottom="0.049cm" fo:border="none" fo:padding="0cm" style:shadow="none" fo:background-color="#01573c" style:dynamic-spacing="false">
          <style:background-image/>
        </style:header-footer-properties>
      </style:header-style>
      <style:footer-style>
        <style:header-footer-properties svg:height="0.7cm" fo:margin-left="0cm" fo:margin-right="0cm" fo:margin-top="0.101cm" fo:border-top="0.035cm solid #808080" fo:border-bottom="none" fo:border-left="none" fo:border-right="none" fo:padding="0.101cm" style:shadow="none" style:dynamic-spacing="false"/>
      </style:footer-style>
    </style:page-layout>
    <style:page-layout style:name="Mpm2">
      <style:page-layout-properties fo:page-width="21.001cm" fo:page-height="29.7cm" style:num-format="1" style:print-orientation="portrait" fo:margin-top="0.499cm" fo:margin-bottom="2cm" fo:margin-left="0.7cm" fo:margin-right="0.7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a xlink:type="simple" xlink:href="#marcaInicio"><text:span text:style-name="MT1"><text:subject>Práctica de Programación II</text:subject></text:span></text:a><text:tab/><text:a xlink:type="simple" xlink:href="#marcaInicio"><text:span text:style-name="MT1"><text:title>El Juego de la Vida</text:title></text:span></text:a></text:p>
      </style:header>
      <style:footer>
        <text:p text:style-name="Footer"><text:a xlink:type="simple" xlink:href="#marcaPortada"><text:span text:style-name="MT2"><text:file-name text:display="name">memoria</text:file-name></text:span></text:a><text:tab/><text:a xlink:type="simple" xlink:href="#marcaPortada"><text:span text:style-name="MT2">Página </text:span></text:a><text:a xlink:type="simple" xlink:href="#marcaPortada"><text:span text:style-name="MT2"><text:page-number text:select-page="current">19</text:page-number></text:span></text:a><text:a xlink:type="simple" xlink:href="#marcaPortada"><text:span text:style-name="MT2"> de </text:span></text:a><text:a xlink:type="simple" xlink:href="#marcaPortada"><text:span text:style-name="MT2"><text:page-count>19</text:page-count></text:span></text:a></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El Juego de la Vida</dc:title>
    <dc:description>Practica de Programación II. Consistente en el análisis (especificación), diseño e implementación del "Juego de la Vida", juego matemático inventado por John Horton Conway en 1970.</dc:description>
    <dc:subject>Práctica de Programación II</dc:subject>
    <meta:creation-date>2009-05-03T12:57:39</meta:creation-date>
    <dc:language>es-ES</dc:language>
    <meta:editing-cycles>225</meta:editing-cycles>
    <meta:editing-duration>PT35H09M46S</meta:editing-duration>
    <meta:initial-creator>Juan José Aguililla Martínez</meta:initial-creator>
    <dc:date>2009-07-06T23:27:58</dc:date>
    <dc:creator>Juan José Aguililla Martínez</dc:creator>
    <meta:keyword>UNED Programación Juego Vida Práctica</meta:keyword>
    <meta:document-statistic meta:table-count="2" meta:image-count="0" meta:object-count="25" meta:page-count="19" meta:paragraph-count="239" meta:word-count="5924" meta:character-count="34296"/>
    <meta:user-defined meta:name="Info 1">Curso 2008 - 2009</meta:user-defined>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table>
      <math:mtr>
        <math:mstyle math:color="blue">
          <math:mrow>
            <math:mrow>
              <math:mo math:stretchy="false">{</math:mo>
              <math:mrow>
                <math:mrow>
                  <math:mrow>
                    <math:mi>Q</math:mi>
                    <math:mo math:stretchy="false">≡</math:mo>
                    <math:mi math:fontstyle="italic">NF</math:mi>
                  </math:mrow>
                  <math:mo math:stretchy="false">≥</math:mo>
                  <math:mrow>
                    <math:mn>0</math:mn>
                    <math:mo math:stretchy="false">∧</math:mo>
                    <math:mi math:fontstyle="italic">NC</math:mi>
                  </math:mrow>
                </math:mrow>
                <math:mo math:stretchy="false">≥</math:mo>
                <math:mn>0</math:mn>
              </math:mrow>
              <math:mo math:stretchy="false">}</math:mo>
            </math:mrow>
          </math:mrow>
        </math:mstyle>
      </math:mtr>
      <math:mtr>
        <math:mrow>
          <math:mi math:fontstyle="italic">fun</math:mi>
          <math:mi math:fontstyle="italic">gen</math:mi>
          <math:mrow>
            <math:mo math:stretchy="false">(</math:mo>
            <math:mrow>
              <math:mi>v</math:mi>
              <math:mi math:fontstyle="normal">:</math:mi>
              <math:mtext>vector</math:mtext>
              <math:mrow>
                <math:mo math:stretchy="false">[</math:mo>
                <math:mrow>
                  <math:mn>0</math:mn>
                  <math:mn>..</math:mn>
                  <math:mrow>
                    <math:mrow>
                      <math:mi math:fontstyle="italic">NF</math:mi>
                      <math:mo math:stretchy="false">∗</math:mo>
                      <math:mi math:fontstyle="italic">NC</math:mi>
                    </math:mrow>
                    <math:mo math:stretchy="false">−</math:mo>
                    <math:mn>1</math:mn>
                  </math:mrow>
                </math:mrow>
                <math:mo math:stretchy="false">]</math:mo>
              </math:mrow>
              <math:mi math:fontstyle="italic">de</math:mi>
              <math:mi math:fontstyle="italic">booleano</math:mi>
            </math:mrow>
            <math:mo math:stretchy="false">)</math:mo>
          </math:mrow>
        </math:mrow>
      </math:mtr>
      <math:mtr>
        <math:mrow>
          <math:mi math:fontstyle="italic">dev</math:mi>
          <math:mrow>
            <math:mo math:stretchy="false">(</math:mo>
            <math:mrow>
              <math:mi>s</math:mi>
              <math:mi math:fontstyle="normal">:</math:mi>
              <math:mtext>vector</math:mtext>
              <math:mrow>
                <math:mo math:stretchy="false">[</math:mo>
                <math:mrow>
                  <math:mn>0</math:mn>
                  <math:mn>..</math:mn>
                  <math:mrow>
                    <math:mrow>
                      <math:mi math:fontstyle="italic">NF</math:mi>
                      <math:mo math:stretchy="false">∗</math:mo>
                      <math:mi math:fontstyle="italic">NC</math:mi>
                    </math:mrow>
                    <math:mo math:stretchy="false">−</math:mo>
                    <math:mn>1</math:mn>
                  </math:mrow>
                </math:mrow>
                <math:mo math:stretchy="false">]</math:mo>
              </math:mrow>
              <math:mi math:fontstyle="italic">de</math:mi>
              <math:mi math:fontstyle="italic">booleano</math:mi>
            </math:mrow>
            <math:mo math:stretchy="false">)</math:mo>
          </math:mrow>
        </math:mrow>
      </math:mtr>
      <math:mtr>
        <math:mstyle math:color="blue">
          <math:mrow>
            <math:mrow>
              <math:mo math:stretchy="false">{</math:mo>
              <math:mrow>
                <math:mrow>
                  <math:mi>R</math:mi>
                  <math:mo math:stretchy="false">≡</math:mo>
                  <math:mo math:stretchy="false">∀</math:mo>
                </math:mrow>
                <math:mrow>
                  <math:mo math:stretchy="false">α</math:mo>
                  <math:mo math:stretchy="false">∈</math:mo>
                  <math:mrow>
                    <math:mo math:stretchy="false">{</math:mo>
                    <math:mrow>
                      <math:mn>0</math:mn>
                      <math:mn>..</math:mn>
                      <math:mrow>
                        <math:mrow>
                          <math:mi math:fontstyle="italic">NF</math:mi>
                          <math:mo math:stretchy="false">∗</math:mo>
                          <math:mi math:fontstyle="italic">NC</math:mi>
                        </math:mrow>
                        <math:mo math:stretchy="false">−</math:mo>
                        <math:mn>1</math:mn>
                      </math:mrow>
                    </math:mrow>
                    <math:mo math:stretchy="false">}</math:mo>
                  </math:mrow>
                </math:mrow>
                <math:mn>.</math:mn>
                <math:mi>s</math:mi>
                <math:mrow>
                  <math:mrow>
                    <math:mo math:stretchy="false">[</math:mo>
                    <math:mo math:stretchy="false">α</math:mo>
                    <math:mo math:stretchy="false">]</math:mo>
                  </math:mrow>
                  <math:mo math:stretchy="false">=</math:mo>
                  <math:mi math:fontstyle="italic">condiciones</math:mi>
                </math:mrow>
                <math:mrow>
                  <math:mo math:stretchy="false">(</math:mo>
                  <math:mrow>
                    <math:mi>v</math:mi>
                    <math:mi>,</math:mi>
                    <math:mo math:stretchy="false">α</math:mo>
                  </math:mrow>
                  <math:mo math:stretchy="false">)</math:mo>
                </math:mrow>
              </math:mrow>
              <math:mo math:stretchy="false">}</math:mo>
            </math:mrow>
          </math:mrow>
        </math:mstyle>
      </math:mtr>
      <math:mtr/>
      <math:mtr>
        <math:mstyle math:color="blue">
          <math:mrow>
            <math:mrow>
              <math:mo math:stretchy="false">{</math:mo>
              <math:mrow>
                <math:mrow>
                  <math:mrow>
                    <math:mrow>
                      <math:mrow>
                        <math:mi>Q</math:mi>
                        <math:mo math:stretchy="false">≡</math:mo>
                        <math:mi math:fontstyle="italic">NF</math:mi>
                      </math:mrow>
                      <math:mo math:stretchy="false">≥</math:mo>
                      <math:mrow>
                        <math:mn>0</math:mn>
                        <math:mo math:stretchy="false">∧</math:mo>
                        <math:mi math:fontstyle="italic">NC</math:mi>
                      </math:mrow>
                    </math:mrow>
                    <math:mo math:stretchy="false">≥</math:mo>
                    <math:mrow>
                      <math:mn>0</math:mn>
                      <math:mo math:stretchy="false">∧</math:mo>
                      <math:mn>0</math:mn>
                    </math:mrow>
                  </math:mrow>
                  <math:mo math:stretchy="false">≤</math:mo>
                  <math:mi>i</math:mi>
                </math:mrow>
                <math:mo math:stretchy="false">&gt;</math:mo>
                <math:mrow>
                  <math:mi math:fontstyle="italic">NF</math:mi>
                  <math:mo math:stretchy="false">∗</math:mo>
                  <math:mi math:fontstyle="italic">NC</math:mi>
                </math:mrow>
              </math:mrow>
              <math:mo math:stretchy="false">}</math:mo>
            </math:mrow>
          </math:mrow>
        </math:mstyle>
      </math:mtr>
      <math:mtr>
        <math:mrow>
          <math:mi math:fontstyle="italic">fun</math:mi>
          <math:mi math:fontstyle="italic">condiciones</math:mi>
          <math:mrow>
            <math:mo math:stretchy="false">(</math:mo>
            <math:mrow>
              <math:mi>v</math:mi>
              <math:mi math:fontstyle="normal">:</math:mi>
              <math:mtext>vector</math:mtext>
              <math:mrow>
                <math:mo math:stretchy="false">[</math:mo>
                <math:mrow>
                  <math:mn>0</math:mn>
                  <math:mn>..</math:mn>
                  <math:mrow>
                    <math:mrow>
                      <math:mi math:fontstyle="italic">NF</math:mi>
                      <math:mo math:stretchy="false">∗</math:mo>
                      <math:mi math:fontstyle="italic">NC</math:mi>
                    </math:mrow>
                    <math:mo math:stretchy="false">−</math:mo>
                    <math:mn>1</math:mn>
                  </math:mrow>
                </math:mrow>
                <math:mo math:stretchy="false">]</math:mo>
              </math:mrow>
              <math:mi math:fontstyle="italic">de</math:mi>
              <math:mi math:fontstyle="italic">booleano</math:mi>
              <math:mi>;</math:mi>
              <math:mi>i</math:mi>
              <math:mi math:fontstyle="normal">:</math:mi>
              <math:mi math:fontstyle="italic">entero</math:mi>
            </math:mrow>
            <math:mo math:stretchy="false">)</math:mo>
          </math:mrow>
        </math:mrow>
      </math:mtr>
      <math:mtr>
        <math:mrow>
          <math:mi math:fontstyle="italic">dev</math:mi>
          <math:mrow>
            <math:mo math:stretchy="false">(</math:mo>
            <math:mrow>
              <math:mi>s</math:mi>
              <math:mi math:fontstyle="normal">:</math:mi>
              <math:mi math:fontstyle="italic">booleano</math:mi>
            </math:mrow>
            <math:mo math:stretchy="false">)</math:mo>
          </math:mrow>
        </math:mrow>
      </math:mtr>
      <math:mtr>
        <math:mstyle math:color="blue">
          <math:mrow>
            <math:mrow>
              <math:mo math:stretchy="false">{</math:mo>
              <math:mrow>
                <math:mrow>
                  <math:mi>R</math:mi>
                  <math:mo math:stretchy="false">≡</math:mo>
                  <math:mi>s</math:mi>
                </math:mrow>
                <math:mo math:stretchy="false">=</math:mo>
                <math:mrow>
                  <math:mrow>
                    <math:mo math:stretchy="false">(</math:mo>
                    <math:mrow>
                      <math:mi math:fontstyle="italic">vecinos</math:mi>
                      <math:mrow>
                        <math:mrow>
                          <math:mo math:stretchy="false">(</math:mo>
                          <math:mrow>
                            <math:mi>v</math:mi>
                            <math:mi>,</math:mi>
                            <math:mi>i</math:mi>
                          </math:mrow>
                          <math:mo math:stretchy="false">)</math:mo>
                        </math:mrow>
                        <math:mo math:stretchy="false">=</math:mo>
                        <math:mn>3</math:mn>
                      </math:mrow>
                    </math:mrow>
                    <math:mo math:stretchy="false">)</math:mo>
                  </math:mrow>
                  <math:mo math:stretchy="false">∨</math:mo>
                  <math:mrow>
                    <math:mo math:stretchy="false">(</math:mo>
                    <math:mrow>
                      <math:mi>v</math:mi>
                      <math:mrow>
                        <math:mrow>
                          <math:mo math:stretchy="false">[</math:mo>
                          <math:mi>i</math:mi>
                          <math:mo math:stretchy="false">]</math:mo>
                        </math:mrow>
                        <math:mo math:stretchy="false">∧</math:mo>
                        <math:mi math:fontstyle="italic">vecinos</math:mi>
                      </math:mrow>
                      <math:mrow>
                        <math:mrow>
                          <math:mo math:stretchy="false">(</math:mo>
                          <math:mrow>
                            <math:mi>v</math:mi>
                            <math:mi>,</math:mi>
                            <math:mi>i</math:mi>
                          </math:mrow>
                          <math:mo math:stretchy="false">)</math:mo>
                        </math:mrow>
                        <math:mo math:stretchy="false">=</math:mo>
                        <math:mn>2</math:mn>
                      </math:mrow>
                    </math:mrow>
                    <math:mo math:stretchy="false">)</math:mo>
                  </math:mrow>
                </math:mrow>
              </math:mrow>
              <math:mo math:stretchy="false">}</math:mo>
            </math:mrow>
          </math:mrow>
        </math:mstyle>
      </math:mtr>
      <math:mtr/>
      <math:mtr>
        <math:mstyle math:color="blue">
          <math:mrow>
            <math:mrow>
              <math:mo math:stretchy="false">{</math:mo>
              <math:mrow>
                <math:mrow>
                  <math:mrow>
                    <math:mrow>
                      <math:mrow>
                        <math:mi>Q</math:mi>
                        <math:mo math:stretchy="false">≡</math:mo>
                        <math:mi math:fontstyle="italic">NF</math:mi>
                      </math:mrow>
                      <math:mo math:stretchy="false">≥</math:mo>
                      <math:mrow>
                        <math:mn>0</math:mn>
                        <math:mo math:stretchy="false">∧</math:mo>
                        <math:mi math:fontstyle="italic">NC</math:mi>
                      </math:mrow>
                    </math:mrow>
                    <math:mo math:stretchy="false">≥</math:mo>
                    <math:mrow>
                      <math:mn>0</math:mn>
                      <math:mo math:stretchy="false">∧</math:mo>
                      <math:mn>0</math:mn>
                    </math:mrow>
                  </math:mrow>
                  <math:mo math:stretchy="false">≤</math:mo>
                  <math:mi>i</math:mi>
                </math:mrow>
                <math:mo math:stretchy="false">&gt;</math:mo>
                <math:mrow>
                  <math:mi math:fontstyle="italic">NF</math:mi>
                  <math:mo math:stretchy="false">∗</math:mo>
                  <math:mi math:fontstyle="italic">NC</math:mi>
                </math:mrow>
              </math:mrow>
              <math:mo math:stretchy="false">}</math:mo>
            </math:mrow>
          </math:mrow>
        </math:mstyle>
      </math:mtr>
      <math:mtr>
        <math:mrow>
          <math:mi math:fontstyle="italic">fun</math:mi>
          <math:mi math:fontstyle="italic">vecinos</math:mi>
          <math:mrow>
            <math:mo math:stretchy="false">(</math:mo>
            <math:mrow>
              <math:mi>v</math:mi>
              <math:mi math:fontstyle="normal">:</math:mi>
              <math:mtext>vector</math:mtext>
              <math:mrow>
                <math:mo math:stretchy="false">[</math:mo>
                <math:mrow>
                  <math:mn>0</math:mn>
                  <math:mn>..</math:mn>
                  <math:mrow>
                    <math:mrow>
                      <math:mi math:fontstyle="italic">NF</math:mi>
                      <math:mo math:stretchy="false">∗</math:mo>
                      <math:mi math:fontstyle="italic">NC</math:mi>
                    </math:mrow>
                    <math:mo math:stretchy="false">−</math:mo>
                    <math:mn>1</math:mn>
                  </math:mrow>
                </math:mrow>
                <math:mo math:stretchy="false">]</math:mo>
              </math:mrow>
              <math:mi math:fontstyle="italic">de</math:mi>
              <math:mi math:fontstyle="italic">booleano</math:mi>
              <math:mi>;</math:mi>
              <math:mi>i</math:mi>
              <math:mi math:fontstyle="normal">:</math:mi>
              <math:mi math:fontstyle="italic">entero</math:mi>
            </math:mrow>
            <math:mo math:stretchy="false">)</math:mo>
          </math:mrow>
          <math:mi math:fontstyle="italic">dev</math:mi>
          <math:mrow>
            <math:mo math:stretchy="false">(</math:mo>
            <math:mrow>
              <math:mi>s</math:mi>
              <math:mi math:fontstyle="normal">:</math:mi>
              <math:mi math:fontstyle="italic">entero</math:mi>
            </math:mrow>
            <math:mo math:stretchy="false">)</math:mo>
          </math:mrow>
        </math:mrow>
      </math:mtr>
      <math:mtr>
        <math:mstyle math:color="blue">
          <math:mrow>
            <math:mrow>
              <math:mo math:stretchy="false">{</math:mo>
              <math:mrow>
                <math:mrow>
                  <math:mrow>
                    <math:mrow>
                      <math:mi>R</math:mi>
                      <math:mo math:stretchy="false">≡</math:mo>
                      <math:mi>s</math:mi>
                    </math:mrow>
                    <math:mo math:stretchy="false">=</math:mo>
                    <math:mrow>
                      <math:mo math:stretchy="false">∑</math:mo>
                      <math:mo math:stretchy="false">α</math:mo>
                    </math:mrow>
                  </math:mrow>
                  <math:mo math:stretchy="false">∈</math:mo>
                  <math:mrow>
                    <math:mo math:stretchy="false">{</math:mo>
                    <math:mrow>
                      <math:mrow>
                        <math:mo math:stretchy="false">−</math:mo>
                        <math:mn>1,</math:mn>
                      </math:mrow>
                      <math:mn>0,</math:mn>
                      <math:mn>1</math:mn>
                    </math:mrow>
                    <math:mo math:stretchy="false">}</math:mo>
                  </math:mrow>
                </math:mrow>
                <math:mn>.</math:mn>
                <math:mrow>
                  <math:mo math:stretchy="false">(</math:mo>
                  <math:mrow>
                    <math:mi>N</math:mi>
                    <math:mrow>
                      <math:mo math:stretchy="false">β</math:mo>
                      <math:mo math:stretchy="false">∈</math:mo>
                      <math:mrow>
                        <math:mo math:stretchy="false">{</math:mo>
                        <math:mrow>
                          <math:mrow>
                            <math:mo math:stretchy="false">−</math:mo>
                            <math:mn>1,</math:mn>
                          </math:mrow>
                          <math:mn>0,</math:mn>
                          <math:mn>1</math:mn>
                        </math:mrow>
                        <math:mo math:stretchy="false">}</math:mo>
                      </math:mrow>
                    </math:mrow>
                    <math:mn>.</math:mn>
                    <math:mrow>
                      <math:mo math:stretchy="false">(</math:mo>
                      <math:mtable>
                        <math:mtr>
                          <math:mrow>
                            <math:mo math:stretchy="false">(</math:mo>
                            <math:mrow>
                              <math:mrow>
                                <math:mo math:stretchy="false">α</math:mo>
                                <math:mo math:stretchy="false">≠</math:mo>
                                <math:mrow>
                                  <math:mn>0</math:mn>
                                  <math:mo math:stretchy="false">∧</math:mo>
                                  <math:mo math:stretchy="false">β</math:mo>
                                </math:mrow>
                              </math:mrow>
                              <math:mo math:stretchy="false">≠</math:mo>
                              <math:mn>0</math:mn>
                            </math:mrow>
                            <math:mo math:stretchy="false">)</math:mo>
                          </math:mrow>
                        </math:mtr>
                        <math:mtr>
                          <math:mrow>
                            <math:mrow>
                              <math:mi/>
                              <math:mo math:stretchy="false">∧</math:mo>
                              <math:mrow>
                                <math:mo math:stretchy="false">(</math:mo>
                                <math:mrow>
                                  <math:mi math:fontstyle="italic">fila</math:mi>
                                  <math:mrow>
                                    <math:mrow>
                                      <math:mrow>
                                        <math:mo math:stretchy="false">(</math:mo>
                                        <math:mi>i</math:mi>
                                        <math:mo math:stretchy="false">)</math:mo>
                                      </math:mrow>
                                      <math:mo math:stretchy="false">+</math:mo>
                                      <math:mo math:stretchy="false">α</math:mo>
                                    </math:mrow>
                                    <math:mo math:stretchy="false">≥</math:mo>
                                    <math:mn>0</math:mn>
                                  </math:mrow>
                                </math:mrow>
                                <math:mo math:stretchy="false">)</math:mo>
                              </math:mrow>
                            </math:mrow>
                            <math:mo math:stretchy="false">∧</math:mo>
                            <math:mrow>
                              <math:mo math:stretchy="false">(</math:mo>
                              <math:mrow>
                                <math:mi math:fontstyle="italic">fila</math:mi>
                                <math:mrow>
                                  <math:mrow>
                                    <math:mrow>
                                      <math:mo math:stretchy="false">(</math:mo>
                                      <math:mi>i</math:mi>
                                      <math:mo math:stretchy="false">)</math:mo>
                                    </math:mrow>
                                    <math:mo math:stretchy="false">+</math:mo>
                                    <math:mo math:stretchy="false">α</math:mo>
                                  </math:mrow>
                                  <math:mo math:stretchy="false">&lt;</math:mo>
                                  <math:mi math:fontstyle="italic">NF</math:mi>
                                </math:mrow>
                              </math:mrow>
                              <math:mo math:stretchy="false">)</math:mo>
                            </math:mrow>
                          </math:mrow>
                        </math:mtr>
                        <math:mtr>
                          <math:mrow>
                            <math:mrow>
                              <math:mi/>
                              <math:mo math:stretchy="false">∧</math:mo>
                              <math:mrow>
                                <math:mo math:stretchy="false">(</math:mo>
                                <math:mrow>
                                  <math:mi math:fontstyle="italic">columna</math:mi>
                                  <math:mrow>
                                    <math:mrow>
                                      <math:mrow>
                                        <math:mo math:stretchy="false">(</math:mo>
                                        <math:mi>i</math:mi>
                                        <math:mo math:stretchy="false">)</math:mo>
                                      </math:mrow>
                                      <math:mo math:stretchy="false">+</math:mo>
                                      <math:mo math:stretchy="false">β</math:mo>
                                    </math:mrow>
                                    <math:mo math:stretchy="false">≥</math:mo>
                                    <math:mn>0</math:mn>
                                  </math:mrow>
                                </math:mrow>
                                <math:mo math:stretchy="false">)</math:mo>
                              </math:mrow>
                            </math:mrow>
                            <math:mo math:stretchy="false">∧</math:mo>
                            <math:mrow>
                              <math:mo math:stretchy="false">(</math:mo>
                              <math:mrow>
                                <math:mi math:fontstyle="italic">columna</math:mi>
                                <math:mrow>
                                  <math:mrow>
                                    <math:mrow>
                                      <math:mo math:stretchy="false">(</math:mo>
                                      <math:mi>i</math:mi>
                                      <math:mo math:stretchy="false">)</math:mo>
                                    </math:mrow>
                                    <math:mo math:stretchy="false">+</math:mo>
                                    <math:mo math:stretchy="false">β</math:mo>
                                  </math:mrow>
                                  <math:mo math:stretchy="false">&lt;</math:mo>
                                  <math:mi math:fontstyle="italic">NC</math:mi>
                                </math:mrow>
                              </math:mrow>
                              <math:mo math:stretchy="false">)</math:mo>
                            </math:mrow>
                          </math:mrow>
                        </math:mtr>
                        <math:mtr>
                          <math:mrow>
                            <math:mi/>
                            <math:mo math:stretchy="false">∧</math:mo>
                            <math:mrow>
                              <math:mo math:stretchy="false">(</math:mo>
                              <math:mrow>
                                <math:mi>v</math:mi>
                                <math:mrow>
                                  <math:mo math:stretchy="false">[</math:mo>
                                  <math:mrow>
                                    <math:mi math:fontstyle="italic">casilla</math:mi>
                                    <math:mrow>
                                      <math:mo math:stretchy="false">(</math:mo>
                                      <math:mrow>
                                        <math:mi math:fontstyle="italic">columna</math:mi>
                                        <math:mrow>
                                          <math:mrow>
                                            <math:mo math:stretchy="false">(</math:mo>
                                            <math:mi>i</math:mi>
                                            <math:mo math:stretchy="false">)</math:mo>
                                          </math:mrow>
                                          <math:mo math:stretchy="false">+</math:mo>
                                          <math:mo math:stretchy="false">β</math:mo>
                                        </math:mrow>
                                        <math:mi>,</math:mi>
                                        <math:mi math:fontstyle="italic">fila</math:mi>
                                        <math:mrow>
                                          <math:mrow>
                                            <math:mo math:stretchy="false">(</math:mo>
                                            <math:mi>i</math:mi>
                                            <math:mo math:stretchy="false">)</math:mo>
                                          </math:mrow>
                                          <math:mo math:stretchy="false">+</math:mo>
                                          <math:mo math:stretchy="false">α</math:mo>
                                        </math:mrow>
                                      </math:mrow>
                                      <math:mo math:stretchy="false">)</math:mo>
                                    </math:mrow>
                                  </math:mrow>
                                  <math:mo math:stretchy="false">]</math:mo>
                                </math:mrow>
                              </math:mrow>
                              <math:mo math:stretchy="false">)</math:mo>
                            </math:mrow>
                          </math:mrow>
                        </math:mtr>
                      </math:mtable>
                      <math:mo math:stretchy="false">)</math:mo>
                    </math:mrow>
                  </math:mrow>
                  <math:mo math:stretchy="false">)</math:mo>
                </math:mrow>
              </math:mrow>
              <math:mo math:stretchy="false">}</math:mo>
            </math:mrow>
          </math:mrow>
        </math:mstyle>
      </math:mtr>
      <math:mtr/>
      <math:mtr>
        <math:mstyle math:color="blue">
          <math:mrow>
            <math:mrow>
              <math:mo math:stretchy="false">{</math:mo>
              <math:mrow>
                <math:mrow>
                  <math:mrow>
                    <math:mrow>
                      <math:mrow>
                        <math:mi>Q</math:mi>
                        <math:mo math:stretchy="false">≡</math:mo>
                        <math:mi math:fontstyle="italic">NF</math:mi>
                      </math:mrow>
                      <math:mo math:stretchy="false">≥</math:mo>
                      <math:mrow>
                        <math:mn>0</math:mn>
                        <math:mo math:stretchy="false">∧</math:mo>
                        <math:mi math:fontstyle="italic">NC</math:mi>
                      </math:mrow>
                    </math:mrow>
                    <math:mo math:stretchy="false">≥</math:mo>
                    <math:mrow>
                      <math:mn>0</math:mn>
                      <math:mo math:stretchy="false">∧</math:mo>
                      <math:mn>0</math:mn>
                    </math:mrow>
                  </math:mrow>
                  <math:mo math:stretchy="false">≤</math:mo>
                  <math:mi>i</math:mi>
                </math:mrow>
                <math:mo math:stretchy="false">&gt;</math:mo>
                <math:mrow>
                  <math:mi math:fontstyle="italic">NF</math:mi>
                  <math:mo math:stretchy="false">∗</math:mo>
                  <math:mi math:fontstyle="italic">NC</math:mi>
                </math:mrow>
              </math:mrow>
              <math:mo math:stretchy="false">}</math:mo>
            </math:mrow>
          </math:mrow>
        </math:mstyle>
      </math:mtr>
      <math:mtr>
        <math:mrow>
          <math:mi math:fontstyle="italic">fun</math:mi>
          <math:mi math:fontstyle="italic">fila</math:mi>
          <math:mrow>
            <math:mo math:stretchy="false">(</math:mo>
            <math:mrow>
              <math:mi>i</math:mi>
              <math:mi math:fontstyle="normal">:</math:mi>
              <math:mi math:fontstyle="italic">entero</math:mi>
            </math:mrow>
            <math:mo math:stretchy="false">)</math:mo>
          </math:mrow>
          <math:mi math:fontstyle="italic">dev</math:mi>
          <math:mrow>
            <math:mo math:stretchy="false">(</math:mo>
            <math:mrow>
              <math:mi>s</math:mi>
              <math:mi math:fontstyle="normal">:</math:mi>
              <math:mi math:fontstyle="italic">entero</math:mi>
            </math:mrow>
            <math:mo math:stretchy="false">)</math:mo>
          </math:mrow>
        </math:mrow>
      </math:mtr>
      <math:mtr>
        <math:mstyle math:color="blue">
          <math:mrow>
            <math:mrow>
              <math:mo math:stretchy="false">{</math:mo>
              <math:mrow>
                <math:mrow>
                  <math:mi>R</math:mi>
                  <math:mo math:stretchy="false">≡</math:mo>
                  <math:mi>s</math:mi>
                </math:mrow>
                <math:mo math:stretchy="false">=</math:mo>
                <math:mrow>
                  <math:mi>i</math:mi>
                  <math:mo math:stretchy="false">÷</math:mo>
                  <math:mi math:fontstyle="italic">NC</math:mi>
                </math:mrow>
              </math:mrow>
              <math:mo math:stretchy="false">}</math:mo>
            </math:mrow>
          </math:mrow>
        </math:mstyle>
      </math:mtr>
      <math:mtr/>
      <math:mtr>
        <math:mstyle math:color="blue">
          <math:mrow>
            <math:mrow>
              <math:mo math:stretchy="false">{</math:mo>
              <math:mrow>
                <math:mrow>
                  <math:mrow>
                    <math:mrow>
                      <math:mrow>
                        <math:mi>Q</math:mi>
                        <math:mo math:stretchy="false">≡</math:mo>
                        <math:mi math:fontstyle="italic">NF</math:mi>
                      </math:mrow>
                      <math:mo math:stretchy="false">≥</math:mo>
                      <math:mrow>
                        <math:mn>0</math:mn>
                        <math:mo math:stretchy="false">∧</math:mo>
                        <math:mi math:fontstyle="italic">NC</math:mi>
                      </math:mrow>
                    </math:mrow>
                    <math:mo math:stretchy="false">≥</math:mo>
                    <math:mrow>
                      <math:mn>0</math:mn>
                      <math:mo math:stretchy="false">∧</math:mo>
                      <math:mn>0</math:mn>
                    </math:mrow>
                  </math:mrow>
                  <math:mo math:stretchy="false">≤</math:mo>
                  <math:mi>i</math:mi>
                </math:mrow>
                <math:mo math:stretchy="false">&gt;</math:mo>
                <math:mrow>
                  <math:mi math:fontstyle="italic">NF</math:mi>
                  <math:mo math:stretchy="false">∗</math:mo>
                  <math:mi math:fontstyle="italic">NC</math:mi>
                </math:mrow>
              </math:mrow>
              <math:mo math:stretchy="false">}</math:mo>
            </math:mrow>
          </math:mrow>
        </math:mstyle>
      </math:mtr>
      <math:mtr>
        <math:mrow>
          <math:mi math:fontstyle="italic">fun</math:mi>
          <math:mi math:fontstyle="italic">columna</math:mi>
          <math:mrow>
            <math:mo math:stretchy="false">(</math:mo>
            <math:mrow>
              <math:mi>i</math:mi>
              <math:mi math:fontstyle="normal">:</math:mi>
              <math:mi math:fontstyle="italic">entero</math:mi>
            </math:mrow>
            <math:mo math:stretchy="false">)</math:mo>
          </math:mrow>
          <math:mi math:fontstyle="italic">dev</math:mi>
          <math:mrow>
            <math:mo math:stretchy="false">(</math:mo>
            <math:mrow>
              <math:mi>s</math:mi>
              <math:mi math:fontstyle="normal">:</math:mi>
              <math:mi math:fontstyle="italic">entero</math:mi>
            </math:mrow>
            <math:mo math:stretchy="false">)</math:mo>
          </math:mrow>
        </math:mrow>
      </math:mtr>
      <math:mtr>
        <math:mstyle math:color="blue">
          <math:mrow>
            <math:mrow>
              <math:mo math:stretchy="false">{</math:mo>
              <math:mrow>
                <math:mrow>
                  <math:mrow>
                    <math:mi>R</math:mi>
                    <math:mo math:stretchy="false">≡</math:mo>
                    <math:mi>s</math:mi>
                  </math:mrow>
                  <math:mo math:stretchy="false">=</math:mo>
                  <math:mi>i</math:mi>
                </math:mrow>
                <math:mi/>
                <math:mi math:fontstyle="italic">mod</math:mi>
                <math:mi/>
                <math:mi math:fontstyle="italic">NC</math:mi>
              </math:mrow>
              <math:mo math:stretchy="false">}</math:mo>
            </math:mrow>
          </math:mrow>
        </math:mstyle>
      </math:mtr>
      <math:mtr/>
      <math:mtr>
        <math:mstyle math:color="blue">
          <math:mrow>
            <math:mrow>
              <math:mo math:stretchy="false">{</math:mo>
              <math:mrow>
                <math:mrow>
                  <math:mrow>
                    <math:mrow>
                      <math:mrow>
                        <math:mi>Q</math:mi>
                        <math:mo math:stretchy="false">≡</math:mo>
                        <math:mi math:fontstyle="italic">NF</math:mi>
                      </math:mrow>
                      <math:mo math:stretchy="false">≥</math:mo>
                      <math:mrow>
                        <math:mn>0</math:mn>
                        <math:mo math:stretchy="false">∧</math:mo>
                        <math:mi math:fontstyle="italic">NC</math:mi>
                      </math:mrow>
                    </math:mrow>
                    <math:mo math:stretchy="false">≥</math:mo>
                    <math:mrow>
                      <math:mn>0</math:mn>
                      <math:mo math:stretchy="false">∧</math:mo>
                      <math:mn>0</math:mn>
                    </math:mrow>
                  </math:mrow>
                  <math:mo math:stretchy="false">≤</math:mo>
                  <math:mi>i</math:mi>
                </math:mrow>
                <math:mo math:stretchy="false">&gt;</math:mo>
                <math:mrow>
                  <math:mi math:fontstyle="italic">NF</math:mi>
                  <math:mo math:stretchy="false">∗</math:mo>
                  <math:mi math:fontstyle="italic">NC</math:mi>
                </math:mrow>
              </math:mrow>
              <math:mo math:stretchy="false">}</math:mo>
            </math:mrow>
          </math:mrow>
        </math:mstyle>
      </math:mtr>
      <math:mtr>
        <math:mrow>
          <math:mi math:fontstyle="italic">fun</math:mi>
          <math:mi math:fontstyle="italic">casilla</math:mi>
          <math:mrow>
            <math:mo math:stretchy="false">(</math:mo>
            <math:mrow>
              <math:mi>c</math:mi>
              <math:mi>,</math:mi>
              <math:mi>f</math:mi>
              <math:mi math:fontstyle="normal">:</math:mi>
              <math:mi math:fontstyle="italic">entero</math:mi>
            </math:mrow>
            <math:mo math:stretchy="false">)</math:mo>
          </math:mrow>
          <math:mi math:fontstyle="italic">dev</math:mi>
          <math:mrow>
            <math:mo math:stretchy="false">(</math:mo>
            <math:mrow>
              <math:mi>s</math:mi>
              <math:mi math:fontstyle="normal">:</math:mi>
              <math:mi math:fontstyle="italic">entero</math:mi>
            </math:mrow>
            <math:mo math:stretchy="false">)</math:mo>
          </math:mrow>
        </math:mrow>
      </math:mtr>
      <math:mtr>
        <math:mstyle math:color="blue">
          <math:mrow>
            <math:mrow>
              <math:mo math:stretchy="false">{</math:mo>
              <math:mrow>
                <math:mrow>
                  <math:mi>R</math:mi>
                  <math:mo math:stretchy="false">≡</math:mo>
                  <math:mi>s</math:mi>
                </math:mrow>
                <math:mo math:stretchy="false">=</math:mo>
                <math:mrow>
                  <math:mrow>
                    <math:mi>f</math:mi>
                    <math:mo math:stretchy="false">∗</math:mo>
                    <math:mi math:fontstyle="italic">NC</math:mi>
                  </math:mrow>
                  <math:mo math:stretchy="false">+</math:mo>
                  <math:mi>c</math:mi>
                </math:mrow>
              </math:mrow>
              <math:mo math:stretchy="false">}</math:mo>
            </math:mrow>
          </math:mrow>
        </math:mstyle>
      </math:mtr>
    </math:mtable>
    <math:annotation math:encoding="StarMath 5.0">color blue {lbrace Q equiv NF &gt;= 0 and NC &gt;= 0 rbrace} newline
fun gen (v: "vector" [0 .. NF * NC - 1] de booleano) newline
dev (s: "vector" [0 .. NF * NC - 1] de booleano) newline
color blue {
  lbrace R equiv forall %alpha in lbrace 0 .. NF * NC - 1 rbrace .
  s[%alpha] = condiciones(v, %alpha) rbrace
}
  
newline newline

color blue {
  lbrace Q equiv NF &gt;= 0 and NC &gt;= 0 and 0 &lt;= i &gt; NF * NC rbrace
} newline
fun condiciones (v: "vector" [0 .. NF * NC - 1] de booleano; i: entero) newline dev (s: booleano) newline
color blue {
  lbrace R equiv s = (vecinos(v, i) = 3) or
  (v[i] and vecinos(v, i) = 2) rbrace
}

newline newline

color blue {
  lbrace Q equiv NF &gt;= 0 and NC &gt;= 0 and 0 &lt;= i &gt; NF * NC rbrace
} newline
fun vecinos (v: "vector" [0 .. NF * NC - 1] de booleano; i: entero)
dev (s: entero) newline
color blue {
  lbrace R equiv s = sum %alpha in lbrace -1, 0, 1 rbrace .
  (N %beta in lbrace -1, 0, 1 rbrace . (
  stack{(%alpha &lt;&gt; 0 and %beta &lt;&gt; 0) #
    ` and (fila(i) + %alpha &gt;= 0) and (fila(i) + %alpha &lt; NF) #
    ` and (columna(i) + %beta &gt;= 0) and (columna(i) + %beta &lt; NC) #
    ` and (v[casilla(columna(i) + %beta, fila(i) + %alpha)])
  })) rbrace
}

newline newline

color blue {
  lbrace Q equiv NF &gt;= 0 and NC &gt;= 0 and 0 &lt;= i &gt; NF * NC rbrace
} newline
fun fila (i: entero) dev (s: entero) newline
color blue {lbrace R equiv s = i div NC rbrace}

newline newline

color blue {
  lbrace Q equiv NF &gt;= 0 and NC &gt;= 0 and 0 &lt;= i &gt; NF * NC rbrace
} newline
fun columna (i: entero) dev (s: entero) newline
color blue {lbrace R equiv s = i ` mod ` NC rbrace}

newline newline

color blue {
  lbrace Q equiv NF &gt;= 0 and NC &gt;= 0 and 0 &lt;= i &gt; NF * NC rbrace
} newline
fun casilla (c, f: entero) dev (s: entero) newline
color blue {lbrace R equiv s = f * NC + c rbrace}</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Narrow" svg:font-family="'Arial Narrow'" style:font-adornments="Negrita" style:font-family-generic="swiss" style:font-pitch="variable"/>
    <style:font-face style:name="DejaVu Sans" svg:font-family="'DejaVu Sans'" style:font-adornments="Book" style:font-family-generic="swiss" style:font-pitch="variable"/>
    <style:font-face style:name="Trebuchet MS" svg:font-family="'Trebuchet MS'" style:font-adornments="Negrita Cursiv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054cm"/>
    </style:style>
    <style:style style:name="co3" style:family="table-column">
      <style:table-column-properties fo:break-before="auto" style:column-width="5.131cm"/>
    </style:style>
    <style:style style:name="co4" style:family="table-column">
      <style:table-column-properties fo:break-before="auto" style:column-width="3.992cm"/>
    </style:style>
    <style:style style:name="ro1" style:family="table-row">
      <style:table-row-properties style:row-height="1cm" fo:break-before="auto" style:use-optimal-row-height="false"/>
    </style:style>
    <style:style style:name="ro2" style:family="table-row">
      <style:table-row-properties style:row-height="0.432cm" fo:break-before="auto" style:use-optimal-row-height="true"/>
    </style:style>
    <style:style style:name="ta1" style:family="table" style:master-page-name="Default">
      <style:table-properties table:display="true" style:writing-mode="lr-tb"/>
    </style:style>
    <style:style style:name="ce1" style:family="table-cell" style:parent-style-name="Datos">
      <style:table-cell-properties style:text-align-source="fix" style:repeat-content="false"/>
      <style:paragraph-properties fo:text-align="start" fo:margin-left="0cm"/>
    </style:style>
    <style:style style:name="ce2" style:family="table-cell" style:parent-style-name="Datos" style:data-style-name="N0"/>
    <style:style style:name="ce3" style:family="table-cell" style:parent-style-name="Datos" style:data-style-name="N109"/>
    <style:style style:name="ta_extref" style:family="table">
      <style:table-properties table:display="false"/>
    </style:style>
  </office:automatic-styles>
  <office:body>
    <office:spreadsheet>
      <table:table table:name="Rendimiento 2" table:style-name="ta1" table:print="false">
        <table:table-column table:style-name="co1" table:number-columns-repeated="2" table:default-cell-style-name="Default"/>
        <table:table-column table:style-name="co2" table:default-cell-style-name="ce1"/>
        <table:table-column table:style-name="co1" table:default-cell-style-name="ce2"/>
        <table:table-column table:style-name="co3" table:default-cell-style-name="ce3"/>
        <table:table-column table:style-name="co4" table:default-cell-style-name="ce3"/>
        <table:table-row table:style-name="ro1">
          <table:table-cell table:number-columns-repeated="2"/>
          <table:table-cell table:style-name="Cabecera" office:value-type="string">
            <text:p>Fichero</text:p>
          </table:table-cell>
          <table:table-cell table:style-name="Cabecera" office:value-type="string">
            <text:p>Tamaño (casillas)</text:p>
          </table:table-cell>
          <table:table-cell table:style-name="Cabecera" office:value-type="string">
            <text:p>T. Algoritmo recursivo no final (x5000)</text:p>
          </table:table-cell>
          <table:table-cell table:style-name="Cabecera" office:value-type="string">
            <text:p>T. Algoritmo iterativo (x5000)</text:p>
          </table:table-cell>
        </table:table-row>
        <table:table-row table:style-name="ro2">
          <table:table-cell table:number-columns-repeated="2"/>
          <table:table-cell office:value-type="string">
            <text:p>01X01.TXT</text:p>
          </table:table-cell>
          <table:table-cell office:value-type="float" office:value="1">
            <text:p>1</text:p>
          </table:table-cell>
          <table:table-cell office:value-type="float" office:value="0">
            <text:p>0 ms</text:p>
          </table:table-cell>
          <table:table-cell office:value-type="float" office:value="10">
            <text:p>10 ms</text:p>
          </table:table-cell>
        </table:table-row>
        <table:table-row table:style-name="ro2">
          <table:table-cell table:number-columns-repeated="2"/>
          <table:table-cell office:value-type="string">
            <text:p>02X02.TXT</text:p>
          </table:table-cell>
          <table:table-cell office:value-type="float" office:value="4">
            <text:p>4</text:p>
          </table:table-cell>
          <table:table-cell table:number-columns-repeated="2" office:value-type="float" office:value="30">
            <text:p>30 ms</text:p>
          </table:table-cell>
        </table:table-row>
        <table:table-row table:style-name="ro2">
          <table:table-cell table:number-columns-repeated="2"/>
          <table:table-cell office:value-type="string">
            <text:p>03X03.TXT</text:p>
          </table:table-cell>
          <table:table-cell office:value-type="float" office:value="9">
            <text:p>9</text:p>
          </table:table-cell>
          <table:table-cell office:value-type="float" office:value="70">
            <text:p>70 ms</text:p>
          </table:table-cell>
          <table:table-cell office:value-type="float" office:value="60">
            <text:p>60 ms</text:p>
          </table:table-cell>
        </table:table-row>
        <table:table-row table:style-name="ro2">
          <table:table-cell table:number-columns-repeated="2"/>
          <table:table-cell office:value-type="string">
            <text:p>10X01-1.TXT</text:p>
          </table:table-cell>
          <table:table-cell office:value-type="float" office:value="10">
            <text:p>10</text:p>
          </table:table-cell>
          <table:table-cell office:value-type="float" office:value="80">
            <text:p>80 ms</text:p>
          </table:table-cell>
          <table:table-cell office:value-type="float" office:value="60">
            <text:p>60 ms</text:p>
          </table:table-cell>
        </table:table-row>
        <table:table-row table:style-name="ro2">
          <table:table-cell table:number-columns-repeated="2"/>
          <table:table-cell office:value-type="string">
            <text:p>10X01-2.TXT</text:p>
          </table:table-cell>
          <table:table-cell office:value-type="float" office:value="10">
            <text:p>10</text:p>
          </table:table-cell>
          <table:table-cell office:value-type="float" office:value="80">
            <text:p>80 ms</text:p>
          </table:table-cell>
          <table:table-cell office:value-type="float" office:value="60">
            <text:p>60 ms</text:p>
          </table:table-cell>
        </table:table-row>
        <table:table-row table:style-name="ro2">
          <table:table-cell table:number-columns-repeated="2"/>
          <table:table-cell office:value-type="string">
            <text:p>10X01-3.TXT</text:p>
          </table:table-cell>
          <table:table-cell office:value-type="float" office:value="10">
            <text:p>10</text:p>
          </table:table-cell>
          <table:table-cell table:number-columns-repeated="2" office:value-type="float" office:value="70">
            <text:p>70 ms</text:p>
          </table:table-cell>
        </table:table-row>
        <table:table-row table:style-name="ro2">
          <table:table-cell table:number-columns-repeated="2"/>
          <table:table-cell office:value-type="string">
            <text:p>10X01-4.TXT</text:p>
          </table:table-cell>
          <table:table-cell office:value-type="float" office:value="10">
            <text:p>10</text:p>
          </table:table-cell>
          <table:table-cell office:value-type="float" office:value="80">
            <text:p>80 ms</text:p>
          </table:table-cell>
          <table:table-cell office:value-type="float" office:value="60">
            <text:p>60 ms</text:p>
          </table:table-cell>
        </table:table-row>
        <table:table-row table:style-name="ro2">
          <table:table-cell table:number-columns-repeated="2"/>
          <table:table-cell office:value-type="string">
            <text:p>10X01-5.TXT</text:p>
          </table:table-cell>
          <table:table-cell office:value-type="float" office:value="10">
            <text:p>10</text:p>
          </table:table-cell>
          <table:table-cell table:number-columns-repeated="2" office:value-type="float" office:value="80">
            <text:p>80 ms</text:p>
          </table:table-cell>
        </table:table-row>
        <table:table-row table:style-name="ro2">
          <table:table-cell table:number-columns-repeated="2"/>
          <table:table-cell office:value-type="string">
            <text:p>10X10.TXT</text:p>
          </table:table-cell>
          <table:table-cell office:value-type="float" office:value="100">
            <text:p>100</text:p>
          </table:table-cell>
          <table:table-cell office:value-type="float" office:value="830">
            <text:p>830 ms</text:p>
          </table:table-cell>
          <table:table-cell office:value-type="float" office:value="700">
            <text:p>700 ms</text:p>
          </table:table-cell>
        </table:table-row>
        <table:table-row table:style-name="ro2">
          <table:table-cell table:number-columns-repeated="2"/>
          <table:table-cell office:value-type="string">
            <text:p>06X20-BORDE-1.TXT</text:p>
          </table:table-cell>
          <table:table-cell office:value-type="float" office:value="120">
            <text:p>120</text:p>
          </table:table-cell>
          <table:table-cell office:value-type="float" office:value="1000">
            <text:p>1000 ms</text:p>
          </table:table-cell>
          <table:table-cell office:value-type="float" office:value="850">
            <text:p>850 ms</text:p>
          </table:table-cell>
        </table:table-row>
        <table:table-row table:style-name="ro2">
          <table:table-cell table:number-columns-repeated="2"/>
          <table:table-cell office:value-type="string">
            <text:p>06X20-BORDE-2.TXT</text:p>
          </table:table-cell>
          <table:table-cell office:value-type="float" office:value="120">
            <text:p>120</text:p>
          </table:table-cell>
          <table:table-cell office:value-type="float" office:value="980">
            <text:p>980 ms</text:p>
          </table:table-cell>
          <table:table-cell office:value-type="float" office:value="850">
            <text:p>850 ms</text:p>
          </table:table-cell>
        </table:table-row>
        <table:table-row table:style-name="ro2">
          <table:table-cell table:number-columns-repeated="2"/>
          <table:table-cell office:value-type="string">
            <text:p>15X15.TXT</text:p>
          </table:table-cell>
          <table:table-cell office:value-type="float" office:value="225">
            <text:p>225</text:p>
          </table:table-cell>
          <table:table-cell office:value-type="float" office:value="1860">
            <text:p>1860 ms</text:p>
          </table:table-cell>
          <table:table-cell office:value-type="float" office:value="1540">
            <text:p>1540 ms</text:p>
          </table:table-cell>
        </table:table-row>
        <table:table-row table:style-name="ro2">
          <table:table-cell table:number-columns-repeated="2"/>
          <table:table-cell office:value-type="string">
            <text:p>20X20-TETRAMINOD-1.TXT</text:p>
          </table:table-cell>
          <table:table-cell office:value-type="float" office:value="400">
            <text:p>400</text:p>
          </table:table-cell>
          <table:table-cell office:value-type="float" office:value="3280">
            <text:p>3280 ms</text:p>
          </table:table-cell>
          <table:table-cell office:value-type="float" office:value="2720">
            <text:p>2720 ms</text:p>
          </table:table-cell>
        </table:table-row>
        <table:table-row table:style-name="ro2">
          <table:table-cell table:number-columns-repeated="2"/>
          <table:table-cell office:value-type="string">
            <text:p>20X20-TETRAMINOD-2.TXT</text:p>
          </table:table-cell>
          <table:table-cell office:value-type="float" office:value="400">
            <text:p>400</text:p>
          </table:table-cell>
          <table:table-cell office:value-type="float" office:value="3280">
            <text:p>3280 ms</text:p>
          </table:table-cell>
          <table:table-cell office:value-type="float" office:value="2720">
            <text:p>2720 ms</text:p>
          </table:table-cell>
        </table:table-row>
        <table:table-row table:style-name="ro2">
          <table:table-cell table:number-columns-repeated="2"/>
          <table:table-cell office:value-type="string">
            <text:p>20X20-TETRAMINOD-3.TXT</text:p>
          </table:table-cell>
          <table:table-cell office:value-type="float" office:value="400">
            <text:p>400</text:p>
          </table:table-cell>
          <table:table-cell office:value-type="float" office:value="3280">
            <text:p>3280 ms</text:p>
          </table:table-cell>
          <table:table-cell office:value-type="float" office:value="2720">
            <text:p>2720 ms</text:p>
          </table:table-cell>
        </table:table-row>
        <table:table-row table:style-name="ro2">
          <table:table-cell table:number-columns-repeated="2"/>
          <table:table-cell office:value-type="string">
            <text:p>20X20-TETRAMINOE-1.TXT</text:p>
          </table:table-cell>
          <table:table-cell office:value-type="float" office:value="400">
            <text:p>400</text:p>
          </table:table-cell>
          <table:table-cell office:value-type="float" office:value="3280">
            <text:p>3280 ms</text:p>
          </table:table-cell>
          <table:table-cell office:value-type="float" office:value="2720">
            <text:p>2720 ms</text:p>
          </table:table-cell>
        </table:table-row>
        <table:table-row table:style-name="ro2">
          <table:table-cell table:number-columns-repeated="2"/>
          <table:table-cell office:value-type="string">
            <text:p>20X20-TETRAMINOE-2.TXT</text:p>
          </table:table-cell>
          <table:table-cell office:value-type="float" office:value="400">
            <text:p>400</text:p>
          </table:table-cell>
          <table:table-cell office:value-type="float" office:value="3280">
            <text:p>3280 ms</text:p>
          </table:table-cell>
          <table:table-cell office:value-type="float" office:value="2720">
            <text:p>2720 ms</text:p>
          </table:table-cell>
        </table:table-row>
        <table:table-row table:style-name="ro2">
          <table:table-cell table:number-columns-repeated="2"/>
          <table:table-cell office:value-type="string">
            <text:p>20X20-TETRAMINOE-3.TXT</text:p>
          </table:table-cell>
          <table:table-cell office:value-type="float" office:value="400">
            <text:p>400</text:p>
          </table:table-cell>
          <table:table-cell office:value-type="float" office:value="3290">
            <text:p>3290 ms</text:p>
          </table:table-cell>
          <table:table-cell office:value-type="float" office:value="2720">
            <text:p>2720 ms</text:p>
          </table:table-cell>
        </table:table-row>
        <table:table-row table:style-name="ro2">
          <table:table-cell table:number-columns-repeated="2"/>
          <table:table-cell office:value-type="string">
            <text:p>20X20-TETRAMINOE-4.TXT</text:p>
          </table:table-cell>
          <table:table-cell office:value-type="float" office:value="400">
            <text:p>400</text:p>
          </table:table-cell>
          <table:table-cell office:value-type="float" office:value="3280">
            <text:p>3280 ms</text:p>
          </table:table-cell>
          <table:table-cell office:value-type="float" office:value="2720">
            <text:p>2720 ms</text:p>
          </table:table-cell>
        </table:table-row>
        <table:table-row table:style-name="ro2">
          <table:table-cell table:number-columns-repeated="2"/>
          <table:table-cell office:value-type="string">
            <text:p>25X20-BORDE-1.TXT</text:p>
          </table:table-cell>
          <table:table-cell office:value-type="float" office:value="500">
            <text:p>500</text:p>
          </table:table-cell>
          <table:table-cell office:value-type="float" office:value="4130">
            <text:p>4130 ms</text:p>
          </table:table-cell>
          <table:table-cell office:value-type="float" office:value="3440">
            <text:p>3440 ms</text:p>
          </table:table-cell>
        </table:table-row>
        <table:table-row table:style-name="ro2">
          <table:table-cell table:number-columns-repeated="2"/>
          <table:table-cell office:value-type="string">
            <text:p>25X20-BORDE-2.TXT</text:p>
          </table:table-cell>
          <table:table-cell office:value-type="float" office:value="500">
            <text:p>500</text:p>
          </table:table-cell>
          <table:table-cell office:value-type="float" office:value="4150">
            <text:p>4150 ms</text:p>
          </table:table-cell>
          <table:table-cell office:value-type="float" office:value="3470">
            <text:p>3470 ms</text:p>
          </table:table-cell>
        </table:table-row>
        <table:table-row table:style-name="ro2">
          <table:table-cell table:number-columns-repeated="2"/>
          <table:table-cell office:value-type="string">
            <text:p>25X20-BORDE-3.TXT</text:p>
          </table:table-cell>
          <table:table-cell office:value-type="float" office:value="500">
            <text:p>500</text:p>
          </table:table-cell>
          <table:table-cell office:value-type="float" office:value="4170">
            <text:p>4170 ms</text:p>
          </table:table-cell>
          <table:table-cell office:value-type="float" office:value="3470">
            <text:p>3470 ms</text:p>
          </table:table-cell>
        </table:table-row>
        <table:table-row table:style-name="ro2">
          <table:table-cell table:number-columns-repeated="2"/>
          <table:table-cell office:value-type="string">
            <text:p>25X20-BORDE-4.TXT</text:p>
          </table:table-cell>
          <table:table-cell office:value-type="float" office:value="500">
            <text:p>500</text:p>
          </table:table-cell>
          <table:table-cell office:value-type="float" office:value="4180">
            <text:p>4180 ms</text:p>
          </table:table-cell>
          <table:table-cell office:value-type="float" office:value="3500">
            <text:p>3500 ms</text:p>
          </table:table-cell>
        </table:table-row>
        <table:table-row table:style-name="ro2">
          <table:table-cell table:number-columns-repeated="2"/>
          <table:table-cell office:value-type="string">
            <text:p>40X25-1.TXT</text:p>
          </table:table-cell>
          <table:table-cell office:value-type="float" office:value="1000">
            <text:p>1000</text:p>
          </table:table-cell>
          <table:table-cell office:value-type="float" office:value="8150">
            <text:p>8150 ms</text:p>
          </table:table-cell>
          <table:table-cell office:value-type="float" office:value="6790">
            <text:p>6790 ms</text:p>
          </table:table-cell>
        </table:table-row>
        <table:table-row table:style-name="ro2">
          <table:table-cell table:number-columns-repeated="2"/>
          <table:table-cell office:value-type="string">
            <text:p>40X25-2.TXT</text:p>
          </table:table-cell>
          <table:table-cell office:value-type="float" office:value="1000">
            <text:p>1000</text:p>
          </table:table-cell>
          <table:table-cell office:value-type="float" office:value="8160">
            <text:p>8160 ms</text:p>
          </table:table-cell>
          <table:table-cell office:value-type="float" office:value="6780">
            <text:p>6780 ms</text:p>
          </table:table-cell>
        </table:table-row>
        <table:table-row table:style-name="ro2">
          <table:table-cell table:number-columns-repeated="2"/>
          <table:table-cell office:value-type="string">
            <text:p>40X25-3.TXT</text:p>
          </table:table-cell>
          <table:table-cell office:value-type="float" office:value="1000">
            <text:p>1000</text:p>
          </table:table-cell>
          <table:table-cell office:value-type="float" office:value="8180">
            <text:p>8180 ms</text:p>
          </table:table-cell>
          <table:table-cell office:value-type="float" office:value="6780">
            <text:p>6780 ms</text:p>
          </table:table-cell>
        </table:table-row>
        <table:table-row table:style-name="ro2">
          <table:table-cell table:number-columns-repeated="2"/>
          <table:table-cell office:value-type="string">
            <text:p>40X25-4.TXT</text:p>
          </table:table-cell>
          <table:table-cell office:value-type="float" office:value="1000">
            <text:p>1000</text:p>
          </table:table-cell>
          <table:table-cell office:value-type="float" office:value="8160">
            <text:p>8160 ms</text:p>
          </table:table-cell>
          <table:table-cell office:value-type="float" office:value="6810">
            <text:p>6810 ms</text:p>
          </table:table-cell>
        </table:table-row>
        <table:table-row table:style-name="ro2">
          <table:table-cell table:number-columns-repeated="2"/>
          <table:table-cell office:value-type="string">
            <text:p>40X25-5.TXT</text:p>
          </table:table-cell>
          <table:table-cell office:value-type="float" office:value="1000">
            <text:p>1000</text:p>
          </table:table-cell>
          <table:table-cell office:value-type="float" office:value="8170">
            <text:p>8170 ms</text:p>
          </table:table-cell>
          <table:table-cell office:value-type="float" office:value="6800">
            <text:p>6800 ms</text:p>
          </table:table-cell>
        </table:table-row>
        <table:table-row table:style-name="ro2">
          <table:table-cell table:number-columns-repeated="2"/>
          <table:table-cell office:value-type="string">
            <text:p>50X50.TXT</text:p>
          </table:table-cell>
          <table:table-cell office:value-type="float" office:value="2500">
            <text:p>2500</text:p>
          </table:table-cell>
          <table:table-cell office:value-type="float" office:value="20140">
            <text:p>20140 ms</text:p>
          </table:table-cell>
          <table:table-cell office:value-type="float" office:value="17020">
            <text:p>17020 ms</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Narrow" svg:font-family="'Arial Narrow'" style:font-adornments="Negrita" style:font-family-generic="swiss" style:font-pitch="variable"/>
    <style:font-face style:name="DejaVu Sans" svg:font-family="'DejaVu Sans'" style:font-adornments="Book" style:font-family-generic="swiss" style:font-pitch="variable"/>
    <style:font-face style:name="Trebuchet MS" svg:font-family="'Trebuchet MS'" style:font-adornments="Negrita Cursiv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5P0" style:volatile="true">
      <number:number number:decimal-places="2" number:min-integer-digits="1" number:grouping="true"/>
      <number:text> </number:text>
      <number:currency-symbol>€</number:currency-symbol>
    </number:currency-style>
    <number:currency-style style:name="N105">
      <style:text-properties fo:color="#ff0000"/>
      <number:text>-</number:text>
      <number:number number:decimal-places="2" number:min-integer-digits="1" number:grouping="true"/>
      <number:text> </number:text>
      <number:currency-symbol>€</number:currency-symbol>
      <style:map style:condition="value()&gt;=0" style:apply-style-name="N105P0"/>
    </number:currency-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number:number-style style:name="N107">
      <number:number number:decimal-places="3" number:min-integer-digits="1"/>
    </number:number-style>
    <number:number-style style:name="N108">
      <number:number number:decimal-places="3" number:min-integer-digits="1"/>
      <number:text> ms</number:text>
    </number:number-style>
    <number:number-style style:name="N109">
      <number:number number:decimal-places="0" number:min-integer-digits="1"/>
      <number:text> ms</number:text>
    </number:number-style>
    <style:style style:name="Default" style:family="table-cell">
      <style:text-properties style:font-name="DejaVu Sans" fo:font-size="10pt"/>
    </style:style>
    <style:style style:name="Result" style:family="table-cell" style:parent-style-name="Default">
      <style:text-properties fo:font-style="normal" style:text-underline-style="none" fo:font-weight="bold"/>
    </style:style>
    <style:style style:name="Result2" style:family="table-cell" style:parent-style-name="Result" style:data-style-name="N105">
      <style:text-properties fo:font-style="italic"/>
    </style:style>
    <style:style style:name="Heading" style:family="table-cell" style:parent-style-name="Default">
      <style:table-cell-properties style:text-align-source="fix" style:repeat-content="false"/>
      <style:paragraph-properties fo:text-align="start"/>
      <style:text-properties fo:color="#621681" style:font-name="Trebuchet MS" fo:font-size="12pt" fo:font-style="italic" fo:font-weight="bold"/>
    </style:style>
    <style:style style:name="Heading1" style:family="table-cell" style:parent-style-name="Heading">
      <style:table-cell-properties fo:background-color="transparent" style:rotation-angle="0"/>
      <style:text-properties fo:color="#01573c" fo:font-size="11pt"/>
    </style:style>
    <style:style style:name="Cabecera" style:family="table-cell" style:parent-style-name="Default">
      <style:table-cell-properties fo:background-color="#01573c" style:text-align-source="fix" style:repeat-content="false" fo:wrap-option="wrap" fo:border="0.018cm solid #01573c" style:vertical-align="middle"/>
      <style:paragraph-properties fo:text-align="center"/>
      <style:text-properties fo:color="#ffffff" fo:font-weight="bold"/>
    </style:style>
    <style:style style:name="Datos" style:family="table-cell" style:parent-style-name="Default">
      <style:table-cell-properties style:diagonal-bl-tr="none" style:diagonal-tl-br="none" style:text-align-source="fix" style:repeat-content="false" fo:border="0.018cm solid #01573c" style:vertical-align="middle"/>
      <style:paragraph-properties fo:text-align="center"/>
    </style:style>
  </office:styles>
  <office:automatic-styles>
    <style:page-layout style:name="Mpm1">
      <style:page-layout-properties fo:margin-top="1cm" fo:margin-bottom="1.499cm" fo:margin-left="1cm" fo:margin-right="1cm" style:shadow="none" fo:background-color="transparent" style:writing-mode="lr-tb">
        <style:background-image/>
      </style:page-layout-properties>
      <style:header-style>
        <style:header-footer-properties svg:height="0.7cm" fo:margin-left="0cm" fo:margin-right="0cm" fo:margin-bottom="0.101cm" style:shadow="none" fo:background-color="#0066cc">
          <style:background-image/>
        </style:header-footer-properties>
      </style:header-style>
      <style:footer-style>
        <style:header-footer-properties svg:height="0.7cm" fo:margin-left="0cm" fo:margin-right="0cm" fo:margin-top="0.101cm" fo:border-top="0.035cm solid #808080" fo:border-bottom="none" fo:border-left="none" fo:border-right="none" fo:padding="0cm" style:shadow="none" fo:background-color="transparent">
          <style:background-image/>
        </style:header-footer-properties>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fo:color="#ffffff" style:font-name="Arial Narrow" fo:font-size="14pt" fo:font-weight="bold"/>
    </style:style>
    <style:style style:name="MT2" style:family="text">
      <style:text-properties fo:color="#808080" style:font-name="Arial Narrow" fo:font-size="12pt" fo:font-weight="bold"/>
    </style:style>
  </office:automatic-styles>
  <office:master-styles>
    <style:master-page style:name="Default" style:page-layout-name="Mpm1">
      <style:header>
        <style:region-left>
          <text:p><text:span text:style-name="MT1">${tipoDocumento}</text:span></text:p>
        </style:region-left>
        <style:region-right>
          <text:p><text:span text:style-name="MT1">${título}</text:span></text:p>
        </style:region-right>
      </style:header>
      <style:header-left style:display="false"/>
      <style:footer>
        <style:region-left>
          <text:p><text:span text:style-name="MT2"><text:title>???</text:title></text:span></text:p>
        </style:region-left>
        <style:region-center>
          <text:p><text:span text:style-name="MT2"><text:sheet-name>???</text:sheet-name></text:span></text:p>
        </style:region-center>
        <style:region-right>
          <text:p><text:span text:style-name="MT2">Página </text:span><text:span text:style-name="MT2"><text:page-number>1</text:page-number></text:span><text:span text:style-name="MT2"> de </text:span><text:span text:style-name="MT2"><text:page-count>99</text:page-count></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01">01/07/2009</text:date>, <text:time>00:26:16</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number:number-style style:name="N103">
      <number:number number:decimal-places="0" number:min-integer-digits="1"/>
      <number:text> ms</number:text>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three-dimensional="true" chart:connect-bars="false" chart:auto-position="true" chart:auto-size="true" chart:treat-empty-cells="leave-gap" chart:sort-by-x-values="false" chart:right-angled-axes="true" chart:data-label-number="value" chart:data-label-text="false" chart:data-label-symbol="fals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text-properties fo:font-size="9pt" style:font-size-asian="9pt" style:font-size-complex="9pt"/>
    </style:style>
    <style:style style:name="ch8" style:family="chart" style:data-style-name="N103">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3">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12" style:family="chart">
      <style:chart-properties chart:solid-type="cuboid" chart:data-label-number="value" chart:data-label-text="false" chart:data-label-symbol="false"/>
      <style:graphic-properties draw:stroke="none" draw:fill-color="#579d1c" dr3d:edge-rounding="5%"/>
      <style:text-properties fo:color="#579d1c" style:text-outline="true" fo:font-size="8pt" fo:font-weight="bold" style:font-size-asian="6pt" style:font-size-complex="6pt"/>
    </style:style>
    <style:style style:name="ch13" style:family="chart">
      <style:chart-properties chart:solid-type="cuboid" chart:data-label-number="value" chart:data-label-text="false" chart:data-label-symbol="false"/>
      <style:graphic-properties draw:stroke="none" draw:fill-color="#4b1f6f" dr3d:edge-rounding="5%"/>
      <style:text-properties fo:color="#4b1f6f" style:text-outline="true" fo:font-size="8pt" fo:font-weight="bold" style:font-size-asian="6pt" style:font-size-complex="6pt"/>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21cm" svg:height="9.484cm" chart:class="chart:bar" chart:style-name="ch1">
        <chart:title svg:x="9.219cm" svg:y="0.19cm" chart:style-name="ch2">
          <text:p>Rendimiento</text:p>
        </chart:title>
        <chart:subtitle svg:x="8.277cm" svg:y="0.909cm" chart:style-name="ch3">
          <text:p>Estudio empírico del coste</text:p>
        </chart:subtitle>
        <chart:legend chart:legend-position="bottom" svg:x="6.361cm" svg:y="8.371cm" chart:style-name="ch4"/>
        <chart:plot-area chart:style-name="ch5" chart:data-source-has-labels="both" svg:x="0.639cm" svg:y="1.543cm" svg:width="19.521cm" svg:height="6.652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666666" dr3d:lighting-mode="true">
          <dr3d:light dr3d:diffuse-color="#b3b3b3" dr3d:direction="(0 0 1)" dr3d:enabled="false" dr3d:specular="true"/>
          <dr3d:light dr3d:diffuse-color="#b3b3b3" dr3d:direction="(-0.1 0.6 0.8)"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6">
            <chart:title svg:x="9.441cm" svg:y="7.822cm" chart:style-name="ch7">
              <text:p>Tamaño (casillas)</text:p>
            </chart:title>
            <chart:categories table:cell-range-address="local-table.$A$2:.$A$12"/>
          </chart:axis>
          <chart:axis chart:dimension="y" chart:name="primary-y" chart:style-name="ch8">
            <chart:title svg:x="0.421cm" svg:y="6.165cm" chart:style-name="ch9">
              <text:p>Tiempo (milisegundos)</text:p>
            </chart:title>
            <chart:grid chart:style-name="ch10" chart:class="major"/>
          </chart:axis>
          <chart:axis chart:dimension="z" chart:name="primary-z" chart:style-name="ch11"/>
          <chart:series chart:style-name="ch12" chart:values-cell-range-address="local-table.$B$2:.$B$12" chart:label-cell-address="local-table.$B$1" chart:class="chart:bar">
            <chart:data-point chart:repeated="11"/>
          </chart:series>
          <chart:series chart:style-name="ch13" chart:values-cell-range-address="local-table.$C$2:.$C$12" chart:label-cell-address="local-table.$C$1" chart:class="chart:bar">
            <chart:data-point chart:repeated="11"/>
          </chart:series>
          <chart:wall chart:style-name="ch14"/>
          <chart:floor chart:style-name="ch15"/>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 Algoritmo iterativo (x5000)</text:p>
              </table:table-cell>
              <table:table-cell office:value-type="string">
                <text:p>T. Algoritmo recursivo no final (x5000)</text:p>
              </table:table-cell>
            </table:table-row>
          </table:table-header-rows>
          <table:table-rows>
            <table:table-row>
              <table:table-cell office:value-type="string">
                <text:p>1</text:p>
              </table:table-cell>
              <table:table-cell office:value-type="float" office:value="10">
                <text:p>10</text:p>
              </table:table-cell>
              <table:table-cell office:value-type="float" office:value="0">
                <text:p>0</text:p>
              </table:table-cell>
            </table:table-row>
            <table:table-row>
              <table:table-cell office:value-type="string">
                <text:p>4</text:p>
              </table:table-cell>
              <table:table-cell office:value-type="float" office:value="30">
                <text:p>30</text:p>
              </table:table-cell>
              <table:table-cell office:value-type="float" office:value="30">
                <text:p>30</text:p>
              </table:table-cell>
            </table:table-row>
            <table:table-row>
              <table:table-cell office:value-type="string">
                <text:p>9</text:p>
              </table:table-cell>
              <table:table-cell office:value-type="float" office:value="60">
                <text:p>60</text:p>
              </table:table-cell>
              <table:table-cell office:value-type="float" office:value="70">
                <text:p>70</text:p>
              </table:table-cell>
            </table:table-row>
            <table:table-row>
              <table:table-cell office:value-type="string">
                <text:p>10</text:p>
              </table:table-cell>
              <table:table-cell office:value-type="float" office:value="60">
                <text:p>60</text:p>
              </table:table-cell>
              <table:table-cell office:value-type="float" office:value="80">
                <text:p>80</text:p>
              </table:table-cell>
            </table:table-row>
            <table:table-row>
              <table:table-cell office:value-type="string">
                <text:p>100</text:p>
              </table:table-cell>
              <table:table-cell office:value-type="float" office:value="700">
                <text:p>700</text:p>
              </table:table-cell>
              <table:table-cell office:value-type="float" office:value="830">
                <text:p>830</text:p>
              </table:table-cell>
            </table:table-row>
            <table:table-row>
              <table:table-cell office:value-type="string">
                <text:p>120</text:p>
              </table:table-cell>
              <table:table-cell office:value-type="float" office:value="850">
                <text:p>850</text:p>
              </table:table-cell>
              <table:table-cell office:value-type="float" office:value="1000">
                <text:p>1000</text:p>
              </table:table-cell>
            </table:table-row>
            <table:table-row>
              <table:table-cell office:value-type="string">
                <text:p>225</text:p>
              </table:table-cell>
              <table:table-cell office:value-type="float" office:value="1540">
                <text:p>1540</text:p>
              </table:table-cell>
              <table:table-cell office:value-type="float" office:value="1860">
                <text:p>1860</text:p>
              </table:table-cell>
            </table:table-row>
            <table:table-row>
              <table:table-cell office:value-type="string">
                <text:p>400</text:p>
              </table:table-cell>
              <table:table-cell office:value-type="float" office:value="2720">
                <text:p>2720</text:p>
              </table:table-cell>
              <table:table-cell office:value-type="float" office:value="3280">
                <text:p>3280</text:p>
              </table:table-cell>
            </table:table-row>
            <table:table-row>
              <table:table-cell office:value-type="string">
                <text:p>500</text:p>
              </table:table-cell>
              <table:table-cell office:value-type="float" office:value="3440">
                <text:p>3440</text:p>
              </table:table-cell>
              <table:table-cell office:value-type="float" office:value="4130">
                <text:p>4130</text:p>
              </table:table-cell>
            </table:table-row>
            <table:table-row>
              <table:table-cell office:value-type="string">
                <text:p>1000</text:p>
              </table:table-cell>
              <table:table-cell office:value-type="float" office:value="6790">
                <text:p>6790</text:p>
              </table:table-cell>
              <table:table-cell office:value-type="float" office:value="8150">
                <text:p>8150</text:p>
              </table:table-cell>
            </table:table-row>
            <table:table-row>
              <table:table-cell office:value-type="string">
                <text:p>2500</text:p>
              </table:table-cell>
              <table:table-cell office:value-type="float" office:value="17020">
                <text:p>17020</text:p>
              </table:table-cell>
              <table:table-cell office:value-type="float" office:value="20140">
                <text:p>20140</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2/content.xml><?xml version="1.0" encoding="utf-8"?>
<!DOCTYPE math  PUBLIC '-//OpenOffice.org//DTD Modified W3C MathML 1.01//EN'  'math.dtd'>
<math:math xmlns:math="http://www.w3.org/1998/Math/MathML">
  <math:semantics>
    <math:mtable>
      <math:mtr>
        <math:mstyle math:color="blue">
          <math:mrow>
            <math:mrow>
              <math:mi>Q</math:mi>
              <math:mrow>
                <math:mrow>
                  <math:mo math:stretchy="false">(</math:mo>
                  <math:mi>x</math:mi>
                  <math:mo math:stretchy="false">)</math:mo>
                </math:mrow>
                <math:mo math:stretchy="false">∧</math:mo>
                <math:msub>
                  <math:mi>B</math:mi>
                  <math:mi math:fontstyle="italic">nt</math:mi>
                </math:msub>
              </math:mrow>
              <math:mrow>
                <math:mrow>
                  <math:mo math:stretchy="false">(</math:mo>
                  <math:mi>x</math:mi>
                  <math:mo math:stretchy="false">)</math:mo>
                </math:mrow>
                <math:mo math:stretchy="false">∧</math:mo>
                <math:mi>R</math:mi>
              </math:mrow>
              <math:mrow>
                <math:mo math:stretchy="false">(</math:mo>
                <math:mrow>
                  <math:mi>s</math:mi>
                  <math:mrow>
                    <math:mo math:stretchy="false">(</math:mo>
                    <math:mi>x</math:mi>
                    <math:mo math:stretchy="false">)</math:mo>
                  </math:mrow>
                  <math:mi>,</math:mi>
                  <math:mi>y</math:mi>
                  <math:mi>'</math:mi>
                </math:mrow>
                <math:mo math:stretchy="false">)</math:mo>
              </math:mrow>
              <math:mo math:stretchy="false">⇒</math:mo>
              <math:mi>R</math:mi>
              <math:mrow>
                <math:mo math:stretchy="false">(</math:mo>
                <math:mrow>
                  <math:mi>x</math:mi>
                  <math:mi>,</math:mi>
                  <math:mi>c</math:mi>
                  <math:mrow>
                    <math:mo math:stretchy="false">(</math:mo>
                    <math:mrow>
                      <math:mi>y</math:mi>
                      <math:mi>'</math:mi>
                      <math:mi>,</math:mi>
                      <math:mi>x</math:mi>
                    </math:mrow>
                    <math:mo math:stretchy="false">)</math:mo>
                  </math:mrow>
                </math:mrow>
                <math:mo math:stretchy="false">)</math:mo>
              </math:mrow>
            </math:mrow>
          </math:mrow>
        </math:mstyle>
      </math:mtr>
      <math:mtr/>
      <math:mtr>
        <math:mrow>
          <math:mrow>
            <math:mrow>
              <math:mrow>
                <math:mn>0</math:mn>
                <math:mo math:stretchy="false">≤</math:mo>
                <math:mi>i</math:mi>
              </math:mrow>
              <math:mo math:stretchy="false">&lt;</math:mo>
              <math:mrow>
                <math:mrow>
                  <math:mi math:fontstyle="italic">NF</math:mi>
                  <math:mo math:stretchy="false">∗</math:mo>
                  <math:mi math:fontstyle="italic">NC</math:mi>
                </math:mrow>
                <math:mo math:stretchy="false">∧</math:mo>
                <math:mi>i</math:mi>
              </math:mrow>
            </math:mrow>
            <math:mo math:stretchy="false">&gt;</math:mo>
            <math:mrow>
              <math:mn>0</math:mn>
              <math:mo math:stretchy="false">∧</math:mo>
              <math:mrow>
                <math:mo math:stretchy="false">(</math:mo>
                <math:mrow>
                  <math:mo math:stretchy="false">∀</math:mo>
                  <math:mrow>
                    <math:mo math:stretchy="false">α</math:mo>
                    <math:mo math:stretchy="false">∈</math:mo>
                    <math:mrow>
                      <math:mo math:stretchy="false">{</math:mo>
                      <math:mrow>
                        <math:mn>0</math:mn>
                        <math:mn>..</math:mn>
                        <math:mrow>
                          <math:mi>i</math:mi>
                          <math:mo math:stretchy="false">−</math:mo>
                          <math:mn>1</math:mn>
                        </math:mrow>
                      </math:mrow>
                      <math:mo math:stretchy="false">}</math:mo>
                    </math:mrow>
                  </math:mrow>
                  <math:mn>.</math:mn>
                  <math:mi>s</math:mi>
                  <math:mrow>
                    <math:mrow>
                      <math:mo math:stretchy="false">[</math:mo>
                      <math:mo math:stretchy="false">α</math:mo>
                      <math:mo math:stretchy="false">]</math:mo>
                    </math:mrow>
                    <math:mo math:stretchy="false">=</math:mo>
                    <math:mi math:fontstyle="italic">condiciones</math:mi>
                  </math:mrow>
                  <math:mrow>
                    <math:mo math:stretchy="false">(</math:mo>
                    <math:mrow>
                      <math:mi>v</math:mi>
                      <math:mi>,</math:mi>
                      <math:mo math:stretchy="false">α</math:mo>
                    </math:mrow>
                    <math:mo math:stretchy="false">)</math:mo>
                  </math:mrow>
                </math:mrow>
                <math:mo math:stretchy="false">)</math:mo>
              </math:mrow>
            </math:mrow>
          </math:mrow>
          <math:mo math:stretchy="false">→</math:mo>
          <math:mi/>
        </math:mrow>
      </math:mtr>
      <math:mtr>
        <math:mrow>
          <math:mi/>
          <math:mi>c</math:mi>
          <math:mrow>
            <math:mo math:stretchy="false">(</math:mo>
            <math:mrow>
              <math:mo math:stretchy="false">∀</math:mo>
              <math:mrow>
                <math:mo math:stretchy="false">α</math:mo>
                <math:mo math:stretchy="false">∈</math:mo>
                <math:mrow>
                  <math:mo math:stretchy="false">{</math:mo>
                  <math:mrow>
                    <math:mn>0</math:mn>
                    <math:mn>..</math:mn>
                    <math:mrow>
                      <math:mi>i</math:mi>
                      <math:mo math:stretchy="false">−</math:mo>
                      <math:mn>1</math:mn>
                    </math:mrow>
                  </math:mrow>
                  <math:mo math:stretchy="false">}</math:mo>
                </math:mrow>
              </math:mrow>
              <math:mn>.</math:mn>
              <math:mi>s</math:mi>
              <math:mrow>
                <math:mrow>
                  <math:mo math:stretchy="false">[</math:mo>
                  <math:mo math:stretchy="false">α</math:mo>
                  <math:mo math:stretchy="false">]</math:mo>
                </math:mrow>
                <math:mo math:stretchy="false">=</math:mo>
                <math:mi math:fontstyle="italic">condiciones</math:mi>
              </math:mrow>
              <math:mrow>
                <math:mo math:stretchy="false">(</math:mo>
                <math:mrow>
                  <math:mi>v</math:mi>
                  <math:mi>,</math:mi>
                  <math:mo math:stretchy="false">α</math:mo>
                </math:mrow>
                <math:mo math:stretchy="false">)</math:mo>
              </math:mrow>
              <math:mi>,</math:mi>
              <math:mi>i</math:mi>
              <math:mi>,</math:mi>
              <math:mi math:fontstyle="italic">condiciones</math:mi>
              <math:mrow>
                <math:mo math:stretchy="false">(</math:mo>
                <math:mrow>
                  <math:mi>v</math:mi>
                  <math:mi>,</math:mi>
                  <math:mi>i</math:mi>
                </math:mrow>
                <math:mo math:stretchy="false">)</math:mo>
              </math:mrow>
            </math:mrow>
            <math:mo math:stretchy="false">)</math:mo>
          </math:mrow>
        </math:mrow>
      </math:mtr>
      <math:mtr/>
      <math:mtr>
        <math:mrow>
          <math:mrow>
            <math:mrow>
              <math:mn>0</math:mn>
              <math:mo math:stretchy="false">&lt;</math:mo>
              <math:mi>i</math:mi>
            </math:mrow>
            <math:mo math:stretchy="false">&lt;</math:mo>
            <math:mrow>
              <math:mrow>
                <math:mi math:fontstyle="italic">NF</math:mi>
                <math:mo math:stretchy="false">∗</math:mo>
                <math:mi math:fontstyle="italic">NC</math:mi>
              </math:mrow>
              <math:mo math:stretchy="false">∧</math:mo>
              <math:mrow>
                <math:mo math:stretchy="false">(</math:mo>
                <math:mrow>
                  <math:mo math:stretchy="false">∀</math:mo>
                  <math:mrow>
                    <math:mo math:stretchy="false">α</math:mo>
                    <math:mo math:stretchy="false">∈</math:mo>
                    <math:mrow>
                      <math:mo math:stretchy="false">{</math:mo>
                      <math:mrow>
                        <math:mn>0</math:mn>
                        <math:mn>..</math:mn>
                        <math:mrow>
                          <math:mi>i</math:mi>
                          <math:mo math:stretchy="false">−</math:mo>
                          <math:mn>1</math:mn>
                        </math:mrow>
                      </math:mrow>
                      <math:mo math:stretchy="false">}</math:mo>
                    </math:mrow>
                  </math:mrow>
                  <math:mn>.</math:mn>
                  <math:mi>s</math:mi>
                  <math:mrow>
                    <math:mrow>
                      <math:mo math:stretchy="false">[</math:mo>
                      <math:mo math:stretchy="false">α</math:mo>
                      <math:mo math:stretchy="false">]</math:mo>
                    </math:mrow>
                    <math:mo math:stretchy="false">=</math:mo>
                    <math:mi math:fontstyle="italic">condiciones</math:mi>
                  </math:mrow>
                  <math:mrow>
                    <math:mo math:stretchy="false">(</math:mo>
                    <math:mrow>
                      <math:mi>v</math:mi>
                      <math:mi>,</math:mi>
                      <math:mo math:stretchy="false">α</math:mo>
                    </math:mrow>
                    <math:mo math:stretchy="false">)</math:mo>
                  </math:mrow>
                </math:mrow>
                <math:mo math:stretchy="false">)</math:mo>
              </math:mrow>
            </math:mrow>
          </math:mrow>
          <math:mo math:stretchy="false">→</math:mo>
          <math:mi/>
        </math:mrow>
      </math:mtr>
      <math:mtr>
        <math:mrow>
          <math:mi/>
          <math:mi>c</math:mi>
          <math:mrow>
            <math:mo math:stretchy="false">(</math:mo>
            <math:mrow>
              <math:mo math:stretchy="false">∀</math:mo>
              <math:mrow>
                <math:mo math:stretchy="false">α</math:mo>
                <math:mo math:stretchy="false">∈</math:mo>
                <math:mrow>
                  <math:mo math:stretchy="false">{</math:mo>
                  <math:mrow>
                    <math:mn>0</math:mn>
                    <math:mn>..</math:mn>
                    <math:mrow>
                      <math:mi>i</math:mi>
                      <math:mo math:stretchy="false">−</math:mo>
                      <math:mn>1</math:mn>
                    </math:mrow>
                  </math:mrow>
                  <math:mo math:stretchy="false">}</math:mo>
                </math:mrow>
              </math:mrow>
              <math:mn>.</math:mn>
              <math:mi>s</math:mi>
              <math:mrow>
                <math:mrow>
                  <math:mo math:stretchy="false">[</math:mo>
                  <math:mo math:stretchy="false">α</math:mo>
                  <math:mo math:stretchy="false">]</math:mo>
                </math:mrow>
                <math:mo math:stretchy="false">=</math:mo>
                <math:mi math:fontstyle="italic">condiciones</math:mi>
              </math:mrow>
              <math:mrow>
                <math:mo math:stretchy="false">(</math:mo>
                <math:mrow>
                  <math:mi>v</math:mi>
                  <math:mi>,</math:mi>
                  <math:mo math:stretchy="false">α</math:mo>
                </math:mrow>
                <math:mo math:stretchy="false">)</math:mo>
              </math:mrow>
              <math:mi>,</math:mi>
              <math:mi>i</math:mi>
              <math:mi>,</math:mi>
              <math:mi math:fontstyle="italic">condiciones</math:mi>
              <math:mrow>
                <math:mo math:stretchy="false">(</math:mo>
                <math:mrow>
                  <math:mi>v</math:mi>
                  <math:mi>,</math:mi>
                  <math:mi>i</math:mi>
                </math:mrow>
                <math:mo math:stretchy="false">)</math:mo>
              </math:mrow>
            </math:mrow>
            <math:mo math:stretchy="false">)</math:mo>
          </math:mrow>
        </math:mrow>
      </math:mtr>
      <math:mtr/>
      <math:mtr>
        <math:mrow>
          <math:mrow>
            <math:mrow>
              <math:mn>0</math:mn>
              <math:mo math:stretchy="false">&lt;</math:mo>
              <math:mi>i</math:mi>
            </math:mrow>
            <math:mo math:stretchy="false">&lt;</math:mo>
            <math:mrow>
              <math:mrow>
                <math:mi math:fontstyle="italic">NF</math:mi>
                <math:mo math:stretchy="false">∗</math:mo>
                <math:mi math:fontstyle="italic">NC</math:mi>
              </math:mrow>
              <math:mo math:stretchy="false">∧</math:mo>
              <math:mrow>
                <math:mo math:stretchy="false">(</math:mo>
                <math:mrow>
                  <math:mo math:stretchy="false">∀</math:mo>
                  <math:mrow>
                    <math:mo math:stretchy="false">α</math:mo>
                    <math:mo math:stretchy="false">∈</math:mo>
                    <math:mrow>
                      <math:mo math:stretchy="false">{</math:mo>
                      <math:mrow>
                        <math:mn>0</math:mn>
                        <math:mn>..</math:mn>
                        <math:mrow>
                          <math:mi>i</math:mi>
                          <math:mo math:stretchy="false">−</math:mo>
                          <math:mn>1</math:mn>
                        </math:mrow>
                      </math:mrow>
                      <math:mo math:stretchy="false">}</math:mo>
                    </math:mrow>
                  </math:mrow>
                  <math:mn>.</math:mn>
                  <math:mi>s</math:mi>
                  <math:mrow>
                    <math:mrow>
                      <math:mo math:stretchy="false">[</math:mo>
                      <math:mo math:stretchy="false">α</math:mo>
                      <math:mo math:stretchy="false">]</math:mo>
                    </math:mrow>
                    <math:mo math:stretchy="false">=</math:mo>
                    <math:mi math:fontstyle="italic">condiciones</math:mi>
                  </math:mrow>
                  <math:mrow>
                    <math:mo math:stretchy="false">(</math:mo>
                    <math:mrow>
                      <math:mi>v</math:mi>
                      <math:mi>,</math:mi>
                      <math:mo math:stretchy="false">α</math:mo>
                    </math:mrow>
                    <math:mo math:stretchy="false">)</math:mo>
                  </math:mrow>
                </math:mrow>
                <math:mo math:stretchy="false">)</math:mo>
              </math:mrow>
            </math:mrow>
          </math:mrow>
          <math:mo math:stretchy="false">→</math:mo>
          <math:mi/>
        </math:mrow>
      </math:mtr>
      <math:mtr>
        <math:mrow>
          <math:mi/>
          <math:mo math:stretchy="false">∀</math:mo>
          <math:mrow>
            <math:mo math:stretchy="false">α</math:mo>
            <math:mo math:stretchy="false">∈</math:mo>
            <math:mrow>
              <math:mo math:stretchy="false">{</math:mo>
              <math:mrow>
                <math:mi>i</math:mi>
                <math:mn>..</math:mn>
                <math:mrow>
                  <math:mrow>
                    <math:mi math:fontstyle="italic">NF</math:mi>
                    <math:mo math:stretchy="false">∗</math:mo>
                    <math:mi math:fontstyle="italic">NC</math:mi>
                  </math:mrow>
                  <math:mo math:stretchy="false">−</math:mo>
                  <math:mn>1</math:mn>
                </math:mrow>
              </math:mrow>
              <math:mo math:stretchy="false">}</math:mo>
            </math:mrow>
          </math:mrow>
          <math:mn>.</math:mn>
          <math:mrow>
            <math:mrow>
              <math:mo math:stretchy="false">(</math:mo>
              <math:mrow>
                <math:mrow>
                  <math:mo math:stretchy="false">α</math:mo>
                  <math:mo math:stretchy="false">=</math:mo>
                  <math:mrow>
                    <math:mi>i</math:mi>
                    <math:mo math:stretchy="false">∧</math:mo>
                    <math:mi>s</math:mi>
                  </math:mrow>
                </math:mrow>
                <math:mrow>
                  <math:mrow>
                    <math:mo math:stretchy="false">[</math:mo>
                    <math:mo math:stretchy="false">α</math:mo>
                    <math:mo math:stretchy="false">]</math:mo>
                  </math:mrow>
                  <math:mo math:stretchy="false">=</math:mo>
                  <math:mi math:fontstyle="italic">condiciones</math:mi>
                </math:mrow>
                <math:mrow>
                  <math:mo math:stretchy="false">(</math:mo>
                  <math:mrow>
                    <math:mi>v</math:mi>
                    <math:mi>,</math:mi>
                    <math:mi>i</math:mi>
                  </math:mrow>
                  <math:mo math:stretchy="false">)</math:mo>
                </math:mrow>
              </math:mrow>
              <math:mo math:stretchy="false">)</math:mo>
            </math:mrow>
            <math:mo math:stretchy="false">∨</math:mo>
            <math:mrow>
              <math:mo math:stretchy="false">(</math:mo>
              <math:mrow>
                <math:mrow>
                  <math:mo math:stretchy="false">α</math:mo>
                  <math:mo math:stretchy="false">&gt;</math:mo>
                  <math:mrow>
                    <math:mi>i</math:mi>
                    <math:mo math:stretchy="false">∧</math:mo>
                    <math:mi>s</math:mi>
                  </math:mrow>
                </math:mrow>
                <math:mrow>
                  <math:mrow>
                    <math:mo math:stretchy="false">[</math:mo>
                    <math:mo math:stretchy="false">α</math:mo>
                    <math:mo math:stretchy="false">]</math:mo>
                  </math:mrow>
                  <math:mo math:stretchy="false">=</math:mo>
                  <math:mi math:fontstyle="italic">condiciones</math:mi>
                </math:mrow>
                <math:mrow>
                  <math:mo math:stretchy="false">(</math:mo>
                  <math:mrow>
                    <math:mi>v</math:mi>
                    <math:mi>,</math:mi>
                    <math:mi>i</math:mi>
                  </math:mrow>
                  <math:mo math:stretchy="false">)</math:mo>
                </math:mrow>
              </math:mrow>
              <math:mo math:stretchy="false">)</math:mo>
            </math:mrow>
          </math:mrow>
        </math:mrow>
      </math:mtr>
    </math:mtable>
    <math:annotation math:encoding="StarMath 5.0">color blue {Q(x) and B_nt(x) and R(s(x), y') drarrow R(x, c(y', x))} newline newline
0 &lt;= i &lt; NF * NC and i &gt; 0 and
  (forall %alpha in lbrace 0 .. i - 1 rbrace .
  s[%alpha] = condiciones(v, %alpha)) rightarrow ` newline
  ~~ c(forall %alpha in lbrace 0 .. i - 1 rbrace .
  s[%alpha] = condiciones(v, %alpha), i, condiciones (v, i)) newline
newline 0 &lt; i &lt; NF * NC and (forall %alpha in lbrace 0 .. i - 1 rbrace .
  s[%alpha] = condiciones(v, %alpha)) rightarrow ` newline
  ~~ c(forall %alpha in lbrace 0 .. i - 1 rbrace .
  s[%alpha] = condiciones(v, %alpha), i, condiciones (v, i)) newline
newline 0 &lt; i &lt; NF * NC and (forall %alpha in lbrace 0 .. i - 1 rbrace .
  s[%alpha] = condiciones(v, %alpha)) rightarrow ` newline
  ~~ forall %alpha in lbrace i .. NF * NC - 1 rbrace . (%alpha = i and
    s[%alpha] = condiciones (v, i)) or (%alpha &gt; i and s[%alpha] = condiciones (v, i))</math:annotation>
  </math:semantics>
</math:math>
</file>

<file path=Object 13/content.xml><?xml version="1.0" encoding="utf-8"?>
<!DOCTYPE math  PUBLIC '-//OpenOffice.org//DTD Modified W3C MathML 1.01//EN'  'math.dtd'>
<math:math xmlns:math="http://www.w3.org/1998/Math/MathML">
  <math:semantics>
    <math:mrow>
      <math:mi>t</math:mi>
      <math:mrow>
        <math:mrow>
          <math:mo math:stretchy="false">(</math:mo>
          <math:mrow>
            <math:mi>v</math:mi>
            <math:mi>,</math:mi>
            <math:mi>i</math:mi>
          </math:mrow>
          <math:mo math:stretchy="false">)</math:mo>
        </math:mrow>
        <math:mo math:stretchy="false">=</math:mo>
        <math:mi>i</math:mi>
      </math:mrow>
    </math:mrow>
    <math:annotation math:encoding="StarMath 5.0">t(v, i) = i</math:annotation>
  </math:semantics>
</math:math>
</file>

<file path=Object 14/content.xml><?xml version="1.0" encoding="utf-8"?>
<!DOCTYPE math  PUBLIC '-//OpenOffice.org//DTD Modified W3C MathML 1.01//EN'  'math.dtd'>
<math:math xmlns:math="http://www.w3.org/1998/Math/MathML">
  <math:semantics>
    <math:mtable>
      <math:mtr>
        <math:mrow>
          <math:mi>t</math:mi>
          <math:mrow>
            <math:mrow>
              <math:mo math:stretchy="false">(</math:mo>
              <math:mrow>
                <math:mi>v</math:mi>
                <math:mi>,</math:mi>
                <math:mi>i</math:mi>
              </math:mrow>
              <math:mo math:stretchy="false">)</math:mo>
            </math:mrow>
            <math:mo math:stretchy="false">=</math:mo>
            <math:mi>i</math:mi>
          </math:mrow>
        </math:mrow>
      </math:mtr>
      <math:mtr>
        <math:mrow>
          <math:mi>t</math:mi>
          <math:mrow>
            <math:mrow>
              <math:mo math:stretchy="false">(</math:mo>
              <math:mrow>
                <math:mi>v</math:mi>
                <math:mi>,</math:mi>
                <math:mrow>
                  <math:mi>i</math:mi>
                  <math:mo math:stretchy="false">−</math:mo>
                  <math:mn>1</math:mn>
                </math:mrow>
              </math:mrow>
              <math:mo math:stretchy="false">)</math:mo>
            </math:mrow>
            <math:mo math:stretchy="false">=</math:mo>
            <math:mrow>
              <math:mi>i</math:mi>
              <math:mo math:stretchy="false">−</math:mo>
              <math:mn>1</math:mn>
            </math:mrow>
          </math:mrow>
        </math:mrow>
      </math:mtr>
      <math:mtr>
        <math:mrow>
          <math:mi>i</math:mi>
          <math:mo math:stretchy="false">&gt;</math:mo>
          <math:mrow>
            <math:mi>i</math:mi>
            <math:mo math:stretchy="false">−</math:mo>
            <math:mn>1</math:mn>
          </math:mrow>
        </math:mrow>
      </math:mtr>
    </math:mtable>
    <math:annotation math:encoding="StarMath 5.0">t(v, i) = i newline
t(v, i - 1) = i - 1 newline
i &gt; i - 1</math:annotation>
  </math:semantics>
</math:math>
</file>

<file path=Object 15/content.xml><?xml version="1.0" encoding="utf-8"?>
<!DOCTYPE math  PUBLIC '-//OpenOffice.org//DTD Modified W3C MathML 1.01//EN'  'math.dtd'>
<math:math xmlns:math="http://www.w3.org/1998/Math/MathML">
  <math:semantics>
    <math:mtable>
      <math:mtr>
        <math:mstyle math:color="blue">
          <math:mrow>
            <math:mrow>
              <math:mo math:stretchy="false">{</math:mo>
              <math:mrow>
                <math:mrow>
                  <math:mi>R</math:mi>
                  <math:mo math:stretchy="false">≡</math:mo>
                  <math:mo math:stretchy="false">∀</math:mo>
                </math:mrow>
                <math:mrow>
                  <math:mo math:stretchy="false">α</math:mo>
                  <math:mo math:stretchy="false">∈</math:mo>
                  <math:mrow>
                    <math:mo math:stretchy="false">{</math:mo>
                    <math:mrow>
                      <math:mn>0</math:mn>
                      <math:mn>..</math:mn>
                      <math:mrow>
                        <math:mrow>
                          <math:mi math:fontstyle="italic">NF</math:mi>
                          <math:mo math:stretchy="false">∗</math:mo>
                          <math:mi math:fontstyle="italic">NC</math:mi>
                        </math:mrow>
                        <math:mo math:stretchy="false">−</math:mo>
                        <math:mn>1</math:mn>
                      </math:mrow>
                    </math:mrow>
                    <math:mo math:stretchy="false">}</math:mo>
                  </math:mrow>
                </math:mrow>
                <math:mn>.</math:mn>
                <math:mi>s</math:mi>
                <math:mrow>
                  <math:mrow>
                    <math:mo math:stretchy="false">[</math:mo>
                    <math:mo math:stretchy="false">α</math:mo>
                    <math:mo math:stretchy="false">]</math:mo>
                  </math:mrow>
                  <math:mo math:stretchy="false">=</math:mo>
                  <math:mi math:fontstyle="italic">condiciones</math:mi>
                </math:mrow>
                <math:mrow>
                  <math:mo math:stretchy="false">(</math:mo>
                  <math:mrow>
                    <math:mi>v</math:mi>
                    <math:mi>,</math:mi>
                    <math:mo math:stretchy="false">α</math:mo>
                  </math:mrow>
                  <math:mo math:stretchy="false">)</math:mo>
                </math:mrow>
              </math:mrow>
              <math:mo math:stretchy="false">}</math:mo>
            </math:mrow>
          </math:mrow>
        </math:mstyle>
      </math:mtr>
      <math:mtr>
        <math:mrow>
          <math:mo math:stretchy="false">{</math:mo>
          <math:mrow>
            <math:mrow>
              <math:mi>R</math:mi>
              <math:mo math:stretchy="false">≡</math:mo>
              <math:mo math:stretchy="false">∀</math:mo>
            </math:mrow>
            <math:mrow>
              <math:mo math:stretchy="false">α</math:mo>
              <math:mo math:stretchy="false">∈</math:mo>
              <math:mrow>
                <math:mo math:stretchy="false">{</math:mo>
                <math:mrow>
                  <math:mn>0</math:mn>
                  <math:mn>..</math:mn>
                  <math:mi>i</math:mi>
                </math:mrow>
                <math:mo math:stretchy="false">}</math:mo>
              </math:mrow>
            </math:mrow>
            <math:mn>.</math:mn>
            <math:mi>s</math:mi>
            <math:mrow>
              <math:mrow>
                <math:mo math:stretchy="false">[</math:mo>
                <math:mo math:stretchy="false">α</math:mo>
                <math:mo math:stretchy="false">]</math:mo>
              </math:mrow>
              <math:mo math:stretchy="false">=</math:mo>
              <math:mi math:fontstyle="italic">condiciones</math:mi>
            </math:mrow>
            <math:mrow>
              <math:mrow>
                <math:mrow>
                  <math:mo math:stretchy="false">(</math:mo>
                  <math:mrow>
                    <math:mi>v</math:mi>
                    <math:mi>,</math:mi>
                    <math:mo math:stretchy="false">α</math:mo>
                  </math:mrow>
                  <math:mo math:stretchy="false">)</math:mo>
                </math:mrow>
                <math:mo math:stretchy="false">∧</math:mo>
                <math:mi>i</math:mi>
              </math:mrow>
              <math:mo math:stretchy="false">=</math:mo>
              <math:mrow>
                <math:mrow>
                  <math:mi math:fontstyle="italic">NF</math:mi>
                  <math:mo math:stretchy="false">∗</math:mo>
                  <math:mi math:fontstyle="italic">NC</math:mi>
                </math:mrow>
                <math:mo math:stretchy="false">−</math:mo>
                <math:mn>1</math:mn>
              </math:mrow>
            </math:mrow>
          </math:mrow>
          <math:mo math:stretchy="false">}</math:mo>
        </math:mrow>
      </math:mtr>
      <math:mtr>
        <math:mrow>
          <math:mo math:stretchy="false">{</math:mo>
          <math:mrow>
            <math:mrow>
              <math:mi>P</math:mi>
              <math:mo math:stretchy="false">≡</math:mo>
              <math:mo math:stretchy="false">∀</math:mo>
            </math:mrow>
            <math:mrow>
              <math:mo math:stretchy="false">α</math:mo>
              <math:mo math:stretchy="false">∈</math:mo>
              <math:mrow>
                <math:mo math:stretchy="false">{</math:mo>
                <math:mrow>
                  <math:mn>0</math:mn>
                  <math:mn>..</math:mn>
                  <math:mi>i</math:mi>
                </math:mrow>
                <math:mo math:stretchy="false">}</math:mo>
              </math:mrow>
            </math:mrow>
            <math:mn>.</math:mn>
            <math:mi>s</math:mi>
            <math:mrow>
              <math:mrow>
                <math:mo math:stretchy="false">[</math:mo>
                <math:mo math:stretchy="false">α</math:mo>
                <math:mo math:stretchy="false">]</math:mo>
              </math:mrow>
              <math:mo math:stretchy="false">=</math:mo>
              <math:mi math:fontstyle="italic">condiciones</math:mi>
            </math:mrow>
            <math:mrow>
              <math:mo math:stretchy="false">(</math:mo>
              <math:mrow>
                <math:mi>v</math:mi>
                <math:mi>,</math:mi>
                <math:mo math:stretchy="false">α</math:mo>
              </math:mrow>
              <math:mo math:stretchy="false">)</math:mo>
            </math:mrow>
          </math:mrow>
          <math:mo math:stretchy="false">}</math:mo>
        </math:mrow>
      </math:mtr>
      <math:mtr>
        <math:mrow>
          <math:mrow>
            <math:mrow>
              <math:mo math:stretchy="false">¬</math:mo>
              <math:mi>B</math:mi>
            </math:mrow>
            <math:mo math:stretchy="false">≡</math:mo>
            <math:mi>i</math:mi>
          </math:mrow>
          <math:mo math:stretchy="false">=</math:mo>
          <math:mrow>
            <math:mrow>
              <math:mi math:fontstyle="italic">NF</math:mi>
              <math:mo math:stretchy="false">∗</math:mo>
              <math:mi math:fontstyle="italic">NC</math:mi>
            </math:mrow>
            <math:mo math:stretchy="false">−</math:mo>
            <math:mn>1</math:mn>
          </math:mrow>
        </math:mrow>
      </math:mtr>
      <math:mtr>
        <math:mrow>
          <math:mrow>
            <math:mi>B</math:mi>
            <math:mo math:stretchy="false">≡</math:mo>
            <math:mi>i</math:mi>
          </math:mrow>
          <math:mo math:stretchy="false">&lt;</math:mo>
          <math:mrow>
            <math:mi math:fontstyle="italic">NF</math:mi>
            <math:mo math:stretchy="false">∗</math:mo>
            <math:mi math:fontstyle="italic">NC</math:mi>
          </math:mrow>
        </math:mrow>
      </math:mtr>
    </math:mtable>
    <math:annotation math:encoding="StarMath 5.0">color blue {
  lbrace R equiv forall %alpha in lbrace 0 .. NF * NC - 1 rbrace .
  s[%alpha] = condiciones(v, %alpha) rbrace
} newline
lbrace R equiv forall %alpha in lbrace 0 .. i rbrace .
s[%alpha] = condiciones(v, %alpha) and i = NF * NC - 1 rbrace newline
lbrace P equiv forall %alpha in lbrace 0 .. i rbrace .
s[%alpha] = condiciones(v, %alpha) rbrace newline
neg B equiv i = NF * NC - 1 newline
B equiv i &lt; NF * NC</math:annotation>
  </math:semantics>
</math:math>
</file>

<file path=Object 16/content.xml><?xml version="1.0" encoding="utf-8"?>
<!DOCTYPE math  PUBLIC '-//OpenOffice.org//DTD Modified W3C MathML 1.01//EN'  'math.dtd'>
<math:math xmlns:math="http://www.w3.org/1998/Math/MathML">
  <math:semantics>
    <math:mtable>
      <math:mtr>
        <math:mstyle math:color="blue">
          <math:mrow>
            <math:mrow>
              <math:mrow>
                <math:mo math:stretchy="false">{</math:mo>
                <math:mi>Q</math:mi>
                <math:mo math:stretchy="false">}</math:mo>
              </math:mrow>
              <math:mi math:fontstyle="italic">inic</math:mi>
              <math:mrow>
                <math:mo math:stretchy="false">{</math:mo>
                <math:mi>P</math:mi>
                <math:mo math:stretchy="false">}</math:mo>
              </math:mrow>
            </math:mrow>
          </math:mrow>
        </math:mstyle>
      </math:mtr>
      <math:mtr>
        <math:mrow>
          <math:mo math:stretchy="false">{</math:mo>
          <math:mrow>
            <math:mrow>
              <math:mrow>
                <math:mi>Q</math:mi>
                <math:mo math:stretchy="false">≡</math:mo>
                <math:mi math:fontstyle="italic">NF</math:mi>
              </math:mrow>
              <math:mo math:stretchy="false">≥</math:mo>
              <math:mrow>
                <math:mn>0</math:mn>
                <math:mo math:stretchy="false">∧</math:mo>
                <math:mi math:fontstyle="italic">NC</math:mi>
              </math:mrow>
            </math:mrow>
            <math:mo math:stretchy="false">≥</math:mo>
            <math:mn>0</math:mn>
          </math:mrow>
          <math:mo math:stretchy="false">}</math:mo>
        </math:mrow>
      </math:mtr>
      <math:mtr>
        <math:mrow>
          <math:mi>i</math:mi>
          <math:mrow>
            <math:mi math:fontstyle="normal">:</math:mi>
            <math:mo math:stretchy="false">=</math:mo>
            <math:mrow>
              <math:mo math:stretchy="false">−</math:mo>
              <math:mn>1</math:mn>
            </math:mrow>
          </math:mrow>
        </math:mrow>
      </math:mtr>
      <math:mtr>
        <math:mrow>
          <math:mo math:stretchy="false">{</math:mo>
          <math:mrow>
            <math:mrow>
              <math:mi>P</math:mi>
              <math:mo math:stretchy="false">≡</math:mo>
              <math:mo math:stretchy="false">∀</math:mo>
            </math:mrow>
            <math:mrow>
              <math:mo math:stretchy="false">α</math:mo>
              <math:mo math:stretchy="false">∈</math:mo>
              <math:mrow>
                <math:mo math:stretchy="false">{</math:mo>
                <math:mrow>
                  <math:mn>0</math:mn>
                  <math:mrow>
                    <math:mn>..</math:mn>
                    <math:mo math:stretchy="false">−</math:mo>
                    <math:mn>1</math:mn>
                  </math:mrow>
                </math:mrow>
                <math:mo math:stretchy="false">}</math:mo>
              </math:mrow>
            </math:mrow>
            <math:mn>.</math:mn>
            <math:mi>s</math:mi>
            <math:mrow>
              <math:mrow>
                <math:mo math:stretchy="false">[</math:mo>
                <math:mo math:stretchy="false">α</math:mo>
                <math:mo math:stretchy="false">]</math:mo>
              </math:mrow>
              <math:mo math:stretchy="false">=</math:mo>
              <math:mi math:fontstyle="italic">condiciones</math:mi>
            </math:mrow>
            <math:mrow>
              <math:mo math:stretchy="false">(</math:mo>
              <math:mrow>
                <math:mi>v</math:mi>
                <math:mi>,</math:mi>
                <math:mo math:stretchy="false">α</math:mo>
              </math:mrow>
              <math:mo math:stretchy="false">)</math:mo>
            </math:mrow>
          </math:mrow>
          <math:mo math:stretchy="false">}</math:mo>
        </math:mrow>
      </math:mtr>
    </math:mtable>
    <math:annotation math:encoding="StarMath 5.0">color blue {lbrace Q rbrace inic lbrace P rbrace} newline
lbrace Q equiv NF &gt;= 0 and NC &gt;= 0 rbrace newline
i := -1 newline
lbrace P equiv forall %alpha in lbrace 0 .. -1 rbrace .
s[%alpha] = condiciones(v, %alpha) rbrace newline</math:annotation>
  </math:semantics>
</math:math>
</file>

<file path=Object 17/content.xml><?xml version="1.0" encoding="utf-8"?>
<!DOCTYPE math  PUBLIC '-//OpenOffice.org//DTD Modified W3C MathML 1.01//EN'  'math.dtd'>
<math:math xmlns:math="http://www.w3.org/1998/Math/MathML">
  <math:semantics>
    <math:mrow>
      <math:mi>i</math:mi>
      <math:mrow>
        <math:mi math:fontstyle="normal">:</math:mi>
        <math:mo math:stretchy="false">=</math:mo>
        <math:mrow>
          <math:mi>i</math:mi>
          <math:mo math:stretchy="false">+</math:mo>
          <math:mn>1</math:mn>
        </math:mrow>
      </math:mrow>
    </math:mrow>
    <math:annotation math:encoding="StarMath 5.0">i := i + 1</math:annotation>
  </math:semantics>
</math:math>
</file>

<file path=Object 18/content.xml><?xml version="1.0" encoding="utf-8"?>
<!DOCTYPE math  PUBLIC '-//OpenOffice.org//DTD Modified W3C MathML 1.01//EN'  'math.dtd'>
<math:math xmlns:math="http://www.w3.org/1998/Math/MathML">
  <math:semantics>
    <math:mrow>
      <math:mi>t</math:mi>
      <math:mo math:stretchy="false">=</math:mo>
      <math:mrow>
        <math:mrow>
          <math:mrow>
            <math:mi math:fontstyle="italic">NF</math:mi>
            <math:mo math:stretchy="false">∗</math:mo>
            <math:mi math:fontstyle="italic">NC</math:mi>
          </math:mrow>
          <math:mo math:stretchy="false">−</math:mo>
          <math:mn>2</math:mn>
        </math:mrow>
        <math:mo math:stretchy="false">−</math:mo>
        <math:mi>i</math:mi>
      </math:mrow>
    </math:mrow>
    <math:annotation math:encoding="StarMath 5.0">t = NF * NC - 2 - i</math:annotation>
  </math:semantics>
</math:math>
</file>

<file path=Object 19/content.xml><?xml version="1.0" encoding="utf-8"?>
<!DOCTYPE math  PUBLIC '-//OpenOffice.org//DTD Modified W3C MathML 1.01//EN'  'math.dtd'>
<math:math xmlns:math="http://www.w3.org/1998/Math/MathML">
  <math:semantics>
    <math:mrow>
      <math:mi>t</math:mi>
      <math:mo math:stretchy="false">=</math:mo>
      <math:mrow>
        <math:mrow>
          <math:mrow>
            <math:mi math:fontstyle="italic">NF</math:mi>
            <math:mo math:stretchy="false">∗</math:mo>
            <math:mi math:fontstyle="italic">NC</math:mi>
          </math:mrow>
          <math:mo math:stretchy="false">−</math:mo>
          <math:mn>1</math:mn>
        </math:mrow>
        <math:mo math:stretchy="false">−</math:mo>
        <math:mi>i</math:mi>
      </math:mrow>
    </math:mrow>
    <math:annotation math:encoding="StarMath 5.0">t = NF * NC - 1 - i</math:annotation>
  </math:semantics>
</math:math>
</file>

<file path=Object 2/content.xml><?xml version="1.0" encoding="utf-8"?>
<!DOCTYPE math  PUBLIC '-//OpenOffice.org//DTD Modified W3C MathML 1.01//EN'  'math.dtd'>
<math:math xmlns:math="http://www.w3.org/1998/Math/MathML">
  <math:semantics>
    <math:mtable>
      <math:mtr>
        <math:mstyle math:color="blue">
          <math:mrow>
            <math:mrow>
              <math:mo math:stretchy="false">{</math:mo>
              <math:mrow>
                <math:mrow>
                  <math:mrow>
                    <math:mrow>
                      <math:mrow>
                        <math:mi>Q</math:mi>
                        <math:mo math:stretchy="false">≡</math:mo>
                        <math:mi math:fontstyle="italic">NF</math:mi>
                      </math:mrow>
                      <math:mo math:stretchy="false">≥</math:mo>
                      <math:mrow>
                        <math:mn>0</math:mn>
                        <math:mo math:stretchy="false">∧</math:mo>
                        <math:mi math:fontstyle="italic">NC</math:mi>
                      </math:mrow>
                    </math:mrow>
                    <math:mo math:stretchy="false">≥</math:mo>
                    <math:mrow>
                      <math:mn>0</math:mn>
                      <math:mo math:stretchy="false">∧</math:mo>
                      <math:mn>0</math:mn>
                    </math:mrow>
                  </math:mrow>
                  <math:mo math:stretchy="false">≤</math:mo>
                  <math:mi>i</math:mi>
                </math:mrow>
                <math:mo math:stretchy="false">&lt;</math:mo>
                <math:mrow>
                  <math:mi math:fontstyle="italic">NF</math:mi>
                  <math:mo math:stretchy="false">∗</math:mo>
                  <math:mi math:fontstyle="italic">NC</math:mi>
                </math:mrow>
              </math:mrow>
              <math:mo math:stretchy="false">}</math:mo>
            </math:mrow>
          </math:mrow>
        </math:mstyle>
      </math:mtr>
      <math:mtr>
        <math:mrow>
          <math:mi math:fontstyle="italic">fun</math:mi>
          <math:mi math:fontstyle="italic">igen</math:mi>
          <math:mrow>
            <math:mo math:stretchy="false">(</math:mo>
            <math:mrow>
              <math:mi>v</math:mi>
              <math:mi math:fontstyle="normal">:</math:mi>
              <math:mtext>vector</math:mtext>
              <math:mrow>
                <math:mo math:stretchy="false">[</math:mo>
                <math:mrow>
                  <math:mn>0</math:mn>
                  <math:mn>..</math:mn>
                  <math:mrow>
                    <math:mrow>
                      <math:mi math:fontstyle="italic">NF</math:mi>
                      <math:mo math:stretchy="false">∗</math:mo>
                      <math:mi math:fontstyle="italic">NC</math:mi>
                    </math:mrow>
                    <math:mo math:stretchy="false">−</math:mo>
                    <math:mn>1</math:mn>
                  </math:mrow>
                </math:mrow>
                <math:mo math:stretchy="false">]</math:mo>
              </math:mrow>
              <math:mi math:fontstyle="italic">de</math:mi>
              <math:mi math:fontstyle="italic">booleano</math:mi>
              <math:mi>;</math:mi>
              <math:mi>i</math:mi>
              <math:mi math:fontstyle="normal">:</math:mi>
              <math:mi math:fontstyle="italic">entero</math:mi>
            </math:mrow>
            <math:mo math:stretchy="false">)</math:mo>
          </math:mrow>
        </math:mrow>
      </math:mtr>
      <math:mtr>
        <math:mrow>
          <math:mi math:fontstyle="italic">dev</math:mi>
          <math:mrow>
            <math:mo math:stretchy="false">(</math:mo>
            <math:mrow>
              <math:mi>s</math:mi>
              <math:mi math:fontstyle="normal">:</math:mi>
              <math:mtext>vector</math:mtext>
              <math:mrow>
                <math:mo math:stretchy="false">[</math:mo>
                <math:mrow>
                  <math:mn>0</math:mn>
                  <math:mn>..</math:mn>
                  <math:mrow>
                    <math:mrow>
                      <math:mi math:fontstyle="italic">NF</math:mi>
                      <math:mo math:stretchy="false">∗</math:mo>
                      <math:mi math:fontstyle="italic">NC</math:mi>
                    </math:mrow>
                    <math:mo math:stretchy="false">−</math:mo>
                    <math:mn>1</math:mn>
                  </math:mrow>
                </math:mrow>
                <math:mo math:stretchy="false">]</math:mo>
              </math:mrow>
              <math:mi math:fontstyle="italic">de</math:mi>
              <math:mi math:fontstyle="italic">booleano</math:mi>
            </math:mrow>
            <math:mo math:stretchy="false">)</math:mo>
          </math:mrow>
        </math:mrow>
      </math:mtr>
      <math:mtr>
        <math:mstyle math:color="blue">
          <math:mrow>
            <math:mrow>
              <math:mo math:stretchy="false">{</math:mo>
              <math:mrow>
                <math:mrow>
                  <math:mi>R</math:mi>
                  <math:mo math:stretchy="false">≡</math:mo>
                  <math:mo math:stretchy="false">∀</math:mo>
                </math:mrow>
                <math:mrow>
                  <math:mo math:stretchy="false">α</math:mo>
                  <math:mo math:stretchy="false">∈</math:mo>
                  <math:mrow>
                    <math:mo math:stretchy="false">{</math:mo>
                    <math:mrow>
                      <math:mn>0</math:mn>
                      <math:mn>..</math:mn>
                      <math:mi>i</math:mi>
                    </math:mrow>
                    <math:mo math:stretchy="false">}</math:mo>
                  </math:mrow>
                </math:mrow>
                <math:mn>.</math:mn>
                <math:mi>s</math:mi>
                <math:mrow>
                  <math:mrow>
                    <math:mo math:stretchy="false">[</math:mo>
                    <math:mo math:stretchy="false">α</math:mo>
                    <math:mo math:stretchy="false">]</math:mo>
                  </math:mrow>
                  <math:mo math:stretchy="false">=</math:mo>
                  <math:mi math:fontstyle="italic">condiciones</math:mi>
                </math:mrow>
                <math:mrow>
                  <math:mo math:stretchy="false">(</math:mo>
                  <math:mrow>
                    <math:mi>v</math:mi>
                    <math:mi>,</math:mi>
                    <math:mo math:stretchy="false">α</math:mo>
                  </math:mrow>
                  <math:mo math:stretchy="false">)</math:mo>
                </math:mrow>
              </math:mrow>
              <math:mo math:stretchy="false">}</math:mo>
            </math:mrow>
          </math:mrow>
        </math:mstyle>
      </math:mtr>
      <math:mtr/>
      <math:mtr>
        <math:mrow>
          <math:mi math:fontstyle="italic">igen</math:mi>
          <math:mrow>
            <math:mo math:stretchy="false">(</math:mo>
            <math:mrow>
              <math:mi>v</math:mi>
              <math:mi>,</math:mi>
              <math:mrow>
                <math:mrow>
                  <math:mi math:fontstyle="italic">NF</math:mi>
                  <math:mo math:stretchy="false">∗</math:mo>
                  <math:mi math:fontstyle="italic">NC</math:mi>
                </math:mrow>
                <math:mo math:stretchy="false">−</math:mo>
                <math:mn>1</math:mn>
              </math:mrow>
            </math:mrow>
            <math:mo math:stretchy="false">)</math:mo>
          </math:mrow>
        </math:mrow>
      </math:mtr>
    </math:mtable>
    <math:annotation math:encoding="StarMath 5.0">color blue {
  lbrace Q equiv NF &gt;= 0 and NC &gt;= 0 and 0 &lt;= i &lt; NF * NC rbrace
} newline
fun igen (v: "vector" [0 .. NF * NC - 1] de booleano; i: entero) newline
dev (s: "vector" [0 .. NF * NC - 1] de booleano) newline
color blue {
  lbrace R equiv forall %alpha in lbrace 0 .. i rbrace .
  s[%alpha] = condiciones (v, %alpha) rbrace
}

newline newline

igen (v, NF * NC - 1)</math:annotation>
  </math:semantics>
</math:math>
</file>

<file path=Object 20/content.xml><?xml version="1.0" encoding="utf-8"?>
<!DOCTYPE math  PUBLIC '-//OpenOffice.org//DTD Modified W3C MathML 1.01//EN'  'math.dtd'>
<math:math xmlns:math="http://www.w3.org/1998/Math/MathML">
  <math:semantics>
    <math:mrow>
      <math:mi>s</math:mi>
      <math:mrow>
        <math:mo math:stretchy="false">[</math:mo>
        <math:mrow>
          <math:mi>i</math:mi>
          <math:mo math:stretchy="false">+</math:mo>
          <math:mn>1</math:mn>
        </math:mrow>
        <math:mo math:stretchy="false">]</math:mo>
      </math:mrow>
      <math:mrow>
        <math:mi math:fontstyle="normal">:</math:mi>
        <math:mo math:stretchy="false">=</math:mo>
        <math:mi math:fontstyle="italic">condiciones</math:mi>
      </math:mrow>
      <math:mrow>
        <math:mo math:stretchy="false">(</math:mo>
        <math:mrow>
          <math:mi>v</math:mi>
          <math:mi>,</math:mi>
          <math:mrow>
            <math:mi>i</math:mi>
            <math:mo math:stretchy="false">+</math:mo>
            <math:mn>1</math:mn>
          </math:mrow>
        </math:mrow>
        <math:mo math:stretchy="false">)</math:mo>
      </math:mrow>
    </math:mrow>
    <math:annotation math:encoding="StarMath 5.0">s[i + 1] := condiciones (v, i + 1)</math:annotation>
  </math:semantics>
</math:math>
</file>

<file path=Object 21/content.xml><?xml version="1.0" encoding="utf-8"?>
<!DOCTYPE math  PUBLIC '-//OpenOffice.org//DTD Modified W3C MathML 1.01//EN'  'math.dtd'>
<math:math xmlns:math="http://www.w3.org/1998/Math/MathML">
  <math:semantics>
    <math:mtable>
      <math:mtr>
        <math:mstyle math:color="blue">
          <math:mrow>
            <math:mrow>
              <math:mo math:stretchy="false">{</math:mo>
              <math:mrow>
                <math:mrow>
                  <math:mrow>
                    <math:mi>Q</math:mi>
                    <math:mo math:stretchy="false">≡</math:mo>
                    <math:mi math:fontstyle="italic">NF</math:mi>
                  </math:mrow>
                  <math:mo math:stretchy="false">≥</math:mo>
                  <math:mrow>
                    <math:mn>0</math:mn>
                    <math:mo math:stretchy="false">∧</math:mo>
                    <math:mi math:fontstyle="italic">NC</math:mi>
                  </math:mrow>
                </math:mrow>
                <math:mo math:stretchy="false">≥</math:mo>
                <math:mn>0</math:mn>
              </math:mrow>
              <math:mo math:stretchy="false">}</math:mo>
            </math:mrow>
          </math:mrow>
        </math:mstyle>
      </math:mtr>
      <math:mtr>
        <math:mrow>
          <math:mi math:fontstyle="italic">fun</math:mi>
          <math:mi math:fontstyle="italic">gen</math:mi>
          <math:mrow>
            <math:mo math:stretchy="false">(</math:mo>
            <math:mrow>
              <math:mi>v</math:mi>
              <math:mi math:fontstyle="normal">:</math:mi>
              <math:mtext>vector</math:mtext>
              <math:mrow>
                <math:mo math:stretchy="false">[</math:mo>
                <math:mrow>
                  <math:mn>0</math:mn>
                  <math:mn>..</math:mn>
                  <math:mrow>
                    <math:mrow>
                      <math:mi math:fontstyle="italic">NF</math:mi>
                      <math:mo math:stretchy="false">∗</math:mo>
                      <math:mi math:fontstyle="italic">NC</math:mi>
                    </math:mrow>
                    <math:mo math:stretchy="false">−</math:mo>
                    <math:mn>1</math:mn>
                  </math:mrow>
                </math:mrow>
                <math:mo math:stretchy="false">]</math:mo>
              </math:mrow>
              <math:mi math:fontstyle="italic">de</math:mi>
              <math:mi math:fontstyle="italic">booleano</math:mi>
            </math:mrow>
            <math:mo math:stretchy="false">)</math:mo>
          </math:mrow>
        </math:mrow>
      </math:mtr>
      <math:mtr>
        <math:mrow>
          <math:mi math:fontstyle="italic">dev</math:mi>
          <math:mrow>
            <math:mo math:stretchy="false">(</math:mo>
            <math:mrow>
              <math:mi>s</math:mi>
              <math:mi math:fontstyle="normal">:</math:mi>
              <math:mtext>vector</math:mtext>
              <math:mrow>
                <math:mo math:stretchy="false">[</math:mo>
                <math:mrow>
                  <math:mn>0</math:mn>
                  <math:mn>..</math:mn>
                  <math:mrow>
                    <math:mrow>
                      <math:mi math:fontstyle="italic">NF</math:mi>
                      <math:mo math:stretchy="false">∗</math:mo>
                      <math:mi math:fontstyle="italic">NC</math:mi>
                    </math:mrow>
                    <math:mo math:stretchy="false">−</math:mo>
                    <math:mn>1</math:mn>
                  </math:mrow>
                </math:mrow>
                <math:mo math:stretchy="false">]</math:mo>
              </math:mrow>
              <math:mi math:fontstyle="italic">de</math:mi>
              <math:mi math:fontstyle="italic">booleano</math:mi>
            </math:mrow>
            <math:mo math:stretchy="false">)</math:mo>
          </math:mrow>
        </math:mrow>
      </math:mtr>
      <math:mtr>
        <math:mrow>
          <math:mtext>    </math:mtext>
          <math:mstyle math:color="green">
            <math:mrow>
              <math:mrow>
                <math:mi math:fontstyle="italic">var</math:mi>
                <math:mi>i</math:mi>
                <math:mi math:fontstyle="normal">:</math:mi>
                <math:mi math:fontstyle="italic">natural</math:mi>
                <math:mi>;</math:mi>
              </math:mrow>
            </math:mrow>
          </math:mstyle>
        </math:mrow>
      </math:mtr>
      <math:mtr>
        <math:mrow>
          <math:mtext>    </math:mtext>
          <math:mstyle math:color="green">
            <math:mrow>
              <math:mrow>
                <math:mi>i</math:mi>
                <math:mrow>
                  <math:mi math:fontstyle="normal">:</math:mi>
                  <math:mo math:stretchy="false">=</math:mo>
                  <math:mrow>
                    <math:mo math:stretchy="false">−</math:mo>
                    <math:mn>1</math:mn>
                  </math:mrow>
                </math:mrow>
                <math:mi>;</math:mi>
              </math:mrow>
            </math:mrow>
          </math:mstyle>
        </math:mrow>
      </math:mtr>
      <math:mtr>
        <math:mrow>
          <math:mtext>    </math:mtext>
          <math:mstyle math:color="green">
            <math:mrow>
              <math:mrow>
                <math:mi math:fontstyle="italic">mientras</math:mi>
                <math:mi/>
                <math:mrow>
                  <math:mrow>
                    <math:mi>i</math:mi>
                    <math:mo math:stretchy="false">+</math:mo>
                    <math:mn>1</math:mn>
                  </math:mrow>
                  <math:mo math:stretchy="false">&lt;</math:mo>
                  <math:mrow>
                    <math:mi math:fontstyle="italic">NF</math:mi>
                    <math:mo math:stretchy="false">∗</math:mo>
                    <math:mi math:fontstyle="italic">NC</math:mi>
                  </math:mrow>
                </math:mrow>
                <math:mi math:fontstyle="italic">hacer</math:mi>
              </math:mrow>
            </math:mrow>
          </math:mstyle>
          <math:mstyle math:color="blue">
            <math:mrow>
              <math:mrow>
                <math:mo math:stretchy="false">{</math:mo>
                <math:mrow>
                  <math:mrow>
                    <math:mi>P</math:mi>
                    <math:mo math:stretchy="false">≡</math:mo>
                    <math:mo math:stretchy="false">∀</math:mo>
                  </math:mrow>
                  <math:mrow>
                    <math:mo math:stretchy="false">α</math:mo>
                    <math:mo math:stretchy="false">∈</math:mo>
                    <math:mrow>
                      <math:mo math:stretchy="false">{</math:mo>
                      <math:mrow>
                        <math:mn>0</math:mn>
                        <math:mn>..</math:mn>
                        <math:mi>i</math:mi>
                      </math:mrow>
                      <math:mo math:stretchy="false">}</math:mo>
                    </math:mrow>
                  </math:mrow>
                  <math:mn>.</math:mn>
                  <math:mi>s</math:mi>
                  <math:mrow>
                    <math:mrow>
                      <math:mo math:stretchy="false">[</math:mo>
                      <math:mo math:stretchy="false">α</math:mo>
                      <math:mo math:stretchy="false">]</math:mo>
                    </math:mrow>
                    <math:mo math:stretchy="false">=</math:mo>
                    <math:mi math:fontstyle="italic">condiciones</math:mi>
                  </math:mrow>
                  <math:mrow>
                    <math:mo math:stretchy="false">(</math:mo>
                    <math:mrow>
                      <math:mi>v</math:mi>
                      <math:mi>,</math:mi>
                      <math:mo math:stretchy="false">α</math:mo>
                    </math:mrow>
                    <math:mo math:stretchy="false">)</math:mo>
                  </math:mrow>
                </math:mrow>
                <math:mo math:stretchy="false">}</math:mo>
              </math:mrow>
            </math:mrow>
          </math:mstyle>
        </math:mrow>
      </math:mtr>
      <math:mtr>
        <math:mrow>
          <math:mtext>        </math:mtext>
          <math:mstyle math:color="green">
            <math:mrow>
              <math:mrow>
                <math:mi>s</math:mi>
                <math:mrow>
                  <math:mo math:stretchy="false">[</math:mo>
                  <math:mrow>
                    <math:mi>i</math:mi>
                    <math:mo math:stretchy="false">+</math:mo>
                    <math:mn>1</math:mn>
                  </math:mrow>
                  <math:mo math:stretchy="false">]</math:mo>
                </math:mrow>
                <math:mrow>
                  <math:mi math:fontstyle="normal">:</math:mi>
                  <math:mo math:stretchy="false">=</math:mo>
                  <math:mi math:fontstyle="italic">condiciones</math:mi>
                </math:mrow>
                <math:mrow>
                  <math:mo math:stretchy="false">(</math:mo>
                  <math:mrow>
                    <math:mi>v</math:mi>
                    <math:mi>,</math:mi>
                    <math:mrow>
                      <math:mi>i</math:mi>
                      <math:mo math:stretchy="false">+</math:mo>
                      <math:mn>1</math:mn>
                    </math:mrow>
                  </math:mrow>
                  <math:mo math:stretchy="false">)</math:mo>
                </math:mrow>
                <math:mi>;</math:mi>
              </math:mrow>
            </math:mrow>
          </math:mstyle>
        </math:mrow>
      </math:mtr>
      <math:mtr>
        <math:mrow>
          <math:mtext>        </math:mtext>
          <math:mstyle math:color="green">
            <math:mrow>
              <math:mrow>
                <math:mi>i</math:mi>
                <math:mrow>
                  <math:mi math:fontstyle="normal">:</math:mi>
                  <math:mo math:stretchy="false">=</math:mo>
                  <math:mrow>
                    <math:mi>i</math:mi>
                    <math:mo math:stretchy="false">+</math:mo>
                    <math:mn>1</math:mn>
                  </math:mrow>
                </math:mrow>
                <math:mi>;</math:mi>
              </math:mrow>
            </math:mrow>
          </math:mstyle>
        </math:mrow>
      </math:mtr>
      <math:mtr>
        <math:mrow>
          <math:mtext>    </math:mtext>
          <math:mstyle math:color="green">
            <math:mrow>
              <math:mi math:fontstyle="italic">fmientras</math:mi>
            </math:mrow>
          </math:mstyle>
        </math:mrow>
      </math:mtr>
      <math:mtr>
        <math:mrow>
          <math:mtext>    </math:mtext>
          <math:mstyle math:color="green">
            <math:mrow>
              <math:mrow>
                <math:mi math:fontstyle="italic">dev</math:mi>
                <math:mi>s</math:mi>
                <math:mi>;</math:mi>
              </math:mrow>
            </math:mrow>
          </math:mstyle>
        </math:mrow>
      </math:mtr>
      <math:mtr>
        <math:mi math:fontstyle="italic">ffun</math:mi>
      </math:mtr>
      <math:mtr>
        <math:mstyle math:color="blue">
          <math:mrow>
            <math:mrow>
              <math:mo math:stretchy="false">{</math:mo>
              <math:mrow>
                <math:mrow>
                  <math:mi>R</math:mi>
                  <math:mo math:stretchy="false">≡</math:mo>
                  <math:mo math:stretchy="false">∀</math:mo>
                </math:mrow>
                <math:mrow>
                  <math:mo math:stretchy="false">α</math:mo>
                  <math:mo math:stretchy="false">∈</math:mo>
                  <math:mrow>
                    <math:mo math:stretchy="false">{</math:mo>
                    <math:mrow>
                      <math:mn>0</math:mn>
                      <math:mn>..</math:mn>
                      <math:mrow>
                        <math:mrow>
                          <math:mi math:fontstyle="italic">NF</math:mi>
                          <math:mo math:stretchy="false">∗</math:mo>
                          <math:mi math:fontstyle="italic">NC</math:mi>
                        </math:mrow>
                        <math:mo math:stretchy="false">−</math:mo>
                        <math:mn>1</math:mn>
                      </math:mrow>
                    </math:mrow>
                    <math:mo math:stretchy="false">}</math:mo>
                  </math:mrow>
                </math:mrow>
                <math:mn>.</math:mn>
                <math:mi>s</math:mi>
                <math:mrow>
                  <math:mrow>
                    <math:mo math:stretchy="false">[</math:mo>
                    <math:mo math:stretchy="false">α</math:mo>
                    <math:mo math:stretchy="false">]</math:mo>
                  </math:mrow>
                  <math:mo math:stretchy="false">=</math:mo>
                  <math:mi math:fontstyle="italic">condiciones</math:mi>
                </math:mrow>
                <math:mrow>
                  <math:mo math:stretchy="false">(</math:mo>
                  <math:mrow>
                    <math:mi>v</math:mi>
                    <math:mi>,</math:mi>
                    <math:mo math:stretchy="false">α</math:mo>
                  </math:mrow>
                  <math:mo math:stretchy="false">)</math:mo>
                </math:mrow>
              </math:mrow>
              <math:mo math:stretchy="false">}</math:mo>
            </math:mrow>
          </math:mrow>
        </math:mstyle>
      </math:mtr>
    </math:mtable>
    <math:annotation math:encoding="StarMath 5.0">color blue {lbrace Q equiv NF &gt;= 0 and NC &gt;= 0 rbrace} newline
fun gen (v: "vector" [0 .. NF * NC - 1] de booleano) newline
dev (s: "vector" [0 .. NF * NC - 1] de booleano) newline
"    " color green {var i:natural;} newline
"    " color green {i := -1;} newline
"    " color green {mientras ` i + 1 &lt; NF * NC hacer} color blue {
lbrace P equiv forall %alpha in lbrace 0 .. i rbrace . s[%alpha] = condiciones(v, %alpha) rbrace} newline
"        " color green {s[i + 1] := condiciones (v, i + 1);} newline
"        " color green {i := i + 1;} newline
"    " color green {fmientras} newline
"    " color green {dev s;} newline
ffun newline
color blue {
  lbrace R equiv forall %alpha in lbrace 0 .. NF * NC - 1 rbrace .
  s[%alpha] = condiciones(v, %alpha) rbrace
}</math:annotation>
  </math:semantics>
</math:math>
</file>

<file path=Object 22/content.xml><?xml version="1.0" encoding="utf-8"?>
<!DOCTYPE math  PUBLIC '-//OpenOffice.org//DTD Modified W3C MathML 1.01//EN'  'math.dtd'>
<math:math xmlns:math="http://www.w3.org/1998/Math/MathML">
  <math:semantics>
    <math:mtable>
      <math:mtr>
        <math:mrow>
          <math:mo math:stretchy="false">Θ</math:mo>
          <math:mrow>
            <math:mrow>
              <math:mo math:stretchy="false">(</math:mo>
              <math:mi>n</math:mi>
              <math:mo math:stretchy="false">)</math:mo>
            </math:mrow>
            <math:mo math:stretchy="false">∗</math:mo>
            <math:mo math:stretchy="false">Θ</math:mo>
          </math:mrow>
          <math:mrow>
            <math:mo math:stretchy="false">(</math:mo>
            <math:mn>1</math:mn>
            <math:mo math:stretchy="false">)</math:mo>
          </math:mrow>
        </math:mrow>
      </math:mtr>
      <math:mtr>
        <math:mrow>
          <math:mo math:stretchy="false">Θ</math:mo>
          <math:mrow>
            <math:mo math:stretchy="false">(</math:mo>
            <math:mrow>
              <math:mi>n</math:mi>
              <math:mo math:stretchy="false">∗</math:mo>
              <math:mn>1</math:mn>
            </math:mrow>
            <math:mo math:stretchy="false">)</math:mo>
          </math:mrow>
        </math:mrow>
      </math:mtr>
      <math:mtr>
        <math:mrow>
          <math:mo math:stretchy="false">Θ</math:mo>
          <math:mrow>
            <math:mo math:stretchy="false">(</math:mo>
            <math:mi>n</math:mi>
            <math:mo math:stretchy="false">)</math:mo>
          </math:mrow>
        </math:mrow>
      </math:mtr>
    </math:mtable>
    <math:annotation math:encoding="StarMath 5.0">%THETA(n) * %THETA(1) newline
%THETA(n * 1) newline
%THETA(n)</math:annotation>
  </math:semantics>
</math:math>
</file>

<file path=Object 23/content.xml><?xml version="1.0" encoding="utf-8"?>
<!DOCTYPE math  PUBLIC '-//OpenOffice.org//DTD Modified W3C MathML 1.01//EN'  'math.dtd'>
<math:math xmlns:math="http://www.w3.org/1998/Math/MathML">
  <math:semantics>
    <math:mrow>
      <math:mi>T</math:mi>
      <math:mrow>
        <math:mrow>
          <math:mo math:stretchy="false">(</math:mo>
          <math:mi>n</math:mi>
          <math:mo math:stretchy="false">)</math:mo>
        </math:mrow>
        <math:mo math:stretchy="false">=</math:mo>
        <math:mrow>
          <math:mo math:stretchy="true">{</math:mo>
          <math:mtable>
            <math:mtr>
              <math:mtd>
                <math:msup>
                  <math:mi math:fontstyle="italic">cn</math:mi>
                  <math:mi>k</math:mi>
                </math:msup>
              </math:mtd>
              <math:mtd>
                <math:mrow>
                  <math:mi>,</math:mi>
                  <math:mi math:fontstyle="italic">si</math:mi>
                  <math:mrow>
                    <math:mrow>
                      <math:mn>0</math:mn>
                      <math:mo math:stretchy="false">≤</math:mo>
                      <math:mi>n</math:mi>
                    </math:mrow>
                    <math:mo math:stretchy="false">&lt;</math:mo>
                    <math:mi>b</math:mi>
                  </math:mrow>
                </math:mrow>
              </math:mtd>
            </math:mtr>
            <math:mtr>
              <math:mtd>
                <math:mrow>
                  <math:mi math:fontstyle="italic">aT</math:mi>
                  <math:mrow>
                    <math:mrow>
                      <math:mo math:stretchy="false">(</math:mo>
                      <math:mrow>
                        <math:mi>n</math:mi>
                        <math:mo math:stretchy="false">−</math:mo>
                        <math:mi>b</math:mi>
                      </math:mrow>
                      <math:mo math:stretchy="false">)</math:mo>
                    </math:mrow>
                    <math:mo math:stretchy="false">+</math:mo>
                    <math:msup>
                      <math:mi math:fontstyle="italic">cn</math:mi>
                      <math:mi>k</math:mi>
                    </math:msup>
                  </math:mrow>
                </math:mrow>
              </math:mtd>
              <math:mtd>
                <math:mrow>
                  <math:mi>,</math:mi>
                  <math:mi math:fontstyle="italic">si</math:mi>
                  <math:mrow>
                    <math:mi>n</math:mi>
                    <math:mo math:stretchy="false">≥</math:mo>
                    <math:mi>b</math:mi>
                  </math:mrow>
                </math:mrow>
              </math:mtd>
            </math:mtr>
          </math:mtable>
        </math:mrow>
      </math:mrow>
    </math:mrow>
    <math:annotation math:encoding="StarMath 5.0">T(n) = left lbrace matrix{
  cn^k # , si 0 &lt;= n &lt; b ##
  aT(n - b) + cn^k # , si n &gt;= b}
  right none</math:annotation>
  </math:semantics>
</math:math>
</file>

<file path=Object 24/content.xml><?xml version="1.0" encoding="utf-8"?>
<!DOCTYPE math  PUBLIC '-//OpenOffice.org//DTD Modified W3C MathML 1.01//EN'  'math.dtd'>
<math:math xmlns:math="http://www.w3.org/1998/Math/MathML">
  <math:semantics>
    <math:mrow>
      <math:mi>T</math:mi>
      <math:mrow>
        <math:mrow>
          <math:mo math:stretchy="false">(</math:mo>
          <math:mi>n</math:mi>
          <math:mo math:stretchy="false">)</math:mo>
        </math:mrow>
        <math:mo math:stretchy="false">=</math:mo>
        <math:mrow>
          <math:mo math:stretchy="true">{</math:mo>
          <math:mtable>
            <math:mtr>
              <math:mtd>
                <math:mrow>
                  <math:mo math:stretchy="false">Θ</math:mo>
                  <math:mrow>
                    <math:mo math:stretchy="false">(</math:mo>
                    <math:msup>
                      <math:mi>n</math:mi>
                      <math:mi>k</math:mi>
                    </math:msup>
                    <math:mo math:stretchy="false">)</math:mo>
                  </math:mrow>
                </math:mrow>
              </math:mtd>
              <math:mtd>
                <math:mrow>
                  <math:mi>,</math:mi>
                  <math:mi math:fontstyle="italic">si</math:mi>
                  <math:mrow>
                    <math:mi>a</math:mi>
                    <math:mo math:stretchy="false">&lt;</math:mo>
                    <math:mn>1</math:mn>
                  </math:mrow>
                </math:mrow>
              </math:mtd>
            </math:mtr>
            <math:mtr>
              <math:mtd>
                <math:mrow>
                  <math:mo math:stretchy="false">Θ</math:mo>
                  <math:mrow>
                    <math:mo math:stretchy="false">(</math:mo>
                    <math:msup>
                      <math:mi>n</math:mi>
                      <math:mrow>
                        <math:mi>k</math:mi>
                        <math:mo math:stretchy="false">+</math:mo>
                        <math:mn>1</math:mn>
                      </math:mrow>
                    </math:msup>
                    <math:mo math:stretchy="false">)</math:mo>
                  </math:mrow>
                </math:mrow>
              </math:mtd>
              <math:mtd>
                <math:mrow>
                  <math:mi>,</math:mi>
                  <math:mi math:fontstyle="italic">si</math:mi>
                  <math:mrow>
                    <math:mi>a</math:mi>
                    <math:mo math:stretchy="false">=</math:mo>
                    <math:mn>1</math:mn>
                  </math:mrow>
                </math:mrow>
              </math:mtd>
            </math:mtr>
            <math:mtr>
              <math:mtd>
                <math:mrow>
                  <math:mo math:stretchy="false">Θ</math:mo>
                  <math:mrow>
                    <math:mo math:stretchy="false">(</math:mo>
                    <math:msup>
                      <math:mi>n</math:mi>
                      <math:mrow>
                        <math:mi>n</math:mi>
                        <math:mi/>
                        <math:mtext>div</math:mtext>
                        <math:mi/>
                        <math:mi>b</math:mi>
                      </math:mrow>
                    </math:msup>
                    <math:mo math:stretchy="false">)</math:mo>
                  </math:mrow>
                </math:mrow>
              </math:mtd>
              <math:mtd>
                <math:mrow>
                  <math:mi>,</math:mi>
                  <math:mi math:fontstyle="italic">si</math:mi>
                  <math:mrow>
                    <math:mi>a</math:mi>
                    <math:mo math:stretchy="false">&gt;</math:mo>
                    <math:mn>1</math:mn>
                  </math:mrow>
                </math:mrow>
              </math:mtd>
            </math:mtr>
          </math:mtable>
        </math:mrow>
      </math:mrow>
    </math:mrow>
    <math:annotation math:encoding="StarMath 5.0">T(n) = left lbrace matrix{
  %THETA(n^k) # , si a &lt; 1 ##
  %THETA(n^{k+1}) # , si a = 1 ##
  %THETA(n^{n ` "div" ` b}) # , si a &gt; 1}
  right none</math:annotation>
  </math:semantics>
</math:math>
</file>

<file path=Object 25/content.xml><?xml version="1.0" encoding="utf-8"?>
<!DOCTYPE math  PUBLIC '-//OpenOffice.org//DTD Modified W3C MathML 1.01//EN'  'math.dtd'>
<math:math xmlns:math="http://www.w3.org/1998/Math/MathML">
  <math:semantics>
    <math:mrow>
      <math:mo math:stretchy="false">Θ</math:mo>
      <math:mrow>
        <math:mo math:stretchy="false">(</math:mo>
        <math:mi>n</math:mi>
        <math:mo math:stretchy="false">)</math:mo>
      </math:mrow>
    </math:mrow>
    <math:annotation math:encoding="StarMath 5.0">%THETA(n)</math:annotation>
  </math:semantics>
</math:math>
</file>

<file path=Object 3/content.xml><?xml version="1.0" encoding="utf-8"?>
<!DOCTYPE math  PUBLIC '-//OpenOffice.org//DTD Modified W3C MathML 1.01//EN'  'math.dtd'>
<math:math xmlns:math="http://www.w3.org/1998/Math/MathML">
  <math:semantics>
    <math:mtable>
      <math:mtr>
        <math:mtd>
          <math:mrow>
            <math:mrow>
              <math:mi math:fontstyle="italic">caso</math:mi>
              <math:mrow>
                <math:mi>i</math:mi>
                <math:mo math:stretchy="false">=</math:mo>
                <math:mn>0</math:mn>
              </math:mrow>
            </math:mrow>
          </math:mrow>
        </math:mtd>
        <math:mtd>
          <math:mrow>
            <math:mo math:stretchy="false">→</math:mo>
            <math:mi math:fontstyle="italic">sea</math:mi>
            <math:mrow>
              <math:mi>z</math:mi>
              <math:mo math:stretchy="false">=</math:mo>
              <math:mi math:fontstyle="italic">condiciones</math:mi>
            </math:mrow>
            <math:mrow>
              <math:mo math:stretchy="false">(</math:mo>
              <math:mrow>
                <math:mi>v</math:mi>
                <math:mi>,</math:mi>
                <math:mi>i</math:mi>
              </math:mrow>
              <math:mo math:stretchy="false">)</math:mo>
            </math:mrow>
            <math:mi/>
            <math:mi math:fontstyle="italic">en</math:mi>
            <math:mi/>
            <math:mi>c</math:mi>
            <math:mrow>
              <math:mo math:stretchy="false">(</math:mo>
              <math:mrow>
                <math:mi>v</math:mi>
                <math:mi>,</math:mi>
                <math:mi>i</math:mi>
                <math:mi>,</math:mi>
                <math:mi>z</math:mi>
              </math:mrow>
              <math:mo math:stretchy="false">)</math:mo>
            </math:mrow>
          </math:mrow>
        </math:mtd>
      </math:mtr>
      <math:mtr>
        <math:mtd>
          <math:mrow>
            <math:mrow>
              <math:mrow>
                <math:mo math:stretchy="false">[</math:mo>
                <math:mo math:stretchy="false">]</math:mo>
              </math:mrow>
              <math:mi/>
              <math:mrow>
                <math:mi>i</math:mi>
                <math:mo math:stretchy="false">&gt;</math:mo>
                <math:mn>0</math:mn>
              </math:mrow>
            </math:mrow>
          </math:mrow>
        </math:mtd>
        <math:mtd>
          <math:mrow>
            <math:mo math:stretchy="false">→</math:mo>
            <math:mi math:fontstyle="italic">sea</math:mi>
            <math:mrow>
              <math:mi>z</math:mi>
              <math:mo math:stretchy="false">=</math:mo>
              <math:mi math:fontstyle="italic">condiciones</math:mi>
            </math:mrow>
            <math:mrow>
              <math:mo math:stretchy="false">(</math:mo>
              <math:mrow>
                <math:mi>v</math:mi>
                <math:mi>,</math:mi>
                <math:mi>i</math:mi>
              </math:mrow>
              <math:mo math:stretchy="false">)</math:mo>
            </math:mrow>
            <math:mi/>
            <math:mi math:fontstyle="italic">en</math:mi>
            <math:mi/>
            <math:mi>c</math:mi>
            <math:mrow>
              <math:mo math:stretchy="false">(</math:mo>
              <math:mrow>
                <math:mi math:fontstyle="italic">igen</math:mi>
                <math:mrow>
                  <math:mo math:stretchy="false">(</math:mo>
                  <math:mrow>
                    <math:mi>v</math:mi>
                    <math:mi>,</math:mi>
                    <math:mrow>
                      <math:mi>i</math:mi>
                      <math:mo math:stretchy="false">−</math:mo>
                      <math:mn>1</math:mn>
                    </math:mrow>
                  </math:mrow>
                  <math:mo math:stretchy="false">)</math:mo>
                </math:mrow>
                <math:mi>,</math:mi>
                <math:mi>i</math:mi>
                <math:mi>,</math:mi>
                <math:mi>z</math:mi>
              </math:mrow>
              <math:mo math:stretchy="false">)</math:mo>
            </math:mrow>
          </math:mrow>
        </math:mtd>
      </math:mtr>
    </math:mtable>
    <math:annotation math:encoding="StarMath 5.0">matrix {
alignr {caso i = 0} # rightarrow sea z = condiciones(v, i)` en` c
  (v, i, z) ##
alignr {[] ~ i &gt; 0} # rightarrow sea z = condiciones(v, i)` en` c
  (igen(v, i - 1), i, z)
}</math:annotation>
  </math:semantics>
</math:math>
</file>

<file path=Object 4/content.xml><?xml version="1.0" encoding="utf-8"?>
<!DOCTYPE math  PUBLIC '-//OpenOffice.org//DTD Modified W3C MathML 1.01//EN'  'math.dtd'>
<math:math xmlns:math="http://www.w3.org/1998/Math/MathML">
  <math:semantics>
    <math:mtable>
      <math:mtr>
        <math:mstyle math:color="blue">
          <math:mrow>
            <math:mrow>
              <math:mo math:stretchy="false">{</math:mo>
              <math:mrow>
                <math:mrow>
                  <math:mrow>
                    <math:mrow>
                      <math:mrow>
                        <math:mi>Q</math:mi>
                        <math:mo math:stretchy="false">≡</math:mo>
                        <math:mi math:fontstyle="italic">NF</math:mi>
                      </math:mrow>
                      <math:mo math:stretchy="false">≥</math:mo>
                      <math:mrow>
                        <math:mn>0</math:mn>
                        <math:mo math:stretchy="false">∧</math:mo>
                        <math:mi math:fontstyle="italic">NC</math:mi>
                      </math:mrow>
                    </math:mrow>
                    <math:mo math:stretchy="false">≥</math:mo>
                    <math:mrow>
                      <math:mn>0</math:mn>
                      <math:mo math:stretchy="false">∧</math:mo>
                      <math:mn>0</math:mn>
                    </math:mrow>
                  </math:mrow>
                  <math:mo math:stretchy="false">≤</math:mo>
                  <math:mi>i</math:mi>
                </math:mrow>
                <math:mo math:stretchy="false">&lt;</math:mo>
                <math:mrow>
                  <math:mi math:fontstyle="italic">NF</math:mi>
                  <math:mo math:stretchy="false">∗</math:mo>
                  <math:mi math:fontstyle="italic">NC</math:mi>
                </math:mrow>
              </math:mrow>
              <math:mo math:stretchy="false">}</math:mo>
            </math:mrow>
          </math:mrow>
        </math:mstyle>
      </math:mtr>
      <math:mtr>
        <math:mrow>
          <math:mi math:fontstyle="italic">fun</math:mi>
          <math:mi math:fontstyle="italic">igen</math:mi>
          <math:mrow>
            <math:mo math:stretchy="false">(</math:mo>
            <math:mrow>
              <math:mi>v</math:mi>
              <math:mi math:fontstyle="normal">:</math:mi>
              <math:mtext>vector</math:mtext>
              <math:mrow>
                <math:mo math:stretchy="false">[</math:mo>
                <math:mrow>
                  <math:mn>0</math:mn>
                  <math:mn>..</math:mn>
                  <math:mrow>
                    <math:mrow>
                      <math:mi math:fontstyle="italic">NF</math:mi>
                      <math:mo math:stretchy="false">∗</math:mo>
                      <math:mi math:fontstyle="italic">NC</math:mi>
                    </math:mrow>
                    <math:mo math:stretchy="false">−</math:mo>
                    <math:mn>1</math:mn>
                  </math:mrow>
                </math:mrow>
                <math:mo math:stretchy="false">]</math:mo>
              </math:mrow>
              <math:mi math:fontstyle="italic">de</math:mi>
              <math:mi math:fontstyle="italic">booleano</math:mi>
              <math:mi>;</math:mi>
              <math:mi>i</math:mi>
              <math:mi math:fontstyle="normal">:</math:mi>
              <math:mi math:fontstyle="italic">entero</math:mi>
            </math:mrow>
            <math:mo math:stretchy="false">)</math:mo>
          </math:mrow>
        </math:mrow>
      </math:mtr>
      <math:mtr>
        <math:mrow>
          <math:mi math:fontstyle="italic">dev</math:mi>
          <math:mrow>
            <math:mo math:stretchy="false">(</math:mo>
            <math:mrow>
              <math:mi>s</math:mi>
              <math:mi math:fontstyle="normal">:</math:mi>
              <math:mtext>vector</math:mtext>
              <math:mrow>
                <math:mo math:stretchy="false">[</math:mo>
                <math:mrow>
                  <math:mn>0</math:mn>
                  <math:mn>..</math:mn>
                  <math:mrow>
                    <math:mrow>
                      <math:mi math:fontstyle="italic">NF</math:mi>
                      <math:mo math:stretchy="false">∗</math:mo>
                      <math:mi math:fontstyle="italic">NC</math:mi>
                    </math:mrow>
                    <math:mo math:stretchy="false">−</math:mo>
                    <math:mn>1</math:mn>
                  </math:mrow>
                </math:mrow>
                <math:mo math:stretchy="false">]</math:mo>
              </math:mrow>
              <math:mi math:fontstyle="italic">de</math:mi>
              <math:mi math:fontstyle="italic">booleano</math:mi>
            </math:mrow>
            <math:mo math:stretchy="false">)</math:mo>
          </math:mrow>
        </math:mrow>
      </math:mtr>
      <math:mtr>
        <math:mstyle math:color="green">
          <math:mrow>
            <math:mtable>
              <math:mtr>
                <math:mtd>
                  <math:mrow/>
                </math:mtd>
                <math:mtd>
                  <math:mrow>
                    <math:mrow>
                      <math:mi math:fontstyle="italic">caso</math:mi>
                      <math:mrow>
                        <math:mi>i</math:mi>
                        <math:mo math:stretchy="false">=</math:mo>
                        <math:mn>0</math:mn>
                      </math:mrow>
                    </math:mrow>
                  </math:mrow>
                </math:mtd>
                <math:mtd>
                  <math:mrow>
                    <math:mo math:stretchy="false">→</math:mo>
                    <math:mi math:fontstyle="italic">sea</math:mi>
                    <math:mrow>
                      <math:mi>z</math:mi>
                      <math:mo math:stretchy="false">=</math:mo>
                      <math:mi math:fontstyle="italic">condiciones</math:mi>
                    </math:mrow>
                    <math:mrow>
                      <math:mo math:stretchy="false">(</math:mo>
                      <math:mrow>
                        <math:mi>v</math:mi>
                        <math:mi>,</math:mi>
                        <math:mi>i</math:mi>
                      </math:mrow>
                      <math:mo math:stretchy="false">)</math:mo>
                    </math:mrow>
                    <math:mi/>
                    <math:mi math:fontstyle="italic">en</math:mi>
                    <math:mi/>
                    <math:mi>c</math:mi>
                    <math:mrow>
                      <math:mo math:stretchy="false">(</math:mo>
                      <math:mrow>
                        <math:mi>v</math:mi>
                        <math:mi>,</math:mi>
                        <math:mi>i</math:mi>
                        <math:mi>,</math:mi>
                        <math:mi>z</math:mi>
                      </math:mrow>
                      <math:mo math:stretchy="false">)</math:mo>
                    </math:mrow>
                  </math:mrow>
                </math:mtd>
              </math:mtr>
              <math:mtr>
                <math:mtd>
                  <math:mrow/>
                </math:mtd>
                <math:mtd>
                  <math:mrow>
                    <math:mrow>
                      <math:mrow>
                        <math:mo math:stretchy="false">[</math:mo>
                        <math:mo math:stretchy="false">]</math:mo>
                      </math:mrow>
                      <math:mi/>
                      <math:mrow>
                        <math:mi>i</math:mi>
                        <math:mo math:stretchy="false">&gt;</math:mo>
                        <math:mn>0</math:mn>
                      </math:mrow>
                    </math:mrow>
                  </math:mrow>
                </math:mtd>
                <math:mtd>
                  <math:mrow>
                    <math:mo math:stretchy="false">→</math:mo>
                    <math:mi math:fontstyle="italic">sea</math:mi>
                    <math:mrow>
                      <math:mi>z</math:mi>
                      <math:mo math:stretchy="false">=</math:mo>
                      <math:mi math:fontstyle="italic">condiciones</math:mi>
                    </math:mrow>
                    <math:mrow>
                      <math:mo math:stretchy="false">(</math:mo>
                      <math:mrow>
                        <math:mi>v</math:mi>
                        <math:mi>,</math:mi>
                        <math:mi>i</math:mi>
                      </math:mrow>
                      <math:mo math:stretchy="false">)</math:mo>
                    </math:mrow>
                    <math:mi/>
                    <math:mi math:fontstyle="italic">en</math:mi>
                    <math:mi/>
                    <math:mi>c</math:mi>
                    <math:mrow>
                      <math:mo math:stretchy="false">(</math:mo>
                      <math:mrow>
                        <math:mi math:fontstyle="italic">igen</math:mi>
                        <math:mrow>
                          <math:mo math:stretchy="false">(</math:mo>
                          <math:mrow>
                            <math:mi>v</math:mi>
                            <math:mi>,</math:mi>
                            <math:mrow>
                              <math:mi>i</math:mi>
                              <math:mo math:stretchy="false">−</math:mo>
                              <math:mn>1</math:mn>
                            </math:mrow>
                          </math:mrow>
                          <math:mo math:stretchy="false">)</math:mo>
                        </math:mrow>
                        <math:mi>,</math:mi>
                        <math:mi>i</math:mi>
                        <math:mi>,</math:mi>
                        <math:mi>z</math:mi>
                      </math:mrow>
                      <math:mo math:stretchy="false">)</math:mo>
                    </math:mrow>
                  </math:mrow>
                </math:mtd>
              </math:mtr>
              <math:mtr>
                <math:mtd>
                  <math:mrow/>
                </math:mtd>
                <math:mtd>
                  <math:mi math:fontstyle="italic">fcaso</math:mi>
                </math:mtd>
                <math:mtd>
                  <math:mrow/>
                </math:mtd>
              </math:mtr>
            </math:mtable>
          </math:mrow>
        </math:mstyle>
      </math:mtr>
      <math:mtr>
        <math:mi math:fontstyle="italic">ffun</math:mi>
      </math:mtr>
      <math:mtr>
        <math:mstyle math:color="blue">
          <math:mrow>
            <math:mrow>
              <math:mo math:stretchy="false">{</math:mo>
              <math:mrow>
                <math:mrow>
                  <math:mi>R</math:mi>
                  <math:mo math:stretchy="false">≡</math:mo>
                  <math:mo math:stretchy="false">∀</math:mo>
                </math:mrow>
                <math:mrow>
                  <math:mo math:stretchy="false">α</math:mo>
                  <math:mo math:stretchy="false">∈</math:mo>
                  <math:mrow>
                    <math:mo math:stretchy="false">{</math:mo>
                    <math:mrow>
                      <math:mn>0</math:mn>
                      <math:mn>..</math:mn>
                      <math:mi>i</math:mi>
                    </math:mrow>
                    <math:mo math:stretchy="false">}</math:mo>
                  </math:mrow>
                </math:mrow>
                <math:mn>.</math:mn>
                <math:mi>s</math:mi>
                <math:mrow>
                  <math:mrow>
                    <math:mo math:stretchy="false">[</math:mo>
                    <math:mo math:stretchy="false">α</math:mo>
                    <math:mo math:stretchy="false">]</math:mo>
                  </math:mrow>
                  <math:mo math:stretchy="false">=</math:mo>
                  <math:mi math:fontstyle="italic">condiciones</math:mi>
                </math:mrow>
                <math:mrow>
                  <math:mo math:stretchy="false">(</math:mo>
                  <math:mrow>
                    <math:mi>v</math:mi>
                    <math:mi>,</math:mi>
                    <math:mo math:stretchy="false">α</math:mo>
                  </math:mrow>
                  <math:mo math:stretchy="false">)</math:mo>
                </math:mrow>
              </math:mrow>
              <math:mo math:stretchy="false">}</math:mo>
            </math:mrow>
          </math:mrow>
        </math:mstyle>
      </math:mtr>
    </math:mtable>
    <math:annotation math:encoding="StarMath 5.0">color blue {
  lbrace Q equiv NF &gt;= 0 and NC &gt;= 0 and 0 &lt;= i &lt; NF * NC rbrace
} newline
fun igen (v: "vector" [0 .. NF * NC - 1] de booleano; i: entero) newline
dev (s: "vector" [0 .. NF * NC - 1] de booleano) newline
color green matrix {
  {} # alignr {caso i = 0} # rightarrow sea z = condiciones(v, i)` en` c
  (v, i, z) ##
  {} # alignr {[] ~ i &gt; 0} # rightarrow sea z = condiciones(v, i)` en` c
  (igen(v, i - 1), i, z) ##
  {} # fcaso # {} 
} newline
ffun newline
color blue {
  lbrace R equiv forall %alpha in lbrace 0 .. i rbrace .
  s[%alpha] = condiciones(v, %alpha) rbrace
}</math:annotation>
  </math:semantics>
</math:math>
</file>

<file path=Object 5/content.xml><?xml version="1.0" encoding="utf-8"?>
<!DOCTYPE math  PUBLIC '-//OpenOffice.org//DTD Modified W3C MathML 1.01//EN'  'math.dtd'>
<math:math xmlns:math="http://www.w3.org/1998/Math/MathML">
  <math:semantics>
    <math:mtable>
      <math:mtr>
        <math:mstyle math:color="blue">
          <math:mrow>
            <math:mrow>
              <math:mi>Q</math:mi>
              <math:mrow>
                <math:mo math:stretchy="false">(</math:mo>
                <math:mi>x</math:mi>
                <math:mo math:stretchy="false">)</math:mo>
              </math:mrow>
              <math:mo math:stretchy="false">⇒</math:mo>
              <math:msub>
                <math:mi>B</math:mi>
                <math:mi>t</math:mi>
              </math:msub>
              <math:mrow>
                <math:mrow>
                  <math:mo math:stretchy="false">(</math:mo>
                  <math:mi>x</math:mi>
                  <math:mo math:stretchy="false">)</math:mo>
                </math:mrow>
                <math:mo math:stretchy="false">∨</math:mo>
                <math:msub>
                  <math:mi>B</math:mi>
                  <math:mi math:fontstyle="italic">nt</math:mi>
                </math:msub>
              </math:mrow>
              <math:mrow>
                <math:mo math:stretchy="false">(</math:mo>
                <math:mi>x</math:mi>
                <math:mo math:stretchy="false">)</math:mo>
              </math:mrow>
            </math:mrow>
          </math:mrow>
        </math:mstyle>
      </math:mtr>
      <math:mtr>
        <math:mrow>
          <math:mrow>
            <math:mrow>
              <math:mn>0</math:mn>
              <math:mo math:stretchy="false">≤</math:mo>
              <math:mi>i</math:mi>
            </math:mrow>
            <math:mo math:stretchy="false">&lt;</math:mo>
            <math:mrow>
              <math:mi math:fontstyle="italic">NF</math:mi>
              <math:mo math:stretchy="false">∗</math:mo>
              <math:mi math:fontstyle="italic">NC</math:mi>
            </math:mrow>
          </math:mrow>
          <math:mo math:stretchy="false">→</math:mo>
          <math:mrow>
            <math:mrow>
              <math:mi>i</math:mi>
              <math:mo math:stretchy="false">=</math:mo>
              <math:mrow>
                <math:mn>0</math:mn>
                <math:mo math:stretchy="false">∨</math:mo>
                <math:mi>i</math:mi>
              </math:mrow>
            </math:mrow>
            <math:mo math:stretchy="false">&gt;</math:mo>
            <math:mn>0</math:mn>
          </math:mrow>
        </math:mrow>
      </math:mtr>
      <math:mtr>
        <math:mrow>
          <math:mrow>
            <math:mrow>
              <math:mn>0</math:mn>
              <math:mo math:stretchy="false">≤</math:mo>
              <math:mi>i</math:mi>
            </math:mrow>
            <math:mo math:stretchy="false">&lt;</math:mo>
            <math:mrow>
              <math:mi math:fontstyle="italic">NF</math:mi>
              <math:mo math:stretchy="false">∗</math:mo>
              <math:mi math:fontstyle="italic">NC</math:mi>
            </math:mrow>
          </math:mrow>
          <math:mo math:stretchy="false">→</math:mo>
          <math:mrow>
            <math:mi>i</math:mi>
            <math:mo math:stretchy="false">≥</math:mo>
            <math:mn>0</math:mn>
          </math:mrow>
        </math:mrow>
      </math:mtr>
    </math:mtable>
    <math:annotation math:encoding="StarMath 5.0">color blue {Q(x) drarrow B_t(x) or B_nt(x)} newline
0 &lt;= i &lt; NF * NC rightarrow i = 0 or i &gt; 0 newline
0 &lt;= i &lt; NF * NC rightarrow i &gt;= 0</math:annotation>
  </math:semantics>
</math:math>
</file>

<file path=Object 6/content.xml><?xml version="1.0" encoding="utf-8"?>
<!DOCTYPE math  PUBLIC '-//OpenOffice.org//DTD Modified W3C MathML 1.01//EN'  'math.dtd'>
<math:math xmlns:math="http://www.w3.org/1998/Math/MathML">
  <math:semantics>
    <math:mtable>
      <math:mtr>
        <math:mstyle math:color="blue">
          <math:mrow>
            <math:mrow>
              <math:mi>Q</math:mi>
              <math:mrow>
                <math:mrow>
                  <math:mo math:stretchy="false">(</math:mo>
                  <math:mi>x</math:mi>
                  <math:mo math:stretchy="false">)</math:mo>
                </math:mrow>
                <math:mo math:stretchy="false">∧</math:mo>
                <math:msub>
                  <math:mi>B</math:mi>
                  <math:mi math:fontstyle="italic">nt</math:mi>
                </math:msub>
              </math:mrow>
              <math:mo math:stretchy="false">⇒</math:mo>
              <math:mi>Q</math:mi>
              <math:mrow>
                <math:mo math:stretchy="false">(</math:mo>
                <math:mrow>
                  <math:mi>s</math:mi>
                  <math:mrow>
                    <math:mo math:stretchy="false">(</math:mo>
                    <math:mi>x</math:mi>
                    <math:mo math:stretchy="false">)</math:mo>
                  </math:mrow>
                </math:mrow>
                <math:mo math:stretchy="false">)</math:mo>
              </math:mrow>
            </math:mrow>
          </math:mrow>
        </math:mstyle>
      </math:mtr>
      <math:mtr>
        <math:mrow>
          <math:mrow>
            <math:mrow>
              <math:mrow>
                <math:mn>0</math:mn>
                <math:mo math:stretchy="false">≤</math:mo>
                <math:mi>i</math:mi>
              </math:mrow>
              <math:mo math:stretchy="false">&lt;</math:mo>
              <math:mrow>
                <math:mrow>
                  <math:mi math:fontstyle="italic">NF</math:mi>
                  <math:mo math:stretchy="false">∗</math:mo>
                  <math:mi math:fontstyle="italic">NC</math:mi>
                </math:mrow>
                <math:mo math:stretchy="false">∧</math:mo>
                <math:mi>i</math:mi>
              </math:mrow>
            </math:mrow>
            <math:mo math:stretchy="false">&gt;</math:mo>
            <math:mn>0</math:mn>
          </math:mrow>
          <math:mo math:stretchy="false">→</math:mo>
          <math:mrow>
            <math:mrow>
              <math:mn>0</math:mn>
              <math:mo math:stretchy="false">≤</math:mo>
              <math:mrow>
                <math:mi>i</math:mi>
                <math:mo math:stretchy="false">−</math:mo>
                <math:mn>1</math:mn>
              </math:mrow>
            </math:mrow>
            <math:mo math:stretchy="false">&lt;</math:mo>
            <math:mrow>
              <math:mi math:fontstyle="italic">NF</math:mi>
              <math:mo math:stretchy="false">∗</math:mo>
              <math:mi math:fontstyle="italic">NC</math:mi>
            </math:mrow>
          </math:mrow>
        </math:mrow>
      </math:mtr>
      <math:mtr>
        <math:mrow>
          <math:mrow>
            <math:mrow>
              <math:mn>0</math:mn>
              <math:mo math:stretchy="false">&lt;</math:mo>
              <math:mi>i</math:mi>
            </math:mrow>
            <math:mo math:stretchy="false">&lt;</math:mo>
            <math:mrow>
              <math:mi math:fontstyle="italic">NF</math:mi>
              <math:mo math:stretchy="false">∗</math:mo>
              <math:mi math:fontstyle="italic">NC</math:mi>
            </math:mrow>
          </math:mrow>
          <math:mo math:stretchy="false">→</math:mo>
          <math:mrow>
            <math:mrow>
              <math:mn>0</math:mn>
              <math:mo math:stretchy="false">≤</math:mo>
              <math:mrow>
                <math:mi>i</math:mi>
                <math:mo math:stretchy="false">−</math:mo>
                <math:mn>1</math:mn>
              </math:mrow>
            </math:mrow>
            <math:mo math:stretchy="false">&lt;</math:mo>
            <math:mrow>
              <math:mi math:fontstyle="italic">NF</math:mi>
              <math:mo math:stretchy="false">∗</math:mo>
              <math:mi math:fontstyle="italic">NC</math:mi>
            </math:mrow>
          </math:mrow>
        </math:mrow>
      </math:mtr>
    </math:mtable>
    <math:annotation math:encoding="StarMath 5.0">color blue {Q(x) and B_nt drarrow Q(s(x))} newline
0 &lt;= i &lt; NF * NC and i &gt; 0 rightarrow 0 &lt;= i - 1 &lt; NF * NC newline
0 &lt; i &lt; NF * NC rightarrow 0 &lt;= i - 1 &lt; NF * NC</math:annotation>
  </math:semantics>
</math:math>
</file>

<file path=Object 7/content.xml><?xml version="1.0" encoding="utf-8"?>
<!DOCTYPE math  PUBLIC '-//OpenOffice.org//DTD Modified W3C MathML 1.01//EN'  'math.dtd'>
<math:math xmlns:math="http://www.w3.org/1998/Math/MathML">
  <math:semantics>
    <math:mtable>
      <math:mtr>
        <math:mstyle math:color="blue">
          <math:mrow>
            <math:mrow>
              <math:mi>Q</math:mi>
              <math:mrow>
                <math:mrow>
                  <math:mo math:stretchy="false">(</math:mo>
                  <math:mi>x</math:mi>
                  <math:mo math:stretchy="false">)</math:mo>
                </math:mrow>
                <math:mo math:stretchy="false">∧</math:mo>
                <math:msub>
                  <math:mi>B</math:mi>
                  <math:mi>t</math:mi>
                </math:msub>
              </math:mrow>
              <math:mo math:stretchy="false">⇒</math:mo>
              <math:mi>R</math:mi>
              <math:mrow>
                <math:mo math:stretchy="false">(</math:mo>
                <math:mrow>
                  <math:mi>x</math:mi>
                  <math:mi>,</math:mi>
                  <math:mi math:fontstyle="italic">triv</math:mi>
                  <math:mrow>
                    <math:mo math:stretchy="false">(</math:mo>
                    <math:mi>x</math:mi>
                    <math:mo math:stretchy="false">)</math:mo>
                  </math:mrow>
                </math:mrow>
                <math:mo math:stretchy="false">)</math:mo>
              </math:mrow>
            </math:mrow>
          </math:mrow>
        </math:mstyle>
      </math:mtr>
      <math:mtr>
        <math:mrow>
          <math:mrow>
            <math:mrow>
              <math:mrow>
                <math:mn>0</math:mn>
                <math:mo math:stretchy="false">≤</math:mo>
                <math:mi>i</math:mi>
              </math:mrow>
              <math:mo math:stretchy="false">&lt;</math:mo>
              <math:mrow>
                <math:mrow>
                  <math:mi math:fontstyle="italic">NF</math:mi>
                  <math:mo math:stretchy="false">∗</math:mo>
                  <math:mi math:fontstyle="italic">NC</math:mi>
                </math:mrow>
                <math:mo math:stretchy="false">∧</math:mo>
                <math:mi>i</math:mi>
              </math:mrow>
            </math:mrow>
            <math:mo math:stretchy="false">=</math:mo>
            <math:mn>0</math:mn>
          </math:mrow>
          <math:mo math:stretchy="false">→</math:mo>
          <math:mi math:fontstyle="italic">sea</math:mi>
          <math:mrow>
            <math:mi>z</math:mi>
            <math:mo math:stretchy="false">=</math:mo>
            <math:mi math:fontstyle="italic">condiciones</math:mi>
          </math:mrow>
          <math:mrow>
            <math:mo math:stretchy="false">(</math:mo>
            <math:mrow>
              <math:mi>v</math:mi>
              <math:mi>,</math:mi>
              <math:mi>i</math:mi>
            </math:mrow>
            <math:mo math:stretchy="false">)</math:mo>
          </math:mrow>
          <math:mi/>
          <math:mi math:fontstyle="italic">en</math:mi>
          <math:mi/>
          <math:mi>c</math:mi>
          <math:mrow>
            <math:mo math:stretchy="false">(</math:mo>
            <math:mrow>
              <math:mi>v</math:mi>
              <math:mi>,</math:mi>
              <math:mi>i</math:mi>
              <math:mi>,</math:mi>
              <math:mi>z</math:mi>
            </math:mrow>
            <math:mo math:stretchy="false">)</math:mo>
          </math:mrow>
        </math:mrow>
      </math:mtr>
      <math:mtr>
        <math:mrow>
          <math:mrow>
            <math:mi>i</math:mi>
            <math:mo math:stretchy="false">=</math:mo>
            <math:mn>0</math:mn>
          </math:mrow>
          <math:mo math:stretchy="false">→</math:mo>
          <math:mi math:fontstyle="italic">sea</math:mi>
          <math:mrow>
            <math:mi>z</math:mi>
            <math:mo math:stretchy="false">=</math:mo>
            <math:mi math:fontstyle="italic">condiciones</math:mi>
          </math:mrow>
          <math:mrow>
            <math:mo math:stretchy="false">(</math:mo>
            <math:mrow>
              <math:mi>v</math:mi>
              <math:mi>,</math:mi>
              <math:mn>0</math:mn>
            </math:mrow>
            <math:mo math:stretchy="false">)</math:mo>
          </math:mrow>
          <math:mi/>
          <math:mi math:fontstyle="italic">en</math:mi>
          <math:mi/>
          <math:mi>c</math:mi>
          <math:mrow>
            <math:mo math:stretchy="false">(</math:mo>
            <math:mrow>
              <math:mi>v</math:mi>
              <math:mi>,</math:mi>
              <math:mn>0,</math:mn>
              <math:mi>z</math:mi>
            </math:mrow>
            <math:mo math:stretchy="false">)</math:mo>
          </math:mrow>
        </math:mrow>
      </math:mtr>
      <math:mtr>
        <math:mrow>
          <math:mrow>
            <math:mi>i</math:mi>
            <math:mo math:stretchy="false">=</math:mo>
            <math:mn>0</math:mn>
          </math:mrow>
          <math:mo math:stretchy="false">→</math:mo>
          <math:mo math:stretchy="false">∀</math:mo>
          <math:mrow>
            <math:mo math:stretchy="false">α</math:mo>
            <math:mo math:stretchy="false">∈</math:mo>
            <math:mrow>
              <math:mo math:stretchy="false">{</math:mo>
              <math:mrow>
                <math:mi>i</math:mi>
                <math:mn>..</math:mn>
                <math:mrow>
                  <math:mrow>
                    <math:mi math:fontstyle="italic">NF</math:mi>
                    <math:mo math:stretchy="false">∗</math:mo>
                    <math:mi math:fontstyle="italic">NC</math:mi>
                  </math:mrow>
                  <math:mo math:stretchy="false">−</math:mo>
                  <math:mn>1</math:mn>
                </math:mrow>
              </math:mrow>
              <math:mo math:stretchy="false">}</math:mo>
            </math:mrow>
          </math:mrow>
          <math:mn>.</math:mn>
          <math:mrow>
            <math:mrow>
              <math:mo math:stretchy="false">(</math:mo>
              <math:mrow>
                <math:mrow>
                  <math:mo math:stretchy="false">α</math:mo>
                  <math:mo math:stretchy="false">=</math:mo>
                  <math:mrow>
                    <math:mn>0</math:mn>
                    <math:mo math:stretchy="false">∧</math:mo>
                    <math:mi>s</math:mi>
                  </math:mrow>
                </math:mrow>
                <math:mrow>
                  <math:mrow>
                    <math:mo math:stretchy="false">[</math:mo>
                    <math:mn>0</math:mn>
                    <math:mo math:stretchy="false">]</math:mo>
                  </math:mrow>
                  <math:mo math:stretchy="false">=</math:mo>
                  <math:mi math:fontstyle="italic">condiciones</math:mi>
                </math:mrow>
                <math:mrow>
                  <math:mo math:stretchy="false">(</math:mo>
                  <math:mrow>
                    <math:mi>v</math:mi>
                    <math:mi>,</math:mi>
                    <math:mn>0</math:mn>
                  </math:mrow>
                  <math:mo math:stretchy="false">)</math:mo>
                </math:mrow>
              </math:mrow>
              <math:mo math:stretchy="false">)</math:mo>
            </math:mrow>
            <math:mo math:stretchy="false">∨</math:mo>
            <math:mrow>
              <math:mo math:stretchy="false">(</math:mo>
              <math:mrow>
                <math:mrow>
                  <math:mo math:stretchy="false">α</math:mo>
                  <math:mo math:stretchy="false">&gt;</math:mo>
                  <math:mrow>
                    <math:mn>0</math:mn>
                    <math:mo math:stretchy="false">∧</math:mo>
                    <math:mi>s</math:mi>
                  </math:mrow>
                </math:mrow>
                <math:mrow>
                  <math:mrow>
                    <math:mo math:stretchy="false">[</math:mo>
                    <math:mo math:stretchy="false">α</math:mo>
                    <math:mo math:stretchy="false">]</math:mo>
                  </math:mrow>
                  <math:mo math:stretchy="false">=</math:mo>
                  <math:mi>v</math:mi>
                </math:mrow>
                <math:mrow>
                  <math:mo math:stretchy="false">[</math:mo>
                  <math:mo math:stretchy="false">α</math:mo>
                  <math:mo math:stretchy="false">]</math:mo>
                </math:mrow>
              </math:mrow>
              <math:mo math:stretchy="false">)</math:mo>
            </math:mrow>
          </math:mrow>
        </math:mrow>
      </math:mtr>
    </math:mtable>
    <math:annotation math:encoding="StarMath 5.0">color blue {Q(x) and B_t drarrow R(x, triv(x))} newline
0 &lt;= i &lt; NF * NC and i = 0 rightarrow sea z = condiciones(v, i)` en`
  c(v, i, z) newline
i = 0 rightarrow sea z = condiciones(v, 0)` en` c(v, 0, z) newline
i = 0 rightarrow forall %alpha in lbrace i .. NF * NC - 1 rbrace .
  (%alpha = 0 and s[0] = condiciones(v, 0)) or (%alpha &gt; 0 and s[%alpha] = v[%alpha])</math:annotation>
  </math:semantics>
</math:math>
</file>

<file path=Object 8/content.xml><?xml version="1.0" encoding="utf-8"?>
<!DOCTYPE math  PUBLIC '-//OpenOffice.org//DTD Modified W3C MathML 1.01//EN'  'math.dtd'>
<math:math xmlns:math="http://www.w3.org/1998/Math/MathML">
  <math:semantics>
    <math:mtable>
      <math:mtr>
        <math:mstyle math:color="blue">
          <math:mrow>
            <math:mrow>
              <math:mo math:stretchy="false">{</math:mo>
              <math:mrow>
                <math:mrow>
                  <math:mrow>
                    <math:mrow>
                      <math:mrow>
                        <math:mi>Q</math:mi>
                        <math:mo math:stretchy="false">≡</math:mo>
                        <math:mi math:fontstyle="italic">NF</math:mi>
                      </math:mrow>
                      <math:mo math:stretchy="false">≥</math:mo>
                      <math:mrow>
                        <math:mn>0</math:mn>
                        <math:mo math:stretchy="false">∧</math:mo>
                        <math:mi math:fontstyle="italic">NC</math:mi>
                      </math:mrow>
                    </math:mrow>
                    <math:mo math:stretchy="false">≥</math:mo>
                    <math:mrow>
                      <math:mn>0</math:mn>
                      <math:mo math:stretchy="false">∧</math:mo>
                      <math:mn>0</math:mn>
                    </math:mrow>
                  </math:mrow>
                  <math:mo math:stretchy="false">≤</math:mo>
                  <math:mi>i</math:mi>
                </math:mrow>
                <math:mo math:stretchy="false">&lt;</math:mo>
                <math:mrow>
                  <math:mi math:fontstyle="italic">NF</math:mi>
                  <math:mo math:stretchy="false">∗</math:mo>
                  <math:mi math:fontstyle="italic">NC</math:mi>
                </math:mrow>
              </math:mrow>
              <math:mo math:stretchy="false">}</math:mo>
            </math:mrow>
          </math:mrow>
        </math:mstyle>
      </math:mtr>
      <math:mtr>
        <math:mrow>
          <math:mi math:fontstyle="italic">fun</math:mi>
          <math:mi>c</math:mi>
          <math:mrow>
            <math:mo math:stretchy="false">(</math:mo>
            <math:mrow>
              <math:mi>v</math:mi>
              <math:mi math:fontstyle="normal">:</math:mi>
              <math:mtext>vector</math:mtext>
              <math:mrow>
                <math:mo math:stretchy="false">[</math:mo>
                <math:mrow>
                  <math:mn>0</math:mn>
                  <math:mn>..</math:mn>
                  <math:mrow>
                    <math:mrow>
                      <math:mi math:fontstyle="italic">NF</math:mi>
                      <math:mo math:stretchy="false">∗</math:mo>
                      <math:mi math:fontstyle="italic">NC</math:mi>
                    </math:mrow>
                    <math:mo math:stretchy="false">−</math:mo>
                    <math:mn>1</math:mn>
                  </math:mrow>
                </math:mrow>
                <math:mo math:stretchy="false">]</math:mo>
              </math:mrow>
              <math:mi math:fontstyle="italic">de</math:mi>
              <math:mi math:fontstyle="italic">booleano</math:mi>
              <math:mi>;</math:mi>
              <math:mi>i</math:mi>
              <math:mi math:fontstyle="normal">:</math:mi>
              <math:mi math:fontstyle="italic">entero</math:mi>
              <math:mi>;</math:mi>
              <math:mi>b</math:mi>
              <math:mi math:fontstyle="normal">:</math:mi>
              <math:mi math:fontstyle="italic">booleano</math:mi>
            </math:mrow>
            <math:mo math:stretchy="false">)</math:mo>
          </math:mrow>
        </math:mrow>
      </math:mtr>
      <math:mtr>
        <math:mrow>
          <math:mi math:fontstyle="italic">dev</math:mi>
          <math:mrow>
            <math:mo math:stretchy="false">(</math:mo>
            <math:mrow>
              <math:mi>s</math:mi>
              <math:mi math:fontstyle="normal">:</math:mi>
              <math:mtext>vector</math:mtext>
              <math:mrow>
                <math:mo math:stretchy="false">[</math:mo>
                <math:mrow>
                  <math:mn>0</math:mn>
                  <math:mn>..</math:mn>
                  <math:mrow>
                    <math:mrow>
                      <math:mi math:fontstyle="italic">NF</math:mi>
                      <math:mo math:stretchy="false">∗</math:mo>
                      <math:mi math:fontstyle="italic">NC</math:mi>
                    </math:mrow>
                    <math:mo math:stretchy="false">−</math:mo>
                    <math:mn>1</math:mn>
                  </math:mrow>
                </math:mrow>
                <math:mo math:stretchy="false">]</math:mo>
              </math:mrow>
              <math:mi math:fontstyle="italic">de</math:mi>
              <math:mi math:fontstyle="italic">booleano</math:mi>
            </math:mrow>
            <math:mo math:stretchy="false">)</math:mo>
          </math:mrow>
        </math:mrow>
      </math:mtr>
      <math:mtr>
        <math:mstyle math:color="blue">
          <math:mrow>
            <math:mrow>
              <math:mo math:stretchy="false">{</math:mo>
              <math:mrow>
                <math:mrow>
                  <math:mi>R</math:mi>
                  <math:mo math:stretchy="false">≡</math:mo>
                  <math:mo math:stretchy="false">∀</math:mo>
                </math:mrow>
                <math:mrow>
                  <math:mo math:stretchy="false">α</math:mo>
                  <math:mo math:stretchy="false">∈</math:mo>
                  <math:mrow>
                    <math:mo math:stretchy="false">{</math:mo>
                    <math:mrow>
                      <math:mi>i</math:mi>
                      <math:mn>..</math:mn>
                      <math:mrow>
                        <math:mrow>
                          <math:mi math:fontstyle="italic">NF</math:mi>
                          <math:mo math:stretchy="false">∗</math:mo>
                          <math:mi math:fontstyle="italic">NC</math:mi>
                        </math:mrow>
                        <math:mo math:stretchy="false">−</math:mo>
                        <math:mn>1</math:mn>
                      </math:mrow>
                    </math:mrow>
                    <math:mo math:stretchy="false">}</math:mo>
                  </math:mrow>
                </math:mrow>
                <math:mn>.</math:mn>
                <math:mrow>
                  <math:mrow>
                    <math:mo math:stretchy="false">(</math:mo>
                    <math:mrow>
                      <math:mrow>
                        <math:mo math:stretchy="false">α</math:mo>
                        <math:mo math:stretchy="false">=</math:mo>
                        <math:mrow>
                          <math:mi>i</math:mi>
                          <math:mo math:stretchy="false">∧</math:mo>
                          <math:mi>s</math:mi>
                        </math:mrow>
                      </math:mrow>
                      <math:mrow>
                        <math:mrow>
                          <math:mo math:stretchy="false">[</math:mo>
                          <math:mo math:stretchy="false">α</math:mo>
                          <math:mo math:stretchy="false">]</math:mo>
                        </math:mrow>
                        <math:mo math:stretchy="false">=</math:mo>
                        <math:mi>b</math:mi>
                      </math:mrow>
                    </math:mrow>
                    <math:mo math:stretchy="false">)</math:mo>
                  </math:mrow>
                  <math:mo math:stretchy="false">∨</math:mo>
                  <math:mrow>
                    <math:mo math:stretchy="false">(</math:mo>
                    <math:mrow>
                      <math:mrow>
                        <math:mo math:stretchy="false">α</math:mo>
                        <math:mo math:stretchy="false">&gt;</math:mo>
                        <math:mrow>
                          <math:mi>i</math:mi>
                          <math:mo math:stretchy="false">∧</math:mo>
                          <math:mi>s</math:mi>
                        </math:mrow>
                      </math:mrow>
                      <math:mrow>
                        <math:mrow>
                          <math:mo math:stretchy="false">[</math:mo>
                          <math:mo math:stretchy="false">α</math:mo>
                          <math:mo math:stretchy="false">]</math:mo>
                        </math:mrow>
                        <math:mo math:stretchy="false">=</math:mo>
                        <math:mi>v</math:mi>
                      </math:mrow>
                      <math:mrow>
                        <math:mo math:stretchy="false">[</math:mo>
                        <math:mo math:stretchy="false">α</math:mo>
                        <math:mo math:stretchy="false">]</math:mo>
                      </math:mrow>
                    </math:mrow>
                    <math:mo math:stretchy="false">)</math:mo>
                  </math:mrow>
                </math:mrow>
              </math:mrow>
              <math:mo math:stretchy="false">}</math:mo>
            </math:mrow>
          </math:mrow>
        </math:mstyle>
      </math:mtr>
    </math:mtable>
    <math:annotation math:encoding="StarMath 5.0">color blue {
  lbrace Q equiv NF &gt;= 0 and NC &gt;= 0 and 0 &lt;= i &lt; NF * NC rbrace
} newline
fun c (v: "vector" [0 .. NF * NC - 1] de booleano; i: entero; b: booleano) newline
dev (s: "vector" [0 .. NF * NC - 1] de booleano) newline
color blue {
  lbrace R equiv forall %alpha in lbrace i .. NF * NC - 1 rbrace . (%alpha = i and s[%alpha] = b) or (%alpha &gt; i and s[%alpha] = v[%alpha]) rbrace
}</math:annotation>
  </math:semantics>
</math:math>
</file>

<file path=Object 9/content.xml><?xml version="1.0" encoding="utf-8"?>
<!DOCTYPE math  PUBLIC '-//OpenOffice.org//DTD Modified W3C MathML 1.01//EN'  'math.dtd'>
<math:math xmlns:math="http://www.w3.org/1998/Math/MathML">
  <math:semantics>
    <math:mtable>
      <math:mtr>
        <math:mrow>
          <math:mi>x</math:mi>
          <math:mo math:stretchy="false">≡</math:mo>
          <math:mrow>
            <math:mo math:stretchy="false">(</math:mo>
            <math:mrow>
              <math:mi>v</math:mi>
              <math:mi>,</math:mi>
              <math:mi>i</math:mi>
            </math:mrow>
            <math:mo math:stretchy="false">)</math:mo>
          </math:mrow>
        </math:mrow>
      </math:mtr>
      <math:mtr>
        <math:mrow>
          <math:mi>y</math:mi>
          <math:mo math:stretchy="false">≡</math:mo>
          <math:mrow>
            <math:mo math:stretchy="false">(</math:mo>
            <math:mi>s</math:mi>
            <math:mo math:stretchy="false">)</math:mo>
          </math:mrow>
        </math:mrow>
      </math:mtr>
      <math:mtr>
        <math:mrow>
          <math:mi>Q</math:mi>
          <math:mrow>
            <math:mrow>
              <math:mrow>
                <math:mrow>
                  <math:mo math:stretchy="false">(</math:mo>
                  <math:mi>x</math:mi>
                  <math:mo math:stretchy="false">)</math:mo>
                </math:mrow>
                <math:mo math:stretchy="false">≡</math:mo>
                <math:mn>0</math:mn>
              </math:mrow>
              <math:mo math:stretchy="false">≤</math:mo>
              <math:mi>i</math:mi>
            </math:mrow>
            <math:mo math:stretchy="false">&lt;</math:mo>
            <math:mrow>
              <math:mi math:fontstyle="italic">NF</math:mi>
              <math:mo math:stretchy="false">∗</math:mo>
              <math:mi math:fontstyle="italic">NC</math:mi>
            </math:mrow>
          </math:mrow>
        </math:mrow>
      </math:mtr>
      <math:mtr>
        <math:mrow>
          <math:mi>R</math:mi>
          <math:mrow>
            <math:mrow>
              <math:mo math:stretchy="false">(</math:mo>
              <math:mrow>
                <math:mi>x</math:mi>
                <math:mi>,</math:mi>
                <math:mi>y</math:mi>
              </math:mrow>
              <math:mo math:stretchy="false">)</math:mo>
            </math:mrow>
            <math:mo math:stretchy="false">≡</math:mo>
            <math:mo math:stretchy="false">∀</math:mo>
          </math:mrow>
          <math:mrow>
            <math:mo math:stretchy="false">α</math:mo>
            <math:mo math:stretchy="false">∈</math:mo>
            <math:mrow>
              <math:mo math:stretchy="false">{</math:mo>
              <math:mrow>
                <math:mn>0</math:mn>
                <math:mn>..</math:mn>
                <math:mi>i</math:mi>
              </math:mrow>
              <math:mo math:stretchy="false">}</math:mo>
            </math:mrow>
          </math:mrow>
          <math:mn>.</math:mn>
          <math:mi>s</math:mi>
          <math:mrow>
            <math:mrow>
              <math:mo math:stretchy="false">[</math:mo>
              <math:mo math:stretchy="false">α</math:mo>
              <math:mo math:stretchy="false">]</math:mo>
            </math:mrow>
            <math:mo math:stretchy="false">=</math:mo>
            <math:mi math:fontstyle="italic">condiciones</math:mi>
          </math:mrow>
          <math:mrow>
            <math:mo math:stretchy="false">(</math:mo>
            <math:mrow>
              <math:mi>v</math:mi>
              <math:mi>,</math:mi>
              <math:mo math:stretchy="false">α</math:mo>
            </math:mrow>
            <math:mo math:stretchy="false">)</math:mo>
          </math:mrow>
        </math:mrow>
      </math:mtr>
      <math:mtr>
        <math:mrow>
          <math:mi>s</math:mi>
          <math:mrow>
            <math:mrow>
              <math:mo math:stretchy="false">(</math:mo>
              <math:mi>x</math:mi>
              <math:mo math:stretchy="false">)</math:mo>
            </math:mrow>
            <math:mo math:stretchy="false">≡</math:mo>
            <math:mrow>
              <math:mo math:stretchy="false">(</math:mo>
              <math:mrow>
                <math:mi>v</math:mi>
                <math:mi>,</math:mi>
                <math:mrow>
                  <math:mi>i</math:mi>
                  <math:mo math:stretchy="false">−</math:mo>
                  <math:mn>1</math:mn>
                </math:mrow>
              </math:mrow>
              <math:mo math:stretchy="false">)</math:mo>
            </math:mrow>
          </math:mrow>
        </math:mrow>
      </math:mtr>
      <math:mtr>
        <math:mrow>
          <math:mrow>
            <math:msub>
              <math:mi>B</math:mi>
              <math:mi>t</math:mi>
            </math:msub>
            <math:mo math:stretchy="false">≡</math:mo>
            <math:mi>i</math:mi>
          </math:mrow>
          <math:mo math:stretchy="false">=</math:mo>
          <math:mn>0</math:mn>
        </math:mrow>
      </math:mtr>
      <math:mtr>
        <math:mrow>
          <math:mrow>
            <math:msub>
              <math:mi>B</math:mi>
              <math:mi math:fontstyle="italic">nt</math:mi>
            </math:msub>
            <math:mo math:stretchy="false">≡</math:mo>
            <math:mi>i</math:mi>
          </math:mrow>
          <math:mo math:stretchy="false">&gt;</math:mo>
          <math:mn>0</math:mn>
        </math:mrow>
      </math:mtr>
      <math:mtr>
        <math:mrow>
          <math:mi math:fontstyle="italic">triv</math:mi>
          <math:mrow>
            <math:mrow>
              <math:mo math:stretchy="false">(</math:mo>
              <math:mi>x</math:mi>
              <math:mo math:stretchy="false">)</math:mo>
            </math:mrow>
            <math:mo math:stretchy="false">≡</math:mo>
            <math:mi math:fontstyle="italic">sea</math:mi>
          </math:mrow>
          <math:mrow>
            <math:mi>z</math:mi>
            <math:mo math:stretchy="false">=</math:mo>
            <math:mi math:fontstyle="italic">condiciones</math:mi>
          </math:mrow>
          <math:mrow>
            <math:mo math:stretchy="false">(</math:mo>
            <math:mrow>
              <math:mi>v</math:mi>
              <math:mi>,</math:mi>
              <math:mi>i</math:mi>
            </math:mrow>
            <math:mo math:stretchy="false">)</math:mo>
          </math:mrow>
          <math:mi/>
          <math:mi math:fontstyle="italic">en</math:mi>
          <math:mi/>
          <math:mi>c</math:mi>
          <math:mrow>
            <math:mo math:stretchy="false">(</math:mo>
            <math:mrow>
              <math:mi>v</math:mi>
              <math:mi>,</math:mi>
              <math:mi>i</math:mi>
              <math:mi>,</math:mi>
              <math:mi>z</math:mi>
            </math:mrow>
            <math:mo math:stretchy="false">)</math:mo>
          </math:mrow>
        </math:mrow>
      </math:mtr>
      <math:mtr>
        <math:mrow>
          <math:mi>c</math:mi>
          <math:mrow>
            <math:mrow>
              <math:mo math:stretchy="false">(</math:mo>
              <math:mrow>
                <math:mi>y</math:mi>
                <math:mi>,</math:mi>
                <math:mi>s</math:mi>
                <math:mrow>
                  <math:mo math:stretchy="false">(</math:mo>
                  <math:mi>x</math:mi>
                  <math:mo math:stretchy="false">)</math:mo>
                </math:mrow>
              </math:mrow>
              <math:mo math:stretchy="false">)</math:mo>
            </math:mrow>
            <math:mo math:stretchy="false">≡</math:mo>
            <math:mi math:fontstyle="italic">sea</math:mi>
          </math:mrow>
          <math:mrow>
            <math:mi>z</math:mi>
            <math:mo math:stretchy="false">=</math:mo>
            <math:mi math:fontstyle="italic">condiciones</math:mi>
          </math:mrow>
          <math:mrow>
            <math:mo math:stretchy="false">(</math:mo>
            <math:mrow>
              <math:mi>v</math:mi>
              <math:mi>,</math:mi>
              <math:mi>i</math:mi>
            </math:mrow>
            <math:mo math:stretchy="false">)</math:mo>
          </math:mrow>
          <math:mi/>
          <math:mi math:fontstyle="italic">en</math:mi>
          <math:mi/>
          <math:mi>c</math:mi>
          <math:mrow>
            <math:mo math:stretchy="false">(</math:mo>
            <math:mrow>
              <math:mi math:fontstyle="italic">igen</math:mi>
              <math:mrow>
                <math:mo math:stretchy="false">(</math:mo>
                <math:mrow>
                  <math:mi>v</math:mi>
                  <math:mi>,</math:mi>
                  <math:mrow>
                    <math:mi>i</math:mi>
                    <math:mo math:stretchy="false">−</math:mo>
                    <math:mn>1</math:mn>
                  </math:mrow>
                </math:mrow>
                <math:mo math:stretchy="false">)</math:mo>
              </math:mrow>
              <math:mi>,</math:mi>
              <math:mi>i</math:mi>
              <math:mi>,</math:mi>
              <math:mi>z</math:mi>
            </math:mrow>
            <math:mo math:stretchy="false">)</math:mo>
          </math:mrow>
        </math:mrow>
      </math:mtr>
      <math:mtr>
        <math:mrow>
          <math:mrow>
            <math:mi>c</math:mi>
            <math:mo math:stretchy="false">≡</math:mo>
            <math:mo math:stretchy="false">∀</math:mo>
          </math:mrow>
          <math:mrow>
            <math:mo math:stretchy="false">α</math:mo>
            <math:mo math:stretchy="false">∈</math:mo>
            <math:mrow>
              <math:mo math:stretchy="false">{</math:mo>
              <math:mrow>
                <math:mi>i</math:mi>
                <math:mn>..</math:mn>
                <math:mrow>
                  <math:mrow>
                    <math:mi math:fontstyle="italic">NF</math:mi>
                    <math:mo math:stretchy="false">∗</math:mo>
                    <math:mi math:fontstyle="italic">NC</math:mi>
                  </math:mrow>
                  <math:mo math:stretchy="false">−</math:mo>
                  <math:mn>1</math:mn>
                </math:mrow>
              </math:mrow>
              <math:mo math:stretchy="false">}</math:mo>
            </math:mrow>
          </math:mrow>
          <math:mn>.</math:mn>
          <math:mrow>
            <math:mrow>
              <math:mo math:stretchy="false">(</math:mo>
              <math:mrow>
                <math:mrow>
                  <math:mo math:stretchy="false">α</math:mo>
                  <math:mo math:stretchy="false">=</math:mo>
                  <math:mrow>
                    <math:mi>i</math:mi>
                    <math:mo math:stretchy="false">∧</math:mo>
                    <math:mi>s</math:mi>
                  </math:mrow>
                </math:mrow>
                <math:mrow>
                  <math:mrow>
                    <math:mo math:stretchy="false">[</math:mo>
                    <math:mo math:stretchy="false">α</math:mo>
                    <math:mo math:stretchy="false">]</math:mo>
                  </math:mrow>
                  <math:mo math:stretchy="false">=</math:mo>
                  <math:mi>b</math:mi>
                </math:mrow>
              </math:mrow>
              <math:mo math:stretchy="false">)</math:mo>
            </math:mrow>
            <math:mo math:stretchy="false">∨</math:mo>
            <math:mrow>
              <math:mo math:stretchy="false">(</math:mo>
              <math:mrow>
                <math:mrow>
                  <math:mo math:stretchy="false">α</math:mo>
                  <math:mo math:stretchy="false">&gt;</math:mo>
                  <math:mrow>
                    <math:mi>i</math:mi>
                    <math:mo math:stretchy="false">∧</math:mo>
                    <math:mi>s</math:mi>
                  </math:mrow>
                </math:mrow>
                <math:mrow>
                  <math:mrow>
                    <math:mo math:stretchy="false">[</math:mo>
                    <math:mo math:stretchy="false">α</math:mo>
                    <math:mo math:stretchy="false">]</math:mo>
                  </math:mrow>
                  <math:mo math:stretchy="false">=</math:mo>
                  <math:mi>v</math:mi>
                </math:mrow>
                <math:mrow>
                  <math:mo math:stretchy="false">[</math:mo>
                  <math:mo math:stretchy="false">α</math:mo>
                  <math:mo math:stretchy="false">]</math:mo>
                </math:mrow>
              </math:mrow>
              <math:mo math:stretchy="false">)</math:mo>
            </math:mrow>
          </math:mrow>
        </math:mrow>
      </math:mtr>
    </math:mtable>
    <math:annotation math:encoding="StarMath 5.0">x equiv (v, i) newline
y equiv (s) newline
Q(x) equiv 0 &lt;= i &lt; NF * NC newline
R(x, y) equiv forall %alpha in lbrace 0 .. i rbrace .
  s[%alpha] = condiciones(v, %alpha) newline
s(x) equiv (v, i - 1) newline
B_t equiv i = 0 newline
B_nt equiv i &gt; 0 newline
triv(x) equiv sea z = condiciones(v, i)` en` c
  (v, i, z) newline
c(y, s(x)) equiv sea z = condiciones(v, i)` en`
  c(igen(v, i - 1), i, z) newline
c equiv forall %alpha in lbrace i .. NF * NC - 1 rbrace . (%alpha = i and s[%alpha] = b) or (%alpha &gt; i and s[%alpha] = v[%alpha])</math:annotation>
  </math:semantics>
</math:math>
</file>